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567in" svg:height="5.4512in" svg:x="8.3472in" svg:y="2.2138in">
            <draw:object draw:notify-on-update-of-ranges="Sheet1.G2:Sheet1.G362 Sheet1.H1:Sheet1.H1 Sheet1.H2:Sheet1.H3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J$2]*[.A2]/[.K$2]" office:value-type="float" office:value="0" calcext:value-type="float">
            <text:p>0</text:p>
          </table:table-cell>
          <table:table-cell table:formula="of:=([.J$2]+[.K$2])*COS([.A2]*PI()/180)" office:value-type="float" office:value="21" calcext:value-type="float">
            <text:p>21</text:p>
          </table:table-cell>
          <table:table-cell table:formula="of:=([.J$2]+[.K$2])*SIN([.A2]*PI()/180)" office:value-type="float" office:value="0" calcext:value-type="float">
            <text:p>0</text:p>
          </table:table-cell>
          <table:table-cell table:formula="of:=[.L$2]*COS(([.A2]+[.B2])*PI()/180)" office:value-type="float" office:value="0.6" calcext:value-type="float">
            <text:p>0.6</text:p>
          </table:table-cell>
          <table:table-cell table:formula="of:=[.L$2]*SIN(([.A2]+[.B2])*PI()/180)" office:value-type="float" office:value="0" calcext:value-type="float">
            <text:p>0</text:p>
          </table:table-cell>
          <table:table-cell table:formula="of:=[.C2]+[.E2]" office:value-type="float" office:value="21.6" calcext:value-type="float">
            <text:p>21.6</text:p>
          </table:table-cell>
          <table:table-cell table:formula="of:=[.D2]+[.F2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J$2]*[.A3]/[.K$2]" office:value-type="float" office:value="20" calcext:value-type="float">
            <text:p>20</text:p>
          </table:table-cell>
          <table:table-cell table:formula="of:=([.J$2]+[.K$2])*COS([.A3]*PI()/180)" office:value-type="float" office:value="20.9968015982842" calcext:value-type="float">
            <text:p>20.9968015982842</text:p>
          </table:table-cell>
          <table:table-cell table:formula="of:=([.J$2]+[.K$2])*SIN([.A3]*PI()/180)" office:value-type="float" office:value="0.366500535182954" calcext:value-type="float">
            <text:p>0.366500535182954</text:p>
          </table:table-cell>
          <table:table-cell table:formula="of:=[.L$2]*COS(([.A3]+[.B3])*PI()/180)" office:value-type="float" office:value="0.560148255898321" calcext:value-type="float">
            <text:p>0.560148255898321</text:p>
          </table:table-cell>
          <table:table-cell table:formula="of:=[.L$2]*SIN(([.A3]+[.B3])*PI()/180)" office:value-type="float" office:value="0.21502076972718" calcext:value-type="float">
            <text:p>0.21502076972718</text:p>
          </table:table-cell>
          <table:table-cell table:formula="of:=[.C3]+[.E3]" office:value-type="float" office:value="21.5569498541825" calcext:value-type="float">
            <text:p>21.5569498541825</text:p>
          </table:table-cell>
          <table:table-cell table:formula="of:=[.D3]+[.F3]" office:value-type="float" office:value="0.581521304910134" calcext:value-type="float">
            <text:p>0.581521304910134</text:p>
          </table:table-cell>
          <table:table-cell table:number-columns-repeated="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J$2]*[.A4]/[.K$2]" office:value-type="float" office:value="40" calcext:value-type="float">
            <text:p>40</text:p>
          </table:table-cell>
          <table:table-cell table:formula="of:=([.J$2]+[.K$2])*COS([.A4]*PI()/180)" office:value-type="float" office:value="20.987207367401" calcext:value-type="float">
            <text:p>20.987207367401</text:p>
          </table:table-cell>
          <table:table-cell table:formula="of:=([.J$2]+[.K$2])*SIN([.A4]*PI()/180)" office:value-type="float" office:value="0.73288943075252" calcext:value-type="float">
            <text:p>0.73288943075252</text:p>
          </table:table-cell>
          <table:table-cell table:formula="of:=[.L$2]*COS(([.A4]+[.B4])*PI()/180)" office:value-type="float" office:value="0.445886895286437" calcext:value-type="float">
            <text:p>0.445886895286437</text:p>
          </table:table-cell>
          <table:table-cell table:formula="of:=[.L$2]*SIN(([.A4]+[.B4])*PI()/180)" office:value-type="float" office:value="0.401478363815315" calcext:value-type="float">
            <text:p>0.401478363815315</text:p>
          </table:table-cell>
          <table:table-cell table:formula="of:=[.C4]+[.E4]" office:value-type="float" office:value="21.4330942626874" calcext:value-type="float">
            <text:p>21.4330942626874</text:p>
          </table:table-cell>
          <table:table-cell table:formula="of:=[.D4]+[.F4]" office:value-type="float" office:value="1.13436779456784" calcext:value-type="float">
            <text:p>1.13436779456784</text:p>
          </table:table-cell>
          <table:table-cell table:number-columns-repeated="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J$2]*[.A5]/[.K$2]" office:value-type="float" office:value="60" calcext:value-type="float">
            <text:p>60</text:p>
          </table:table-cell>
          <table:table-cell table:formula="of:=([.J$2]+[.K$2])*COS([.A5]*PI()/180)" office:value-type="float" office:value="20.971220229846" calcext:value-type="float">
            <text:p>20.971220229846</text:p>
          </table:table-cell>
          <table:table-cell table:formula="of:=([.J$2]+[.K$2])*SIN([.A5]*PI()/180)" office:value-type="float" office:value="1.09905508110182" calcext:value-type="float">
            <text:p>1.09905508110182</text:p>
          </table:table-cell>
          <table:table-cell table:formula="of:=[.L$2]*COS(([.A5]+[.B5])*PI()/180)" office:value-type="float" office:value="0.272394299843728" calcext:value-type="float">
            <text:p>0.272394299843728</text:p>
          </table:table-cell>
          <table:table-cell table:formula="of:=[.L$2]*SIN(([.A5]+[.B5])*PI()/180)" office:value-type="float" office:value="0.534603914513021" calcext:value-type="float">
            <text:p>0.534603914513021</text:p>
          </table:table-cell>
          <table:table-cell table:formula="of:=[.C5]+[.E5]" office:value-type="float" office:value="21.2436145296898" calcext:value-type="float">
            <text:p>21.2436145296898</text:p>
          </table:table-cell>
          <table:table-cell table:formula="of:=[.D5]+[.F5]" office:value-type="float" office:value="1.63365899561484" calcext:value-type="float">
            <text:p>1.63365899561484</text:p>
          </table:table-cell>
          <table:table-cell table:number-columns-repeated="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J$2]*[.A6]/[.K$2]" office:value-type="float" office:value="80" calcext:value-type="float">
            <text:p>80</text:p>
          </table:table-cell>
          <table:table-cell table:formula="of:=([.J$2]+[.K$2])*COS([.A6]*PI()/180)" office:value-type="float" office:value="20.9488450554563" calcext:value-type="float">
            <text:p>20.9488450554563</text:p>
          </table:table-cell>
          <table:table-cell table:formula="of:=([.J$2]+[.K$2])*SIN([.A6]*PI()/180)" office:value-type="float" office:value="1.46488594862663" calcext:value-type="float">
            <text:p>1.46488594862663</text:p>
          </table:table-cell>
          <table:table-cell table:formula="of:=[.L$2]*COS(([.A6]+[.B6])*PI()/180)" office:value-type="float" office:value="0.0627170779605921" calcext:value-type="float">
            <text:p>0.062717077960592</text:p>
          </table:table-cell>
          <table:table-cell table:formula="of:=[.L$2]*SIN(([.A6]+[.B6])*PI()/180)" office:value-type="float" office:value="0.596713137220964" calcext:value-type="float">
            <text:p>0.596713137220964</text:p>
          </table:table-cell>
          <table:table-cell table:formula="of:=[.C6]+[.E6]" office:value-type="float" office:value="21.0115621334169" calcext:value-type="float">
            <text:p>21.0115621334169</text:p>
          </table:table-cell>
          <table:table-cell table:formula="of:=[.D6]+[.F6]" office:value-type="float" office:value="2.0615990858476" calcext:value-type="float">
            <text:p>2.0615990858476</text:p>
          </table:table-cell>
          <table:table-cell table:number-columns-repeated="3"/>
          <table:table-cell office:value-type="string" calcext:value-type="string">
            <text:p>https://www.tec-science.com/mechanical-power-transmission/planetary-gear/construction-of-the-cycloidal-disc/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J$2]*[.A7]/[.K$2]" office:value-type="float" office:value="100" calcext:value-type="float">
            <text:p>100</text:p>
          </table:table-cell>
          <table:table-cell table:formula="of:=([.J$2]+[.K$2])*COS([.A7]*PI()/180)" office:value-type="float" office:value="20.9200886599267" calcext:value-type="float">
            <text:p>20.9200886599267</text:p>
          </table:table-cell>
          <table:table-cell table:formula="of:=([.J$2]+[.K$2])*SIN([.A7]*PI()/180)" office:value-type="float" office:value="1.83027059770082" calcext:value-type="float">
            <text:p>1.83027059770082</text:p>
          </table:table-cell>
          <table:table-cell table:formula="of:=[.L$2]*COS(([.A7]+[.B7])*PI()/180)" office:value-type="float" office:value="-0.155291427061513" calcext:value-type="float">
            <text:p>-0.155291427061513</text:p>
          </table:table-cell>
          <table:table-cell table:formula="of:=[.L$2]*SIN(([.A7]+[.B7])*PI()/180)" office:value-type="float" office:value="0.579555495773441" calcext:value-type="float">
            <text:p>0.579555495773441</text:p>
          </table:table-cell>
          <table:table-cell table:formula="of:=[.C7]+[.E7]" office:value-type="float" office:value="20.7647972328651" calcext:value-type="float">
            <text:p>20.7647972328651</text:p>
          </table:table-cell>
          <table:table-cell table:formula="of:=[.D7]+[.F7]" office:value-type="float" office:value="2.40982609347426" calcext:value-type="float">
            <text:p>2.40982609347426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J$2]*[.A8]/[.K$2]" office:value-type="float" office:value="120" calcext:value-type="float">
            <text:p>120</text:p>
          </table:table-cell>
          <table:table-cell table:formula="of:=([.J$2]+[.K$2])*COS([.A8]*PI()/180)" office:value-type="float" office:value="20.8849598027337" calcext:value-type="float">
            <text:p>20.8849598027337</text:p>
          </table:table-cell>
          <table:table-cell table:formula="of:=([.J$2]+[.K$2])*SIN([.A8]*PI()/180)" office:value-type="float" office:value="2.19509772862072" calcext:value-type="float">
            <text:p>2.19509772862072</text:p>
          </table:table-cell>
          <table:table-cell table:formula="of:=[.L$2]*COS(([.A8]+[.B8])*PI()/180)" office:value-type="float" office:value="-0.352671151375484" calcext:value-type="float">
            <text:p>-0.352671151375484</text:p>
          </table:table-cell>
          <table:table-cell table:formula="of:=[.L$2]*SIN(([.A8]+[.B8])*PI()/180)" office:value-type="float" office:value="0.485410196624969" calcext:value-type="float">
            <text:p>0.485410196624969</text:p>
          </table:table-cell>
          <table:table-cell table:formula="of:=[.C8]+[.E8]" office:value-type="float" office:value="20.5322886513583" calcext:value-type="float">
            <text:p>20.5322886513583</text:p>
          </table:table-cell>
          <table:table-cell table:formula="of:=[.D8]+[.F8]" office:value-type="float" office:value="2.68050792524569" calcext:value-type="float">
            <text:p>2.68050792524569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J$2]*[.A9]/[.K$2]" office:value-type="float" office:value="140" calcext:value-type="float">
            <text:p>140</text:p>
          </table:table-cell>
          <table:table-cell table:formula="of:=([.J$2]+[.K$2])*COS([.A9]*PI()/180)" office:value-type="float" office:value="20.8434691844678" calcext:value-type="float">
            <text:p>20.8434691844678</text:p>
          </table:table-cell>
          <table:table-cell table:formula="of:=([.J$2]+[.K$2])*SIN([.A9]*PI()/180)" office:value-type="float" office:value="2.5592562115081" calcext:value-type="float">
            <text:p>2.5592562115081</text:p>
          </table:table-cell>
          <table:table-cell table:formula="of:=[.L$2]*COS(([.A9]+[.B9])*PI()/180)" office:value-type="float" office:value="-0.503202340767255" calcext:value-type="float">
            <text:p>-0.503202340767255</text:p>
          </table:table-cell>
          <table:table-cell table:formula="of:=[.L$2]*SIN(([.A9]+[.B9])*PI()/180)" office:value-type="float" office:value="0.326783421009016" calcext:value-type="float">
            <text:p>0.326783421009016</text:p>
          </table:table-cell>
          <table:table-cell table:formula="of:=[.C9]+[.E9]" office:value-type="float" office:value="20.3402668437005" calcext:value-type="float">
            <text:p>20.3402668437005</text:p>
          </table:table-cell>
          <table:table-cell table:formula="of:=[.D9]+[.F9]" office:value-type="float" office:value="2.88603963251711" calcext:value-type="float">
            <text:p>2.88603963251711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J$2]*[.A10]/[.K$2]" office:value-type="float" office:value="160" calcext:value-type="float">
            <text:p>160</text:p>
          </table:table-cell>
          <table:table-cell table:formula="of:=([.J$2]+[.K$2])*COS([.A10]*PI()/180)" office:value-type="float" office:value="20.795629443573" calcext:value-type="float">
            <text:p>20.795629443573</text:p>
          </table:table-cell>
          <table:table-cell table:formula="of:=([.J$2]+[.K$2])*SIN([.A10]*PI()/180)" office:value-type="float" office:value="2.92263512016137" calcext:value-type="float">
            <text:p>2.92263512016137</text:p>
          </table:table-cell>
          <table:table-cell table:formula="of:=[.L$2]*COS(([.A10]+[.B10])*PI()/180)" office:value-type="float" office:value="-0.586888560440283" calcext:value-type="float">
            <text:p>-0.586888560440283</text:p>
          </table:table-cell>
          <table:table-cell table:formula="of:=[.L$2]*SIN(([.A10]+[.B10])*PI()/180)" office:value-type="float" office:value="0.124747014490656" calcext:value-type="float">
            <text:p>0.124747014490656</text:p>
          </table:table-cell>
          <table:table-cell table:formula="of:=[.C10]+[.E10]" office:value-type="float" office:value="20.2087408831327" calcext:value-type="float">
            <text:p>20.2087408831327</text:p>
          </table:table-cell>
          <table:table-cell table:formula="of:=[.D10]+[.F10]" office:value-type="float" office:value="3.04738213465203" calcext:value-type="float">
            <text:p>3.04738213465203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J$2]*[.A11]/[.K$2]" office:value-type="float" office:value="180" calcext:value-type="float">
            <text:p>180</text:p>
          </table:table-cell>
          <table:table-cell table:formula="of:=([.J$2]+[.K$2])*COS([.A11]*PI()/180)" office:value-type="float" office:value="20.7414551524979" calcext:value-type="float">
            <text:p>20.7414551524979</text:p>
          </table:table-cell>
          <table:table-cell table:formula="of:=([.J$2]+[.K$2])*SIN([.A11]*PI()/180)" office:value-type="float" office:value="3.28512376584485" calcext:value-type="float">
            <text:p>3.28512376584485</text:p>
          </table:table-cell>
          <table:table-cell table:formula="of:=[.L$2]*COS(([.A11]+[.B11])*PI()/180)" office:value-type="float" office:value="-0.592613004357083" calcext:value-type="float">
            <text:p>-0.592613004357083</text:p>
          </table:table-cell>
          <table:table-cell table:formula="of:=[.L$2]*SIN(([.A11]+[.B11])*PI()/180)" office:value-type="float" office:value="-0.0938606790241385" calcext:value-type="float">
            <text:p>-0.093860679024139</text:p>
          </table:table-cell>
          <table:table-cell table:formula="of:=[.C11]+[.E11]" office:value-type="float" office:value="20.1488421481408" calcext:value-type="float">
            <text:p>20.1488421481408</text:p>
          </table:table-cell>
          <table:table-cell table:formula="of:=[.D11]+[.F11]" office:value-type="float" office:value="3.19126308682071" calcext:value-type="float">
            <text:p>3.19126308682071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J$2]*[.A12]/[.K$2]" office:value-type="float" office:value="200" calcext:value-type="float">
            <text:p>200</text:p>
          </table:table-cell>
          <table:table-cell table:formula="of:=([.J$2]+[.K$2])*COS([.A12]*PI()/180)" office:value-type="float" office:value="20.6809628132564" calcext:value-type="float">
            <text:p>20.6809628132564</text:p>
          </table:table-cell>
          <table:table-cell table:formula="of:=([.J$2]+[.K$2])*SIN([.A12]*PI()/180)" office:value-type="float" office:value="3.64661173100554" calcext:value-type="float">
            <text:p>3.64661173100554</text:p>
          </table:table-cell>
          <table:table-cell table:formula="of:=[.L$2]*COS(([.A12]+[.B12])*PI()/180)" office:value-type="float" office:value="-0.519615242270663" calcext:value-type="float">
            <text:p>-0.519615242270663</text:p>
          </table:table-cell>
          <table:table-cell table:formula="of:=[.L$2]*SIN(([.A12]+[.B12])*PI()/180)" office:value-type="float" office:value="-0.3" calcext:value-type="float">
            <text:p>-0.3</text:p>
          </table:table-cell>
          <table:table-cell table:formula="of:=[.C12]+[.E12]" office:value-type="float" office:value="20.1613475709857" calcext:value-type="float">
            <text:p>20.1613475709857</text:p>
          </table:table-cell>
          <table:table-cell table:formula="of:=[.D12]+[.F12]" office:value-type="float" office:value="3.34661173100554" calcext:value-type="float">
            <text:p>3.34661173100554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J$2]*[.A13]/[.K$2]" office:value-type="float" office:value="220" calcext:value-type="float">
            <text:p>220</text:p>
          </table:table-cell>
          <table:table-cell table:formula="of:=([.J$2]+[.K$2])*COS([.A13]*PI()/180)" office:value-type="float" office:value="20.6141708524009" calcext:value-type="float">
            <text:p>20.6141708524009</text:p>
          </table:table-cell>
          <table:table-cell table:formula="of:=([.J$2]+[.K$2])*SIN([.A13]*PI()/180)" office:value-type="float" office:value="4.00698890290744" calcext:value-type="float">
            <text:p>4.00698890290744</text:p>
          </table:table-cell>
          <table:table-cell table:formula="of:=[.L$2]*COS(([.A13]+[.B13])*PI()/180)" office:value-type="float" office:value="-0.377592234629902" calcext:value-type="float">
            <text:p>-0.377592234629902</text:p>
          </table:table-cell>
          <table:table-cell table:formula="of:=[.L$2]*SIN(([.A13]+[.B13])*PI()/180)" office:value-type="float" office:value="-0.466287576874183" calcext:value-type="float">
            <text:p>-0.466287576874183</text:p>
          </table:table-cell>
          <table:table-cell table:formula="of:=[.C13]+[.E13]" office:value-type="float" office:value="20.236578617771" calcext:value-type="float">
            <text:p>20.236578617771</text:p>
          </table:table-cell>
          <table:table-cell table:formula="of:=[.D13]+[.F13]" office:value-type="float" office:value="3.54070132603326" calcext:value-type="float">
            <text:p>3.54070132603326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J$2]*[.A14]/[.K$2]" office:value-type="float" office:value="240" calcext:value-type="float">
            <text:p>240</text:p>
          </table:table-cell>
          <table:table-cell table:formula="of:=([.J$2]+[.K$2])*COS([.A14]*PI()/180)" office:value-type="float" office:value="20.5410996154099" calcext:value-type="float">
            <text:p>20.5410996154099</text:p>
          </table:table-cell>
          <table:table-cell table:formula="of:=([.J$2]+[.K$2])*SIN([.A14]*PI()/180)" office:value-type="float" office:value="4.36614550717295" calcext:value-type="float">
            <text:p>4.36614550717295</text:p>
          </table:table-cell>
          <table:table-cell table:formula="of:=[.L$2]*COS(([.A14]+[.B14])*PI()/180)" office:value-type="float" office:value="-0.185410196624969" calcext:value-type="float">
            <text:p>-0.185410196624969</text:p>
          </table:table-cell>
          <table:table-cell table:formula="of:=[.L$2]*SIN(([.A14]+[.B14])*PI()/180)" office:value-type="float" office:value="-0.570633909777092" calcext:value-type="float">
            <text:p>-0.570633909777092</text:p>
          </table:table-cell>
          <table:table-cell table:formula="of:=[.C14]+[.E14]" office:value-type="float" office:value="20.355689418785" calcext:value-type="float">
            <text:p>20.355689418785</text:p>
          </table:table-cell>
          <table:table-cell table:formula="of:=[.D14]+[.F14]" office:value-type="float" office:value="3.79551159739585" calcext:value-type="float">
            <text:p>3.79551159739585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J$2]*[.A15]/[.K$2]" office:value-type="float" office:value="260" calcext:value-type="float">
            <text:p>260</text:p>
          </table:table-cell>
          <table:table-cell table:formula="of:=([.J$2]+[.K$2])*COS([.A15]*PI()/180)" office:value-type="float" office:value="20.4617713604899" calcext:value-type="float">
            <text:p>20.4617713604899</text:p>
          </table:table-cell>
          <table:table-cell table:formula="of:=([.J$2]+[.K$2])*SIN([.A15]*PI()/180)" office:value-type="float" office:value="4.72397214122117" calcext:value-type="float">
            <text:p>4.72397214122117</text:p>
          </table:table-cell>
          <table:table-cell table:formula="of:=[.L$2]*COS(([.A15]+[.B15])*PI()/180)" office:value-type="float" office:value="0.0314015737457664" calcext:value-type="float">
            <text:p>0.031401573745766</text:p>
          </table:table-cell>
          <table:table-cell table:formula="of:=[.L$2]*SIN(([.A15]+[.B15])*PI()/180)" office:value-type="float" office:value="-0.599177720852744" calcext:value-type="float">
            <text:p>-0.599177720852744</text:p>
          </table:table-cell>
          <table:table-cell table:formula="of:=[.C15]+[.E15]" office:value-type="float" office:value="20.4931729342357" calcext:value-type="float">
            <text:p>20.4931729342357</text:p>
          </table:table-cell>
          <table:table-cell table:formula="of:=[.D15]+[.F15]" office:value-type="float" office:value="4.12479442036842" calcext:value-type="float">
            <text:p>4.12479442036842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J$2]*[.A16]/[.K$2]" office:value-type="float" office:value="280" calcext:value-type="float">
            <text:p>280</text:p>
          </table:table-cell>
          <table:table-cell table:formula="of:=([.J$2]+[.K$2])*COS([.A16]*PI()/180)" office:value-type="float" office:value="20.3762102517959" calcext:value-type="float">
            <text:p>20.3762102517959</text:p>
          </table:table-cell>
          <table:table-cell table:formula="of:=([.J$2]+[.K$2])*SIN([.A16]*PI()/180)" office:value-type="float" office:value="5.08035980759302" calcext:value-type="float">
            <text:p>5.08035980759302</text:p>
          </table:table-cell>
          <table:table-cell table:formula="of:=[.L$2]*COS(([.A16]+[.B16])*PI()/180)" office:value-type="float" office:value="0.24404198584548" calcext:value-type="float">
            <text:p>0.24404198584548</text:p>
          </table:table-cell>
          <table:table-cell table:formula="of:=[.L$2]*SIN(([.A16]+[.B16])*PI()/180)" office:value-type="float" office:value="-0.548127274585561" calcext:value-type="float">
            <text:p>-0.548127274585561</text:p>
          </table:table-cell>
          <table:table-cell table:formula="of:=[.C16]+[.E16]" office:value-type="float" office:value="20.6202522376414" calcext:value-type="float">
            <text:p>20.6202522376414</text:p>
          </table:table-cell>
          <table:table-cell table:formula="of:=[.D16]+[.F16]" office:value-type="float" office:value="4.53223253300746" calcext:value-type="float">
            <text:p>4.53223253300746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J$2]*[.A17]/[.K$2]" office:value-type="float" office:value="300" calcext:value-type="float">
            <text:p>300</text:p>
          </table:table-cell>
          <table:table-cell table:formula="of:=([.J$2]+[.K$2])*COS([.A17]*PI()/180)" office:value-type="float" office:value="20.2844423520704" calcext:value-type="float">
            <text:p>20.2844423520704</text:p>
          </table:table-cell>
          <table:table-cell table:formula="of:=([.J$2]+[.K$2])*SIN([.A17]*PI()/180)" office:value-type="float" office:value="5.43519994715294" calcext:value-type="float">
            <text:p>5.43519994715294</text:p>
          </table:table-cell>
          <table:table-cell table:formula="of:=[.L$2]*COS(([.A17]+[.B17])*PI()/180)" office:value-type="float" office:value="0.424264068711928" calcext:value-type="float">
            <text:p>0.424264068711928</text:p>
          </table:table-cell>
          <table:table-cell table:formula="of:=[.L$2]*SIN(([.A17]+[.B17])*PI()/180)" office:value-type="float" office:value="-0.424264068711929" calcext:value-type="float">
            <text:p>-0.424264068711929</text:p>
          </table:table-cell>
          <table:table-cell table:formula="of:=[.C17]+[.E17]" office:value-type="float" office:value="20.7087064207824" calcext:value-type="float">
            <text:p>20.7087064207824</text:p>
          </table:table-cell>
          <table:table-cell table:formula="of:=[.D17]+[.F17]" office:value-type="float" office:value="5.01093587844101" calcext:value-type="float">
            <text:p>5.01093587844101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J$2]*[.A18]/[.K$2]" office:value-type="float" office:value="320" calcext:value-type="float">
            <text:p>320</text:p>
          </table:table-cell>
          <table:table-cell table:formula="of:=([.J$2]+[.K$2])*COS([.A18]*PI()/180)" office:value-type="float" office:value="20.1864956147047" calcext:value-type="float">
            <text:p>20.1864956147047</text:p>
          </table:table-cell>
          <table:table-cell table:formula="of:=([.J$2]+[.K$2])*SIN([.A18]*PI()/180)" office:value-type="float" office:value="5.78838447215698" calcext:value-type="float">
            <text:p>5.78838447215698</text:p>
          </table:table-cell>
          <table:table-cell table:formula="of:=[.L$2]*COS(([.A18]+[.B18])*PI()/180)" office:value-type="float" office:value="0.548127274585561" calcext:value-type="float">
            <text:p>0.548127274585561</text:p>
          </table:table-cell>
          <table:table-cell table:formula="of:=[.L$2]*SIN(([.A18]+[.B18])*PI()/180)" office:value-type="float" office:value="-0.24404198584548" calcext:value-type="float">
            <text:p>-0.24404198584548</text:p>
          </table:table-cell>
          <table:table-cell table:formula="of:=[.C18]+[.E18]" office:value-type="float" office:value="20.7346228892903" calcext:value-type="float">
            <text:p>20.7346228892903</text:p>
          </table:table-cell>
          <table:table-cell table:formula="of:=[.D18]+[.F18]" office:value-type="float" office:value="5.5443424863115" calcext:value-type="float">
            <text:p>5.5443424863115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J$2]*[.A19]/[.K$2]" office:value-type="float" office:value="340" calcext:value-type="float">
            <text:p>340</text:p>
          </table:table-cell>
          <table:table-cell table:formula="of:=([.J$2]+[.K$2])*COS([.A19]*PI()/180)" office:value-type="float" office:value="20.0823998752237" calcext:value-type="float">
            <text:p>20.0823998752237</text:p>
          </table:table-cell>
          <table:table-cell table:formula="of:=([.J$2]+[.K$2])*SIN([.A19]*PI()/180)" office:value-type="float" office:value="6.13980579917747" calcext:value-type="float">
            <text:p>6.13980579917747</text:p>
          </table:table-cell>
          <table:table-cell table:formula="of:=[.L$2]*COS(([.A19]+[.B19])*PI()/180)" office:value-type="float" office:value="0.599177720852744" calcext:value-type="float">
            <text:p>0.599177720852744</text:p>
          </table:table-cell>
          <table:table-cell table:formula="of:=[.L$2]*SIN(([.A19]+[.B19])*PI()/180)" office:value-type="float" office:value="-0.0314015737457666" calcext:value-type="float">
            <text:p>-0.031401573745767</text:p>
          </table:table-cell>
          <table:table-cell table:formula="of:=[.C19]+[.E19]" office:value-type="float" office:value="20.6815775960765" calcext:value-type="float">
            <text:p>20.6815775960765</text:p>
          </table:table-cell>
          <table:table-cell table:formula="of:=[.D19]+[.F19]" office:value-type="float" office:value="6.10840422543171" calcext:value-type="float">
            <text:p>6.10840422543171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J$2]*[.A20]/[.K$2]" office:value-type="float" office:value="360" calcext:value-type="float">
            <text:p>360</text:p>
          </table:table-cell>
          <table:table-cell table:formula="of:=([.J$2]+[.K$2])*COS([.A20]*PI()/180)" office:value-type="float" office:value="19.9721868421982" calcext:value-type="float">
            <text:p>19.9721868421982</text:p>
          </table:table-cell>
          <table:table-cell table:formula="of:=([.J$2]+[.K$2])*SIN([.A20]*PI()/180)" office:value-type="float" office:value="6.4893568818739" calcext:value-type="float">
            <text:p>6.4893568818739</text:p>
          </table:table-cell>
          <table:table-cell table:formula="of:=[.L$2]*COS(([.A20]+[.B20])*PI()/180)" office:value-type="float" office:value="0.570633909777092" calcext:value-type="float">
            <text:p>0.570633909777092</text:p>
          </table:table-cell>
          <table:table-cell table:formula="of:=[.L$2]*SIN(([.A20]+[.B20])*PI()/180)" office:value-type="float" office:value="0.185410196624968" calcext:value-type="float">
            <text:p>0.185410196624968</text:p>
          </table:table-cell>
          <table:table-cell table:formula="of:=[.C20]+[.E20]" office:value-type="float" office:value="20.5428207519753" calcext:value-type="float">
            <text:p>20.5428207519753</text:p>
          </table:table-cell>
          <table:table-cell table:formula="of:=[.D20]+[.F20]" office:value-type="float" office:value="6.67476707849886" calcext:value-type="float">
            <text:p>6.67476707849886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J$2]*[.A21]/[.K$2]" office:value-type="float" office:value="380" calcext:value-type="float">
            <text:p>380</text:p>
          </table:table-cell>
          <table:table-cell table:formula="of:=([.J$2]+[.K$2])*COS([.A21]*PI()/180)" office:value-type="float" office:value="19.8558900875857" calcext:value-type="float">
            <text:p>19.8558900875857</text:p>
          </table:table-cell>
          <table:table-cell table:formula="of:=([.J$2]+[.K$2])*SIN([.A21]*PI()/180)" office:value-type="float" office:value="6.83693124360029" calcext:value-type="float">
            <text:p>6.83693124360029</text:p>
          </table:table-cell>
          <table:table-cell table:formula="of:=[.L$2]*COS(([.A21]+[.B21])*PI()/180)" office:value-type="float" office:value="0.466287576874183" calcext:value-type="float">
            <text:p>0.466287576874183</text:p>
          </table:table-cell>
          <table:table-cell table:formula="of:=[.L$2]*SIN(([.A21]+[.B21])*PI()/180)" office:value-type="float" office:value="0.377592234629902" calcext:value-type="float">
            <text:p>0.377592234629902</text:p>
          </table:table-cell>
          <table:table-cell table:formula="of:=[.C21]+[.E21]" office:value-type="float" office:value="20.3221776644598" calcext:value-type="float">
            <text:p>20.3221776644598</text:p>
          </table:table-cell>
          <table:table-cell table:formula="of:=[.D21]+[.F21]" office:value-type="float" office:value="7.21452347823019" calcext:value-type="float">
            <text:p>7.21452347823019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J$2]*[.A22]/[.K$2]" office:value-type="float" office:value="400" calcext:value-type="float">
            <text:p>400</text:p>
          </table:table-cell>
          <table:table-cell table:formula="of:=([.J$2]+[.K$2])*COS([.A22]*PI()/180)" office:value-type="float" office:value="19.7335450365041" calcext:value-type="float">
            <text:p>19.7335450365041</text:p>
          </table:table-cell>
          <table:table-cell table:formula="of:=([.J$2]+[.K$2])*SIN([.A22]*PI()/180)" office:value-type="float" office:value="7.18242300983904" calcext:value-type="float">
            <text:p>7.18242300983904</text:p>
          </table:table-cell>
          <table:table-cell table:formula="of:=[.L$2]*COS(([.A22]+[.B22])*PI()/180)" office:value-type="float" office:value="0.3" calcext:value-type="float">
            <text:p>0.3</text:p>
          </table:table-cell>
          <table:table-cell table:formula="of:=[.L$2]*SIN(([.A22]+[.B22])*PI()/180)" office:value-type="float" office:value="0.519615242270663" calcext:value-type="float">
            <text:p>0.519615242270663</text:p>
          </table:table-cell>
          <table:table-cell table:formula="of:=[.C22]+[.E22]" office:value-type="float" office:value="20.0335450365041" calcext:value-type="float">
            <text:p>20.0335450365041</text:p>
          </table:table-cell>
          <table:table-cell table:formula="of:=[.D22]+[.F22]" office:value-type="float" office:value="7.70203825210971" calcext:value-type="float">
            <text:p>7.70203825210971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J$2]*[.A23]/[.K$2]" office:value-type="float" office:value="420" calcext:value-type="float">
            <text:p>420</text:p>
          </table:table-cell>
          <table:table-cell table:formula="of:=([.J$2]+[.K$2])*COS([.A23]*PI()/180)" office:value-type="float" office:value="19.6051889564412" calcext:value-type="float">
            <text:p>19.6051889564412</text:p>
          </table:table-cell>
          <table:table-cell table:formula="of:=([.J$2]+[.K$2])*SIN([.A23]*PI()/180)" office:value-type="float" office:value="7.52572694045131" calcext:value-type="float">
            <text:p>7.52572694045131</text:p>
          </table:table-cell>
          <table:table-cell table:formula="of:=[.L$2]*COS(([.A23]+[.B23])*PI()/180)" office:value-type="float" office:value="0.0938606790241387" calcext:value-type="float">
            <text:p>0.093860679024139</text:p>
          </table:table-cell>
          <table:table-cell table:formula="of:=[.L$2]*SIN(([.A23]+[.B23])*PI()/180)" office:value-type="float" office:value="0.592613004357083" calcext:value-type="float">
            <text:p>0.592613004357083</text:p>
          </table:table-cell>
          <table:table-cell table:formula="of:=[.C23]+[.E23]" office:value-type="float" office:value="19.6990496354654" calcext:value-type="float">
            <text:p>19.6990496354654</text:p>
          </table:table-cell>
          <table:table-cell table:formula="of:=[.D23]+[.F23]" office:value-type="float" office:value="8.11833994480839" calcext:value-type="float">
            <text:p>8.11833994480839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J$2]*[.A24]/[.K$2]" office:value-type="float" office:value="440" calcext:value-type="float">
            <text:p>440</text:p>
          </table:table-cell>
          <table:table-cell table:formula="of:=([.J$2]+[.K$2])*COS([.A24]*PI()/180)" office:value-type="float" office:value="19.4708609459025" calcext:value-type="float">
            <text:p>19.4708609459025</text:p>
          </table:table-cell>
          <table:table-cell table:formula="of:=([.J$2]+[.K$2])*SIN([.A24]*PI()/180)" office:value-type="float" office:value="7.86673846173415" calcext:value-type="float">
            <text:p>7.86673846173415</text:p>
          </table:table-cell>
          <table:table-cell table:formula="of:=[.L$2]*COS(([.A24]+[.B24])*PI()/180)" office:value-type="float" office:value="-0.124747014490656" calcext:value-type="float">
            <text:p>-0.124747014490656</text:p>
          </table:table-cell>
          <table:table-cell table:formula="of:=[.L$2]*SIN(([.A24]+[.B24])*PI()/180)" office:value-type="float" office:value="0.586888560440283" calcext:value-type="float">
            <text:p>0.586888560440283</text:p>
          </table:table-cell>
          <table:table-cell table:formula="of:=[.C24]+[.E24]" office:value-type="float" office:value="19.3461139314119" calcext:value-type="float">
            <text:p>19.3461139314119</text:p>
          </table:table-cell>
          <table:table-cell table:formula="of:=[.D24]+[.F24]" office:value-type="float" office:value="8.45362702217444" calcext:value-type="float">
            <text:p>8.45362702217444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J$2]*[.A25]/[.K$2]" office:value-type="float" office:value="460" calcext:value-type="float">
            <text:p>460</text:p>
          </table:table-cell>
          <table:table-cell table:formula="of:=([.J$2]+[.K$2])*COS([.A25]*PI()/180)" office:value-type="float" office:value="19.3306019225012" calcext:value-type="float">
            <text:p>19.3306019225012</text:p>
          </table:table-cell>
          <table:table-cell table:formula="of:=([.J$2]+[.K$2])*SIN([.A25]*PI()/180)" office:value-type="float" office:value="8.20535369827475" calcext:value-type="float">
            <text:p>8.20535369827475</text:p>
          </table:table-cell>
          <table:table-cell table:formula="of:=[.L$2]*COS(([.A25]+[.B25])*PI()/180)" office:value-type="float" office:value="-0.326783421009016" calcext:value-type="float">
            <text:p>-0.326783421009016</text:p>
          </table:table-cell>
          <table:table-cell table:formula="of:=[.L$2]*SIN(([.A25]+[.B25])*PI()/180)" office:value-type="float" office:value="0.503202340767255" calcext:value-type="float">
            <text:p>0.503202340767255</text:p>
          </table:table-cell>
          <table:table-cell table:formula="of:=[.C25]+[.E25]" office:value-type="float" office:value="19.0038185014922" calcext:value-type="float">
            <text:p>19.0038185014922</text:p>
          </table:table-cell>
          <table:table-cell table:formula="of:=[.D25]+[.F25]" office:value-type="float" office:value="8.708556039042" calcext:value-type="float">
            <text:p>8.708556039042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J$2]*[.A26]/[.K$2]" office:value-type="float" office:value="480" calcext:value-type="float">
            <text:p>480</text:p>
          </table:table-cell>
          <table:table-cell table:formula="of:=([.J$2]+[.K$2])*COS([.A26]*PI()/180)" office:value-type="float" office:value="19.1844546104946" calcext:value-type="float">
            <text:p>19.1844546104946</text:p>
          </table:table-cell>
          <table:table-cell table:formula="of:=([.J$2]+[.K$2])*SIN([.A26]*PI()/180)" office:value-type="float" office:value="8.5414695045918" calcext:value-type="float">
            <text:p>8.5414695045918</text:p>
          </table:table-cell>
          <table:table-cell table:formula="of:=[.L$2]*COS(([.A26]+[.B26])*PI()/180)" office:value-type="float" office:value="-0.485410196624968" calcext:value-type="float">
            <text:p>-0.485410196624968</text:p>
          </table:table-cell>
          <table:table-cell table:formula="of:=[.L$2]*SIN(([.A26]+[.B26])*PI()/180)" office:value-type="float" office:value="0.352671151375484" calcext:value-type="float">
            <text:p>0.352671151375484</text:p>
          </table:table-cell>
          <table:table-cell table:formula="of:=[.C26]+[.E26]" office:value-type="float" office:value="18.6990444138697" calcext:value-type="float">
            <text:p>18.6990444138697</text:p>
          </table:table-cell>
          <table:table-cell table:formula="of:=[.D26]+[.F26]" office:value-type="float" office:value="8.89414065596729" calcext:value-type="float">
            <text:p>8.89414065596729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J$2]*[.A27]/[.K$2]" office:value-type="float" office:value="500" calcext:value-type="float">
            <text:p>500</text:p>
          </table:table-cell>
          <table:table-cell table:formula="of:=([.J$2]+[.K$2])*COS([.A27]*PI()/180)" office:value-type="float" office:value="19.0324635277696" calcext:value-type="float">
            <text:p>19.0324635277696</text:p>
          </table:table-cell>
          <table:table-cell table:formula="of:=([.J$2]+[.K$2])*SIN([.A27]*PI()/180)" office:value-type="float" office:value="8.87498349655469" calcext:value-type="float">
            <text:p>8.87498349655469</text:p>
          </table:table-cell>
          <table:table-cell table:formula="of:=[.L$2]*COS(([.A27]+[.B27])*PI()/180)" office:value-type="float" office:value="-0.579555495773441" calcext:value-type="float">
            <text:p>-0.579555495773441</text:p>
          </table:table-cell>
          <table:table-cell table:formula="of:=[.L$2]*SIN(([.A27]+[.B27])*PI()/180)" office:value-type="float" office:value="0.155291427061512" calcext:value-type="float">
            <text:p>0.155291427061512</text:p>
          </table:table-cell>
          <table:table-cell table:formula="of:=[.C27]+[.E27]" office:value-type="float" office:value="18.4529080319962" calcext:value-type="float">
            <text:p>18.4529080319962</text:p>
          </table:table-cell>
          <table:table-cell table:formula="of:=[.D27]+[.F27]" office:value-type="float" office:value="9.0302749236162" calcext:value-type="float">
            <text:p>9.0302749236162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J$2]*[.A28]/[.K$2]" office:value-type="float" office:value="520" calcext:value-type="float">
            <text:p>520</text:p>
          </table:table-cell>
          <table:table-cell table:formula="of:=([.J$2]+[.K$2])*COS([.A28]*PI()/180)" office:value-type="float" office:value="18.8746749722825" calcext:value-type="float">
            <text:p>18.8746749722825</text:p>
          </table:table-cell>
          <table:table-cell table:formula="of:=([.J$2]+[.K$2])*SIN([.A28]*PI()/180)" office:value-type="float" office:value="9.20579408257063" calcext:value-type="float">
            <text:p>9.20579408257063</text:p>
          </table:table-cell>
          <table:table-cell table:formula="of:=[.L$2]*COS(([.A28]+[.B28])*PI()/180)" office:value-type="float" office:value="-0.596713137220964" calcext:value-type="float">
            <text:p>-0.596713137220964</text:p>
          </table:table-cell>
          <table:table-cell table:formula="of:=[.L$2]*SIN(([.A28]+[.B28])*PI()/180)" office:value-type="float" office:value="-0.0627170779605922" calcext:value-type="float">
            <text:p>-0.062717077960592</text:p>
          </table:table-cell>
          <table:table-cell table:formula="of:=[.C28]+[.E28]" office:value-type="float" office:value="18.2779618350615" calcext:value-type="float">
            <text:p>18.2779618350615</text:p>
          </table:table-cell>
          <table:table-cell table:formula="of:=[.D28]+[.F28]" office:value-type="float" office:value="9.14307700461003" calcext:value-type="float">
            <text:p>9.14307700461003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J$2]*[.A29]/[.K$2]" office:value-type="float" office:value="540" calcext:value-type="float">
            <text:p>540</text:p>
          </table:table-cell>
          <table:table-cell table:formula="of:=([.J$2]+[.K$2])*COS([.A29]*PI()/180)" office:value-type="float" office:value="18.7111370079557" calcext:value-type="float">
            <text:p>18.7111370079557</text:p>
          </table:table-cell>
          <table:table-cell table:formula="of:=([.J$2]+[.K$2])*SIN([.A29]*PI()/180)" office:value-type="float" office:value="9.53380049453048" calcext:value-type="float">
            <text:p>9.53380049453048</text:p>
          </table:table-cell>
          <table:table-cell table:formula="of:=[.L$2]*COS(([.A29]+[.B29])*PI()/180)" office:value-type="float" office:value="-0.534603914513021" calcext:value-type="float">
            <text:p>-0.534603914513021</text:p>
          </table:table-cell>
          <table:table-cell table:formula="of:=[.L$2]*SIN(([.A29]+[.B29])*PI()/180)" office:value-type="float" office:value="-0.272394299843727" calcext:value-type="float">
            <text:p>-0.272394299843727</text:p>
          </table:table-cell>
          <table:table-cell table:formula="of:=[.C29]+[.E29]" office:value-type="float" office:value="18.1765330934427" calcext:value-type="float">
            <text:p>18.1765330934427</text:p>
          </table:table-cell>
          <table:table-cell table:formula="of:=[.D29]+[.F29]" office:value-type="float" office:value="9.26140619468676" calcext:value-type="float">
            <text:p>9.26140619468676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J$2]*[.A30]/[.K$2]" office:value-type="float" office:value="560" calcext:value-type="float">
            <text:p>560</text:p>
          </table:table-cell>
          <table:table-cell table:formula="of:=([.J$2]+[.K$2])*COS([.A30]*PI()/180)" office:value-type="float" office:value="18.5418994500375" calcext:value-type="float">
            <text:p>18.5418994500375</text:p>
          </table:table-cell>
          <table:table-cell table:formula="of:=([.J$2]+[.K$2])*SIN([.A30]*PI()/180)" office:value-type="float" office:value="9.85890281850371" calcext:value-type="float">
            <text:p>9.85890281850371</text:p>
          </table:table-cell>
          <table:table-cell table:formula="of:=[.L$2]*COS(([.A30]+[.B30])*PI()/180)" office:value-type="float" office:value="-0.401478363815315" calcext:value-type="float">
            <text:p>-0.401478363815315</text:p>
          </table:table-cell>
          <table:table-cell table:formula="of:=[.L$2]*SIN(([.A30]+[.B30])*PI()/180)" office:value-type="float" office:value="-0.445886895286437" calcext:value-type="float">
            <text:p>-0.445886895286437</text:p>
          </table:table-cell>
          <table:table-cell table:formula="of:=[.C30]+[.E30]" office:value-type="float" office:value="18.1404210862222" calcext:value-type="float">
            <text:p>18.1404210862222</text:p>
          </table:table-cell>
          <table:table-cell table:formula="of:=[.D30]+[.F30]" office:value-type="float" office:value="9.41301592321727" calcext:value-type="float">
            <text:p>9.41301592321727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J$2]*[.A31]/[.K$2]" office:value-type="float" office:value="580" calcext:value-type="float">
            <text:p>580</text:p>
          </table:table-cell>
          <table:table-cell table:formula="of:=([.J$2]+[.K$2])*COS([.A31]*PI()/180)" office:value-type="float" office:value="18.3670138499273" calcext:value-type="float">
            <text:p>18.3670138499273</text:p>
          </table:table-cell>
          <table:table-cell table:formula="of:=([.J$2]+[.K$2])*SIN([.A31]*PI()/180)" office:value-type="float" office:value="10.1810020251731" calcext:value-type="float">
            <text:p>10.1810020251731</text:p>
          </table:table-cell>
          <table:table-cell table:formula="of:=[.L$2]*COS(([.A31]+[.B31])*PI()/180)" office:value-type="float" office:value="-0.215020769727181" calcext:value-type="float">
            <text:p>-0.215020769727181</text:p>
          </table:table-cell>
          <table:table-cell table:formula="of:=[.L$2]*SIN(([.A31]+[.B31])*PI()/180)" office:value-type="float" office:value="-0.560148255898321" calcext:value-type="float">
            <text:p>-0.560148255898321</text:p>
          </table:table-cell>
          <table:table-cell table:formula="of:=[.C31]+[.E31]" office:value-type="float" office:value="18.1519930802001" calcext:value-type="float">
            <text:p>18.1519930802001</text:p>
          </table:table-cell>
          <table:table-cell table:formula="of:=[.D31]+[.F31]" office:value-type="float" office:value="9.62085376927476" calcext:value-type="float">
            <text:p>9.62085376927476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J$2]*[.A32]/[.K$2]" office:value-type="float" office:value="600" calcext:value-type="float">
            <text:p>600</text:p>
          </table:table-cell>
          <table:table-cell table:formula="of:=([.J$2]+[.K$2])*COS([.A32]*PI()/180)" office:value-type="float" office:value="18.1865334794732" calcext:value-type="float">
            <text:p>18.1865334794732</text:p>
          </table:table-cell>
          <table:table-cell table:formula="of:=([.J$2]+[.K$2])*SIN([.A32]*PI()/180)" office:value-type="float" office:value="10.5" calcext:value-type="float">
            <text:p>10.5</text:p>
          </table:table-cell>
          <table:table-cell table:formula="of:=[.L$2]*COS(([.A32]+[.B32])*PI()/180)" office:value-type="float" office:value="-2.57175827820944E-016" calcext:value-type="float">
            <text:p>-2.57175827820944E-16</text:p>
          </table:table-cell>
          <table:table-cell table:formula="of:=[.L$2]*SIN(([.A32]+[.B32])*PI()/180)" office:value-type="float" office:value="-0.6" calcext:value-type="float">
            <text:p>-0.6</text:p>
          </table:table-cell>
          <table:table-cell table:formula="of:=[.C32]+[.E32]" office:value-type="float" office:value="18.1865334794732" calcext:value-type="float">
            <text:p>18.1865334794732</text:p>
          </table:table-cell>
          <table:table-cell table:formula="of:=[.D32]+[.F32]" office:value-type="float" office:value="9.9" calcext:value-type="float">
            <text:p>9.9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J$2]*[.A33]/[.K$2]" office:value-type="float" office:value="620" calcext:value-type="float">
            <text:p>620</text:p>
          </table:table-cell>
          <table:table-cell table:formula="of:=([.J$2]+[.K$2])*COS([.A33]*PI()/180)" office:value-type="float" office:value="18.0005133147444" calcext:value-type="float">
            <text:p>18.0005133147444</text:p>
          </table:table-cell>
          <table:table-cell table:formula="of:=([.J$2]+[.K$2])*SIN([.A33]*PI()/180)" office:value-type="float" office:value="10.8157995731111" calcext:value-type="float">
            <text:p>10.8157995731111</text:p>
          </table:table-cell>
          <table:table-cell table:formula="of:=[.L$2]*COS(([.A33]+[.B33])*PI()/180)" office:value-type="float" office:value="0.21502076972718" calcext:value-type="float">
            <text:p>0.21502076972718</text:p>
          </table:table-cell>
          <table:table-cell table:formula="of:=[.L$2]*SIN(([.A33]+[.B33])*PI()/180)" office:value-type="float" office:value="-0.560148255898321" calcext:value-type="float">
            <text:p>-0.560148255898321</text:p>
          </table:table-cell>
          <table:table-cell table:formula="of:=[.C33]+[.E33]" office:value-type="float" office:value="18.2155340844715" calcext:value-type="float">
            <text:p>18.2155340844715</text:p>
          </table:table-cell>
          <table:table-cell table:formula="of:=[.D33]+[.F33]" office:value-type="float" office:value="10.2556513172128" calcext:value-type="float">
            <text:p>10.2556513172128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J$2]*[.A34]/[.K$2]" office:value-type="float" office:value="640" calcext:value-type="float">
            <text:p>640</text:p>
          </table:table-cell>
          <table:table-cell table:formula="of:=([.J$2]+[.K$2])*COS([.A34]*PI()/180)" office:value-type="float" office:value="17.8090100192849" calcext:value-type="float">
            <text:p>17.8090100192849</text:p>
          </table:table-cell>
          <table:table-cell table:formula="of:=([.J$2]+[.K$2])*SIN([.A34]*PI()/180)" office:value-type="float" office:value="11.1283045488973" calcext:value-type="float">
            <text:p>11.1283045488973</text:p>
          </table:table-cell>
          <table:table-cell table:formula="of:=[.L$2]*COS(([.A34]+[.B34])*PI()/180)" office:value-type="float" office:value="0.401478363815315" calcext:value-type="float">
            <text:p>0.401478363815315</text:p>
          </table:table-cell>
          <table:table-cell table:formula="of:=[.L$2]*SIN(([.A34]+[.B34])*PI()/180)" office:value-type="float" office:value="-0.445886895286437" calcext:value-type="float">
            <text:p>-0.445886895286437</text:p>
          </table:table-cell>
          <table:table-cell table:formula="of:=[.C34]+[.E34]" office:value-type="float" office:value="18.2104883831003" calcext:value-type="float">
            <text:p>18.2104883831003</text:p>
          </table:table-cell>
          <table:table-cell table:formula="of:=[.D34]+[.F34]" office:value-type="float" office:value="10.6824176536109" calcext:value-type="float">
            <text:p>10.6824176536109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J$2]*[.A35]/[.K$2]" office:value-type="float" office:value="660" calcext:value-type="float">
            <text:p>660</text:p>
          </table:table-cell>
          <table:table-cell table:formula="of:=([.J$2]+[.K$2])*COS([.A35]*PI()/180)" office:value-type="float" office:value="17.6120819268539" calcext:value-type="float">
            <text:p>17.6120819268539</text:p>
          </table:table-cell>
          <table:table-cell table:formula="of:=([.J$2]+[.K$2])*SIN([.A35]*PI()/180)" office:value-type="float" office:value="11.4374197353156" calcext:value-type="float">
            <text:p>11.4374197353156</text:p>
          </table:table-cell>
          <table:table-cell table:formula="of:=[.L$2]*COS(([.A35]+[.B35])*PI()/180)" office:value-type="float" office:value="0.53460391451302" calcext:value-type="float">
            <text:p>0.53460391451302</text:p>
          </table:table-cell>
          <table:table-cell table:formula="of:=[.L$2]*SIN(([.A35]+[.B35])*PI()/180)" office:value-type="float" office:value="-0.272394299843729" calcext:value-type="float">
            <text:p>-0.272394299843729</text:p>
          </table:table-cell>
          <table:table-cell table:formula="of:=[.C35]+[.E35]" office:value-type="float" office:value="18.1466858413669" calcext:value-type="float">
            <text:p>18.1466858413669</text:p>
          </table:table-cell>
          <table:table-cell table:formula="of:=[.D35]+[.F35]" office:value-type="float" office:value="11.1650254354718" calcext:value-type="float">
            <text:p>11.1650254354718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J$2]*[.A36]/[.K$2]" office:value-type="float" office:value="680" calcext:value-type="float">
            <text:p>680</text:p>
          </table:table-cell>
          <table:table-cell table:formula="of:=([.J$2]+[.K$2])*COS([.A36]*PI()/180)" office:value-type="float" office:value="17.4097890236559" calcext:value-type="float">
            <text:p>17.4097890236559</text:p>
          </table:table-cell>
          <table:table-cell table:formula="of:=([.J$2]+[.K$2])*SIN([.A36]*PI()/180)" office:value-type="float" office:value="11.7430509728857" calcext:value-type="float">
            <text:p>11.7430509728857</text:p>
          </table:table-cell>
          <table:table-cell table:formula="of:=[.L$2]*COS(([.A36]+[.B36])*PI()/180)" office:value-type="float" office:value="0.596713137220964" calcext:value-type="float">
            <text:p>0.596713137220964</text:p>
          </table:table-cell>
          <table:table-cell table:formula="of:=[.L$2]*SIN(([.A36]+[.B36])*PI()/180)" office:value-type="float" office:value="-0.0627170779605927" calcext:value-type="float">
            <text:p>-0.062717077960593</text:p>
          </table:table-cell>
          <table:table-cell table:formula="of:=[.C36]+[.E36]" office:value-type="float" office:value="18.0065021608768" calcext:value-type="float">
            <text:p>18.0065021608768</text:p>
          </table:table-cell>
          <table:table-cell table:formula="of:=[.D36]+[.F36]" office:value-type="float" office:value="11.6803338949251" calcext:value-type="float">
            <text:p>11.6803338949251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J$2]*[.A37]/[.K$2]" office:value-type="float" office:value="700" calcext:value-type="float">
            <text:p>700</text:p>
          </table:table-cell>
          <table:table-cell table:formula="of:=([.J$2]+[.K$2])*COS([.A37]*PI()/180)" office:value-type="float" office:value="17.2021929300688" calcext:value-type="float">
            <text:p>17.2021929300688</text:p>
          </table:table-cell>
          <table:table-cell table:formula="of:=([.J$2]+[.K$2])*SIN([.A37]*PI()/180)" office:value-type="float" office:value="12.045105163372" calcext:value-type="float">
            <text:p>12.045105163372</text:p>
          </table:table-cell>
          <table:table-cell table:formula="of:=[.L$2]*COS(([.A37]+[.B37])*PI()/180)" office:value-type="float" office:value="0.579555495773441" calcext:value-type="float">
            <text:p>0.579555495773441</text:p>
          </table:table-cell>
          <table:table-cell table:formula="of:=[.L$2]*SIN(([.A37]+[.B37])*PI()/180)" office:value-type="float" office:value="0.155291427061512" calcext:value-type="float">
            <text:p>0.155291427061512</text:p>
          </table:table-cell>
          <table:table-cell table:formula="of:=[.C37]+[.E37]" office:value-type="float" office:value="17.7817484258423" calcext:value-type="float">
            <text:p>17.7817484258423</text:p>
          </table:table-cell>
          <table:table-cell table:formula="of:=[.D37]+[.F37]" office:value-type="float" office:value="12.2003965904335" calcext:value-type="float">
            <text:p>12.2003965904335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J$2]*[.A38]/[.K$2]" office:value-type="float" office:value="720" calcext:value-type="float">
            <text:p>720</text:p>
          </table:table-cell>
          <table:table-cell table:formula="of:=([.J$2]+[.K$2])*COS([.A38]*PI()/180)" office:value-type="float" office:value="16.9893568818739" calcext:value-type="float">
            <text:p>16.9893568818739</text:p>
          </table:table-cell>
          <table:table-cell table:formula="of:=([.J$2]+[.K$2])*SIN([.A38]*PI()/180)" office:value-type="float" office:value="12.3434902981419" calcext:value-type="float">
            <text:p>12.3434902981419</text:p>
          </table:table-cell>
          <table:table-cell table:formula="of:=[.L$2]*COS(([.A38]+[.B38])*PI()/180)" office:value-type="float" office:value="0.485410196624969" calcext:value-type="float">
            <text:p>0.485410196624969</text:p>
          </table:table-cell>
          <table:table-cell table:formula="of:=[.L$2]*SIN(([.A38]+[.B38])*PI()/180)" office:value-type="float" office:value="0.352671151375484" calcext:value-type="float">
            <text:p>0.352671151375484</text:p>
          </table:table-cell>
          <table:table-cell table:formula="of:=[.C38]+[.E38]" office:value-type="float" office:value="17.4747670784989" calcext:value-type="float">
            <text:p>17.4747670784989</text:p>
          </table:table-cell>
          <table:table-cell table:formula="of:=[.D38]+[.F38]" office:value-type="float" office:value="12.6961614495174" calcext:value-type="float">
            <text:p>12.6961614495174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J$2]*[.A39]/[.K$2]" office:value-type="float" office:value="740" calcext:value-type="float">
            <text:p>740</text:p>
          </table:table-cell>
          <table:table-cell table:formula="of:=([.J$2]+[.K$2])*COS([.A39]*PI()/180)" office:value-type="float" office:value="16.7713457109931" calcext:value-type="float">
            <text:p>16.7713457109931</text:p>
          </table:table-cell>
          <table:table-cell table:formula="of:=([.J$2]+[.K$2])*SIN([.A39]*PI()/180)" office:value-type="float" office:value="12.638115486193" calcext:value-type="float">
            <text:p>12.638115486193</text:p>
          </table:table-cell>
          <table:table-cell table:formula="of:=[.L$2]*COS(([.A39]+[.B39])*PI()/180)" office:value-type="float" office:value="0.326783421009017" calcext:value-type="float">
            <text:p>0.326783421009017</text:p>
          </table:table-cell>
          <table:table-cell table:formula="of:=[.L$2]*SIN(([.A39]+[.B39])*PI()/180)" office:value-type="float" office:value="0.503202340767254" calcext:value-type="float">
            <text:p>0.503202340767254</text:p>
          </table:table-cell>
          <table:table-cell table:formula="of:=[.C39]+[.E39]" office:value-type="float" office:value="17.0981291320022" calcext:value-type="float">
            <text:p>17.0981291320022</text:p>
          </table:table-cell>
          <table:table-cell table:formula="of:=[.D39]+[.F39]" office:value-type="float" office:value="13.1413178269603" calcext:value-type="float">
            <text:p>13.1413178269603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J$2]*[.A40]/[.K$2]" office:value-type="float" office:value="760" calcext:value-type="float">
            <text:p>760</text:p>
          </table:table-cell>
          <table:table-cell table:formula="of:=([.J$2]+[.K$2])*COS([.A40]*PI()/180)" office:value-type="float" office:value="16.5482258257412" calcext:value-type="float">
            <text:p>16.5482258257412</text:p>
          </table:table-cell>
          <table:table-cell table:formula="of:=([.J$2]+[.K$2])*SIN([.A40]*PI()/180)" office:value-type="float" office:value="12.9288909818388" calcext:value-type="float">
            <text:p>12.9288909818388</text:p>
          </table:table-cell>
          <table:table-cell table:formula="of:=[.L$2]*COS(([.A40]+[.B40])*PI()/180)" office:value-type="float" office:value="0.124747014490657" calcext:value-type="float">
            <text:p>0.124747014490657</text:p>
          </table:table-cell>
          <table:table-cell table:formula="of:=[.L$2]*SIN(([.A40]+[.B40])*PI()/180)" office:value-type="float" office:value="0.586888560440283" calcext:value-type="float">
            <text:p>0.586888560440283</text:p>
          </table:table-cell>
          <table:table-cell table:formula="of:=[.C40]+[.E40]" office:value-type="float" office:value="16.6729728402318" calcext:value-type="float">
            <text:p>16.6729728402318</text:p>
          </table:table-cell>
          <table:table-cell table:formula="of:=[.D40]+[.F40]" office:value-type="float" office:value="13.5157795422791" calcext:value-type="float">
            <text:p>13.5157795422791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J$2]*[.A41]/[.K$2]" office:value-type="float" office:value="780" calcext:value-type="float">
            <text:p>780</text:p>
          </table:table-cell>
          <table:table-cell table:formula="of:=([.J$2]+[.K$2])*COS([.A41]*PI()/180)" office:value-type="float" office:value="16.3200651905964" calcext:value-type="float">
            <text:p>16.3200651905964</text:p>
          </table:table-cell>
          <table:table-cell table:formula="of:=([.J$2]+[.K$2])*SIN([.A41]*PI()/180)" office:value-type="float" office:value="13.2157282120466" calcext:value-type="float">
            <text:p>13.2157282120466</text:p>
          </table:table-cell>
          <table:table-cell table:formula="of:=[.L$2]*COS(([.A41]+[.B41])*PI()/180)" office:value-type="float" office:value="-0.0938606790241387" calcext:value-type="float">
            <text:p>-0.093860679024139</text:p>
          </table:table-cell>
          <table:table-cell table:formula="of:=[.L$2]*SIN(([.A41]+[.B41])*PI()/180)" office:value-type="float" office:value="0.592613004357083" calcext:value-type="float">
            <text:p>0.592613004357083</text:p>
          </table:table-cell>
          <table:table-cell table:formula="of:=[.C41]+[.E41]" office:value-type="float" office:value="16.2262045115723" calcext:value-type="float">
            <text:p>16.2262045115723</text:p>
          </table:table-cell>
          <table:table-cell table:formula="of:=[.D41]+[.F41]" office:value-type="float" office:value="13.8083412164037" calcext:value-type="float">
            <text:p>13.8083412164037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J$2]*[.A42]/[.K$2]" office:value-type="float" office:value="800" calcext:value-type="float">
            <text:p>800</text:p>
          </table:table-cell>
          <table:table-cell table:formula="of:=([.J$2]+[.K$2])*COS([.A42]*PI()/180)" office:value-type="float" office:value="16.0869333054985" calcext:value-type="float">
            <text:p>16.0869333054985</text:p>
          </table:table-cell>
          <table:table-cell table:formula="of:=([.J$2]+[.K$2])*SIN([.A42]*PI()/180)" office:value-type="float" office:value="13.4985398034173" calcext:value-type="float">
            <text:p>13.4985398034173</text:p>
          </table:table-cell>
          <table:table-cell table:formula="of:=[.L$2]*COS(([.A42]+[.B42])*PI()/180)" office:value-type="float" office:value="-0.3" calcext:value-type="float">
            <text:p>-0.3</text:p>
          </table:table-cell>
          <table:table-cell table:formula="of:=[.L$2]*SIN(([.A42]+[.B42])*PI()/180)" office:value-type="float" office:value="0.519615242270663" calcext:value-type="float">
            <text:p>0.519615242270663</text:p>
          </table:table-cell>
          <table:table-cell table:formula="of:=[.C42]+[.E42]" office:value-type="float" office:value="15.7869333054985" calcext:value-type="float">
            <text:p>15.7869333054985</text:p>
          </table:table-cell>
          <table:table-cell table:formula="of:=[.D42]+[.F42]" office:value-type="float" office:value="14.018155045688" calcext:value-type="float">
            <text:p>14.018155045688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J$2]*[.A43]/[.K$2]" office:value-type="float" office:value="820" calcext:value-type="float">
            <text:p>820</text:p>
          </table:table-cell>
          <table:table-cell table:formula="of:=([.J$2]+[.K$2])*COS([.A43]*PI()/180)" office:value-type="float" office:value="15.8489011846782" calcext:value-type="float">
            <text:p>15.8489011846782</text:p>
          </table:table-cell>
          <table:table-cell table:formula="of:=([.J$2]+[.K$2])*SIN([.A43]*PI()/180)" office:value-type="float" office:value="13.7772396088007" calcext:value-type="float">
            <text:p>13.7772396088007</text:p>
          </table:table-cell>
          <table:table-cell table:formula="of:=[.L$2]*COS(([.A43]+[.B43])*PI()/180)" office:value-type="float" office:value="-0.466287576874182" calcext:value-type="float">
            <text:p>-0.466287576874182</text:p>
          </table:table-cell>
          <table:table-cell table:formula="of:=[.L$2]*SIN(([.A43]+[.B43])*PI()/180)" office:value-type="float" office:value="0.377592234629903" calcext:value-type="float">
            <text:p>0.377592234629903</text:p>
          </table:table-cell>
          <table:table-cell table:formula="of:=[.C43]+[.E43]" office:value-type="float" office:value="15.382613607804" calcext:value-type="float">
            <text:p>15.382613607804</text:p>
          </table:table-cell>
          <table:table-cell table:formula="of:=[.D43]+[.F43]" office:value-type="float" office:value="14.1548318434306" calcext:value-type="float">
            <text:p>14.1548318434306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J$2]*[.A44]/[.K$2]" office:value-type="float" office:value="840" calcext:value-type="float">
            <text:p>840</text:p>
          </table:table-cell>
          <table:table-cell table:formula="of:=([.J$2]+[.K$2])*COS([.A44]*PI()/180)" office:value-type="float" office:value="15.6060413350253" calcext:value-type="float">
            <text:p>15.6060413350253</text:p>
          </table:table-cell>
          <table:table-cell table:formula="of:=([.J$2]+[.K$2])*SIN([.A44]*PI()/180)" office:value-type="float" office:value="14.051742733536" calcext:value-type="float">
            <text:p>14.051742733536</text:p>
          </table:table-cell>
          <table:table-cell table:formula="of:=[.L$2]*COS(([.A44]+[.B44])*PI()/180)" office:value-type="float" office:value="-0.570633909777092" calcext:value-type="float">
            <text:p>-0.570633909777092</text:p>
          </table:table-cell>
          <table:table-cell table:formula="of:=[.L$2]*SIN(([.A44]+[.B44])*PI()/180)" office:value-type="float" office:value="0.185410196624969" calcext:value-type="float">
            <text:p>0.185410196624969</text:p>
          </table:table-cell>
          <table:table-cell table:formula="of:=[.C44]+[.E44]" office:value-type="float" office:value="15.0354074252482" calcext:value-type="float">
            <text:p>15.0354074252482</text:p>
          </table:table-cell>
          <table:table-cell table:formula="of:=[.D44]+[.F44]" office:value-type="float" office:value="14.237152930161" calcext:value-type="float">
            <text:p>14.237152930161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J$2]*[.A45]/[.K$2]" office:value-type="float" office:value="860" calcext:value-type="float">
            <text:p>860</text:p>
          </table:table-cell>
          <table:table-cell table:formula="of:=([.J$2]+[.K$2])*COS([.A45]*PI()/180)" office:value-type="float" office:value="15.3584277340026" calcext:value-type="float">
            <text:p>15.3584277340026</text:p>
          </table:table-cell>
          <table:table-cell table:formula="of:=([.J$2]+[.K$2])*SIN([.A45]*PI()/180)" office:value-type="float" office:value="14.3219655613125" calcext:value-type="float">
            <text:p>14.3219655613125</text:p>
          </table:table-cell>
          <table:table-cell table:formula="of:=[.L$2]*COS(([.A45]+[.B45])*PI()/180)" office:value-type="float" office:value="-0.599177720852744" calcext:value-type="float">
            <text:p>-0.599177720852744</text:p>
          </table:table-cell>
          <table:table-cell table:formula="of:=[.L$2]*SIN(([.A45]+[.B45])*PI()/180)" office:value-type="float" office:value="-0.0314015737457661" calcext:value-type="float">
            <text:p>-0.031401573745766</text:p>
          </table:table-cell>
          <table:table-cell table:formula="of:=[.C45]+[.E45]" office:value-type="float" office:value="14.7592500131498" calcext:value-type="float">
            <text:p>14.7592500131498</text:p>
          </table:table-cell>
          <table:table-cell table:formula="of:=[.D45]+[.F45]" office:value-type="float" office:value="14.2905639875667" calcext:value-type="float">
            <text:p>14.2905639875667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J$2]*[.A46]/[.K$2]" office:value-type="float" office:value="880" calcext:value-type="float">
            <text:p>880</text:p>
          </table:table-cell>
          <table:table-cell table:formula="of:=([.J$2]+[.K$2])*COS([.A46]*PI()/180)" office:value-type="float" office:value="15.1061358071117" calcext:value-type="float">
            <text:p>15.1061358071117</text:p>
          </table:table-cell>
          <table:table-cell table:formula="of:=([.J$2]+[.K$2])*SIN([.A46]*PI()/180)" office:value-type="float" office:value="14.5878257796389" calcext:value-type="float">
            <text:p>14.5878257796389</text:p>
          </table:table-cell>
          <table:table-cell table:formula="of:=[.L$2]*COS(([.A46]+[.B46])*PI()/180)" office:value-type="float" office:value="-0.54812727458556" calcext:value-type="float">
            <text:p>-0.54812727458556</text:p>
          </table:table-cell>
          <table:table-cell table:formula="of:=[.L$2]*SIN(([.A46]+[.B46])*PI()/180)" office:value-type="float" office:value="-0.244041985845481" calcext:value-type="float">
            <text:p>-0.244041985845481</text:p>
          </table:table-cell>
          <table:table-cell table:formula="of:=[.C46]+[.E46]" office:value-type="float" office:value="14.5580085325261" calcext:value-type="float">
            <text:p>14.5580085325261</text:p>
          </table:table-cell>
          <table:table-cell table:formula="of:=[.D46]+[.F46]" office:value-type="float" office:value="14.3437837937935" calcext:value-type="float">
            <text:p>14.3437837937935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J$2]*[.A47]/[.K$2]" office:value-type="float" office:value="900" calcext:value-type="float">
            <text:p>900</text:p>
          </table:table-cell>
          <table:table-cell table:formula="of:=([.J$2]+[.K$2])*COS([.A47]*PI()/180)" office:value-type="float" office:value="14.8492424049175" calcext:value-type="float">
            <text:p>14.8492424049175</text:p>
          </table:table-cell>
          <table:table-cell table:formula="of:=([.J$2]+[.K$2])*SIN([.A47]*PI()/180)" office:value-type="float" office:value="14.8492424049175" calcext:value-type="float">
            <text:p>14.8492424049175</text:p>
          </table:table-cell>
          <table:table-cell table:formula="of:=[.L$2]*COS(([.A47]+[.B47])*PI()/180)" office:value-type="float" office:value="-0.42426406871193" calcext:value-type="float">
            <text:p>-0.42426406871193</text:p>
          </table:table-cell>
          <table:table-cell table:formula="of:=[.L$2]*SIN(([.A47]+[.B47])*PI()/180)" office:value-type="float" office:value="-0.424264068711927" calcext:value-type="float">
            <text:p>-0.424264068711927</text:p>
          </table:table-cell>
          <table:table-cell table:formula="of:=[.C47]+[.E47]" office:value-type="float" office:value="14.4249783362056" calcext:value-type="float">
            <text:p>14.4249783362056</text:p>
          </table:table-cell>
          <table:table-cell table:formula="of:=[.D47]+[.F47]" office:value-type="float" office:value="14.4249783362056" calcext:value-type="float">
            <text:p>14.4249783362056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J$2]*[.A48]/[.K$2]" office:value-type="float" office:value="920" calcext:value-type="float">
            <text:p>920</text:p>
          </table:table-cell>
          <table:table-cell table:formula="of:=([.J$2]+[.K$2])*COS([.A48]*PI()/180)" office:value-type="float" office:value="14.5878257796389" calcext:value-type="float">
            <text:p>14.5878257796389</text:p>
          </table:table-cell>
          <table:table-cell table:formula="of:=([.J$2]+[.K$2])*SIN([.A48]*PI()/180)" office:value-type="float" office:value="15.1061358071117" calcext:value-type="float">
            <text:p>15.1061358071117</text:p>
          </table:table-cell>
          <table:table-cell table:formula="of:=[.L$2]*COS(([.A48]+[.B48])*PI()/180)" office:value-type="float" office:value="-0.244041985845481" calcext:value-type="float">
            <text:p>-0.244041985845481</text:p>
          </table:table-cell>
          <table:table-cell table:formula="of:=[.L$2]*SIN(([.A48]+[.B48])*PI()/180)" office:value-type="float" office:value="-0.54812727458556" calcext:value-type="float">
            <text:p>-0.54812727458556</text:p>
          </table:table-cell>
          <table:table-cell table:formula="of:=[.C48]+[.E48]" office:value-type="float" office:value="14.3437837937935" calcext:value-type="float">
            <text:p>14.3437837937935</text:p>
          </table:table-cell>
          <table:table-cell table:formula="of:=[.D48]+[.F48]" office:value-type="float" office:value="14.5580085325261" calcext:value-type="float">
            <text:p>14.5580085325261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J$2]*[.A49]/[.K$2]" office:value-type="float" office:value="940" calcext:value-type="float">
            <text:p>940</text:p>
          </table:table-cell>
          <table:table-cell table:formula="of:=([.J$2]+[.K$2])*COS([.A49]*PI()/180)" office:value-type="float" office:value="14.3219655613125" calcext:value-type="float">
            <text:p>14.3219655613125</text:p>
          </table:table-cell>
          <table:table-cell table:formula="of:=([.J$2]+[.K$2])*SIN([.A49]*PI()/180)" office:value-type="float" office:value="15.3584277340026" calcext:value-type="float">
            <text:p>15.3584277340026</text:p>
          </table:table-cell>
          <table:table-cell table:formula="of:=[.L$2]*COS(([.A49]+[.B49])*PI()/180)" office:value-type="float" office:value="-0.0314015737457658" calcext:value-type="float">
            <text:p>-0.031401573745766</text:p>
          </table:table-cell>
          <table:table-cell table:formula="of:=[.L$2]*SIN(([.A49]+[.B49])*PI()/180)" office:value-type="float" office:value="-0.599177720852744" calcext:value-type="float">
            <text:p>-0.599177720852744</text:p>
          </table:table-cell>
          <table:table-cell table:formula="of:=[.C49]+[.E49]" office:value-type="float" office:value="14.2905639875667" calcext:value-type="float">
            <text:p>14.2905639875667</text:p>
          </table:table-cell>
          <table:table-cell table:formula="of:=[.D49]+[.F49]" office:value-type="float" office:value="14.7592500131498" calcext:value-type="float">
            <text:p>14.7592500131498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J$2]*[.A50]/[.K$2]" office:value-type="float" office:value="960" calcext:value-type="float">
            <text:p>960</text:p>
          </table:table-cell>
          <table:table-cell table:formula="of:=([.J$2]+[.K$2])*COS([.A50]*PI()/180)" office:value-type="float" office:value="14.051742733536" calcext:value-type="float">
            <text:p>14.051742733536</text:p>
          </table:table-cell>
          <table:table-cell table:formula="of:=([.J$2]+[.K$2])*SIN([.A50]*PI()/180)" office:value-type="float" office:value="15.6060413350253" calcext:value-type="float">
            <text:p>15.6060413350253</text:p>
          </table:table-cell>
          <table:table-cell table:formula="of:=[.L$2]*COS(([.A50]+[.B50])*PI()/180)" office:value-type="float" office:value="0.185410196624968" calcext:value-type="float">
            <text:p>0.185410196624968</text:p>
          </table:table-cell>
          <table:table-cell table:formula="of:=[.L$2]*SIN(([.A50]+[.B50])*PI()/180)" office:value-type="float" office:value="-0.570633909777092" calcext:value-type="float">
            <text:p>-0.570633909777092</text:p>
          </table:table-cell>
          <table:table-cell table:formula="of:=[.C50]+[.E50]" office:value-type="float" office:value="14.237152930161" calcext:value-type="float">
            <text:p>14.237152930161</text:p>
          </table:table-cell>
          <table:table-cell table:formula="of:=[.D50]+[.F50]" office:value-type="float" office:value="15.0354074252482" calcext:value-type="float">
            <text:p>15.0354074252482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J$2]*[.A51]/[.K$2]" office:value-type="float" office:value="980" calcext:value-type="float">
            <text:p>980</text:p>
          </table:table-cell>
          <table:table-cell table:formula="of:=([.J$2]+[.K$2])*COS([.A51]*PI()/180)" office:value-type="float" office:value="13.7772396088007" calcext:value-type="float">
            <text:p>13.7772396088007</text:p>
          </table:table-cell>
          <table:table-cell table:formula="of:=([.J$2]+[.K$2])*SIN([.A51]*PI()/180)" office:value-type="float" office:value="15.8489011846782" calcext:value-type="float">
            <text:p>15.8489011846782</text:p>
          </table:table-cell>
          <table:table-cell table:formula="of:=[.L$2]*COS(([.A51]+[.B51])*PI()/180)" office:value-type="float" office:value="0.377592234629901" calcext:value-type="float">
            <text:p>0.377592234629901</text:p>
          </table:table-cell>
          <table:table-cell table:formula="of:=[.L$2]*SIN(([.A51]+[.B51])*PI()/180)" office:value-type="float" office:value="-0.466287576874183" calcext:value-type="float">
            <text:p>-0.466287576874183</text:p>
          </table:table-cell>
          <table:table-cell table:formula="of:=[.C51]+[.E51]" office:value-type="float" office:value="14.1548318434306" calcext:value-type="float">
            <text:p>14.1548318434306</text:p>
          </table:table-cell>
          <table:table-cell table:formula="of:=[.D51]+[.F51]" office:value-type="float" office:value="15.382613607804" calcext:value-type="float">
            <text:p>15.382613607804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J$2]*[.A52]/[.K$2]" office:value-type="float" office:value="1000" calcext:value-type="float">
            <text:p>1000</text:p>
          </table:table-cell>
          <table:table-cell table:formula="of:=([.J$2]+[.K$2])*COS([.A52]*PI()/180)" office:value-type="float" office:value="13.4985398034173" calcext:value-type="float">
            <text:p>13.4985398034173</text:p>
          </table:table-cell>
          <table:table-cell table:formula="of:=([.J$2]+[.K$2])*SIN([.A52]*PI()/180)" office:value-type="float" office:value="16.0869333054985" calcext:value-type="float">
            <text:p>16.0869333054985</text:p>
          </table:table-cell>
          <table:table-cell table:formula="of:=[.L$2]*COS(([.A52]+[.B52])*PI()/180)" office:value-type="float" office:value="0.519615242270663" calcext:value-type="float">
            <text:p>0.519615242270663</text:p>
          </table:table-cell>
          <table:table-cell table:formula="of:=[.L$2]*SIN(([.A52]+[.B52])*PI()/180)" office:value-type="float" office:value="-0.3" calcext:value-type="float">
            <text:p>-0.3</text:p>
          </table:table-cell>
          <table:table-cell table:formula="of:=[.C52]+[.E52]" office:value-type="float" office:value="14.018155045688" calcext:value-type="float">
            <text:p>14.018155045688</text:p>
          </table:table-cell>
          <table:table-cell table:formula="of:=[.D52]+[.F52]" office:value-type="float" office:value="15.7869333054985" calcext:value-type="float">
            <text:p>15.7869333054985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J$2]*[.A53]/[.K$2]" office:value-type="float" office:value="1020" calcext:value-type="float">
            <text:p>1020</text:p>
          </table:table-cell>
          <table:table-cell table:formula="of:=([.J$2]+[.K$2])*COS([.A53]*PI()/180)" office:value-type="float" office:value="13.2157282120466" calcext:value-type="float">
            <text:p>13.2157282120466</text:p>
          </table:table-cell>
          <table:table-cell table:formula="of:=([.J$2]+[.K$2])*SIN([.A53]*PI()/180)" office:value-type="float" office:value="16.3200651905964" calcext:value-type="float">
            <text:p>16.3200651905964</text:p>
          </table:table-cell>
          <table:table-cell table:formula="of:=[.L$2]*COS(([.A53]+[.B53])*PI()/180)" office:value-type="float" office:value="0.592613004357083" calcext:value-type="float">
            <text:p>0.592613004357083</text:p>
          </table:table-cell>
          <table:table-cell table:formula="of:=[.L$2]*SIN(([.A53]+[.B53])*PI()/180)" office:value-type="float" office:value="-0.0938606790241395" calcext:value-type="float">
            <text:p>-0.09386067902414</text:p>
          </table:table-cell>
          <table:table-cell table:formula="of:=[.C53]+[.E53]" office:value-type="float" office:value="13.8083412164037" calcext:value-type="float">
            <text:p>13.8083412164037</text:p>
          </table:table-cell>
          <table:table-cell table:formula="of:=[.D53]+[.F53]" office:value-type="float" office:value="16.2262045115723" calcext:value-type="float">
            <text:p>16.2262045115723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J$2]*[.A54]/[.K$2]" office:value-type="float" office:value="1040" calcext:value-type="float">
            <text:p>1040</text:p>
          </table:table-cell>
          <table:table-cell table:formula="of:=([.J$2]+[.K$2])*COS([.A54]*PI()/180)" office:value-type="float" office:value="12.9288909818388" calcext:value-type="float">
            <text:p>12.9288909818388</text:p>
          </table:table-cell>
          <table:table-cell table:formula="of:=([.J$2]+[.K$2])*SIN([.A54]*PI()/180)" office:value-type="float" office:value="16.5482258257412" calcext:value-type="float">
            <text:p>16.5482258257412</text:p>
          </table:table-cell>
          <table:table-cell table:formula="of:=[.L$2]*COS(([.A54]+[.B54])*PI()/180)" office:value-type="float" office:value="0.586888560440283" calcext:value-type="float">
            <text:p>0.586888560440283</text:p>
          </table:table-cell>
          <table:table-cell table:formula="of:=[.L$2]*SIN(([.A54]+[.B54])*PI()/180)" office:value-type="float" office:value="0.124747014490656" calcext:value-type="float">
            <text:p>0.124747014490656</text:p>
          </table:table-cell>
          <table:table-cell table:formula="of:=[.C54]+[.E54]" office:value-type="float" office:value="13.5157795422791" calcext:value-type="float">
            <text:p>13.5157795422791</text:p>
          </table:table-cell>
          <table:table-cell table:formula="of:=[.D54]+[.F54]" office:value-type="float" office:value="16.6729728402318" calcext:value-type="float">
            <text:p>16.6729728402318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J$2]*[.A55]/[.K$2]" office:value-type="float" office:value="1060" calcext:value-type="float">
            <text:p>1060</text:p>
          </table:table-cell>
          <table:table-cell table:formula="of:=([.J$2]+[.K$2])*COS([.A55]*PI()/180)" office:value-type="float" office:value="12.638115486193" calcext:value-type="float">
            <text:p>12.638115486193</text:p>
          </table:table-cell>
          <table:table-cell table:formula="of:=([.J$2]+[.K$2])*SIN([.A55]*PI()/180)" office:value-type="float" office:value="16.7713457109931" calcext:value-type="float">
            <text:p>16.7713457109931</text:p>
          </table:table-cell>
          <table:table-cell table:formula="of:=[.L$2]*COS(([.A55]+[.B55])*PI()/180)" office:value-type="float" office:value="0.503202340767255" calcext:value-type="float">
            <text:p>0.503202340767255</text:p>
          </table:table-cell>
          <table:table-cell table:formula="of:=[.L$2]*SIN(([.A55]+[.B55])*PI()/180)" office:value-type="float" office:value="0.326783421009016" calcext:value-type="float">
            <text:p>0.326783421009016</text:p>
          </table:table-cell>
          <table:table-cell table:formula="of:=[.C55]+[.E55]" office:value-type="float" office:value="13.1413178269603" calcext:value-type="float">
            <text:p>13.1413178269603</text:p>
          </table:table-cell>
          <table:table-cell table:formula="of:=[.D55]+[.F55]" office:value-type="float" office:value="17.0981291320022" calcext:value-type="float">
            <text:p>17.0981291320022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J$2]*[.A56]/[.K$2]" office:value-type="float" office:value="1080" calcext:value-type="float">
            <text:p>1080</text:p>
          </table:table-cell>
          <table:table-cell table:formula="of:=([.J$2]+[.K$2])*COS([.A56]*PI()/180)" office:value-type="float" office:value="12.3434902981419" calcext:value-type="float">
            <text:p>12.3434902981419</text:p>
          </table:table-cell>
          <table:table-cell table:formula="of:=([.J$2]+[.K$2])*SIN([.A56]*PI()/180)" office:value-type="float" office:value="16.9893568818739" calcext:value-type="float">
            <text:p>16.9893568818739</text:p>
          </table:table-cell>
          <table:table-cell table:formula="of:=[.L$2]*COS(([.A56]+[.B56])*PI()/180)" office:value-type="float" office:value="0.352671151375485" calcext:value-type="float">
            <text:p>0.352671151375485</text:p>
          </table:table-cell>
          <table:table-cell table:formula="of:=[.L$2]*SIN(([.A56]+[.B56])*PI()/180)" office:value-type="float" office:value="0.485410196624968" calcext:value-type="float">
            <text:p>0.485410196624968</text:p>
          </table:table-cell>
          <table:table-cell table:formula="of:=[.C56]+[.E56]" office:value-type="float" office:value="12.6961614495174" calcext:value-type="float">
            <text:p>12.6961614495174</text:p>
          </table:table-cell>
          <table:table-cell table:formula="of:=[.D56]+[.F56]" office:value-type="float" office:value="17.4747670784989" calcext:value-type="float">
            <text:p>17.4747670784989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J$2]*[.A57]/[.K$2]" office:value-type="float" office:value="1100" calcext:value-type="float">
            <text:p>1100</text:p>
          </table:table-cell>
          <table:table-cell table:formula="of:=([.J$2]+[.K$2])*COS([.A57]*PI()/180)" office:value-type="float" office:value="12.045105163372" calcext:value-type="float">
            <text:p>12.045105163372</text:p>
          </table:table-cell>
          <table:table-cell table:formula="of:=([.J$2]+[.K$2])*SIN([.A57]*PI()/180)" office:value-type="float" office:value="17.2021929300688" calcext:value-type="float">
            <text:p>17.2021929300688</text:p>
          </table:table-cell>
          <table:table-cell table:formula="of:=[.L$2]*COS(([.A57]+[.B57])*PI()/180)" office:value-type="float" office:value="0.155291427061513" calcext:value-type="float">
            <text:p>0.155291427061513</text:p>
          </table:table-cell>
          <table:table-cell table:formula="of:=[.L$2]*SIN(([.A57]+[.B57])*PI()/180)" office:value-type="float" office:value="0.579555495773441" calcext:value-type="float">
            <text:p>0.579555495773441</text:p>
          </table:table-cell>
          <table:table-cell table:formula="of:=[.C57]+[.E57]" office:value-type="float" office:value="12.2003965904335" calcext:value-type="float">
            <text:p>12.2003965904335</text:p>
          </table:table-cell>
          <table:table-cell table:formula="of:=[.D57]+[.F57]" office:value-type="float" office:value="17.7817484258423" calcext:value-type="float">
            <text:p>17.7817484258423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J$2]*[.A58]/[.K$2]" office:value-type="float" office:value="1120" calcext:value-type="float">
            <text:p>1120</text:p>
          </table:table-cell>
          <table:table-cell table:formula="of:=([.J$2]+[.K$2])*COS([.A58]*PI()/180)" office:value-type="float" office:value="11.7430509728857" calcext:value-type="float">
            <text:p>11.7430509728857</text:p>
          </table:table-cell>
          <table:table-cell table:formula="of:=([.J$2]+[.K$2])*SIN([.A58]*PI()/180)" office:value-type="float" office:value="17.4097890236559" calcext:value-type="float">
            <text:p>17.4097890236559</text:p>
          </table:table-cell>
          <table:table-cell table:formula="of:=[.L$2]*COS(([.A58]+[.B58])*PI()/180)" office:value-type="float" office:value="-0.062717077960593" calcext:value-type="float">
            <text:p>-0.062717077960593</text:p>
          </table:table-cell>
          <table:table-cell table:formula="of:=[.L$2]*SIN(([.A58]+[.B58])*PI()/180)" office:value-type="float" office:value="0.596713137220964" calcext:value-type="float">
            <text:p>0.596713137220964</text:p>
          </table:table-cell>
          <table:table-cell table:formula="of:=[.C58]+[.E58]" office:value-type="float" office:value="11.6803338949251" calcext:value-type="float">
            <text:p>11.6803338949251</text:p>
          </table:table-cell>
          <table:table-cell table:formula="of:=[.D58]+[.F58]" office:value-type="float" office:value="18.0065021608768" calcext:value-type="float">
            <text:p>18.0065021608768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J$2]*[.A59]/[.K$2]" office:value-type="float" office:value="1140" calcext:value-type="float">
            <text:p>1140</text:p>
          </table:table-cell>
          <table:table-cell table:formula="of:=([.J$2]+[.K$2])*COS([.A59]*PI()/180)" office:value-type="float" office:value="11.4374197353156" calcext:value-type="float">
            <text:p>11.4374197353156</text:p>
          </table:table-cell>
          <table:table-cell table:formula="of:=([.J$2]+[.K$2])*SIN([.A59]*PI()/180)" office:value-type="float" office:value="17.6120819268539" calcext:value-type="float">
            <text:p>17.6120819268539</text:p>
          </table:table-cell>
          <table:table-cell table:formula="of:=[.L$2]*COS(([.A59]+[.B59])*PI()/180)" office:value-type="float" office:value="-0.272394299843728" calcext:value-type="float">
            <text:p>-0.272394299843728</text:p>
          </table:table-cell>
          <table:table-cell table:formula="of:=[.L$2]*SIN(([.A59]+[.B59])*PI()/180)" office:value-type="float" office:value="0.534603914513021" calcext:value-type="float">
            <text:p>0.534603914513021</text:p>
          </table:table-cell>
          <table:table-cell table:formula="of:=[.C59]+[.E59]" office:value-type="float" office:value="11.1650254354718" calcext:value-type="float">
            <text:p>11.1650254354718</text:p>
          </table:table-cell>
          <table:table-cell table:formula="of:=[.D59]+[.F59]" office:value-type="float" office:value="18.1466858413669" calcext:value-type="float">
            <text:p>18.1466858413669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J$2]*[.A60]/[.K$2]" office:value-type="float" office:value="1160" calcext:value-type="float">
            <text:p>1160</text:p>
          </table:table-cell>
          <table:table-cell table:formula="of:=([.J$2]+[.K$2])*COS([.A60]*PI()/180)" office:value-type="float" office:value="11.1283045488973" calcext:value-type="float">
            <text:p>11.1283045488973</text:p>
          </table:table-cell>
          <table:table-cell table:formula="of:=([.J$2]+[.K$2])*SIN([.A60]*PI()/180)" office:value-type="float" office:value="17.8090100192849" calcext:value-type="float">
            <text:p>17.8090100192849</text:p>
          </table:table-cell>
          <table:table-cell table:formula="of:=[.L$2]*COS(([.A60]+[.B60])*PI()/180)" office:value-type="float" office:value="-0.445886895286436" calcext:value-type="float">
            <text:p>-0.445886895286436</text:p>
          </table:table-cell>
          <table:table-cell table:formula="of:=[.L$2]*SIN(([.A60]+[.B60])*PI()/180)" office:value-type="float" office:value="0.401478363815316" calcext:value-type="float">
            <text:p>0.401478363815316</text:p>
          </table:table-cell>
          <table:table-cell table:formula="of:=[.C60]+[.E60]" office:value-type="float" office:value="10.6824176536109" calcext:value-type="float">
            <text:p>10.6824176536109</text:p>
          </table:table-cell>
          <table:table-cell table:formula="of:=[.D60]+[.F60]" office:value-type="float" office:value="18.2104883831003" calcext:value-type="float">
            <text:p>18.2104883831003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J$2]*[.A61]/[.K$2]" office:value-type="float" office:value="1180" calcext:value-type="float">
            <text:p>1180</text:p>
          </table:table-cell>
          <table:table-cell table:formula="of:=([.J$2]+[.K$2])*COS([.A61]*PI()/180)" office:value-type="float" office:value="10.8157995731111" calcext:value-type="float">
            <text:p>10.8157995731111</text:p>
          </table:table-cell>
          <table:table-cell table:formula="of:=([.J$2]+[.K$2])*SIN([.A61]*PI()/180)" office:value-type="float" office:value="18.0005133147444" calcext:value-type="float">
            <text:p>18.0005133147444</text:p>
          </table:table-cell>
          <table:table-cell table:formula="of:=[.L$2]*COS(([.A61]+[.B61])*PI()/180)" office:value-type="float" office:value="-0.560148255898321" calcext:value-type="float">
            <text:p>-0.560148255898321</text:p>
          </table:table-cell>
          <table:table-cell table:formula="of:=[.L$2]*SIN(([.A61]+[.B61])*PI()/180)" office:value-type="float" office:value="0.21502076972718" calcext:value-type="float">
            <text:p>0.21502076972718</text:p>
          </table:table-cell>
          <table:table-cell table:formula="of:=[.C61]+[.E61]" office:value-type="float" office:value="10.2556513172128" calcext:value-type="float">
            <text:p>10.2556513172128</text:p>
          </table:table-cell>
          <table:table-cell table:formula="of:=[.D61]+[.F61]" office:value-type="float" office:value="18.2155340844715" calcext:value-type="float">
            <text:p>18.2155340844715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J$2]*[.A62]/[.K$2]" office:value-type="float" office:value="1200" calcext:value-type="float">
            <text:p>1200</text:p>
          </table:table-cell>
          <table:table-cell table:formula="of:=([.J$2]+[.K$2])*COS([.A62]*PI()/180)" office:value-type="float" office:value="10.5" calcext:value-type="float">
            <text:p>10.5</text:p>
          </table:table-cell>
          <table:table-cell table:formula="of:=([.J$2]+[.K$2])*SIN([.A62]*PI()/180)" office:value-type="float" office:value="18.1865334794732" calcext:value-type="float">
            <text:p>18.1865334794732</text:p>
          </table:table-cell>
          <table:table-cell table:formula="of:=[.L$2]*COS(([.A62]+[.B62])*PI()/180)" office:value-type="float" office:value="-0.6" calcext:value-type="float">
            <text:p>-0.6</text:p>
          </table:table-cell>
          <table:table-cell table:formula="of:=[.L$2]*SIN(([.A62]+[.B62])*PI()/180)" office:value-type="float" office:value="5.14351655641888E-016" calcext:value-type="float">
            <text:p>5.14351655641888E-16</text:p>
          </table:table-cell>
          <table:table-cell table:formula="of:=[.C62]+[.E62]" office:value-type="float" office:value="9.9" calcext:value-type="float">
            <text:p>9.9</text:p>
          </table:table-cell>
          <table:table-cell table:formula="of:=[.D62]+[.F62]" office:value-type="float" office:value="18.1865334794732" calcext:value-type="float">
            <text:p>18.1865334794732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J$2]*[.A63]/[.K$2]" office:value-type="float" office:value="1220" calcext:value-type="float">
            <text:p>1220</text:p>
          </table:table-cell>
          <table:table-cell table:formula="of:=([.J$2]+[.K$2])*COS([.A63]*PI()/180)" office:value-type="float" office:value="10.1810020251731" calcext:value-type="float">
            <text:p>10.1810020251731</text:p>
          </table:table-cell>
          <table:table-cell table:formula="of:=([.J$2]+[.K$2])*SIN([.A63]*PI()/180)" office:value-type="float" office:value="18.3670138499273" calcext:value-type="float">
            <text:p>18.3670138499273</text:p>
          </table:table-cell>
          <table:table-cell table:formula="of:=[.L$2]*COS(([.A63]+[.B63])*PI()/180)" office:value-type="float" office:value="-0.560148255898322" calcext:value-type="float">
            <text:p>-0.560148255898322</text:p>
          </table:table-cell>
          <table:table-cell table:formula="of:=[.L$2]*SIN(([.A63]+[.B63])*PI()/180)" office:value-type="float" office:value="-0.215020769727179" calcext:value-type="float">
            <text:p>-0.215020769727179</text:p>
          </table:table-cell>
          <table:table-cell table:formula="of:=[.C63]+[.E63]" office:value-type="float" office:value="9.62085376927476" calcext:value-type="float">
            <text:p>9.62085376927476</text:p>
          </table:table-cell>
          <table:table-cell table:formula="of:=[.D63]+[.F63]" office:value-type="float" office:value="18.1519930802001" calcext:value-type="float">
            <text:p>18.1519930802001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J$2]*[.A64]/[.K$2]" office:value-type="float" office:value="1240" calcext:value-type="float">
            <text:p>1240</text:p>
          </table:table-cell>
          <table:table-cell table:formula="of:=([.J$2]+[.K$2])*COS([.A64]*PI()/180)" office:value-type="float" office:value="9.85890281850371" calcext:value-type="float">
            <text:p>9.85890281850371</text:p>
          </table:table-cell>
          <table:table-cell table:formula="of:=([.J$2]+[.K$2])*SIN([.A64]*PI()/180)" office:value-type="float" office:value="18.5418994500375" calcext:value-type="float">
            <text:p>18.5418994500375</text:p>
          </table:table-cell>
          <table:table-cell table:formula="of:=[.L$2]*COS(([.A64]+[.B64])*PI()/180)" office:value-type="float" office:value="-0.445886895286437" calcext:value-type="float">
            <text:p>-0.445886895286437</text:p>
          </table:table-cell>
          <table:table-cell table:formula="of:=[.L$2]*SIN(([.A64]+[.B64])*PI()/180)" office:value-type="float" office:value="-0.401478363815315" calcext:value-type="float">
            <text:p>-0.401478363815315</text:p>
          </table:table-cell>
          <table:table-cell table:formula="of:=[.C64]+[.E64]" office:value-type="float" office:value="9.41301592321727" calcext:value-type="float">
            <text:p>9.41301592321727</text:p>
          </table:table-cell>
          <table:table-cell table:formula="of:=[.D64]+[.F64]" office:value-type="float" office:value="18.1404210862222" calcext:value-type="float">
            <text:p>18.1404210862222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J$2]*[.A65]/[.K$2]" office:value-type="float" office:value="1260" calcext:value-type="float">
            <text:p>1260</text:p>
          </table:table-cell>
          <table:table-cell table:formula="of:=([.J$2]+[.K$2])*COS([.A65]*PI()/180)" office:value-type="float" office:value="9.53380049453048" calcext:value-type="float">
            <text:p>9.53380049453048</text:p>
          </table:table-cell>
          <table:table-cell table:formula="of:=([.J$2]+[.K$2])*SIN([.A65]*PI()/180)" office:value-type="float" office:value="18.7111370079557" calcext:value-type="float">
            <text:p>18.7111370079557</text:p>
          </table:table-cell>
          <table:table-cell table:formula="of:=[.L$2]*COS(([.A65]+[.B65])*PI()/180)" office:value-type="float" office:value="-0.272394299843729" calcext:value-type="float">
            <text:p>-0.272394299843729</text:p>
          </table:table-cell>
          <table:table-cell table:formula="of:=[.L$2]*SIN(([.A65]+[.B65])*PI()/180)" office:value-type="float" office:value="-0.53460391451302" calcext:value-type="float">
            <text:p>-0.53460391451302</text:p>
          </table:table-cell>
          <table:table-cell table:formula="of:=[.C65]+[.E65]" office:value-type="float" office:value="9.26140619468676" calcext:value-type="float">
            <text:p>9.26140619468676</text:p>
          </table:table-cell>
          <table:table-cell table:formula="of:=[.D65]+[.F65]" office:value-type="float" office:value="18.1765330934427" calcext:value-type="float">
            <text:p>18.1765330934427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J$2]*[.A66]/[.K$2]" office:value-type="float" office:value="1280" calcext:value-type="float">
            <text:p>1280</text:p>
          </table:table-cell>
          <table:table-cell table:formula="of:=([.J$2]+[.K$2])*COS([.A66]*PI()/180)" office:value-type="float" office:value="9.20579408257063" calcext:value-type="float">
            <text:p>9.20579408257063</text:p>
          </table:table-cell>
          <table:table-cell table:formula="of:=([.J$2]+[.K$2])*SIN([.A66]*PI()/180)" office:value-type="float" office:value="18.8746749722825" calcext:value-type="float">
            <text:p>18.8746749722825</text:p>
          </table:table-cell>
          <table:table-cell table:formula="of:=[.L$2]*COS(([.A66]+[.B66])*PI()/180)" office:value-type="float" office:value="-0.0627170779605919" calcext:value-type="float">
            <text:p>-0.062717077960592</text:p>
          </table:table-cell>
          <table:table-cell table:formula="of:=[.L$2]*SIN(([.A66]+[.B66])*PI()/180)" office:value-type="float" office:value="-0.596713137220964" calcext:value-type="float">
            <text:p>-0.596713137220964</text:p>
          </table:table-cell>
          <table:table-cell table:formula="of:=[.C66]+[.E66]" office:value-type="float" office:value="9.14307700461004" calcext:value-type="float">
            <text:p>9.14307700461004</text:p>
          </table:table-cell>
          <table:table-cell table:formula="of:=[.D66]+[.F66]" office:value-type="float" office:value="18.2779618350615" calcext:value-type="float">
            <text:p>18.2779618350615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J$2]*[.A67]/[.K$2]" office:value-type="float" office:value="1300" calcext:value-type="float">
            <text:p>1300</text:p>
          </table:table-cell>
          <table:table-cell table:formula="of:=([.J$2]+[.K$2])*COS([.A67]*PI()/180)" office:value-type="float" office:value="8.87498349655469" calcext:value-type="float">
            <text:p>8.87498349655469</text:p>
          </table:table-cell>
          <table:table-cell table:formula="of:=([.J$2]+[.K$2])*SIN([.A67]*PI()/180)" office:value-type="float" office:value="19.0324635277696" calcext:value-type="float">
            <text:p>19.0324635277696</text:p>
          </table:table-cell>
          <table:table-cell table:formula="of:=[.L$2]*COS(([.A67]+[.B67])*PI()/180)" office:value-type="float" office:value="0.155291427061512" calcext:value-type="float">
            <text:p>0.155291427061512</text:p>
          </table:table-cell>
          <table:table-cell table:formula="of:=[.L$2]*SIN(([.A67]+[.B67])*PI()/180)" office:value-type="float" office:value="-0.579555495773441" calcext:value-type="float">
            <text:p>-0.579555495773441</text:p>
          </table:table-cell>
          <table:table-cell table:formula="of:=[.C67]+[.E67]" office:value-type="float" office:value="9.0302749236162" calcext:value-type="float">
            <text:p>9.0302749236162</text:p>
          </table:table-cell>
          <table:table-cell table:formula="of:=[.D67]+[.F67]" office:value-type="float" office:value="18.4529080319962" calcext:value-type="float">
            <text:p>18.4529080319962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J$2]*[.A68]/[.K$2]" office:value-type="float" office:value="1320" calcext:value-type="float">
            <text:p>1320</text:p>
          </table:table-cell>
          <table:table-cell table:formula="of:=([.J$2]+[.K$2])*COS([.A68]*PI()/180)" office:value-type="float" office:value="8.5414695045918" calcext:value-type="float">
            <text:p>8.5414695045918</text:p>
          </table:table-cell>
          <table:table-cell table:formula="of:=([.J$2]+[.K$2])*SIN([.A68]*PI()/180)" office:value-type="float" office:value="19.1844546104946" calcext:value-type="float">
            <text:p>19.1844546104946</text:p>
          </table:table-cell>
          <table:table-cell table:formula="of:=[.L$2]*COS(([.A68]+[.B68])*PI()/180)" office:value-type="float" office:value="0.352671151375483" calcext:value-type="float">
            <text:p>0.352671151375483</text:p>
          </table:table-cell>
          <table:table-cell table:formula="of:=[.L$2]*SIN(([.A68]+[.B68])*PI()/180)" office:value-type="float" office:value="-0.485410196624969" calcext:value-type="float">
            <text:p>-0.485410196624969</text:p>
          </table:table-cell>
          <table:table-cell table:formula="of:=[.C68]+[.E68]" office:value-type="float" office:value="8.89414065596729" calcext:value-type="float">
            <text:p>8.89414065596729</text:p>
          </table:table-cell>
          <table:table-cell table:formula="of:=[.D68]+[.F68]" office:value-type="float" office:value="18.6990444138697" calcext:value-type="float">
            <text:p>18.6990444138697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J$2]*[.A69]/[.K$2]" office:value-type="float" office:value="1340" calcext:value-type="float">
            <text:p>1340</text:p>
          </table:table-cell>
          <table:table-cell table:formula="of:=([.J$2]+[.K$2])*COS([.A69]*PI()/180)" office:value-type="float" office:value="8.20535369827475" calcext:value-type="float">
            <text:p>8.20535369827475</text:p>
          </table:table-cell>
          <table:table-cell table:formula="of:=([.J$2]+[.K$2])*SIN([.A69]*PI()/180)" office:value-type="float" office:value="19.3306019225012" calcext:value-type="float">
            <text:p>19.3306019225012</text:p>
          </table:table-cell>
          <table:table-cell table:formula="of:=[.L$2]*COS(([.A69]+[.B69])*PI()/180)" office:value-type="float" office:value="0.503202340767254" calcext:value-type="float">
            <text:p>0.503202340767254</text:p>
          </table:table-cell>
          <table:table-cell table:formula="of:=[.L$2]*SIN(([.A69]+[.B69])*PI()/180)" office:value-type="float" office:value="-0.326783421009017" calcext:value-type="float">
            <text:p>-0.326783421009017</text:p>
          </table:table-cell>
          <table:table-cell table:formula="of:=[.C69]+[.E69]" office:value-type="float" office:value="8.70855603904201" calcext:value-type="float">
            <text:p>8.70855603904201</text:p>
          </table:table-cell>
          <table:table-cell table:formula="of:=[.D69]+[.F69]" office:value-type="float" office:value="19.0038185014922" calcext:value-type="float">
            <text:p>19.0038185014922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J$2]*[.A70]/[.K$2]" office:value-type="float" office:value="1360" calcext:value-type="float">
            <text:p>1360</text:p>
          </table:table-cell>
          <table:table-cell table:formula="of:=([.J$2]+[.K$2])*COS([.A70]*PI()/180)" office:value-type="float" office:value="7.86673846173415" calcext:value-type="float">
            <text:p>7.86673846173415</text:p>
          </table:table-cell>
          <table:table-cell table:formula="of:=([.J$2]+[.K$2])*SIN([.A70]*PI()/180)" office:value-type="float" office:value="19.4708609459025" calcext:value-type="float">
            <text:p>19.4708609459025</text:p>
          </table:table-cell>
          <table:table-cell table:formula="of:=[.L$2]*COS(([.A70]+[.B70])*PI()/180)" office:value-type="float" office:value="0.586888560440283" calcext:value-type="float">
            <text:p>0.586888560440283</text:p>
          </table:table-cell>
          <table:table-cell table:formula="of:=[.L$2]*SIN(([.A70]+[.B70])*PI()/180)" office:value-type="float" office:value="-0.124747014490657" calcext:value-type="float">
            <text:p>-0.124747014490657</text:p>
          </table:table-cell>
          <table:table-cell table:formula="of:=[.C70]+[.E70]" office:value-type="float" office:value="8.45362702217443" calcext:value-type="float">
            <text:p>8.45362702217443</text:p>
          </table:table-cell>
          <table:table-cell table:formula="of:=[.D70]+[.F70]" office:value-type="float" office:value="19.3461139314119" calcext:value-type="float">
            <text:p>19.3461139314119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J$2]*[.A71]/[.K$2]" office:value-type="float" office:value="1380" calcext:value-type="float">
            <text:p>1380</text:p>
          </table:table-cell>
          <table:table-cell table:formula="of:=([.J$2]+[.K$2])*COS([.A71]*PI()/180)" office:value-type="float" office:value="7.52572694045131" calcext:value-type="float">
            <text:p>7.52572694045131</text:p>
          </table:table-cell>
          <table:table-cell table:formula="of:=([.J$2]+[.K$2])*SIN([.A71]*PI()/180)" office:value-type="float" office:value="19.6051889564412" calcext:value-type="float">
            <text:p>19.6051889564412</text:p>
          </table:table-cell>
          <table:table-cell table:formula="of:=[.L$2]*COS(([.A71]+[.B71])*PI()/180)" office:value-type="float" office:value="0.592613004357083" calcext:value-type="float">
            <text:p>0.592613004357083</text:p>
          </table:table-cell>
          <table:table-cell table:formula="of:=[.L$2]*SIN(([.A71]+[.B71])*PI()/180)" office:value-type="float" office:value="0.0938606790241385" calcext:value-type="float">
            <text:p>0.093860679024139</text:p>
          </table:table-cell>
          <table:table-cell table:formula="of:=[.C71]+[.E71]" office:value-type="float" office:value="8.11833994480839" calcext:value-type="float">
            <text:p>8.11833994480839</text:p>
          </table:table-cell>
          <table:table-cell table:formula="of:=[.D71]+[.F71]" office:value-type="float" office:value="19.6990496354654" calcext:value-type="float">
            <text:p>19.6990496354654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J$2]*[.A72]/[.K$2]" office:value-type="float" office:value="1400" calcext:value-type="float">
            <text:p>1400</text:p>
          </table:table-cell>
          <table:table-cell table:formula="of:=([.J$2]+[.K$2])*COS([.A72]*PI()/180)" office:value-type="float" office:value="7.18242300983905" calcext:value-type="float">
            <text:p>7.18242300983905</text:p>
          </table:table-cell>
          <table:table-cell table:formula="of:=([.J$2]+[.K$2])*SIN([.A72]*PI()/180)" office:value-type="float" office:value="19.7335450365041" calcext:value-type="float">
            <text:p>19.7335450365041</text:p>
          </table:table-cell>
          <table:table-cell table:formula="of:=[.L$2]*COS(([.A72]+[.B72])*PI()/180)" office:value-type="float" office:value="0.519615242270664" calcext:value-type="float">
            <text:p>0.519615242270664</text:p>
          </table:table-cell>
          <table:table-cell table:formula="of:=[.L$2]*SIN(([.A72]+[.B72])*PI()/180)" office:value-type="float" office:value="0.299999999999999" calcext:value-type="float">
            <text:p>0.299999999999999</text:p>
          </table:table-cell>
          <table:table-cell table:formula="of:=[.C72]+[.E72]" office:value-type="float" office:value="7.70203825210971" calcext:value-type="float">
            <text:p>7.70203825210971</text:p>
          </table:table-cell>
          <table:table-cell table:formula="of:=[.D72]+[.F72]" office:value-type="float" office:value="20.0335450365041" calcext:value-type="float">
            <text:p>20.0335450365041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J$2]*[.A73]/[.K$2]" office:value-type="float" office:value="1420" calcext:value-type="float">
            <text:p>1420</text:p>
          </table:table-cell>
          <table:table-cell table:formula="of:=([.J$2]+[.K$2])*COS([.A73]*PI()/180)" office:value-type="float" office:value="6.83693124360029" calcext:value-type="float">
            <text:p>6.83693124360029</text:p>
          </table:table-cell>
          <table:table-cell table:formula="of:=([.J$2]+[.K$2])*SIN([.A73]*PI()/180)" office:value-type="float" office:value="19.8558900875857" calcext:value-type="float">
            <text:p>19.8558900875857</text:p>
          </table:table-cell>
          <table:table-cell table:formula="of:=[.L$2]*COS(([.A73]+[.B73])*PI()/180)" office:value-type="float" office:value="0.377592234629904" calcext:value-type="float">
            <text:p>0.377592234629904</text:p>
          </table:table-cell>
          <table:table-cell table:formula="of:=[.L$2]*SIN(([.A73]+[.B73])*PI()/180)" office:value-type="float" office:value="0.466287576874181" calcext:value-type="float">
            <text:p>0.466287576874181</text:p>
          </table:table-cell>
          <table:table-cell table:formula="of:=[.C73]+[.E73]" office:value-type="float" office:value="7.2145234782302" calcext:value-type="float">
            <text:p>7.2145234782302</text:p>
          </table:table-cell>
          <table:table-cell table:formula="of:=[.D73]+[.F73]" office:value-type="float" office:value="20.3221776644598" calcext:value-type="float">
            <text:p>20.3221776644598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J$2]*[.A74]/[.K$2]" office:value-type="float" office:value="1440" calcext:value-type="float">
            <text:p>1440</text:p>
          </table:table-cell>
          <table:table-cell table:formula="of:=([.J$2]+[.K$2])*COS([.A74]*PI()/180)" office:value-type="float" office:value="6.4893568818739" calcext:value-type="float">
            <text:p>6.4893568818739</text:p>
          </table:table-cell>
          <table:table-cell table:formula="of:=([.J$2]+[.K$2])*SIN([.A74]*PI()/180)" office:value-type="float" office:value="19.9721868421982" calcext:value-type="float">
            <text:p>19.9721868421982</text:p>
          </table:table-cell>
          <table:table-cell table:formula="of:=[.L$2]*COS(([.A74]+[.B74])*PI()/180)" office:value-type="float" office:value="0.185410196624969" calcext:value-type="float">
            <text:p>0.185410196624969</text:p>
          </table:table-cell>
          <table:table-cell table:formula="of:=[.L$2]*SIN(([.A74]+[.B74])*PI()/180)" office:value-type="float" office:value="0.570633909777092" calcext:value-type="float">
            <text:p>0.570633909777092</text:p>
          </table:table-cell>
          <table:table-cell table:formula="of:=[.C74]+[.E74]" office:value-type="float" office:value="6.67476707849887" calcext:value-type="float">
            <text:p>6.67476707849887</text:p>
          </table:table-cell>
          <table:table-cell table:formula="of:=[.D74]+[.F74]" office:value-type="float" office:value="20.5428207519753" calcext:value-type="float">
            <text:p>20.5428207519753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J$2]*[.A75]/[.K$2]" office:value-type="float" office:value="1460" calcext:value-type="float">
            <text:p>1460</text:p>
          </table:table-cell>
          <table:table-cell table:formula="of:=([.J$2]+[.K$2])*COS([.A75]*PI()/180)" office:value-type="float" office:value="6.13980579917747" calcext:value-type="float">
            <text:p>6.13980579917747</text:p>
          </table:table-cell>
          <table:table-cell table:formula="of:=([.J$2]+[.K$2])*SIN([.A75]*PI()/180)" office:value-type="float" office:value="20.0823998752237" calcext:value-type="float">
            <text:p>20.0823998752237</text:p>
          </table:table-cell>
          <table:table-cell table:formula="of:=[.L$2]*COS(([.A75]+[.B75])*PI()/180)" office:value-type="float" office:value="-0.0314015737457648" calcext:value-type="float">
            <text:p>-0.031401573745765</text:p>
          </table:table-cell>
          <table:table-cell table:formula="of:=[.L$2]*SIN(([.A75]+[.B75])*PI()/180)" office:value-type="float" office:value="0.599177720852745" calcext:value-type="float">
            <text:p>0.599177720852745</text:p>
          </table:table-cell>
          <table:table-cell table:formula="of:=[.C75]+[.E75]" office:value-type="float" office:value="6.10840422543171" calcext:value-type="float">
            <text:p>6.10840422543171</text:p>
          </table:table-cell>
          <table:table-cell table:formula="of:=[.D75]+[.F75]" office:value-type="float" office:value="20.6815775960765" calcext:value-type="float">
            <text:p>20.6815775960765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J$2]*[.A76]/[.K$2]" office:value-type="float" office:value="1480" calcext:value-type="float">
            <text:p>1480</text:p>
          </table:table-cell>
          <table:table-cell table:formula="of:=([.J$2]+[.K$2])*COS([.A76]*PI()/180)" office:value-type="float" office:value="5.78838447215698" calcext:value-type="float">
            <text:p>5.78838447215698</text:p>
          </table:table-cell>
          <table:table-cell table:formula="of:=([.J$2]+[.K$2])*SIN([.A76]*PI()/180)" office:value-type="float" office:value="20.1864956147047" calcext:value-type="float">
            <text:p>20.1864956147047</text:p>
          </table:table-cell>
          <table:table-cell table:formula="of:=[.L$2]*COS(([.A76]+[.B76])*PI()/180)" office:value-type="float" office:value="-0.244041985845478" calcext:value-type="float">
            <text:p>-0.244041985845478</text:p>
          </table:table-cell>
          <table:table-cell table:formula="of:=[.L$2]*SIN(([.A76]+[.B76])*PI()/180)" office:value-type="float" office:value="0.548127274585562" calcext:value-type="float">
            <text:p>0.548127274585562</text:p>
          </table:table-cell>
          <table:table-cell table:formula="of:=[.C76]+[.E76]" office:value-type="float" office:value="5.5443424863115" calcext:value-type="float">
            <text:p>5.5443424863115</text:p>
          </table:table-cell>
          <table:table-cell table:formula="of:=[.D76]+[.F76]" office:value-type="float" office:value="20.7346228892903" calcext:value-type="float">
            <text:p>20.7346228892903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J$2]*[.A77]/[.K$2]" office:value-type="float" office:value="1500" calcext:value-type="float">
            <text:p>1500</text:p>
          </table:table-cell>
          <table:table-cell table:formula="of:=([.J$2]+[.K$2])*COS([.A77]*PI()/180)" office:value-type="float" office:value="5.43519994715294" calcext:value-type="float">
            <text:p>5.43519994715294</text:p>
          </table:table-cell>
          <table:table-cell table:formula="of:=([.J$2]+[.K$2])*SIN([.A77]*PI()/180)" office:value-type="float" office:value="20.2844423520704" calcext:value-type="float">
            <text:p>20.2844423520704</text:p>
          </table:table-cell>
          <table:table-cell table:formula="of:=[.L$2]*COS(([.A77]+[.B77])*PI()/180)" office:value-type="float" office:value="-0.424264068711928" calcext:value-type="float">
            <text:p>-0.424264068711928</text:p>
          </table:table-cell>
          <table:table-cell table:formula="of:=[.L$2]*SIN(([.A77]+[.B77])*PI()/180)" office:value-type="float" office:value="0.424264068711929" calcext:value-type="float">
            <text:p>0.424264068711929</text:p>
          </table:table-cell>
          <table:table-cell table:formula="of:=[.C77]+[.E77]" office:value-type="float" office:value="5.01093587844101" calcext:value-type="float">
            <text:p>5.01093587844101</text:p>
          </table:table-cell>
          <table:table-cell table:formula="of:=[.D77]+[.F77]" office:value-type="float" office:value="20.7087064207824" calcext:value-type="float">
            <text:p>20.7087064207824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J$2]*[.A78]/[.K$2]" office:value-type="float" office:value="1520" calcext:value-type="float">
            <text:p>1520</text:p>
          </table:table-cell>
          <table:table-cell table:formula="of:=([.J$2]+[.K$2])*COS([.A78]*PI()/180)" office:value-type="float" office:value="5.08035980759303" calcext:value-type="float">
            <text:p>5.08035980759303</text:p>
          </table:table-cell>
          <table:table-cell table:formula="of:=([.J$2]+[.K$2])*SIN([.A78]*PI()/180)" office:value-type="float" office:value="20.3762102517959" calcext:value-type="float">
            <text:p>20.3762102517959</text:p>
          </table:table-cell>
          <table:table-cell table:formula="of:=[.L$2]*COS(([.A78]+[.B78])*PI()/180)" office:value-type="float" office:value="-0.54812727458556" calcext:value-type="float">
            <text:p>-0.54812727458556</text:p>
          </table:table-cell>
          <table:table-cell table:formula="of:=[.L$2]*SIN(([.A78]+[.B78])*PI()/180)" office:value-type="float" office:value="0.244041985845482" calcext:value-type="float">
            <text:p>0.244041985845482</text:p>
          </table:table-cell>
          <table:table-cell table:formula="of:=[.C78]+[.E78]" office:value-type="float" office:value="4.53223253300747" calcext:value-type="float">
            <text:p>4.53223253300747</text:p>
          </table:table-cell>
          <table:table-cell table:formula="of:=[.D78]+[.F78]" office:value-type="float" office:value="20.6202522376414" calcext:value-type="float">
            <text:p>20.6202522376414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J$2]*[.A79]/[.K$2]" office:value-type="float" office:value="1540" calcext:value-type="float">
            <text:p>1540</text:p>
          </table:table-cell>
          <table:table-cell table:formula="of:=([.J$2]+[.K$2])*COS([.A79]*PI()/180)" office:value-type="float" office:value="4.72397214122116" calcext:value-type="float">
            <text:p>4.72397214122116</text:p>
          </table:table-cell>
          <table:table-cell table:formula="of:=([.J$2]+[.K$2])*SIN([.A79]*PI()/180)" office:value-type="float" office:value="20.4617713604899" calcext:value-type="float">
            <text:p>20.4617713604899</text:p>
          </table:table-cell>
          <table:table-cell table:formula="of:=[.L$2]*COS(([.A79]+[.B79])*PI()/180)" office:value-type="float" office:value="-0.599177720852744" calcext:value-type="float">
            <text:p>-0.599177720852744</text:p>
          </table:table-cell>
          <table:table-cell table:formula="of:=[.L$2]*SIN(([.A79]+[.B79])*PI()/180)" office:value-type="float" office:value="0.031401573745765" calcext:value-type="float">
            <text:p>0.031401573745765</text:p>
          </table:table-cell>
          <table:table-cell table:formula="of:=[.C79]+[.E79]" office:value-type="float" office:value="4.12479442036842" calcext:value-type="float">
            <text:p>4.12479442036842</text:p>
          </table:table-cell>
          <table:table-cell table:formula="of:=[.D79]+[.F79]" office:value-type="float" office:value="20.4931729342357" calcext:value-type="float">
            <text:p>20.4931729342357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J$2]*[.A80]/[.K$2]" office:value-type="float" office:value="1560" calcext:value-type="float">
            <text:p>1560</text:p>
          </table:table-cell>
          <table:table-cell table:formula="of:=([.J$2]+[.K$2])*COS([.A80]*PI()/180)" office:value-type="float" office:value="4.36614550717295" calcext:value-type="float">
            <text:p>4.36614550717295</text:p>
          </table:table-cell>
          <table:table-cell table:formula="of:=([.J$2]+[.K$2])*SIN([.A80]*PI()/180)" office:value-type="float" office:value="20.5410996154099" calcext:value-type="float">
            <text:p>20.5410996154099</text:p>
          </table:table-cell>
          <table:table-cell table:formula="of:=[.L$2]*COS(([.A80]+[.B80])*PI()/180)" office:value-type="float" office:value="-0.570633909777092" calcext:value-type="float">
            <text:p>-0.570633909777092</text:p>
          </table:table-cell>
          <table:table-cell table:formula="of:=[.L$2]*SIN(([.A80]+[.B80])*PI()/180)" office:value-type="float" office:value="-0.185410196624969" calcext:value-type="float">
            <text:p>-0.185410196624969</text:p>
          </table:table-cell>
          <table:table-cell table:formula="of:=[.C80]+[.E80]" office:value-type="float" office:value="3.79551159739586" calcext:value-type="float">
            <text:p>3.79551159739586</text:p>
          </table:table-cell>
          <table:table-cell table:formula="of:=[.D80]+[.F80]" office:value-type="float" office:value="20.3556894187849" calcext:value-type="float">
            <text:p>20.3556894187849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J$2]*[.A81]/[.K$2]" office:value-type="float" office:value="1580" calcext:value-type="float">
            <text:p>1580</text:p>
          </table:table-cell>
          <table:table-cell table:formula="of:=([.J$2]+[.K$2])*COS([.A81]*PI()/180)" office:value-type="float" office:value="4.00698890290744" calcext:value-type="float">
            <text:p>4.00698890290744</text:p>
          </table:table-cell>
          <table:table-cell table:formula="of:=([.J$2]+[.K$2])*SIN([.A81]*PI()/180)" office:value-type="float" office:value="20.6141708524009" calcext:value-type="float">
            <text:p>20.6141708524009</text:p>
          </table:table-cell>
          <table:table-cell table:formula="of:=[.L$2]*COS(([.A81]+[.B81])*PI()/180)" office:value-type="float" office:value="-0.466287576874184" calcext:value-type="float">
            <text:p>-0.466287576874184</text:p>
          </table:table-cell>
          <table:table-cell table:formula="of:=[.L$2]*SIN(([.A81]+[.B81])*PI()/180)" office:value-type="float" office:value="-0.3775922346299" calcext:value-type="float">
            <text:p>-0.3775922346299</text:p>
          </table:table-cell>
          <table:table-cell table:formula="of:=[.C81]+[.E81]" office:value-type="float" office:value="3.54070132603326" calcext:value-type="float">
            <text:p>3.54070132603326</text:p>
          </table:table-cell>
          <table:table-cell table:formula="of:=[.D81]+[.F81]" office:value-type="float" office:value="20.236578617771" calcext:value-type="float">
            <text:p>20.236578617771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J$2]*[.A82]/[.K$2]" office:value-type="float" office:value="1600" calcext:value-type="float">
            <text:p>1600</text:p>
          </table:table-cell>
          <table:table-cell table:formula="of:=([.J$2]+[.K$2])*COS([.A82]*PI()/180)" office:value-type="float" office:value="3.64661173100554" calcext:value-type="float">
            <text:p>3.64661173100554</text:p>
          </table:table-cell>
          <table:table-cell table:formula="of:=([.J$2]+[.K$2])*SIN([.A82]*PI()/180)" office:value-type="float" office:value="20.6809628132564" calcext:value-type="float">
            <text:p>20.6809628132564</text:p>
          </table:table-cell>
          <table:table-cell table:formula="of:=[.L$2]*COS(([.A82]+[.B82])*PI()/180)" office:value-type="float" office:value="-0.3" calcext:value-type="float">
            <text:p>-0.3</text:p>
          </table:table-cell>
          <table:table-cell table:formula="of:=[.L$2]*SIN(([.A82]+[.B82])*PI()/180)" office:value-type="float" office:value="-0.519615242270664" calcext:value-type="float">
            <text:p>-0.519615242270664</text:p>
          </table:table-cell>
          <table:table-cell table:formula="of:=[.C82]+[.E82]" office:value-type="float" office:value="3.34661173100554" calcext:value-type="float">
            <text:p>3.34661173100554</text:p>
          </table:table-cell>
          <table:table-cell table:formula="of:=[.D82]+[.F82]" office:value-type="float" office:value="20.1613475709857" calcext:value-type="float">
            <text:p>20.1613475709857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J$2]*[.A83]/[.K$2]" office:value-type="float" office:value="1620" calcext:value-type="float">
            <text:p>1620</text:p>
          </table:table-cell>
          <table:table-cell table:formula="of:=([.J$2]+[.K$2])*COS([.A83]*PI()/180)" office:value-type="float" office:value="3.28512376584485" calcext:value-type="float">
            <text:p>3.28512376584485</text:p>
          </table:table-cell>
          <table:table-cell table:formula="of:=([.J$2]+[.K$2])*SIN([.A83]*PI()/180)" office:value-type="float" office:value="20.7414551524979" calcext:value-type="float">
            <text:p>20.7414551524979</text:p>
          </table:table-cell>
          <table:table-cell table:formula="of:=[.L$2]*COS(([.A83]+[.B83])*PI()/180)" office:value-type="float" office:value="-0.0938606790241387" calcext:value-type="float">
            <text:p>-0.093860679024139</text:p>
          </table:table-cell>
          <table:table-cell table:formula="of:=[.L$2]*SIN(([.A83]+[.B83])*PI()/180)" office:value-type="float" office:value="-0.592613004357083" calcext:value-type="float">
            <text:p>-0.592613004357083</text:p>
          </table:table-cell>
          <table:table-cell table:formula="of:=[.C83]+[.E83]" office:value-type="float" office:value="3.19126308682071" calcext:value-type="float">
            <text:p>3.19126308682071</text:p>
          </table:table-cell>
          <table:table-cell table:formula="of:=[.D83]+[.F83]" office:value-type="float" office:value="20.1488421481408" calcext:value-type="float">
            <text:p>20.1488421481408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J$2]*[.A84]/[.K$2]" office:value-type="float" office:value="1640" calcext:value-type="float">
            <text:p>1640</text:p>
          </table:table-cell>
          <table:table-cell table:formula="of:=([.J$2]+[.K$2])*COS([.A84]*PI()/180)" office:value-type="float" office:value="2.92263512016138" calcext:value-type="float">
            <text:p>2.92263512016138</text:p>
          </table:table-cell>
          <table:table-cell table:formula="of:=([.J$2]+[.K$2])*SIN([.A84]*PI()/180)" office:value-type="float" office:value="20.795629443573" calcext:value-type="float">
            <text:p>20.795629443573</text:p>
          </table:table-cell>
          <table:table-cell table:formula="of:=[.L$2]*COS(([.A84]+[.B84])*PI()/180)" office:value-type="float" office:value="0.124747014490655" calcext:value-type="float">
            <text:p>0.124747014490655</text:p>
          </table:table-cell>
          <table:table-cell table:formula="of:=[.L$2]*SIN(([.A84]+[.B84])*PI()/180)" office:value-type="float" office:value="-0.586888560440284" calcext:value-type="float">
            <text:p>-0.586888560440284</text:p>
          </table:table-cell>
          <table:table-cell table:formula="of:=[.C84]+[.E84]" office:value-type="float" office:value="3.04738213465203" calcext:value-type="float">
            <text:p>3.04738213465203</text:p>
          </table:table-cell>
          <table:table-cell table:formula="of:=[.D84]+[.F84]" office:value-type="float" office:value="20.2087408831327" calcext:value-type="float">
            <text:p>20.2087408831327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J$2]*[.A85]/[.K$2]" office:value-type="float" office:value="1660" calcext:value-type="float">
            <text:p>1660</text:p>
          </table:table-cell>
          <table:table-cell table:formula="of:=([.J$2]+[.K$2])*COS([.A85]*PI()/180)" office:value-type="float" office:value="2.5592562115081" calcext:value-type="float">
            <text:p>2.5592562115081</text:p>
          </table:table-cell>
          <table:table-cell table:formula="of:=([.J$2]+[.K$2])*SIN([.A85]*PI()/180)" office:value-type="float" office:value="20.8434691844678" calcext:value-type="float">
            <text:p>20.8434691844678</text:p>
          </table:table-cell>
          <table:table-cell table:formula="of:=[.L$2]*COS(([.A85]+[.B85])*PI()/180)" office:value-type="float" office:value="0.326783421009016" calcext:value-type="float">
            <text:p>0.326783421009016</text:p>
          </table:table-cell>
          <table:table-cell table:formula="of:=[.L$2]*SIN(([.A85]+[.B85])*PI()/180)" office:value-type="float" office:value="-0.503202340767254" calcext:value-type="float">
            <text:p>-0.503202340767254</text:p>
          </table:table-cell>
          <table:table-cell table:formula="of:=[.C85]+[.E85]" office:value-type="float" office:value="2.88603963251711" calcext:value-type="float">
            <text:p>2.88603963251711</text:p>
          </table:table-cell>
          <table:table-cell table:formula="of:=[.D85]+[.F85]" office:value-type="float" office:value="20.3402668437005" calcext:value-type="float">
            <text:p>20.3402668437005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J$2]*[.A86]/[.K$2]" office:value-type="float" office:value="1680" calcext:value-type="float">
            <text:p>1680</text:p>
          </table:table-cell>
          <table:table-cell table:formula="of:=([.J$2]+[.K$2])*COS([.A86]*PI()/180)" office:value-type="float" office:value="2.19509772862072" calcext:value-type="float">
            <text:p>2.19509772862072</text:p>
          </table:table-cell>
          <table:table-cell table:formula="of:=([.J$2]+[.K$2])*SIN([.A86]*PI()/180)" office:value-type="float" office:value="20.8849598027337" calcext:value-type="float">
            <text:p>20.8849598027337</text:p>
          </table:table-cell>
          <table:table-cell table:formula="of:=[.L$2]*COS(([.A86]+[.B86])*PI()/180)" office:value-type="float" office:value="0.485410196624968" calcext:value-type="float">
            <text:p>0.485410196624968</text:p>
          </table:table-cell>
          <table:table-cell table:formula="of:=[.L$2]*SIN(([.A86]+[.B86])*PI()/180)" office:value-type="float" office:value="-0.352671151375485" calcext:value-type="float">
            <text:p>-0.352671151375485</text:p>
          </table:table-cell>
          <table:table-cell table:formula="of:=[.C86]+[.E86]" office:value-type="float" office:value="2.68050792524569" calcext:value-type="float">
            <text:p>2.68050792524569</text:p>
          </table:table-cell>
          <table:table-cell table:formula="of:=[.D86]+[.F86]" office:value-type="float" office:value="20.5322886513583" calcext:value-type="float">
            <text:p>20.5322886513583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J$2]*[.A87]/[.K$2]" office:value-type="float" office:value="1700" calcext:value-type="float">
            <text:p>1700</text:p>
          </table:table-cell>
          <table:table-cell table:formula="of:=([.J$2]+[.K$2])*COS([.A87]*PI()/180)" office:value-type="float" office:value="1.83027059770082" calcext:value-type="float">
            <text:p>1.83027059770082</text:p>
          </table:table-cell>
          <table:table-cell table:formula="of:=([.J$2]+[.K$2])*SIN([.A87]*PI()/180)" office:value-type="float" office:value="20.9200886599267" calcext:value-type="float">
            <text:p>20.9200886599267</text:p>
          </table:table-cell>
          <table:table-cell table:formula="of:=[.L$2]*COS(([.A87]+[.B87])*PI()/180)" office:value-type="float" office:value="0.579555495773441" calcext:value-type="float">
            <text:p>0.579555495773441</text:p>
          </table:table-cell>
          <table:table-cell table:formula="of:=[.L$2]*SIN(([.A87]+[.B87])*PI()/180)" office:value-type="float" office:value="-0.155291427061512" calcext:value-type="float">
            <text:p>-0.155291427061512</text:p>
          </table:table-cell>
          <table:table-cell table:formula="of:=[.C87]+[.E87]" office:value-type="float" office:value="2.40982609347426" calcext:value-type="float">
            <text:p>2.40982609347426</text:p>
          </table:table-cell>
          <table:table-cell table:formula="of:=[.D87]+[.F87]" office:value-type="float" office:value="20.7647972328651" calcext:value-type="float">
            <text:p>20.7647972328651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J$2]*[.A88]/[.K$2]" office:value-type="float" office:value="1720" calcext:value-type="float">
            <text:p>1720</text:p>
          </table:table-cell>
          <table:table-cell table:formula="of:=([.J$2]+[.K$2])*COS([.A88]*PI()/180)" office:value-type="float" office:value="1.46488594862663" calcext:value-type="float">
            <text:p>1.46488594862663</text:p>
          </table:table-cell>
          <table:table-cell table:formula="of:=([.J$2]+[.K$2])*SIN([.A88]*PI()/180)" office:value-type="float" office:value="20.9488450554563" calcext:value-type="float">
            <text:p>20.9488450554563</text:p>
          </table:table-cell>
          <table:table-cell table:formula="of:=[.L$2]*COS(([.A88]+[.B88])*PI()/180)" office:value-type="float" office:value="0.596713137220964" calcext:value-type="float">
            <text:p>0.596713137220964</text:p>
          </table:table-cell>
          <table:table-cell table:formula="of:=[.L$2]*SIN(([.A88]+[.B88])*PI()/180)" office:value-type="float" office:value="0.0627170779605917" calcext:value-type="float">
            <text:p>0.062717077960592</text:p>
          </table:table-cell>
          <table:table-cell table:formula="of:=[.C88]+[.E88]" office:value-type="float" office:value="2.0615990858476" calcext:value-type="float">
            <text:p>2.0615990858476</text:p>
          </table:table-cell>
          <table:table-cell table:formula="of:=[.D88]+[.F88]" office:value-type="float" office:value="21.0115621334169" calcext:value-type="float">
            <text:p>21.0115621334169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J$2]*[.A89]/[.K$2]" office:value-type="float" office:value="1740" calcext:value-type="float">
            <text:p>1740</text:p>
          </table:table-cell>
          <table:table-cell table:formula="of:=([.J$2]+[.K$2])*COS([.A89]*PI()/180)" office:value-type="float" office:value="1.09905508110182" calcext:value-type="float">
            <text:p>1.09905508110182</text:p>
          </table:table-cell>
          <table:table-cell table:formula="of:=([.J$2]+[.K$2])*SIN([.A89]*PI()/180)" office:value-type="float" office:value="20.971220229846" calcext:value-type="float">
            <text:p>20.971220229846</text:p>
          </table:table-cell>
          <table:table-cell table:formula="of:=[.L$2]*COS(([.A89]+[.B89])*PI()/180)" office:value-type="float" office:value="0.534603914513021" calcext:value-type="float">
            <text:p>0.534603914513021</text:p>
          </table:table-cell>
          <table:table-cell table:formula="of:=[.L$2]*SIN(([.A89]+[.B89])*PI()/180)" office:value-type="float" office:value="0.272394299843727" calcext:value-type="float">
            <text:p>0.272394299843727</text:p>
          </table:table-cell>
          <table:table-cell table:formula="of:=[.C89]+[.E89]" office:value-type="float" office:value="1.63365899561484" calcext:value-type="float">
            <text:p>1.63365899561484</text:p>
          </table:table-cell>
          <table:table-cell table:formula="of:=[.D89]+[.F89]" office:value-type="float" office:value="21.2436145296898" calcext:value-type="float">
            <text:p>21.2436145296898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J$2]*[.A90]/[.K$2]" office:value-type="float" office:value="1760" calcext:value-type="float">
            <text:p>1760</text:p>
          </table:table-cell>
          <table:table-cell table:formula="of:=([.J$2]+[.K$2])*COS([.A90]*PI()/180)" office:value-type="float" office:value="0.732889430752523" calcext:value-type="float">
            <text:p>0.732889430752523</text:p>
          </table:table-cell>
          <table:table-cell table:formula="of:=([.J$2]+[.K$2])*SIN([.A90]*PI()/180)" office:value-type="float" office:value="20.987207367401" calcext:value-type="float">
            <text:p>20.987207367401</text:p>
          </table:table-cell>
          <table:table-cell table:formula="of:=[.L$2]*COS(([.A90]+[.B90])*PI()/180)" office:value-type="float" office:value="0.401478363815313" calcext:value-type="float">
            <text:p>0.401478363815313</text:p>
          </table:table-cell>
          <table:table-cell table:formula="of:=[.L$2]*SIN(([.A90]+[.B90])*PI()/180)" office:value-type="float" office:value="0.445886895286438" calcext:value-type="float">
            <text:p>0.445886895286438</text:p>
          </table:table-cell>
          <table:table-cell table:formula="of:=[.C90]+[.E90]" office:value-type="float" office:value="1.13436779456784" calcext:value-type="float">
            <text:p>1.13436779456784</text:p>
          </table:table-cell>
          <table:table-cell table:formula="of:=[.D90]+[.F90]" office:value-type="float" office:value="21.4330942626874" calcext:value-type="float">
            <text:p>21.4330942626874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J$2]*[.A91]/[.K$2]" office:value-type="float" office:value="1780" calcext:value-type="float">
            <text:p>1780</text:p>
          </table:table-cell>
          <table:table-cell table:formula="of:=([.J$2]+[.K$2])*COS([.A91]*PI()/180)" office:value-type="float" office:value="0.366500535182951" calcext:value-type="float">
            <text:p>0.366500535182951</text:p>
          </table:table-cell>
          <table:table-cell table:formula="of:=([.J$2]+[.K$2])*SIN([.A91]*PI()/180)" office:value-type="float" office:value="20.9968015982842" calcext:value-type="float">
            <text:p>20.9968015982842</text:p>
          </table:table-cell>
          <table:table-cell table:formula="of:=[.L$2]*COS(([.A91]+[.B91])*PI()/180)" office:value-type="float" office:value="0.215020769727181" calcext:value-type="float">
            <text:p>0.215020769727181</text:p>
          </table:table-cell>
          <table:table-cell table:formula="of:=[.L$2]*SIN(([.A91]+[.B91])*PI()/180)" office:value-type="float" office:value="0.560148255898321" calcext:value-type="float">
            <text:p>0.560148255898321</text:p>
          </table:table-cell>
          <table:table-cell table:formula="of:=[.C91]+[.E91]" office:value-type="float" office:value="0.581521304910132" calcext:value-type="float">
            <text:p>0.581521304910132</text:p>
          </table:table-cell>
          <table:table-cell table:formula="of:=[.D91]+[.F91]" office:value-type="float" office:value="21.5569498541825" calcext:value-type="float">
            <text:p>21.5569498541825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J$2]*[.A92]/[.K$2]" office:value-type="float" office:value="1800" calcext:value-type="float">
            <text:p>1800</text:p>
          </table:table-cell>
          <table:table-cell table:formula="of:=([.J$2]+[.K$2])*COS([.A92]*PI()/180)" office:value-type="float" office:value="1.28587913910472E-015" calcext:value-type="float">
            <text:p>1.28587913910472E-15</text:p>
          </table:table-cell>
          <table:table-cell table:formula="of:=([.J$2]+[.K$2])*SIN([.A92]*PI()/180)" office:value-type="float" office:value="21" calcext:value-type="float">
            <text:p>21</text:p>
          </table:table-cell>
          <table:table-cell table:formula="of:=[.L$2]*COS(([.A92]+[.B92])*PI()/180)" office:value-type="float" office:value="3.96896979438328E-015" calcext:value-type="float">
            <text:p>3.96896979438328E-15</text:p>
          </table:table-cell>
          <table:table-cell table:formula="of:=[.L$2]*SIN(([.A92]+[.B92])*PI()/180)" office:value-type="float" office:value="0.6" calcext:value-type="float">
            <text:p>0.6</text:p>
          </table:table-cell>
          <table:table-cell table:formula="of:=[.C92]+[.E92]" office:value-type="float" office:value="5.254848933488E-015" calcext:value-type="float">
            <text:p>5.254848933488E-15</text:p>
          </table:table-cell>
          <table:table-cell table:formula="of:=[.D92]+[.F92]" office:value-type="float" office:value="21.6" calcext:value-type="float">
            <text:p>21.6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J$2]*[.A93]/[.K$2]" office:value-type="float" office:value="1820" calcext:value-type="float">
            <text:p>1820</text:p>
          </table:table-cell>
          <table:table-cell table:formula="of:=([.J$2]+[.K$2])*COS([.A93]*PI()/180)" office:value-type="float" office:value="-0.366500535182953" calcext:value-type="float">
            <text:p>-0.366500535182953</text:p>
          </table:table-cell>
          <table:table-cell table:formula="of:=([.J$2]+[.K$2])*SIN([.A93]*PI()/180)" office:value-type="float" office:value="20.9968015982842" calcext:value-type="float">
            <text:p>20.9968015982842</text:p>
          </table:table-cell>
          <table:table-cell table:formula="of:=[.L$2]*COS(([.A93]+[.B93])*PI()/180)" office:value-type="float" office:value="-0.215020769727182" calcext:value-type="float">
            <text:p>-0.215020769727182</text:p>
          </table:table-cell>
          <table:table-cell table:formula="of:=[.L$2]*SIN(([.A93]+[.B93])*PI()/180)" office:value-type="float" office:value="0.560148255898321" calcext:value-type="float">
            <text:p>0.560148255898321</text:p>
          </table:table-cell>
          <table:table-cell table:formula="of:=[.C93]+[.E93]" office:value-type="float" office:value="-0.581521304910135" calcext:value-type="float">
            <text:p>-0.581521304910135</text:p>
          </table:table-cell>
          <table:table-cell table:formula="of:=[.D93]+[.F93]" office:value-type="float" office:value="21.5569498541825" calcext:value-type="float">
            <text:p>21.5569498541825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J$2]*[.A94]/[.K$2]" office:value-type="float" office:value="1840" calcext:value-type="float">
            <text:p>1840</text:p>
          </table:table-cell>
          <table:table-cell table:formula="of:=([.J$2]+[.K$2])*COS([.A94]*PI()/180)" office:value-type="float" office:value="-0.732889430752515" calcext:value-type="float">
            <text:p>-0.732889430752515</text:p>
          </table:table-cell>
          <table:table-cell table:formula="of:=([.J$2]+[.K$2])*SIN([.A94]*PI()/180)" office:value-type="float" office:value="20.987207367401" calcext:value-type="float">
            <text:p>20.987207367401</text:p>
          </table:table-cell>
          <table:table-cell table:formula="of:=[.L$2]*COS(([.A94]+[.B94])*PI()/180)" office:value-type="float" office:value="-0.401478363815314" calcext:value-type="float">
            <text:p>-0.401478363815314</text:p>
          </table:table-cell>
          <table:table-cell table:formula="of:=[.L$2]*SIN(([.A94]+[.B94])*PI()/180)" office:value-type="float" office:value="0.445886895286438" calcext:value-type="float">
            <text:p>0.445886895286438</text:p>
          </table:table-cell>
          <table:table-cell table:formula="of:=[.C94]+[.E94]" office:value-type="float" office:value="-1.13436779456783" calcext:value-type="float">
            <text:p>-1.13436779456783</text:p>
          </table:table-cell>
          <table:table-cell table:formula="of:=[.D94]+[.F94]" office:value-type="float" office:value="21.4330942626874" calcext:value-type="float">
            <text:p>21.4330942626874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J$2]*[.A95]/[.K$2]" office:value-type="float" office:value="1860" calcext:value-type="float">
            <text:p>1860</text:p>
          </table:table-cell>
          <table:table-cell table:formula="of:=([.J$2]+[.K$2])*COS([.A95]*PI()/180)" office:value-type="float" office:value="-1.09905508110182" calcext:value-type="float">
            <text:p>-1.09905508110182</text:p>
          </table:table-cell>
          <table:table-cell table:formula="of:=([.J$2]+[.K$2])*SIN([.A95]*PI()/180)" office:value-type="float" office:value="20.971220229846" calcext:value-type="float">
            <text:p>20.971220229846</text:p>
          </table:table-cell>
          <table:table-cell table:formula="of:=[.L$2]*COS(([.A95]+[.B95])*PI()/180)" office:value-type="float" office:value="-0.534603914513021" calcext:value-type="float">
            <text:p>-0.534603914513021</text:p>
          </table:table-cell>
          <table:table-cell table:formula="of:=[.L$2]*SIN(([.A95]+[.B95])*PI()/180)" office:value-type="float" office:value="0.272394299843728" calcext:value-type="float">
            <text:p>0.272394299843728</text:p>
          </table:table-cell>
          <table:table-cell table:formula="of:=[.C95]+[.E95]" office:value-type="float" office:value="-1.63365899561484" calcext:value-type="float">
            <text:p>-1.63365899561484</text:p>
          </table:table-cell>
          <table:table-cell table:formula="of:=[.D95]+[.F95]" office:value-type="float" office:value="21.2436145296898" calcext:value-type="float">
            <text:p>21.2436145296898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J$2]*[.A96]/[.K$2]" office:value-type="float" office:value="1880" calcext:value-type="float">
            <text:p>1880</text:p>
          </table:table-cell>
          <table:table-cell table:formula="of:=([.J$2]+[.K$2])*COS([.A96]*PI()/180)" office:value-type="float" office:value="-1.46488594862663" calcext:value-type="float">
            <text:p>-1.46488594862663</text:p>
          </table:table-cell>
          <table:table-cell table:formula="of:=([.J$2]+[.K$2])*SIN([.A96]*PI()/180)" office:value-type="float" office:value="20.9488450554563" calcext:value-type="float">
            <text:p>20.9488450554563</text:p>
          </table:table-cell>
          <table:table-cell table:formula="of:=[.L$2]*COS(([.A96]+[.B96])*PI()/180)" office:value-type="float" office:value="-0.596713137220964" calcext:value-type="float">
            <text:p>-0.596713137220964</text:p>
          </table:table-cell>
          <table:table-cell table:formula="of:=[.L$2]*SIN(([.A96]+[.B96])*PI()/180)" office:value-type="float" office:value="0.0627170779605911" calcext:value-type="float">
            <text:p>0.062717077960591</text:p>
          </table:table-cell>
          <table:table-cell table:formula="of:=[.C96]+[.E96]" office:value-type="float" office:value="-2.0615990858476" calcext:value-type="float">
            <text:p>-2.0615990858476</text:p>
          </table:table-cell>
          <table:table-cell table:formula="of:=[.D96]+[.F96]" office:value-type="float" office:value="21.0115621334169" calcext:value-type="float">
            <text:p>21.0115621334169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J$2]*[.A97]/[.K$2]" office:value-type="float" office:value="1900" calcext:value-type="float">
            <text:p>1900</text:p>
          </table:table-cell>
          <table:table-cell table:formula="of:=([.J$2]+[.K$2])*COS([.A97]*PI()/180)" office:value-type="float" office:value="-1.83027059770082" calcext:value-type="float">
            <text:p>-1.83027059770082</text:p>
          </table:table-cell>
          <table:table-cell table:formula="of:=([.J$2]+[.K$2])*SIN([.A97]*PI()/180)" office:value-type="float" office:value="20.9200886599267" calcext:value-type="float">
            <text:p>20.9200886599267</text:p>
          </table:table-cell>
          <table:table-cell table:formula="of:=[.L$2]*COS(([.A97]+[.B97])*PI()/180)" office:value-type="float" office:value="-0.579555495773442" calcext:value-type="float">
            <text:p>-0.579555495773442</text:p>
          </table:table-cell>
          <table:table-cell table:formula="of:=[.L$2]*SIN(([.A97]+[.B97])*PI()/180)" office:value-type="float" office:value="-0.155291427061511" calcext:value-type="float">
            <text:p>-0.155291427061511</text:p>
          </table:table-cell>
          <table:table-cell table:formula="of:=[.C97]+[.E97]" office:value-type="float" office:value="-2.40982609347426" calcext:value-type="float">
            <text:p>-2.40982609347426</text:p>
          </table:table-cell>
          <table:table-cell table:formula="of:=[.D97]+[.F97]" office:value-type="float" office:value="20.7647972328651" calcext:value-type="float">
            <text:p>20.7647972328651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J$2]*[.A98]/[.K$2]" office:value-type="float" office:value="1920" calcext:value-type="float">
            <text:p>1920</text:p>
          </table:table-cell>
          <table:table-cell table:formula="of:=([.J$2]+[.K$2])*COS([.A98]*PI()/180)" office:value-type="float" office:value="-2.19509772862072" calcext:value-type="float">
            <text:p>-2.19509772862072</text:p>
          </table:table-cell>
          <table:table-cell table:formula="of:=([.J$2]+[.K$2])*SIN([.A98]*PI()/180)" office:value-type="float" office:value="20.8849598027337" calcext:value-type="float">
            <text:p>20.8849598027337</text:p>
          </table:table-cell>
          <table:table-cell table:formula="of:=[.L$2]*COS(([.A98]+[.B98])*PI()/180)" office:value-type="float" office:value="-0.485410196624969" calcext:value-type="float">
            <text:p>-0.485410196624969</text:p>
          </table:table-cell>
          <table:table-cell table:formula="of:=[.L$2]*SIN(([.A98]+[.B98])*PI()/180)" office:value-type="float" office:value="-0.352671151375483" calcext:value-type="float">
            <text:p>-0.352671151375483</text:p>
          </table:table-cell>
          <table:table-cell table:formula="of:=[.C98]+[.E98]" office:value-type="float" office:value="-2.68050792524569" calcext:value-type="float">
            <text:p>-2.68050792524569</text:p>
          </table:table-cell>
          <table:table-cell table:formula="of:=[.D98]+[.F98]" office:value-type="float" office:value="20.5322886513583" calcext:value-type="float">
            <text:p>20.5322886513583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J$2]*[.A99]/[.K$2]" office:value-type="float" office:value="1940" calcext:value-type="float">
            <text:p>1940</text:p>
          </table:table-cell>
          <table:table-cell table:formula="of:=([.J$2]+[.K$2])*COS([.A99]*PI()/180)" office:value-type="float" office:value="-2.55925621150809" calcext:value-type="float">
            <text:p>-2.55925621150809</text:p>
          </table:table-cell>
          <table:table-cell table:formula="of:=([.J$2]+[.K$2])*SIN([.A99]*PI()/180)" office:value-type="float" office:value="20.8434691844678" calcext:value-type="float">
            <text:p>20.8434691844678</text:p>
          </table:table-cell>
          <table:table-cell table:formula="of:=[.L$2]*COS(([.A99]+[.B99])*PI()/180)" office:value-type="float" office:value="-0.326783421009016" calcext:value-type="float">
            <text:p>-0.326783421009016</text:p>
          </table:table-cell>
          <table:table-cell table:formula="of:=[.L$2]*SIN(([.A99]+[.B99])*PI()/180)" office:value-type="float" office:value="-0.503202340767255" calcext:value-type="float">
            <text:p>-0.503202340767255</text:p>
          </table:table-cell>
          <table:table-cell table:formula="of:=[.C99]+[.E99]" office:value-type="float" office:value="-2.88603963251711" calcext:value-type="float">
            <text:p>-2.88603963251711</text:p>
          </table:table-cell>
          <table:table-cell table:formula="of:=[.D99]+[.F99]" office:value-type="float" office:value="20.3402668437005" calcext:value-type="float">
            <text:p>20.3402668437005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J$2]*[.A100]/[.K$2]" office:value-type="float" office:value="1960" calcext:value-type="float">
            <text:p>1960</text:p>
          </table:table-cell>
          <table:table-cell table:formula="of:=([.J$2]+[.K$2])*COS([.A100]*PI()/180)" office:value-type="float" office:value="-2.92263512016137" calcext:value-type="float">
            <text:p>-2.92263512016137</text:p>
          </table:table-cell>
          <table:table-cell table:formula="of:=([.J$2]+[.K$2])*SIN([.A100]*PI()/180)" office:value-type="float" office:value="20.795629443573" calcext:value-type="float">
            <text:p>20.795629443573</text:p>
          </table:table-cell>
          <table:table-cell table:formula="of:=[.L$2]*COS(([.A100]+[.B100])*PI()/180)" office:value-type="float" office:value="-0.124747014490658" calcext:value-type="float">
            <text:p>-0.124747014490658</text:p>
          </table:table-cell>
          <table:table-cell table:formula="of:=[.L$2]*SIN(([.A100]+[.B100])*PI()/180)" office:value-type="float" office:value="-0.586888560440283" calcext:value-type="float">
            <text:p>-0.586888560440283</text:p>
          </table:table-cell>
          <table:table-cell table:formula="of:=[.C100]+[.E100]" office:value-type="float" office:value="-3.04738213465203" calcext:value-type="float">
            <text:p>-3.04738213465203</text:p>
          </table:table-cell>
          <table:table-cell table:formula="of:=[.D100]+[.F100]" office:value-type="float" office:value="20.2087408831327" calcext:value-type="float">
            <text:p>20.2087408831327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J$2]*[.A101]/[.K$2]" office:value-type="float" office:value="1980" calcext:value-type="float">
            <text:p>1980</text:p>
          </table:table-cell>
          <table:table-cell table:formula="of:=([.J$2]+[.K$2])*COS([.A101]*PI()/180)" office:value-type="float" office:value="-3.28512376584485" calcext:value-type="float">
            <text:p>-3.28512376584485</text:p>
          </table:table-cell>
          <table:table-cell table:formula="of:=([.J$2]+[.K$2])*SIN([.A101]*PI()/180)" office:value-type="float" office:value="20.7414551524979" calcext:value-type="float">
            <text:p>20.7414551524979</text:p>
          </table:table-cell>
          <table:table-cell table:formula="of:=[.L$2]*COS(([.A101]+[.B101])*PI()/180)" office:value-type="float" office:value="0.0938606790241372" calcext:value-type="float">
            <text:p>0.093860679024137</text:p>
          </table:table-cell>
          <table:table-cell table:formula="of:=[.L$2]*SIN(([.A101]+[.B101])*PI()/180)" office:value-type="float" office:value="-0.592613004357083" calcext:value-type="float">
            <text:p>-0.592613004357083</text:p>
          </table:table-cell>
          <table:table-cell table:formula="of:=[.C101]+[.E101]" office:value-type="float" office:value="-3.19126308682071" calcext:value-type="float">
            <text:p>-3.19126308682071</text:p>
          </table:table-cell>
          <table:table-cell table:formula="of:=[.D101]+[.F101]" office:value-type="float" office:value="20.1488421481408" calcext:value-type="float">
            <text:p>20.1488421481408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J$2]*[.A102]/[.K$2]" office:value-type="float" office:value="2000" calcext:value-type="float">
            <text:p>2000</text:p>
          </table:table-cell>
          <table:table-cell table:formula="of:=([.J$2]+[.K$2])*COS([.A102]*PI()/180)" office:value-type="float" office:value="-3.64661173100554" calcext:value-type="float">
            <text:p>-3.64661173100554</text:p>
          </table:table-cell>
          <table:table-cell table:formula="of:=([.J$2]+[.K$2])*SIN([.A102]*PI()/180)" office:value-type="float" office:value="20.6809628132564" calcext:value-type="float">
            <text:p>20.6809628132564</text:p>
          </table:table-cell>
          <table:table-cell table:formula="of:=[.L$2]*COS(([.A102]+[.B102])*PI()/180)" office:value-type="float" office:value="0.3" calcext:value-type="float">
            <text:p>0.3</text:p>
          </table:table-cell>
          <table:table-cell table:formula="of:=[.L$2]*SIN(([.A102]+[.B102])*PI()/180)" office:value-type="float" office:value="-0.519615242270663" calcext:value-type="float">
            <text:p>-0.519615242270663</text:p>
          </table:table-cell>
          <table:table-cell table:formula="of:=[.C102]+[.E102]" office:value-type="float" office:value="-3.34661173100554" calcext:value-type="float">
            <text:p>-3.34661173100554</text:p>
          </table:table-cell>
          <table:table-cell table:formula="of:=[.D102]+[.F102]" office:value-type="float" office:value="20.1613475709857" calcext:value-type="float">
            <text:p>20.1613475709857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J$2]*[.A103]/[.K$2]" office:value-type="float" office:value="2020" calcext:value-type="float">
            <text:p>2020</text:p>
          </table:table-cell>
          <table:table-cell table:formula="of:=([.J$2]+[.K$2])*COS([.A103]*PI()/180)" office:value-type="float" office:value="-4.00698890290744" calcext:value-type="float">
            <text:p>-4.00698890290744</text:p>
          </table:table-cell>
          <table:table-cell table:formula="of:=([.J$2]+[.K$2])*SIN([.A103]*PI()/180)" office:value-type="float" office:value="20.6141708524009" calcext:value-type="float">
            <text:p>20.6141708524009</text:p>
          </table:table-cell>
          <table:table-cell table:formula="of:=[.L$2]*COS(([.A103]+[.B103])*PI()/180)" office:value-type="float" office:value="0.466287576874181" calcext:value-type="float">
            <text:p>0.466287576874181</text:p>
          </table:table-cell>
          <table:table-cell table:formula="of:=[.L$2]*SIN(([.A103]+[.B103])*PI()/180)" office:value-type="float" office:value="-0.377592234629905" calcext:value-type="float">
            <text:p>-0.377592234629905</text:p>
          </table:table-cell>
          <table:table-cell table:formula="of:=[.C103]+[.E103]" office:value-type="float" office:value="-3.54070132603326" calcext:value-type="float">
            <text:p>-3.54070132603326</text:p>
          </table:table-cell>
          <table:table-cell table:formula="of:=[.D103]+[.F103]" office:value-type="float" office:value="20.236578617771" calcext:value-type="float">
            <text:p>20.236578617771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J$2]*[.A104]/[.K$2]" office:value-type="float" office:value="2040" calcext:value-type="float">
            <text:p>2040</text:p>
          </table:table-cell>
          <table:table-cell table:formula="of:=([.J$2]+[.K$2])*COS([.A104]*PI()/180)" office:value-type="float" office:value="-4.36614550717294" calcext:value-type="float">
            <text:p>-4.36614550717294</text:p>
          </table:table-cell>
          <table:table-cell table:formula="of:=([.J$2]+[.K$2])*SIN([.A104]*PI()/180)" office:value-type="float" office:value="20.5410996154099" calcext:value-type="float">
            <text:p>20.5410996154099</text:p>
          </table:table-cell>
          <table:table-cell table:formula="of:=[.L$2]*COS(([.A104]+[.B104])*PI()/180)" office:value-type="float" office:value="0.570633909777092" calcext:value-type="float">
            <text:p>0.570633909777092</text:p>
          </table:table-cell>
          <table:table-cell table:formula="of:=[.L$2]*SIN(([.A104]+[.B104])*PI()/180)" office:value-type="float" office:value="-0.18541019662497" calcext:value-type="float">
            <text:p>-0.18541019662497</text:p>
          </table:table-cell>
          <table:table-cell table:formula="of:=[.C104]+[.E104]" office:value-type="float" office:value="-3.79551159739585" calcext:value-type="float">
            <text:p>-3.79551159739585</text:p>
          </table:table-cell>
          <table:table-cell table:formula="of:=[.D104]+[.F104]" office:value-type="float" office:value="20.3556894187849" calcext:value-type="float">
            <text:p>20.3556894187849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J$2]*[.A105]/[.K$2]" office:value-type="float" office:value="2060" calcext:value-type="float">
            <text:p>2060</text:p>
          </table:table-cell>
          <table:table-cell table:formula="of:=([.J$2]+[.K$2])*COS([.A105]*PI()/180)" office:value-type="float" office:value="-4.72397214122116" calcext:value-type="float">
            <text:p>-4.72397214122116</text:p>
          </table:table-cell>
          <table:table-cell table:formula="of:=([.J$2]+[.K$2])*SIN([.A105]*PI()/180)" office:value-type="float" office:value="20.4617713604899" calcext:value-type="float">
            <text:p>20.4617713604899</text:p>
          </table:table-cell>
          <table:table-cell table:formula="of:=[.L$2]*COS(([.A105]+[.B105])*PI()/180)" office:value-type="float" office:value="0.599177720852744" calcext:value-type="float">
            <text:p>0.599177720852744</text:p>
          </table:table-cell>
          <table:table-cell table:formula="of:=[.L$2]*SIN(([.A105]+[.B105])*PI()/180)" office:value-type="float" office:value="0.0314015737457656" calcext:value-type="float">
            <text:p>0.031401573745766</text:p>
          </table:table-cell>
          <table:table-cell table:formula="of:=[.C105]+[.E105]" office:value-type="float" office:value="-4.12479442036842" calcext:value-type="float">
            <text:p>-4.12479442036842</text:p>
          </table:table-cell>
          <table:table-cell table:formula="of:=[.D105]+[.F105]" office:value-type="float" office:value="20.4931729342357" calcext:value-type="float">
            <text:p>20.4931729342357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J$2]*[.A106]/[.K$2]" office:value-type="float" office:value="2080" calcext:value-type="float">
            <text:p>2080</text:p>
          </table:table-cell>
          <table:table-cell table:formula="of:=([.J$2]+[.K$2])*COS([.A106]*PI()/180)" office:value-type="float" office:value="-5.08035980759302" calcext:value-type="float">
            <text:p>-5.08035980759302</text:p>
          </table:table-cell>
          <table:table-cell table:formula="of:=([.J$2]+[.K$2])*SIN([.A106]*PI()/180)" office:value-type="float" office:value="20.3762102517959" calcext:value-type="float">
            <text:p>20.3762102517959</text:p>
          </table:table-cell>
          <table:table-cell table:formula="of:=[.L$2]*COS(([.A106]+[.B106])*PI()/180)" office:value-type="float" office:value="0.54812727458556" calcext:value-type="float">
            <text:p>0.54812727458556</text:p>
          </table:table-cell>
          <table:table-cell table:formula="of:=[.L$2]*SIN(([.A106]+[.B106])*PI()/180)" office:value-type="float" office:value="0.244041985845481" calcext:value-type="float">
            <text:p>0.244041985845481</text:p>
          </table:table-cell>
          <table:table-cell table:formula="of:=[.C106]+[.E106]" office:value-type="float" office:value="-4.53223253300746" calcext:value-type="float">
            <text:p>-4.53223253300746</text:p>
          </table:table-cell>
          <table:table-cell table:formula="of:=[.D106]+[.F106]" office:value-type="float" office:value="20.6202522376414" calcext:value-type="float">
            <text:p>20.6202522376414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J$2]*[.A107]/[.K$2]" office:value-type="float" office:value="2100" calcext:value-type="float">
            <text:p>2100</text:p>
          </table:table-cell>
          <table:table-cell table:formula="of:=([.J$2]+[.K$2])*COS([.A107]*PI()/180)" office:value-type="float" office:value="-5.43519994715294" calcext:value-type="float">
            <text:p>-5.43519994715294</text:p>
          </table:table-cell>
          <table:table-cell table:formula="of:=([.J$2]+[.K$2])*SIN([.A107]*PI()/180)" office:value-type="float" office:value="20.2844423520704" calcext:value-type="float">
            <text:p>20.2844423520704</text:p>
          </table:table-cell>
          <table:table-cell table:formula="of:=[.L$2]*COS(([.A107]+[.B107])*PI()/180)" office:value-type="float" office:value="0.42426406871193" calcext:value-type="float">
            <text:p>0.42426406871193</text:p>
          </table:table-cell>
          <table:table-cell table:formula="of:=[.L$2]*SIN(([.A107]+[.B107])*PI()/180)" office:value-type="float" office:value="0.424264068711927" calcext:value-type="float">
            <text:p>0.424264068711927</text:p>
          </table:table-cell>
          <table:table-cell table:formula="of:=[.C107]+[.E107]" office:value-type="float" office:value="-5.01093587844101" calcext:value-type="float">
            <text:p>-5.01093587844101</text:p>
          </table:table-cell>
          <table:table-cell table:formula="of:=[.D107]+[.F107]" office:value-type="float" office:value="20.7087064207824" calcext:value-type="float">
            <text:p>20.7087064207824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J$2]*[.A108]/[.K$2]" office:value-type="float" office:value="2120" calcext:value-type="float">
            <text:p>2120</text:p>
          </table:table-cell>
          <table:table-cell table:formula="of:=([.J$2]+[.K$2])*COS([.A108]*PI()/180)" office:value-type="float" office:value="-5.78838447215698" calcext:value-type="float">
            <text:p>-5.78838447215698</text:p>
          </table:table-cell>
          <table:table-cell table:formula="of:=([.J$2]+[.K$2])*SIN([.A108]*PI()/180)" office:value-type="float" office:value="20.1864956147047" calcext:value-type="float">
            <text:p>20.1864956147047</text:p>
          </table:table-cell>
          <table:table-cell table:formula="of:=[.L$2]*COS(([.A108]+[.B108])*PI()/180)" office:value-type="float" office:value="0.244041985845481" calcext:value-type="float">
            <text:p>0.244041985845481</text:p>
          </table:table-cell>
          <table:table-cell table:formula="of:=[.L$2]*SIN(([.A108]+[.B108])*PI()/180)" office:value-type="float" office:value="0.54812727458556" calcext:value-type="float">
            <text:p>0.54812727458556</text:p>
          </table:table-cell>
          <table:table-cell table:formula="of:=[.C108]+[.E108]" office:value-type="float" office:value="-5.5443424863115" calcext:value-type="float">
            <text:p>-5.5443424863115</text:p>
          </table:table-cell>
          <table:table-cell table:formula="of:=[.D108]+[.F108]" office:value-type="float" office:value="20.7346228892903" calcext:value-type="float">
            <text:p>20.7346228892903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J$2]*[.A109]/[.K$2]" office:value-type="float" office:value="2140" calcext:value-type="float">
            <text:p>2140</text:p>
          </table:table-cell>
          <table:table-cell table:formula="of:=([.J$2]+[.K$2])*COS([.A109]*PI()/180)" office:value-type="float" office:value="-6.13980579917747" calcext:value-type="float">
            <text:p>-6.13980579917747</text:p>
          </table:table-cell>
          <table:table-cell table:formula="of:=([.J$2]+[.K$2])*SIN([.A109]*PI()/180)" office:value-type="float" office:value="20.0823998752237" calcext:value-type="float">
            <text:p>20.0823998752237</text:p>
          </table:table-cell>
          <table:table-cell table:formula="of:=[.L$2]*COS(([.A109]+[.B109])*PI()/180)" office:value-type="float" office:value="0.0314015737457663" calcext:value-type="float">
            <text:p>0.031401573745766</text:p>
          </table:table-cell>
          <table:table-cell table:formula="of:=[.L$2]*SIN(([.A109]+[.B109])*PI()/180)" office:value-type="float" office:value="0.599177720852744" calcext:value-type="float">
            <text:p>0.599177720852744</text:p>
          </table:table-cell>
          <table:table-cell table:formula="of:=[.C109]+[.E109]" office:value-type="float" office:value="-6.1084042254317" calcext:value-type="float">
            <text:p>-6.1084042254317</text:p>
          </table:table-cell>
          <table:table-cell table:formula="of:=[.D109]+[.F109]" office:value-type="float" office:value="20.6815775960765" calcext:value-type="float">
            <text:p>20.6815775960765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J$2]*[.A110]/[.K$2]" office:value-type="float" office:value="2160" calcext:value-type="float">
            <text:p>2160</text:p>
          </table:table-cell>
          <table:table-cell table:formula="of:=([.J$2]+[.K$2])*COS([.A110]*PI()/180)" office:value-type="float" office:value="-6.48935688187389" calcext:value-type="float">
            <text:p>-6.48935688187389</text:p>
          </table:table-cell>
          <table:table-cell table:formula="of:=([.J$2]+[.K$2])*SIN([.A110]*PI()/180)" office:value-type="float" office:value="19.9721868421982" calcext:value-type="float">
            <text:p>19.9721868421982</text:p>
          </table:table-cell>
          <table:table-cell table:formula="of:=[.L$2]*COS(([.A110]+[.B110])*PI()/180)" office:value-type="float" office:value="-0.185410196624966" calcext:value-type="float">
            <text:p>-0.185410196624966</text:p>
          </table:table-cell>
          <table:table-cell table:formula="of:=[.L$2]*SIN(([.A110]+[.B110])*PI()/180)" office:value-type="float" office:value="0.570633909777093" calcext:value-type="float">
            <text:p>0.570633909777093</text:p>
          </table:table-cell>
          <table:table-cell table:formula="of:=[.C110]+[.E110]" office:value-type="float" office:value="-6.67476707849886" calcext:value-type="float">
            <text:p>-6.67476707849886</text:p>
          </table:table-cell>
          <table:table-cell table:formula="of:=[.D110]+[.F110]" office:value-type="float" office:value="20.5428207519753" calcext:value-type="float">
            <text:p>20.5428207519753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J$2]*[.A111]/[.K$2]" office:value-type="float" office:value="2180" calcext:value-type="float">
            <text:p>2180</text:p>
          </table:table-cell>
          <table:table-cell table:formula="of:=([.J$2]+[.K$2])*COS([.A111]*PI()/180)" office:value-type="float" office:value="-6.83693124360029" calcext:value-type="float">
            <text:p>-6.83693124360029</text:p>
          </table:table-cell>
          <table:table-cell table:formula="of:=([.J$2]+[.K$2])*SIN([.A111]*PI()/180)" office:value-type="float" office:value="19.8558900875857" calcext:value-type="float">
            <text:p>19.8558900875857</text:p>
          </table:table-cell>
          <table:table-cell table:formula="of:=[.L$2]*COS(([.A111]+[.B111])*PI()/180)" office:value-type="float" office:value="-0.377592234629901" calcext:value-type="float">
            <text:p>-0.377592234629901</text:p>
          </table:table-cell>
          <table:table-cell table:formula="of:=[.L$2]*SIN(([.A111]+[.B111])*PI()/180)" office:value-type="float" office:value="0.466287576874184" calcext:value-type="float">
            <text:p>0.466287576874184</text:p>
          </table:table-cell>
          <table:table-cell table:formula="of:=[.C111]+[.E111]" office:value-type="float" office:value="-7.21452347823019" calcext:value-type="float">
            <text:p>-7.21452347823019</text:p>
          </table:table-cell>
          <table:table-cell table:formula="of:=[.D111]+[.F111]" office:value-type="float" office:value="20.3221776644598" calcext:value-type="float">
            <text:p>20.3221776644598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J$2]*[.A112]/[.K$2]" office:value-type="float" office:value="2200" calcext:value-type="float">
            <text:p>2200</text:p>
          </table:table-cell>
          <table:table-cell table:formula="of:=([.J$2]+[.K$2])*COS([.A112]*PI()/180)" office:value-type="float" office:value="-7.18242300983904" calcext:value-type="float">
            <text:p>-7.18242300983904</text:p>
          </table:table-cell>
          <table:table-cell table:formula="of:=([.J$2]+[.K$2])*SIN([.A112]*PI()/180)" office:value-type="float" office:value="19.7335450365041" calcext:value-type="float">
            <text:p>19.7335450365041</text:p>
          </table:table-cell>
          <table:table-cell table:formula="of:=[.L$2]*COS(([.A112]+[.B112])*PI()/180)" office:value-type="float" office:value="-0.519615242270663" calcext:value-type="float">
            <text:p>-0.519615242270663</text:p>
          </table:table-cell>
          <table:table-cell table:formula="of:=[.L$2]*SIN(([.A112]+[.B112])*PI()/180)" office:value-type="float" office:value="0.300000000000001" calcext:value-type="float">
            <text:p>0.300000000000001</text:p>
          </table:table-cell>
          <table:table-cell table:formula="of:=[.C112]+[.E112]" office:value-type="float" office:value="-7.70203825210971" calcext:value-type="float">
            <text:p>-7.70203825210971</text:p>
          </table:table-cell>
          <table:table-cell table:formula="of:=[.D112]+[.F112]" office:value-type="float" office:value="20.0335450365041" calcext:value-type="float">
            <text:p>20.0335450365041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J$2]*[.A113]/[.K$2]" office:value-type="float" office:value="2220" calcext:value-type="float">
            <text:p>2220</text:p>
          </table:table-cell>
          <table:table-cell table:formula="of:=([.J$2]+[.K$2])*COS([.A113]*PI()/180)" office:value-type="float" office:value="-7.52572694045131" calcext:value-type="float">
            <text:p>-7.52572694045131</text:p>
          </table:table-cell>
          <table:table-cell table:formula="of:=([.J$2]+[.K$2])*SIN([.A113]*PI()/180)" office:value-type="float" office:value="19.6051889564412" calcext:value-type="float">
            <text:p>19.6051889564412</text:p>
          </table:table-cell>
          <table:table-cell table:formula="of:=[.L$2]*COS(([.A113]+[.B113])*PI()/180)" office:value-type="float" office:value="-0.592613004357082" calcext:value-type="float">
            <text:p>-0.592613004357082</text:p>
          </table:table-cell>
          <table:table-cell table:formula="of:=[.L$2]*SIN(([.A113]+[.B113])*PI()/180)" office:value-type="float" office:value="0.0938606790241421" calcext:value-type="float">
            <text:p>0.093860679024142</text:p>
          </table:table-cell>
          <table:table-cell table:formula="of:=[.C113]+[.E113]" office:value-type="float" office:value="-8.11833994480839" calcext:value-type="float">
            <text:p>-8.11833994480839</text:p>
          </table:table-cell>
          <table:table-cell table:formula="of:=[.D113]+[.F113]" office:value-type="float" office:value="19.6990496354654" calcext:value-type="float">
            <text:p>19.6990496354654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J$2]*[.A114]/[.K$2]" office:value-type="float" office:value="2240" calcext:value-type="float">
            <text:p>2240</text:p>
          </table:table-cell>
          <table:table-cell table:formula="of:=([.J$2]+[.K$2])*COS([.A114]*PI()/180)" office:value-type="float" office:value="-7.86673846173415" calcext:value-type="float">
            <text:p>-7.86673846173415</text:p>
          </table:table-cell>
          <table:table-cell table:formula="of:=([.J$2]+[.K$2])*SIN([.A114]*PI()/180)" office:value-type="float" office:value="19.4708609459025" calcext:value-type="float">
            <text:p>19.4708609459025</text:p>
          </table:table-cell>
          <table:table-cell table:formula="of:=[.L$2]*COS(([.A114]+[.B114])*PI()/180)" office:value-type="float" office:value="-0.586888560440283" calcext:value-type="float">
            <text:p>-0.586888560440283</text:p>
          </table:table-cell>
          <table:table-cell table:formula="of:=[.L$2]*SIN(([.A114]+[.B114])*PI()/180)" office:value-type="float" office:value="-0.124747014490657" calcext:value-type="float">
            <text:p>-0.124747014490657</text:p>
          </table:table-cell>
          <table:table-cell table:formula="of:=[.C114]+[.E114]" office:value-type="float" office:value="-8.45362702217444" calcext:value-type="float">
            <text:p>-8.45362702217444</text:p>
          </table:table-cell>
          <table:table-cell table:formula="of:=[.D114]+[.F114]" office:value-type="float" office:value="19.3461139314119" calcext:value-type="float">
            <text:p>19.3461139314119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J$2]*[.A115]/[.K$2]" office:value-type="float" office:value="2260" calcext:value-type="float">
            <text:p>2260</text:p>
          </table:table-cell>
          <table:table-cell table:formula="of:=([.J$2]+[.K$2])*COS([.A115]*PI()/180)" office:value-type="float" office:value="-8.20535369827475" calcext:value-type="float">
            <text:p>-8.20535369827475</text:p>
          </table:table-cell>
          <table:table-cell table:formula="of:=([.J$2]+[.K$2])*SIN([.A115]*PI()/180)" office:value-type="float" office:value="19.3306019225012" calcext:value-type="float">
            <text:p>19.3306019225012</text:p>
          </table:table-cell>
          <table:table-cell table:formula="of:=[.L$2]*COS(([.A115]+[.B115])*PI()/180)" office:value-type="float" office:value="-0.503202340767255" calcext:value-type="float">
            <text:p>-0.503202340767255</text:p>
          </table:table-cell>
          <table:table-cell table:formula="of:=[.L$2]*SIN(([.A115]+[.B115])*PI()/180)" office:value-type="float" office:value="-0.326783421009015" calcext:value-type="float">
            <text:p>-0.326783421009015</text:p>
          </table:table-cell>
          <table:table-cell table:formula="of:=[.C115]+[.E115]" office:value-type="float" office:value="-8.708556039042" calcext:value-type="float">
            <text:p>-8.708556039042</text:p>
          </table:table-cell>
          <table:table-cell table:formula="of:=[.D115]+[.F115]" office:value-type="float" office:value="19.0038185014922" calcext:value-type="float">
            <text:p>19.0038185014922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J$2]*[.A116]/[.K$2]" office:value-type="float" office:value="2280" calcext:value-type="float">
            <text:p>2280</text:p>
          </table:table-cell>
          <table:table-cell table:formula="of:=([.J$2]+[.K$2])*COS([.A116]*PI()/180)" office:value-type="float" office:value="-8.5414695045918" calcext:value-type="float">
            <text:p>-8.5414695045918</text:p>
          </table:table-cell>
          <table:table-cell table:formula="of:=([.J$2]+[.K$2])*SIN([.A116]*PI()/180)" office:value-type="float" office:value="19.1844546104946" calcext:value-type="float">
            <text:p>19.1844546104946</text:p>
          </table:table-cell>
          <table:table-cell table:formula="of:=[.L$2]*COS(([.A116]+[.B116])*PI()/180)" office:value-type="float" office:value="-0.352671151375484" calcext:value-type="float">
            <text:p>-0.352671151375484</text:p>
          </table:table-cell>
          <table:table-cell table:formula="of:=[.L$2]*SIN(([.A116]+[.B116])*PI()/180)" office:value-type="float" office:value="-0.485410196624969" calcext:value-type="float">
            <text:p>-0.485410196624969</text:p>
          </table:table-cell>
          <table:table-cell table:formula="of:=[.C116]+[.E116]" office:value-type="float" office:value="-8.89414065596728" calcext:value-type="float">
            <text:p>-8.89414065596728</text:p>
          </table:table-cell>
          <table:table-cell table:formula="of:=[.D116]+[.F116]" office:value-type="float" office:value="18.6990444138697" calcext:value-type="float">
            <text:p>18.6990444138697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J$2]*[.A117]/[.K$2]" office:value-type="float" office:value="2300" calcext:value-type="float">
            <text:p>2300</text:p>
          </table:table-cell>
          <table:table-cell table:formula="of:=([.J$2]+[.K$2])*COS([.A117]*PI()/180)" office:value-type="float" office:value="-8.87498349655469" calcext:value-type="float">
            <text:p>-8.87498349655469</text:p>
          </table:table-cell>
          <table:table-cell table:formula="of:=([.J$2]+[.K$2])*SIN([.A117]*PI()/180)" office:value-type="float" office:value="19.0324635277696" calcext:value-type="float">
            <text:p>19.0324635277696</text:p>
          </table:table-cell>
          <table:table-cell table:formula="of:=[.L$2]*COS(([.A117]+[.B117])*PI()/180)" office:value-type="float" office:value="-0.155291427061511" calcext:value-type="float">
            <text:p>-0.155291427061511</text:p>
          </table:table-cell>
          <table:table-cell table:formula="of:=[.L$2]*SIN(([.A117]+[.B117])*PI()/180)" office:value-type="float" office:value="-0.579555495773441" calcext:value-type="float">
            <text:p>-0.579555495773441</text:p>
          </table:table-cell>
          <table:table-cell table:formula="of:=[.C117]+[.E117]" office:value-type="float" office:value="-9.0302749236162" calcext:value-type="float">
            <text:p>-9.0302749236162</text:p>
          </table:table-cell>
          <table:table-cell table:formula="of:=[.D117]+[.F117]" office:value-type="float" office:value="18.4529080319962" calcext:value-type="float">
            <text:p>18.4529080319962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J$2]*[.A118]/[.K$2]" office:value-type="float" office:value="2320" calcext:value-type="float">
            <text:p>2320</text:p>
          </table:table-cell>
          <table:table-cell table:formula="of:=([.J$2]+[.K$2])*COS([.A118]*PI()/180)" office:value-type="float" office:value="-9.20579408257063" calcext:value-type="float">
            <text:p>-9.20579408257063</text:p>
          </table:table-cell>
          <table:table-cell table:formula="of:=([.J$2]+[.K$2])*SIN([.A118]*PI()/180)" office:value-type="float" office:value="18.8746749722825" calcext:value-type="float">
            <text:p>18.8746749722825</text:p>
          </table:table-cell>
          <table:table-cell table:formula="of:=[.L$2]*COS(([.A118]+[.B118])*PI()/180)" office:value-type="float" office:value="0.0627170779605904" calcext:value-type="float">
            <text:p>0.06271707796059</text:p>
          </table:table-cell>
          <table:table-cell table:formula="of:=[.L$2]*SIN(([.A118]+[.B118])*PI()/180)" office:value-type="float" office:value="-0.596713137220964" calcext:value-type="float">
            <text:p>-0.596713137220964</text:p>
          </table:table-cell>
          <table:table-cell table:formula="of:=[.C118]+[.E118]" office:value-type="float" office:value="-9.14307700461004" calcext:value-type="float">
            <text:p>-9.14307700461004</text:p>
          </table:table-cell>
          <table:table-cell table:formula="of:=[.D118]+[.F118]" office:value-type="float" office:value="18.2779618350615" calcext:value-type="float">
            <text:p>18.2779618350615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J$2]*[.A119]/[.K$2]" office:value-type="float" office:value="2340" calcext:value-type="float">
            <text:p>2340</text:p>
          </table:table-cell>
          <table:table-cell table:formula="of:=([.J$2]+[.K$2])*COS([.A119]*PI()/180)" office:value-type="float" office:value="-9.53380049453048" calcext:value-type="float">
            <text:p>-9.53380049453048</text:p>
          </table:table-cell>
          <table:table-cell table:formula="of:=([.J$2]+[.K$2])*SIN([.A119]*PI()/180)" office:value-type="float" office:value="18.7111370079557" calcext:value-type="float">
            <text:p>18.7111370079557</text:p>
          </table:table-cell>
          <table:table-cell table:formula="of:=[.L$2]*COS(([.A119]+[.B119])*PI()/180)" office:value-type="float" office:value="0.272394299843728" calcext:value-type="float">
            <text:p>0.272394299843728</text:p>
          </table:table-cell>
          <table:table-cell table:formula="of:=[.L$2]*SIN(([.A119]+[.B119])*PI()/180)" office:value-type="float" office:value="-0.534603914513021" calcext:value-type="float">
            <text:p>-0.534603914513021</text:p>
          </table:table-cell>
          <table:table-cell table:formula="of:=[.C119]+[.E119]" office:value-type="float" office:value="-9.26140619468675" calcext:value-type="float">
            <text:p>-9.26140619468675</text:p>
          </table:table-cell>
          <table:table-cell table:formula="of:=[.D119]+[.F119]" office:value-type="float" office:value="18.1765330934427" calcext:value-type="float">
            <text:p>18.1765330934427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J$2]*[.A120]/[.K$2]" office:value-type="float" office:value="2360" calcext:value-type="float">
            <text:p>2360</text:p>
          </table:table-cell>
          <table:table-cell table:formula="of:=([.J$2]+[.K$2])*COS([.A120]*PI()/180)" office:value-type="float" office:value="-9.8589028185037" calcext:value-type="float">
            <text:p>-9.8589028185037</text:p>
          </table:table-cell>
          <table:table-cell table:formula="of:=([.J$2]+[.K$2])*SIN([.A120]*PI()/180)" office:value-type="float" office:value="18.5418994500375" calcext:value-type="float">
            <text:p>18.5418994500375</text:p>
          </table:table-cell>
          <table:table-cell table:formula="of:=[.L$2]*COS(([.A120]+[.B120])*PI()/180)" office:value-type="float" office:value="0.445886895286437" calcext:value-type="float">
            <text:p>0.445886895286437</text:p>
          </table:table-cell>
          <table:table-cell table:formula="of:=[.L$2]*SIN(([.A120]+[.B120])*PI()/180)" office:value-type="float" office:value="-0.401478363815314" calcext:value-type="float">
            <text:p>-0.401478363815314</text:p>
          </table:table-cell>
          <table:table-cell table:formula="of:=[.C120]+[.E120]" office:value-type="float" office:value="-9.41301592321726" calcext:value-type="float">
            <text:p>-9.41301592321726</text:p>
          </table:table-cell>
          <table:table-cell table:formula="of:=[.D120]+[.F120]" office:value-type="float" office:value="18.1404210862222" calcext:value-type="float">
            <text:p>18.1404210862222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J$2]*[.A121]/[.K$2]" office:value-type="float" office:value="2380" calcext:value-type="float">
            <text:p>2380</text:p>
          </table:table-cell>
          <table:table-cell table:formula="of:=([.J$2]+[.K$2])*COS([.A121]*PI()/180)" office:value-type="float" office:value="-10.1810020251731" calcext:value-type="float">
            <text:p>-10.1810020251731</text:p>
          </table:table-cell>
          <table:table-cell table:formula="of:=([.J$2]+[.K$2])*SIN([.A121]*PI()/180)" office:value-type="float" office:value="18.3670138499273" calcext:value-type="float">
            <text:p>18.3670138499273</text:p>
          </table:table-cell>
          <table:table-cell table:formula="of:=[.L$2]*COS(([.A121]+[.B121])*PI()/180)" office:value-type="float" office:value="0.56014825589832" calcext:value-type="float">
            <text:p>0.56014825589832</text:p>
          </table:table-cell>
          <table:table-cell table:formula="of:=[.L$2]*SIN(([.A121]+[.B121])*PI()/180)" office:value-type="float" office:value="-0.215020769727182" calcext:value-type="float">
            <text:p>-0.215020769727182</text:p>
          </table:table-cell>
          <table:table-cell table:formula="of:=[.C121]+[.E121]" office:value-type="float" office:value="-9.62085376927476" calcext:value-type="float">
            <text:p>-9.62085376927476</text:p>
          </table:table-cell>
          <table:table-cell table:formula="of:=[.D121]+[.F121]" office:value-type="float" office:value="18.1519930802001" calcext:value-type="float">
            <text:p>18.1519930802001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J$2]*[.A122]/[.K$2]" office:value-type="float" office:value="2400" calcext:value-type="float">
            <text:p>2400</text:p>
          </table:table-cell>
          <table:table-cell table:formula="of:=([.J$2]+[.K$2])*COS([.A122]*PI()/180)" office:value-type="float" office:value="-10.5" calcext:value-type="float">
            <text:p>-10.5</text:p>
          </table:table-cell>
          <table:table-cell table:formula="of:=([.J$2]+[.K$2])*SIN([.A122]*PI()/180)" office:value-type="float" office:value="18.1865334794732" calcext:value-type="float">
            <text:p>18.1865334794732</text:p>
          </table:table-cell>
          <table:table-cell table:formula="of:=[.L$2]*COS(([.A122]+[.B122])*PI()/180)" office:value-type="float" office:value="0.6" calcext:value-type="float">
            <text:p>0.6</text:p>
          </table:table-cell>
          <table:table-cell table:formula="of:=[.L$2]*SIN(([.A122]+[.B122])*PI()/180)" office:value-type="float" office:value="-1.02870331128378E-015" calcext:value-type="float">
            <text:p>-1.02870331128378E-15</text:p>
          </table:table-cell>
          <table:table-cell table:formula="of:=[.C122]+[.E122]" office:value-type="float" office:value="-9.9" calcext:value-type="float">
            <text:p>-9.9</text:p>
          </table:table-cell>
          <table:table-cell table:formula="of:=[.D122]+[.F122]" office:value-type="float" office:value="18.1865334794732" calcext:value-type="float">
            <text:p>18.1865334794732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J$2]*[.A123]/[.K$2]" office:value-type="float" office:value="2420" calcext:value-type="float">
            <text:p>2420</text:p>
          </table:table-cell>
          <table:table-cell table:formula="of:=([.J$2]+[.K$2])*COS([.A123]*PI()/180)" office:value-type="float" office:value="-10.8157995731111" calcext:value-type="float">
            <text:p>-10.8157995731111</text:p>
          </table:table-cell>
          <table:table-cell table:formula="of:=([.J$2]+[.K$2])*SIN([.A123]*PI()/180)" office:value-type="float" office:value="18.0005133147444" calcext:value-type="float">
            <text:p>18.0005133147444</text:p>
          </table:table-cell>
          <table:table-cell table:formula="of:=[.L$2]*COS(([.A123]+[.B123])*PI()/180)" office:value-type="float" office:value="0.560148255898321" calcext:value-type="float">
            <text:p>0.560148255898321</text:p>
          </table:table-cell>
          <table:table-cell table:formula="of:=[.L$2]*SIN(([.A123]+[.B123])*PI()/180)" office:value-type="float" office:value="0.21502076972718" calcext:value-type="float">
            <text:p>0.21502076972718</text:p>
          </table:table-cell>
          <table:table-cell table:formula="of:=[.C123]+[.E123]" office:value-type="float" office:value="-10.2556513172128" calcext:value-type="float">
            <text:p>-10.2556513172128</text:p>
          </table:table-cell>
          <table:table-cell table:formula="of:=[.D123]+[.F123]" office:value-type="float" office:value="18.2155340844715" calcext:value-type="float">
            <text:p>18.2155340844715</text:p>
          </table:table-cell>
          <table:table-cell table:number-columns-repeated="4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J$2]*[.A124]/[.K$2]" office:value-type="float" office:value="2440" calcext:value-type="float">
            <text:p>2440</text:p>
          </table:table-cell>
          <table:table-cell table:formula="of:=([.J$2]+[.K$2])*COS([.A124]*PI()/180)" office:value-type="float" office:value="-11.1283045488973" calcext:value-type="float">
            <text:p>-11.1283045488973</text:p>
          </table:table-cell>
          <table:table-cell table:formula="of:=([.J$2]+[.K$2])*SIN([.A124]*PI()/180)" office:value-type="float" office:value="17.8090100192849" calcext:value-type="float">
            <text:p>17.8090100192849</text:p>
          </table:table-cell>
          <table:table-cell table:formula="of:=[.L$2]*COS(([.A124]+[.B124])*PI()/180)" office:value-type="float" office:value="0.445886895286438" calcext:value-type="float">
            <text:p>0.445886895286438</text:p>
          </table:table-cell>
          <table:table-cell table:formula="of:=[.L$2]*SIN(([.A124]+[.B124])*PI()/180)" office:value-type="float" office:value="0.401478363815313" calcext:value-type="float">
            <text:p>0.401478363815313</text:p>
          </table:table-cell>
          <table:table-cell table:formula="of:=[.C124]+[.E124]" office:value-type="float" office:value="-10.6824176536109" calcext:value-type="float">
            <text:p>-10.6824176536109</text:p>
          </table:table-cell>
          <table:table-cell table:formula="of:=[.D124]+[.F124]" office:value-type="float" office:value="18.2104883831003" calcext:value-type="float">
            <text:p>18.2104883831003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J$2]*[.A125]/[.K$2]" office:value-type="float" office:value="2460" calcext:value-type="float">
            <text:p>2460</text:p>
          </table:table-cell>
          <table:table-cell table:formula="of:=([.J$2]+[.K$2])*COS([.A125]*PI()/180)" office:value-type="float" office:value="-11.4374197353156" calcext:value-type="float">
            <text:p>-11.4374197353156</text:p>
          </table:table-cell>
          <table:table-cell table:formula="of:=([.J$2]+[.K$2])*SIN([.A125]*PI()/180)" office:value-type="float" office:value="17.6120819268539" calcext:value-type="float">
            <text:p>17.6120819268539</text:p>
          </table:table-cell>
          <table:table-cell table:formula="of:=[.L$2]*COS(([.A125]+[.B125])*PI()/180)" office:value-type="float" office:value="0.27239429984373" calcext:value-type="float">
            <text:p>0.27239429984373</text:p>
          </table:table-cell>
          <table:table-cell table:formula="of:=[.L$2]*SIN(([.A125]+[.B125])*PI()/180)" office:value-type="float" office:value="0.53460391451302" calcext:value-type="float">
            <text:p>0.53460391451302</text:p>
          </table:table-cell>
          <table:table-cell table:formula="of:=[.C125]+[.E125]" office:value-type="float" office:value="-11.1650254354718" calcext:value-type="float">
            <text:p>-11.1650254354718</text:p>
          </table:table-cell>
          <table:table-cell table:formula="of:=[.D125]+[.F125]" office:value-type="float" office:value="18.1466858413669" calcext:value-type="float">
            <text:p>18.1466858413669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J$2]*[.A126]/[.K$2]" office:value-type="float" office:value="2480" calcext:value-type="float">
            <text:p>2480</text:p>
          </table:table-cell>
          <table:table-cell table:formula="of:=([.J$2]+[.K$2])*COS([.A126]*PI()/180)" office:value-type="float" office:value="-11.7430509728857" calcext:value-type="float">
            <text:p>-11.7430509728857</text:p>
          </table:table-cell>
          <table:table-cell table:formula="of:=([.J$2]+[.K$2])*SIN([.A126]*PI()/180)" office:value-type="float" office:value="17.4097890236559" calcext:value-type="float">
            <text:p>17.4097890236559</text:p>
          </table:table-cell>
          <table:table-cell table:formula="of:=[.L$2]*COS(([.A126]+[.B126])*PI()/180)" office:value-type="float" office:value="0.0627170779605924" calcext:value-type="float">
            <text:p>0.062717077960593</text:p>
          </table:table-cell>
          <table:table-cell table:formula="of:=[.L$2]*SIN(([.A126]+[.B126])*PI()/180)" office:value-type="float" office:value="0.596713137220964" calcext:value-type="float">
            <text:p>0.596713137220964</text:p>
          </table:table-cell>
          <table:table-cell table:formula="of:=[.C126]+[.E126]" office:value-type="float" office:value="-11.6803338949251" calcext:value-type="float">
            <text:p>-11.6803338949251</text:p>
          </table:table-cell>
          <table:table-cell table:formula="of:=[.D126]+[.F126]" office:value-type="float" office:value="18.0065021608768" calcext:value-type="float">
            <text:p>18.0065021608768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J$2]*[.A127]/[.K$2]" office:value-type="float" office:value="2500" calcext:value-type="float">
            <text:p>2500</text:p>
          </table:table-cell>
          <table:table-cell table:formula="of:=([.J$2]+[.K$2])*COS([.A127]*PI()/180)" office:value-type="float" office:value="-12.045105163372" calcext:value-type="float">
            <text:p>-12.045105163372</text:p>
          </table:table-cell>
          <table:table-cell table:formula="of:=([.J$2]+[.K$2])*SIN([.A127]*PI()/180)" office:value-type="float" office:value="17.2021929300688" calcext:value-type="float">
            <text:p>17.2021929300688</text:p>
          </table:table-cell>
          <table:table-cell table:formula="of:=[.L$2]*COS(([.A127]+[.B127])*PI()/180)" office:value-type="float" office:value="-0.155291427061509" calcext:value-type="float">
            <text:p>-0.155291427061509</text:p>
          </table:table-cell>
          <table:table-cell table:formula="of:=[.L$2]*SIN(([.A127]+[.B127])*PI()/180)" office:value-type="float" office:value="0.579555495773442" calcext:value-type="float">
            <text:p>0.579555495773442</text:p>
          </table:table-cell>
          <table:table-cell table:formula="of:=[.C127]+[.E127]" office:value-type="float" office:value="-12.2003965904335" calcext:value-type="float">
            <text:p>-12.2003965904335</text:p>
          </table:table-cell>
          <table:table-cell table:formula="of:=[.D127]+[.F127]" office:value-type="float" office:value="17.7817484258423" calcext:value-type="float">
            <text:p>17.7817484258423</text:p>
          </table:table-cell>
          <table:table-cell table:number-columns-repeated="4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J$2]*[.A128]/[.K$2]" office:value-type="float" office:value="2520" calcext:value-type="float">
            <text:p>2520</text:p>
          </table:table-cell>
          <table:table-cell table:formula="of:=([.J$2]+[.K$2])*COS([.A128]*PI()/180)" office:value-type="float" office:value="-12.3434902981419" calcext:value-type="float">
            <text:p>-12.3434902981419</text:p>
          </table:table-cell>
          <table:table-cell table:formula="of:=([.J$2]+[.K$2])*SIN([.A128]*PI()/180)" office:value-type="float" office:value="16.9893568818739" calcext:value-type="float">
            <text:p>16.9893568818739</text:p>
          </table:table-cell>
          <table:table-cell table:formula="of:=[.L$2]*COS(([.A128]+[.B128])*PI()/180)" office:value-type="float" office:value="-0.352671151375482" calcext:value-type="float">
            <text:p>-0.352671151375482</text:p>
          </table:table-cell>
          <table:table-cell table:formula="of:=[.L$2]*SIN(([.A128]+[.B128])*PI()/180)" office:value-type="float" office:value="0.48541019662497" calcext:value-type="float">
            <text:p>0.48541019662497</text:p>
          </table:table-cell>
          <table:table-cell table:formula="of:=[.C128]+[.E128]" office:value-type="float" office:value="-12.6961614495174" calcext:value-type="float">
            <text:p>-12.6961614495174</text:p>
          </table:table-cell>
          <table:table-cell table:formula="of:=[.D128]+[.F128]" office:value-type="float" office:value="17.4747670784989" calcext:value-type="float">
            <text:p>17.4747670784989</text:p>
          </table:table-cell>
          <table:table-cell table:number-columns-repeated="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J$2]*[.A129]/[.K$2]" office:value-type="float" office:value="2540" calcext:value-type="float">
            <text:p>2540</text:p>
          </table:table-cell>
          <table:table-cell table:formula="of:=([.J$2]+[.K$2])*COS([.A129]*PI()/180)" office:value-type="float" office:value="-12.638115486193" calcext:value-type="float">
            <text:p>-12.638115486193</text:p>
          </table:table-cell>
          <table:table-cell table:formula="of:=([.J$2]+[.K$2])*SIN([.A129]*PI()/180)" office:value-type="float" office:value="16.7713457109931" calcext:value-type="float">
            <text:p>16.7713457109931</text:p>
          </table:table-cell>
          <table:table-cell table:formula="of:=[.L$2]*COS(([.A129]+[.B129])*PI()/180)" office:value-type="float" office:value="-0.503202340767256" calcext:value-type="float">
            <text:p>-0.503202340767256</text:p>
          </table:table-cell>
          <table:table-cell table:formula="of:=[.L$2]*SIN(([.A129]+[.B129])*PI()/180)" office:value-type="float" office:value="0.326783421009013" calcext:value-type="float">
            <text:p>0.326783421009013</text:p>
          </table:table-cell>
          <table:table-cell table:formula="of:=[.C129]+[.E129]" office:value-type="float" office:value="-13.1413178269603" calcext:value-type="float">
            <text:p>-13.1413178269603</text:p>
          </table:table-cell>
          <table:table-cell table:formula="of:=[.D129]+[.F129]" office:value-type="float" office:value="17.0981291320022" calcext:value-type="float">
            <text:p>17.0981291320022</text:p>
          </table:table-cell>
          <table:table-cell table:number-columns-repeated="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J$2]*[.A130]/[.K$2]" office:value-type="float" office:value="2560" calcext:value-type="float">
            <text:p>2560</text:p>
          </table:table-cell>
          <table:table-cell table:formula="of:=([.J$2]+[.K$2])*COS([.A130]*PI()/180)" office:value-type="float" office:value="-12.9288909818388" calcext:value-type="float">
            <text:p>-12.9288909818388</text:p>
          </table:table-cell>
          <table:table-cell table:formula="of:=([.J$2]+[.K$2])*SIN([.A130]*PI()/180)" office:value-type="float" office:value="16.5482258257412" calcext:value-type="float">
            <text:p>16.5482258257412</text:p>
          </table:table-cell>
          <table:table-cell table:formula="of:=[.L$2]*COS(([.A130]+[.B130])*PI()/180)" office:value-type="float" office:value="-0.586888560440284" calcext:value-type="float">
            <text:p>-0.586888560440284</text:p>
          </table:table-cell>
          <table:table-cell table:formula="of:=[.L$2]*SIN(([.A130]+[.B130])*PI()/180)" office:value-type="float" office:value="0.124747014490655" calcext:value-type="float">
            <text:p>0.124747014490655</text:p>
          </table:table-cell>
          <table:table-cell table:formula="of:=[.C130]+[.E130]" office:value-type="float" office:value="-13.5157795422791" calcext:value-type="float">
            <text:p>-13.5157795422791</text:p>
          </table:table-cell>
          <table:table-cell table:formula="of:=[.D130]+[.F130]" office:value-type="float" office:value="16.6729728402318" calcext:value-type="float">
            <text:p>16.6729728402318</text:p>
          </table:table-cell>
          <table:table-cell table:number-columns-repeated="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J$2]*[.A131]/[.K$2]" office:value-type="float" office:value="2580" calcext:value-type="float">
            <text:p>2580</text:p>
          </table:table-cell>
          <table:table-cell table:formula="of:=([.J$2]+[.K$2])*COS([.A131]*PI()/180)" office:value-type="float" office:value="-13.2157282120466" calcext:value-type="float">
            <text:p>-13.2157282120466</text:p>
          </table:table-cell>
          <table:table-cell table:formula="of:=([.J$2]+[.K$2])*SIN([.A131]*PI()/180)" office:value-type="float" office:value="16.3200651905964" calcext:value-type="float">
            <text:p>16.3200651905964</text:p>
          </table:table-cell>
          <table:table-cell table:formula="of:=[.L$2]*COS(([.A131]+[.B131])*PI()/180)" office:value-type="float" office:value="-0.592613004357083" calcext:value-type="float">
            <text:p>-0.592613004357083</text:p>
          </table:table-cell>
          <table:table-cell table:formula="of:=[.L$2]*SIN(([.A131]+[.B131])*PI()/180)" office:value-type="float" office:value="-0.0938606790241359" calcext:value-type="float">
            <text:p>-0.093860679024136</text:p>
          </table:table-cell>
          <table:table-cell table:formula="of:=[.C131]+[.E131]" office:value-type="float" office:value="-13.8083412164037" calcext:value-type="float">
            <text:p>-13.8083412164037</text:p>
          </table:table-cell>
          <table:table-cell table:formula="of:=[.D131]+[.F131]" office:value-type="float" office:value="16.2262045115723" calcext:value-type="float">
            <text:p>16.2262045115723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J$2]*[.A132]/[.K$2]" office:value-type="float" office:value="2600" calcext:value-type="float">
            <text:p>2600</text:p>
          </table:table-cell>
          <table:table-cell table:formula="of:=([.J$2]+[.K$2])*COS([.A132]*PI()/180)" office:value-type="float" office:value="-13.4985398034173" calcext:value-type="float">
            <text:p>-13.4985398034173</text:p>
          </table:table-cell>
          <table:table-cell table:formula="of:=([.J$2]+[.K$2])*SIN([.A132]*PI()/180)" office:value-type="float" office:value="16.0869333054985" calcext:value-type="float">
            <text:p>16.0869333054985</text:p>
          </table:table-cell>
          <table:table-cell table:formula="of:=[.L$2]*COS(([.A132]+[.B132])*PI()/180)" office:value-type="float" office:value="-0.519615242270664" calcext:value-type="float">
            <text:p>-0.519615242270664</text:p>
          </table:table-cell>
          <table:table-cell table:formula="of:=[.L$2]*SIN(([.A132]+[.B132])*PI()/180)" office:value-type="float" office:value="-0.299999999999999" calcext:value-type="float">
            <text:p>-0.299999999999999</text:p>
          </table:table-cell>
          <table:table-cell table:formula="of:=[.C132]+[.E132]" office:value-type="float" office:value="-14.018155045688" calcext:value-type="float">
            <text:p>-14.018155045688</text:p>
          </table:table-cell>
          <table:table-cell table:formula="of:=[.D132]+[.F132]" office:value-type="float" office:value="15.7869333054985" calcext:value-type="float">
            <text:p>15.7869333054985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J$2]*[.A133]/[.K$2]" office:value-type="float" office:value="2620" calcext:value-type="float">
            <text:p>2620</text:p>
          </table:table-cell>
          <table:table-cell table:formula="of:=([.J$2]+[.K$2])*COS([.A133]*PI()/180)" office:value-type="float" office:value="-13.7772396088007" calcext:value-type="float">
            <text:p>-13.7772396088007</text:p>
          </table:table-cell>
          <table:table-cell table:formula="of:=([.J$2]+[.K$2])*SIN([.A133]*PI()/180)" office:value-type="float" office:value="15.8489011846782" calcext:value-type="float">
            <text:p>15.8489011846782</text:p>
          </table:table-cell>
          <table:table-cell table:formula="of:=[.L$2]*COS(([.A133]+[.B133])*PI()/180)" office:value-type="float" office:value="-0.377592234629906" calcext:value-type="float">
            <text:p>-0.377592234629906</text:p>
          </table:table-cell>
          <table:table-cell table:formula="of:=[.L$2]*SIN(([.A133]+[.B133])*PI()/180)" office:value-type="float" office:value="-0.46628757687418" calcext:value-type="float">
            <text:p>-0.46628757687418</text:p>
          </table:table-cell>
          <table:table-cell table:formula="of:=[.C133]+[.E133]" office:value-type="float" office:value="-14.1548318434306" calcext:value-type="float">
            <text:p>-14.1548318434306</text:p>
          </table:table-cell>
          <table:table-cell table:formula="of:=[.D133]+[.F133]" office:value-type="float" office:value="15.382613607804" calcext:value-type="float">
            <text:p>15.382613607804</text:p>
          </table:table-cell>
          <table:table-cell table:number-columns-repeated="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J$2]*[.A134]/[.K$2]" office:value-type="float" office:value="2640" calcext:value-type="float">
            <text:p>2640</text:p>
          </table:table-cell>
          <table:table-cell table:formula="of:=([.J$2]+[.K$2])*COS([.A134]*PI()/180)" office:value-type="float" office:value="-14.051742733536" calcext:value-type="float">
            <text:p>-14.051742733536</text:p>
          </table:table-cell>
          <table:table-cell table:formula="of:=([.J$2]+[.K$2])*SIN([.A134]*PI()/180)" office:value-type="float" office:value="15.6060413350253" calcext:value-type="float">
            <text:p>15.6060413350253</text:p>
          </table:table-cell>
          <table:table-cell table:formula="of:=[.L$2]*COS(([.A134]+[.B134])*PI()/180)" office:value-type="float" office:value="-0.185410196624972" calcext:value-type="float">
            <text:p>-0.185410196624972</text:p>
          </table:table-cell>
          <table:table-cell table:formula="of:=[.L$2]*SIN(([.A134]+[.B134])*PI()/180)" office:value-type="float" office:value="-0.570633909777091" calcext:value-type="float">
            <text:p>-0.570633909777091</text:p>
          </table:table-cell>
          <table:table-cell table:formula="of:=[.C134]+[.E134]" office:value-type="float" office:value="-14.237152930161" calcext:value-type="float">
            <text:p>-14.237152930161</text:p>
          </table:table-cell>
          <table:table-cell table:formula="of:=[.D134]+[.F134]" office:value-type="float" office:value="15.0354074252482" calcext:value-type="float">
            <text:p>15.0354074252482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J$2]*[.A135]/[.K$2]" office:value-type="float" office:value="2660" calcext:value-type="float">
            <text:p>2660</text:p>
          </table:table-cell>
          <table:table-cell table:formula="of:=([.J$2]+[.K$2])*COS([.A135]*PI()/180)" office:value-type="float" office:value="-14.3219655613125" calcext:value-type="float">
            <text:p>-14.3219655613125</text:p>
          </table:table-cell>
          <table:table-cell table:formula="of:=([.J$2]+[.K$2])*SIN([.A135]*PI()/180)" office:value-type="float" office:value="15.3584277340026" calcext:value-type="float">
            <text:p>15.3584277340026</text:p>
          </table:table-cell>
          <table:table-cell table:formula="of:=[.L$2]*COS(([.A135]+[.B135])*PI()/180)" office:value-type="float" office:value="0.0314015737457685" calcext:value-type="float">
            <text:p>0.031401573745769</text:p>
          </table:table-cell>
          <table:table-cell table:formula="of:=[.L$2]*SIN(([.A135]+[.B135])*PI()/180)" office:value-type="float" office:value="-0.599177720852744" calcext:value-type="float">
            <text:p>-0.599177720852744</text:p>
          </table:table-cell>
          <table:table-cell table:formula="of:=[.C135]+[.E135]" office:value-type="float" office:value="-14.2905639875667" calcext:value-type="float">
            <text:p>-14.2905639875667</text:p>
          </table:table-cell>
          <table:table-cell table:formula="of:=[.D135]+[.F135]" office:value-type="float" office:value="14.7592500131498" calcext:value-type="float">
            <text:p>14.7592500131498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J$2]*[.A136]/[.K$2]" office:value-type="float" office:value="2680" calcext:value-type="float">
            <text:p>2680</text:p>
          </table:table-cell>
          <table:table-cell table:formula="of:=([.J$2]+[.K$2])*COS([.A136]*PI()/180)" office:value-type="float" office:value="-14.5878257796389" calcext:value-type="float">
            <text:p>-14.5878257796389</text:p>
          </table:table-cell>
          <table:table-cell table:formula="of:=([.J$2]+[.K$2])*SIN([.A136]*PI()/180)" office:value-type="float" office:value="15.1061358071117" calcext:value-type="float">
            <text:p>15.1061358071117</text:p>
          </table:table-cell>
          <table:table-cell table:formula="of:=[.L$2]*COS(([.A136]+[.B136])*PI()/180)" office:value-type="float" office:value="0.244041985845479" calcext:value-type="float">
            <text:p>0.244041985845479</text:p>
          </table:table-cell>
          <table:table-cell table:formula="of:=[.L$2]*SIN(([.A136]+[.B136])*PI()/180)" office:value-type="float" office:value="-0.548127274585561" calcext:value-type="float">
            <text:p>-0.548127274585561</text:p>
          </table:table-cell>
          <table:table-cell table:formula="of:=[.C136]+[.E136]" office:value-type="float" office:value="-14.3437837937935" calcext:value-type="float">
            <text:p>-14.3437837937935</text:p>
          </table:table-cell>
          <table:table-cell table:formula="of:=[.D136]+[.F136]" office:value-type="float" office:value="14.5580085325261" calcext:value-type="float">
            <text:p>14.5580085325261</text:p>
          </table:table-cell>
          <table:table-cell table:number-columns-repeated="4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J$2]*[.A137]/[.K$2]" office:value-type="float" office:value="2700" calcext:value-type="float">
            <text:p>2700</text:p>
          </table:table-cell>
          <table:table-cell table:formula="of:=([.J$2]+[.K$2])*COS([.A137]*PI()/180)" office:value-type="float" office:value="-14.8492424049175" calcext:value-type="float">
            <text:p>-14.8492424049175</text:p>
          </table:table-cell>
          <table:table-cell table:formula="of:=([.J$2]+[.K$2])*SIN([.A137]*PI()/180)" office:value-type="float" office:value="14.8492424049175" calcext:value-type="float">
            <text:p>14.8492424049175</text:p>
          </table:table-cell>
          <table:table-cell table:formula="of:=[.L$2]*COS(([.A137]+[.B137])*PI()/180)" office:value-type="float" office:value="0.424264068711929" calcext:value-type="float">
            <text:p>0.424264068711929</text:p>
          </table:table-cell>
          <table:table-cell table:formula="of:=[.L$2]*SIN(([.A137]+[.B137])*PI()/180)" office:value-type="float" office:value="-0.424264068711928" calcext:value-type="float">
            <text:p>-0.424264068711928</text:p>
          </table:table-cell>
          <table:table-cell table:formula="of:=[.C137]+[.E137]" office:value-type="float" office:value="-14.4249783362056" calcext:value-type="float">
            <text:p>-14.4249783362056</text:p>
          </table:table-cell>
          <table:table-cell table:formula="of:=[.D137]+[.F137]" office:value-type="float" office:value="14.4249783362056" calcext:value-type="float">
            <text:p>14.4249783362056</text:p>
          </table:table-cell>
          <table:table-cell table:number-columns-repeated="4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J$2]*[.A138]/[.K$2]" office:value-type="float" office:value="2720" calcext:value-type="float">
            <text:p>2720</text:p>
          </table:table-cell>
          <table:table-cell table:formula="of:=([.J$2]+[.K$2])*COS([.A138]*PI()/180)" office:value-type="float" office:value="-15.1061358071117" calcext:value-type="float">
            <text:p>-15.1061358071117</text:p>
          </table:table-cell>
          <table:table-cell table:formula="of:=([.J$2]+[.K$2])*SIN([.A138]*PI()/180)" office:value-type="float" office:value="14.5878257796389" calcext:value-type="float">
            <text:p>14.5878257796389</text:p>
          </table:table-cell>
          <table:table-cell table:formula="of:=[.L$2]*COS(([.A138]+[.B138])*PI()/180)" office:value-type="float" office:value="0.54812727458556" calcext:value-type="float">
            <text:p>0.54812727458556</text:p>
          </table:table-cell>
          <table:table-cell table:formula="of:=[.L$2]*SIN(([.A138]+[.B138])*PI()/180)" office:value-type="float" office:value="-0.244041985845483" calcext:value-type="float">
            <text:p>-0.244041985845483</text:p>
          </table:table-cell>
          <table:table-cell table:formula="of:=[.C138]+[.E138]" office:value-type="float" office:value="-14.5580085325261" calcext:value-type="float">
            <text:p>-14.5580085325261</text:p>
          </table:table-cell>
          <table:table-cell table:formula="of:=[.D138]+[.F138]" office:value-type="float" office:value="14.3437837937935" calcext:value-type="float">
            <text:p>14.3437837937935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J$2]*[.A139]/[.K$2]" office:value-type="float" office:value="2740" calcext:value-type="float">
            <text:p>2740</text:p>
          </table:table-cell>
          <table:table-cell table:formula="of:=([.J$2]+[.K$2])*COS([.A139]*PI()/180)" office:value-type="float" office:value="-15.3584277340026" calcext:value-type="float">
            <text:p>-15.3584277340026</text:p>
          </table:table-cell>
          <table:table-cell table:formula="of:=([.J$2]+[.K$2])*SIN([.A139]*PI()/180)" office:value-type="float" office:value="14.3219655613125" calcext:value-type="float">
            <text:p>14.3219655613125</text:p>
          </table:table-cell>
          <table:table-cell table:formula="of:=[.L$2]*COS(([.A139]+[.B139])*PI()/180)" office:value-type="float" office:value="0.599177720852744" calcext:value-type="float">
            <text:p>0.599177720852744</text:p>
          </table:table-cell>
          <table:table-cell table:formula="of:=[.L$2]*SIN(([.A139]+[.B139])*PI()/180)" office:value-type="float" office:value="-0.0314015737457719" calcext:value-type="float">
            <text:p>-0.031401573745772</text:p>
          </table:table-cell>
          <table:table-cell table:formula="of:=[.C139]+[.E139]" office:value-type="float" office:value="-14.7592500131498" calcext:value-type="float">
            <text:p>-14.7592500131498</text:p>
          </table:table-cell>
          <table:table-cell table:formula="of:=[.D139]+[.F139]" office:value-type="float" office:value="14.2905639875667" calcext:value-type="float">
            <text:p>14.2905639875667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J$2]*[.A140]/[.K$2]" office:value-type="float" office:value="2760" calcext:value-type="float">
            <text:p>2760</text:p>
          </table:table-cell>
          <table:table-cell table:formula="of:=([.J$2]+[.K$2])*COS([.A140]*PI()/180)" office:value-type="float" office:value="-15.6060413350253" calcext:value-type="float">
            <text:p>-15.6060413350253</text:p>
          </table:table-cell>
          <table:table-cell table:formula="of:=([.J$2]+[.K$2])*SIN([.A140]*PI()/180)" office:value-type="float" office:value="14.051742733536" calcext:value-type="float">
            <text:p>14.051742733536</text:p>
          </table:table-cell>
          <table:table-cell table:formula="of:=[.L$2]*COS(([.A140]+[.B140])*PI()/180)" office:value-type="float" office:value="0.570633909777092" calcext:value-type="float">
            <text:p>0.570633909777092</text:p>
          </table:table-cell>
          <table:table-cell table:formula="of:=[.L$2]*SIN(([.A140]+[.B140])*PI()/180)" office:value-type="float" office:value="0.185410196624968" calcext:value-type="float">
            <text:p>0.185410196624968</text:p>
          </table:table-cell>
          <table:table-cell table:formula="of:=[.C140]+[.E140]" office:value-type="float" office:value="-15.0354074252482" calcext:value-type="float">
            <text:p>-15.0354074252482</text:p>
          </table:table-cell>
          <table:table-cell table:formula="of:=[.D140]+[.F140]" office:value-type="float" office:value="14.237152930161" calcext:value-type="float">
            <text:p>14.237152930161</text:p>
          </table:table-cell>
          <table:table-cell table:number-columns-repeated="4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J$2]*[.A141]/[.K$2]" office:value-type="float" office:value="2780" calcext:value-type="float">
            <text:p>2780</text:p>
          </table:table-cell>
          <table:table-cell table:formula="of:=([.J$2]+[.K$2])*COS([.A141]*PI()/180)" office:value-type="float" office:value="-15.8489011846782" calcext:value-type="float">
            <text:p>-15.8489011846782</text:p>
          </table:table-cell>
          <table:table-cell table:formula="of:=([.J$2]+[.K$2])*SIN([.A141]*PI()/180)" office:value-type="float" office:value="13.7772396088007" calcext:value-type="float">
            <text:p>13.7772396088007</text:p>
          </table:table-cell>
          <table:table-cell table:formula="of:=[.L$2]*COS(([.A141]+[.B141])*PI()/180)" office:value-type="float" office:value="0.466287576874182" calcext:value-type="float">
            <text:p>0.466287576874182</text:p>
          </table:table-cell>
          <table:table-cell table:formula="of:=[.L$2]*SIN(([.A141]+[.B141])*PI()/180)" office:value-type="float" office:value="0.377592234629903" calcext:value-type="float">
            <text:p>0.377592234629903</text:p>
          </table:table-cell>
          <table:table-cell table:formula="of:=[.C141]+[.E141]" office:value-type="float" office:value="-15.382613607804" calcext:value-type="float">
            <text:p>-15.382613607804</text:p>
          </table:table-cell>
          <table:table-cell table:formula="of:=[.D141]+[.F141]" office:value-type="float" office:value="14.1548318434306" calcext:value-type="float">
            <text:p>14.1548318434306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J$2]*[.A142]/[.K$2]" office:value-type="float" office:value="2800" calcext:value-type="float">
            <text:p>2800</text:p>
          </table:table-cell>
          <table:table-cell table:formula="of:=([.J$2]+[.K$2])*COS([.A142]*PI()/180)" office:value-type="float" office:value="-16.0869333054985" calcext:value-type="float">
            <text:p>-16.0869333054985</text:p>
          </table:table-cell>
          <table:table-cell table:formula="of:=([.J$2]+[.K$2])*SIN([.A142]*PI()/180)" office:value-type="float" office:value="13.4985398034173" calcext:value-type="float">
            <text:p>13.4985398034173</text:p>
          </table:table-cell>
          <table:table-cell table:formula="of:=[.L$2]*COS(([.A142]+[.B142])*PI()/180)" office:value-type="float" office:value="0.300000000000002" calcext:value-type="float">
            <text:p>0.300000000000002</text:p>
          </table:table-cell>
          <table:table-cell table:formula="of:=[.L$2]*SIN(([.A142]+[.B142])*PI()/180)" office:value-type="float" office:value="0.519615242270662" calcext:value-type="float">
            <text:p>0.519615242270662</text:p>
          </table:table-cell>
          <table:table-cell table:formula="of:=[.C142]+[.E142]" office:value-type="float" office:value="-15.7869333054985" calcext:value-type="float">
            <text:p>-15.7869333054985</text:p>
          </table:table-cell>
          <table:table-cell table:formula="of:=[.D142]+[.F142]" office:value-type="float" office:value="14.018155045688" calcext:value-type="float">
            <text:p>14.018155045688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J$2]*[.A143]/[.K$2]" office:value-type="float" office:value="2820" calcext:value-type="float">
            <text:p>2820</text:p>
          </table:table-cell>
          <table:table-cell table:formula="of:=([.J$2]+[.K$2])*COS([.A143]*PI()/180)" office:value-type="float" office:value="-16.3200651905964" calcext:value-type="float">
            <text:p>-16.3200651905964</text:p>
          </table:table-cell>
          <table:table-cell table:formula="of:=([.J$2]+[.K$2])*SIN([.A143]*PI()/180)" office:value-type="float" office:value="13.2157282120466" calcext:value-type="float">
            <text:p>13.2157282120466</text:p>
          </table:table-cell>
          <table:table-cell table:formula="of:=[.L$2]*COS(([.A143]+[.B143])*PI()/180)" office:value-type="float" office:value="0.0938606790241392" calcext:value-type="float">
            <text:p>0.093860679024139</text:p>
          </table:table-cell>
          <table:table-cell table:formula="of:=[.L$2]*SIN(([.A143]+[.B143])*PI()/180)" office:value-type="float" office:value="0.592613004357083" calcext:value-type="float">
            <text:p>0.592613004357083</text:p>
          </table:table-cell>
          <table:table-cell table:formula="of:=[.C143]+[.E143]" office:value-type="float" office:value="-16.2262045115722" calcext:value-type="float">
            <text:p>-16.2262045115722</text:p>
          </table:table-cell>
          <table:table-cell table:formula="of:=[.D143]+[.F143]" office:value-type="float" office:value="13.8083412164037" calcext:value-type="float">
            <text:p>13.8083412164037</text:p>
          </table:table-cell>
          <table:table-cell table:number-columns-repeated="4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J$2]*[.A144]/[.K$2]" office:value-type="float" office:value="2840" calcext:value-type="float">
            <text:p>2840</text:p>
          </table:table-cell>
          <table:table-cell table:formula="of:=([.J$2]+[.K$2])*COS([.A144]*PI()/180)" office:value-type="float" office:value="-16.5482258257412" calcext:value-type="float">
            <text:p>-16.5482258257412</text:p>
          </table:table-cell>
          <table:table-cell table:formula="of:=([.J$2]+[.K$2])*SIN([.A144]*PI()/180)" office:value-type="float" office:value="12.9288909818388" calcext:value-type="float">
            <text:p>12.9288909818388</text:p>
          </table:table-cell>
          <table:table-cell table:formula="of:=[.L$2]*COS(([.A144]+[.B144])*PI()/180)" office:value-type="float" office:value="-0.124747014490652" calcext:value-type="float">
            <text:p>-0.124747014490652</text:p>
          </table:table-cell>
          <table:table-cell table:formula="of:=[.L$2]*SIN(([.A144]+[.B144])*PI()/180)" office:value-type="float" office:value="0.586888560440284" calcext:value-type="float">
            <text:p>0.586888560440284</text:p>
          </table:table-cell>
          <table:table-cell table:formula="of:=[.C144]+[.E144]" office:value-type="float" office:value="-16.6729728402318" calcext:value-type="float">
            <text:p>-16.6729728402318</text:p>
          </table:table-cell>
          <table:table-cell table:formula="of:=[.D144]+[.F144]" office:value-type="float" office:value="13.5157795422791" calcext:value-type="float">
            <text:p>13.5157795422791</text:p>
          </table:table-cell>
          <table:table-cell table:number-columns-repeated="4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J$2]*[.A145]/[.K$2]" office:value-type="float" office:value="2860" calcext:value-type="float">
            <text:p>2860</text:p>
          </table:table-cell>
          <table:table-cell table:formula="of:=([.J$2]+[.K$2])*COS([.A145]*PI()/180)" office:value-type="float" office:value="-16.7713457109932" calcext:value-type="float">
            <text:p>-16.7713457109932</text:p>
          </table:table-cell>
          <table:table-cell table:formula="of:=([.J$2]+[.K$2])*SIN([.A145]*PI()/180)" office:value-type="float" office:value="12.638115486193" calcext:value-type="float">
            <text:p>12.638115486193</text:p>
          </table:table-cell>
          <table:table-cell table:formula="of:=[.L$2]*COS(([.A145]+[.B145])*PI()/180)" office:value-type="float" office:value="-0.326783421009018" calcext:value-type="float">
            <text:p>-0.326783421009018</text:p>
          </table:table-cell>
          <table:table-cell table:formula="of:=[.L$2]*SIN(([.A145]+[.B145])*PI()/180)" office:value-type="float" office:value="0.503202340767253" calcext:value-type="float">
            <text:p>0.503202340767253</text:p>
          </table:table-cell>
          <table:table-cell table:formula="of:=[.C145]+[.E145]" office:value-type="float" office:value="-17.0981291320022" calcext:value-type="float">
            <text:p>-17.0981291320022</text:p>
          </table:table-cell>
          <table:table-cell table:formula="of:=[.D145]+[.F145]" office:value-type="float" office:value="13.1413178269603" calcext:value-type="float">
            <text:p>13.1413178269603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J$2]*[.A146]/[.K$2]" office:value-type="float" office:value="2880" calcext:value-type="float">
            <text:p>2880</text:p>
          </table:table-cell>
          <table:table-cell table:formula="of:=([.J$2]+[.K$2])*COS([.A146]*PI()/180)" office:value-type="float" office:value="-16.9893568818739" calcext:value-type="float">
            <text:p>-16.9893568818739</text:p>
          </table:table-cell>
          <table:table-cell table:formula="of:=([.J$2]+[.K$2])*SIN([.A146]*PI()/180)" office:value-type="float" office:value="12.3434902981419" calcext:value-type="float">
            <text:p>12.3434902981419</text:p>
          </table:table-cell>
          <table:table-cell table:formula="of:=[.L$2]*COS(([.A146]+[.B146])*PI()/180)" office:value-type="float" office:value="-0.485410196624968" calcext:value-type="float">
            <text:p>-0.485410196624968</text:p>
          </table:table-cell>
          <table:table-cell table:formula="of:=[.L$2]*SIN(([.A146]+[.B146])*PI()/180)" office:value-type="float" office:value="0.352671151375485" calcext:value-type="float">
            <text:p>0.352671151375485</text:p>
          </table:table-cell>
          <table:table-cell table:formula="of:=[.C146]+[.E146]" office:value-type="float" office:value="-17.4747670784989" calcext:value-type="float">
            <text:p>-17.4747670784989</text:p>
          </table:table-cell>
          <table:table-cell table:formula="of:=[.D146]+[.F146]" office:value-type="float" office:value="12.6961614495174" calcext:value-type="float">
            <text:p>12.6961614495174</text:p>
          </table:table-cell>
          <table:table-cell table:number-columns-repeated="4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J$2]*[.A147]/[.K$2]" office:value-type="float" office:value="2900" calcext:value-type="float">
            <text:p>2900</text:p>
          </table:table-cell>
          <table:table-cell table:formula="of:=([.J$2]+[.K$2])*COS([.A147]*PI()/180)" office:value-type="float" office:value="-17.2021929300688" calcext:value-type="float">
            <text:p>-17.2021929300688</text:p>
          </table:table-cell>
          <table:table-cell table:formula="of:=([.J$2]+[.K$2])*SIN([.A147]*PI()/180)" office:value-type="float" office:value="12.045105163372" calcext:value-type="float">
            <text:p>12.045105163372</text:p>
          </table:table-cell>
          <table:table-cell table:formula="of:=[.L$2]*COS(([.A147]+[.B147])*PI()/180)" office:value-type="float" office:value="-0.579555495773441" calcext:value-type="float">
            <text:p>-0.579555495773441</text:p>
          </table:table-cell>
          <table:table-cell table:formula="of:=[.L$2]*SIN(([.A147]+[.B147])*PI()/180)" office:value-type="float" office:value="0.155291427061512" calcext:value-type="float">
            <text:p>0.155291427061512</text:p>
          </table:table-cell>
          <table:table-cell table:formula="of:=[.C147]+[.E147]" office:value-type="float" office:value="-17.7817484258423" calcext:value-type="float">
            <text:p>-17.7817484258423</text:p>
          </table:table-cell>
          <table:table-cell table:formula="of:=[.D147]+[.F147]" office:value-type="float" office:value="12.2003965904335" calcext:value-type="float">
            <text:p>12.2003965904335</text:p>
          </table:table-cell>
          <table:table-cell table:number-columns-repeated="4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J$2]*[.A148]/[.K$2]" office:value-type="float" office:value="2920" calcext:value-type="float">
            <text:p>2920</text:p>
          </table:table-cell>
          <table:table-cell table:formula="of:=([.J$2]+[.K$2])*COS([.A148]*PI()/180)" office:value-type="float" office:value="-17.4097890236559" calcext:value-type="float">
            <text:p>-17.4097890236559</text:p>
          </table:table-cell>
          <table:table-cell table:formula="of:=([.J$2]+[.K$2])*SIN([.A148]*PI()/180)" office:value-type="float" office:value="11.7430509728857" calcext:value-type="float">
            <text:p>11.7430509728857</text:p>
          </table:table-cell>
          <table:table-cell table:formula="of:=[.L$2]*COS(([.A148]+[.B148])*PI()/180)" office:value-type="float" office:value="-0.596713137220964" calcext:value-type="float">
            <text:p>-0.596713137220964</text:p>
          </table:table-cell>
          <table:table-cell table:formula="of:=[.L$2]*SIN(([.A148]+[.B148])*PI()/180)" office:value-type="float" office:value="-0.0627170779605891" calcext:value-type="float">
            <text:p>-0.062717077960589</text:p>
          </table:table-cell>
          <table:table-cell table:formula="of:=[.C148]+[.E148]" office:value-type="float" office:value="-18.0065021608768" calcext:value-type="float">
            <text:p>-18.0065021608768</text:p>
          </table:table-cell>
          <table:table-cell table:formula="of:=[.D148]+[.F148]" office:value-type="float" office:value="11.6803338949251" calcext:value-type="float">
            <text:p>11.6803338949251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J$2]*[.A149]/[.K$2]" office:value-type="float" office:value="2940" calcext:value-type="float">
            <text:p>2940</text:p>
          </table:table-cell>
          <table:table-cell table:formula="of:=([.J$2]+[.K$2])*COS([.A149]*PI()/180)" office:value-type="float" office:value="-17.6120819268539" calcext:value-type="float">
            <text:p>-17.6120819268539</text:p>
          </table:table-cell>
          <table:table-cell table:formula="of:=([.J$2]+[.K$2])*SIN([.A149]*PI()/180)" office:value-type="float" office:value="11.4374197353156" calcext:value-type="float">
            <text:p>11.4374197353156</text:p>
          </table:table-cell>
          <table:table-cell table:formula="of:=[.L$2]*COS(([.A149]+[.B149])*PI()/180)" office:value-type="float" office:value="-0.534603914513022" calcext:value-type="float">
            <text:p>-0.534603914513022</text:p>
          </table:table-cell>
          <table:table-cell table:formula="of:=[.L$2]*SIN(([.A149]+[.B149])*PI()/180)" office:value-type="float" office:value="-0.272394299843727" calcext:value-type="float">
            <text:p>-0.272394299843727</text:p>
          </table:table-cell>
          <table:table-cell table:formula="of:=[.C149]+[.E149]" office:value-type="float" office:value="-18.1466858413669" calcext:value-type="float">
            <text:p>-18.1466858413669</text:p>
          </table:table-cell>
          <table:table-cell table:formula="of:=[.D149]+[.F149]" office:value-type="float" office:value="11.1650254354718" calcext:value-type="float">
            <text:p>11.1650254354718</text:p>
          </table:table-cell>
          <table:table-cell table:number-columns-repeated="4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J$2]*[.A150]/[.K$2]" office:value-type="float" office:value="2960" calcext:value-type="float">
            <text:p>2960</text:p>
          </table:table-cell>
          <table:table-cell table:formula="of:=([.J$2]+[.K$2])*COS([.A150]*PI()/180)" office:value-type="float" office:value="-17.8090100192849" calcext:value-type="float">
            <text:p>-17.8090100192849</text:p>
          </table:table-cell>
          <table:table-cell table:formula="of:=([.J$2]+[.K$2])*SIN([.A150]*PI()/180)" office:value-type="float" office:value="11.1283045488973" calcext:value-type="float">
            <text:p>11.1283045488973</text:p>
          </table:table-cell>
          <table:table-cell table:formula="of:=[.L$2]*COS(([.A150]+[.B150])*PI()/180)" office:value-type="float" office:value="-0.401478363815319" calcext:value-type="float">
            <text:p>-0.401478363815319</text:p>
          </table:table-cell>
          <table:table-cell table:formula="of:=[.L$2]*SIN(([.A150]+[.B150])*PI()/180)" office:value-type="float" office:value="-0.445886895286433" calcext:value-type="float">
            <text:p>-0.445886895286433</text:p>
          </table:table-cell>
          <table:table-cell table:formula="of:=[.C150]+[.E150]" office:value-type="float" office:value="-18.2104883831003" calcext:value-type="float">
            <text:p>-18.2104883831003</text:p>
          </table:table-cell>
          <table:table-cell table:formula="of:=[.D150]+[.F150]" office:value-type="float" office:value="10.6824176536109" calcext:value-type="float">
            <text:p>10.6824176536109</text:p>
          </table:table-cell>
          <table:table-cell table:number-columns-repeated="4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J$2]*[.A151]/[.K$2]" office:value-type="float" office:value="2980" calcext:value-type="float">
            <text:p>2980</text:p>
          </table:table-cell>
          <table:table-cell table:formula="of:=([.J$2]+[.K$2])*COS([.A151]*PI()/180)" office:value-type="float" office:value="-18.0005133147444" calcext:value-type="float">
            <text:p>-18.0005133147444</text:p>
          </table:table-cell>
          <table:table-cell table:formula="of:=([.J$2]+[.K$2])*SIN([.A151]*PI()/180)" office:value-type="float" office:value="10.8157995731111" calcext:value-type="float">
            <text:p>10.8157995731111</text:p>
          </table:table-cell>
          <table:table-cell table:formula="of:=[.L$2]*COS(([.A151]+[.B151])*PI()/180)" office:value-type="float" office:value="-0.21502076972718" calcext:value-type="float">
            <text:p>-0.21502076972718</text:p>
          </table:table-cell>
          <table:table-cell table:formula="of:=[.L$2]*SIN(([.A151]+[.B151])*PI()/180)" office:value-type="float" office:value="-0.560148255898321" calcext:value-type="float">
            <text:p>-0.560148255898321</text:p>
          </table:table-cell>
          <table:table-cell table:formula="of:=[.C151]+[.E151]" office:value-type="float" office:value="-18.2155340844715" calcext:value-type="float">
            <text:p>-18.2155340844715</text:p>
          </table:table-cell>
          <table:table-cell table:formula="of:=[.D151]+[.F151]" office:value-type="float" office:value="10.2556513172128" calcext:value-type="float">
            <text:p>10.2556513172128</text:p>
          </table:table-cell>
          <table:table-cell table:number-columns-repeated="4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J$2]*[.A152]/[.K$2]" office:value-type="float" office:value="3000" calcext:value-type="float">
            <text:p>3000</text:p>
          </table:table-cell>
          <table:table-cell table:formula="of:=([.J$2]+[.K$2])*COS([.A152]*PI()/180)" office:value-type="float" office:value="-18.1865334794732" calcext:value-type="float">
            <text:p>-18.1865334794732</text:p>
          </table:table-cell>
          <table:table-cell table:formula="of:=([.J$2]+[.K$2])*SIN([.A152]*PI()/180)" office:value-type="float" office:value="10.5" calcext:value-type="float">
            <text:p>10.5</text:p>
          </table:table-cell>
          <table:table-cell table:formula="of:=[.L$2]*COS(([.A152]+[.B152])*PI()/180)" office:value-type="float" office:value="-2.35169324274487E-015" calcext:value-type="float">
            <text:p>-2.35169324274487E-15</text:p>
          </table:table-cell>
          <table:table-cell table:formula="of:=[.L$2]*SIN(([.A152]+[.B152])*PI()/180)" office:value-type="float" office:value="-0.6" calcext:value-type="float">
            <text:p>-0.6</text:p>
          </table:table-cell>
          <table:table-cell table:formula="of:=[.C152]+[.E152]" office:value-type="float" office:value="-18.1865334794732" calcext:value-type="float">
            <text:p>-18.1865334794732</text:p>
          </table:table-cell>
          <table:table-cell table:formula="of:=[.D152]+[.F152]" office:value-type="float" office:value="9.9" calcext:value-type="float">
            <text:p>9.9</text:p>
          </table:table-cell>
          <table:table-cell table:number-columns-repeated="4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J$2]*[.A153]/[.K$2]" office:value-type="float" office:value="3020" calcext:value-type="float">
            <text:p>3020</text:p>
          </table:table-cell>
          <table:table-cell table:formula="of:=([.J$2]+[.K$2])*COS([.A153]*PI()/180)" office:value-type="float" office:value="-18.3670138499273" calcext:value-type="float">
            <text:p>-18.3670138499273</text:p>
          </table:table-cell>
          <table:table-cell table:formula="of:=([.J$2]+[.K$2])*SIN([.A153]*PI()/180)" office:value-type="float" office:value="10.1810020251731" calcext:value-type="float">
            <text:p>10.1810020251731</text:p>
          </table:table-cell>
          <table:table-cell table:formula="of:=[.L$2]*COS(([.A153]+[.B153])*PI()/180)" office:value-type="float" office:value="0.215020769727179" calcext:value-type="float">
            <text:p>0.215020769727179</text:p>
          </table:table-cell>
          <table:table-cell table:formula="of:=[.L$2]*SIN(([.A153]+[.B153])*PI()/180)" office:value-type="float" office:value="-0.560148255898322" calcext:value-type="float">
            <text:p>-0.560148255898322</text:p>
          </table:table-cell>
          <table:table-cell table:formula="of:=[.C153]+[.E153]" office:value-type="float" office:value="-18.1519930802001" calcext:value-type="float">
            <text:p>-18.1519930802001</text:p>
          </table:table-cell>
          <table:table-cell table:formula="of:=[.D153]+[.F153]" office:value-type="float" office:value="9.62085376927476" calcext:value-type="float">
            <text:p>9.62085376927476</text:p>
          </table:table-cell>
          <table:table-cell table:number-columns-repeated="4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J$2]*[.A154]/[.K$2]" office:value-type="float" office:value="3040" calcext:value-type="float">
            <text:p>3040</text:p>
          </table:table-cell>
          <table:table-cell table:formula="of:=([.J$2]+[.K$2])*COS([.A154]*PI()/180)" office:value-type="float" office:value="-18.5418994500375" calcext:value-type="float">
            <text:p>-18.5418994500375</text:p>
          </table:table-cell>
          <table:table-cell table:formula="of:=([.J$2]+[.K$2])*SIN([.A154]*PI()/180)" office:value-type="float" office:value="9.85890281850371" calcext:value-type="float">
            <text:p>9.85890281850371</text:p>
          </table:table-cell>
          <table:table-cell table:formula="of:=[.L$2]*COS(([.A154]+[.B154])*PI()/180)" office:value-type="float" office:value="0.401478363815312" calcext:value-type="float">
            <text:p>0.401478363815312</text:p>
          </table:table-cell>
          <table:table-cell table:formula="of:=[.L$2]*SIN(([.A154]+[.B154])*PI()/180)" office:value-type="float" office:value="-0.445886895286439" calcext:value-type="float">
            <text:p>-0.445886895286439</text:p>
          </table:table-cell>
          <table:table-cell table:formula="of:=[.C154]+[.E154]" office:value-type="float" office:value="-18.1404210862222" calcext:value-type="float">
            <text:p>-18.1404210862222</text:p>
          </table:table-cell>
          <table:table-cell table:formula="of:=[.D154]+[.F154]" office:value-type="float" office:value="9.41301592321727" calcext:value-type="float">
            <text:p>9.41301592321727</text:p>
          </table:table-cell>
          <table:table-cell table:number-columns-repeated="4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J$2]*[.A155]/[.K$2]" office:value-type="float" office:value="3060" calcext:value-type="float">
            <text:p>3060</text:p>
          </table:table-cell>
          <table:table-cell table:formula="of:=([.J$2]+[.K$2])*COS([.A155]*PI()/180)" office:value-type="float" office:value="-18.7111370079557" calcext:value-type="float">
            <text:p>-18.7111370079557</text:p>
          </table:table-cell>
          <table:table-cell table:formula="of:=([.J$2]+[.K$2])*SIN([.A155]*PI()/180)" office:value-type="float" office:value="9.53380049453048" calcext:value-type="float">
            <text:p>9.53380049453048</text:p>
          </table:table-cell>
          <table:table-cell table:formula="of:=[.L$2]*COS(([.A155]+[.B155])*PI()/180)" office:value-type="float" office:value="0.534603914513019" calcext:value-type="float">
            <text:p>0.534603914513019</text:p>
          </table:table-cell>
          <table:table-cell table:formula="of:=[.L$2]*SIN(([.A155]+[.B155])*PI()/180)" office:value-type="float" office:value="-0.272394299843731" calcext:value-type="float">
            <text:p>-0.272394299843731</text:p>
          </table:table-cell>
          <table:table-cell table:formula="of:=[.C155]+[.E155]" office:value-type="float" office:value="-18.1765330934427" calcext:value-type="float">
            <text:p>-18.1765330934427</text:p>
          </table:table-cell>
          <table:table-cell table:formula="of:=[.D155]+[.F155]" office:value-type="float" office:value="9.26140619468675" calcext:value-type="float">
            <text:p>9.26140619468675</text:p>
          </table:table-cell>
          <table:table-cell table:number-columns-repeated="4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J$2]*[.A156]/[.K$2]" office:value-type="float" office:value="3080" calcext:value-type="float">
            <text:p>3080</text:p>
          </table:table-cell>
          <table:table-cell table:formula="of:=([.J$2]+[.K$2])*COS([.A156]*PI()/180)" office:value-type="float" office:value="-18.8746749722825" calcext:value-type="float">
            <text:p>-18.8746749722825</text:p>
          </table:table-cell>
          <table:table-cell table:formula="of:=([.J$2]+[.K$2])*SIN([.A156]*PI()/180)" office:value-type="float" office:value="9.20579408257062" calcext:value-type="float">
            <text:p>9.20579408257062</text:p>
          </table:table-cell>
          <table:table-cell table:formula="of:=[.L$2]*COS(([.A156]+[.B156])*PI()/180)" office:value-type="float" office:value="0.596713137220964" calcext:value-type="float">
            <text:p>0.596713137220964</text:p>
          </table:table-cell>
          <table:table-cell table:formula="of:=[.L$2]*SIN(([.A156]+[.B156])*PI()/180)" office:value-type="float" office:value="-0.0627170779605895" calcext:value-type="float">
            <text:p>-0.06271707796059</text:p>
          </table:table-cell>
          <table:table-cell table:formula="of:=[.C156]+[.E156]" office:value-type="float" office:value="-18.2779618350615" calcext:value-type="float">
            <text:p>-18.2779618350615</text:p>
          </table:table-cell>
          <table:table-cell table:formula="of:=[.D156]+[.F156]" office:value-type="float" office:value="9.14307700461003" calcext:value-type="float">
            <text:p>9.14307700461003</text:p>
          </table:table-cell>
          <table:table-cell table:number-columns-repeated="4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J$2]*[.A157]/[.K$2]" office:value-type="float" office:value="3100" calcext:value-type="float">
            <text:p>3100</text:p>
          </table:table-cell>
          <table:table-cell table:formula="of:=([.J$2]+[.K$2])*COS([.A157]*PI()/180)" office:value-type="float" office:value="-19.0324635277696" calcext:value-type="float">
            <text:p>-19.0324635277696</text:p>
          </table:table-cell>
          <table:table-cell table:formula="of:=([.J$2]+[.K$2])*SIN([.A157]*PI()/180)" office:value-type="float" office:value="8.87498349655469" calcext:value-type="float">
            <text:p>8.87498349655469</text:p>
          </table:table-cell>
          <table:table-cell table:formula="of:=[.L$2]*COS(([.A157]+[.B157])*PI()/180)" office:value-type="float" office:value="0.579555495773441" calcext:value-type="float">
            <text:p>0.579555495773441</text:p>
          </table:table-cell>
          <table:table-cell table:formula="of:=[.L$2]*SIN(([.A157]+[.B157])*PI()/180)" office:value-type="float" office:value="0.155291427061512" calcext:value-type="float">
            <text:p>0.155291427061512</text:p>
          </table:table-cell>
          <table:table-cell table:formula="of:=[.C157]+[.E157]" office:value-type="float" office:value="-18.4529080319962" calcext:value-type="float">
            <text:p>-18.4529080319962</text:p>
          </table:table-cell>
          <table:table-cell table:formula="of:=[.D157]+[.F157]" office:value-type="float" office:value="9.0302749236162" calcext:value-type="float">
            <text:p>9.0302749236162</text:p>
          </table:table-cell>
          <table:table-cell table:number-columns-repeated="4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J$2]*[.A158]/[.K$2]" office:value-type="float" office:value="3120" calcext:value-type="float">
            <text:p>3120</text:p>
          </table:table-cell>
          <table:table-cell table:formula="of:=([.J$2]+[.K$2])*COS([.A158]*PI()/180)" office:value-type="float" office:value="-19.1844546104946" calcext:value-type="float">
            <text:p>-19.1844546104946</text:p>
          </table:table-cell>
          <table:table-cell table:formula="of:=([.J$2]+[.K$2])*SIN([.A158]*PI()/180)" office:value-type="float" office:value="8.54146950459181" calcext:value-type="float">
            <text:p>8.54146950459181</text:p>
          </table:table-cell>
          <table:table-cell table:formula="of:=[.L$2]*COS(([.A158]+[.B158])*PI()/180)" office:value-type="float" office:value="0.485410196624968" calcext:value-type="float">
            <text:p>0.485410196624968</text:p>
          </table:table-cell>
          <table:table-cell table:formula="of:=[.L$2]*SIN(([.A158]+[.B158])*PI()/180)" office:value-type="float" office:value="0.352671151375485" calcext:value-type="float">
            <text:p>0.352671151375485</text:p>
          </table:table-cell>
          <table:table-cell table:formula="of:=[.C158]+[.E158]" office:value-type="float" office:value="-18.6990444138696" calcext:value-type="float">
            <text:p>-18.6990444138696</text:p>
          </table:table-cell>
          <table:table-cell table:formula="of:=[.D158]+[.F158]" office:value-type="float" office:value="8.8941406559673" calcext:value-type="float">
            <text:p>8.8941406559673</text:p>
          </table:table-cell>
          <table:table-cell table:number-columns-repeated="4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J$2]*[.A159]/[.K$2]" office:value-type="float" office:value="3140" calcext:value-type="float">
            <text:p>3140</text:p>
          </table:table-cell>
          <table:table-cell table:formula="of:=([.J$2]+[.K$2])*COS([.A159]*PI()/180)" office:value-type="float" office:value="-19.3306019225012" calcext:value-type="float">
            <text:p>-19.3306019225012</text:p>
          </table:table-cell>
          <table:table-cell table:formula="of:=([.J$2]+[.K$2])*SIN([.A159]*PI()/180)" office:value-type="float" office:value="8.20535369827476" calcext:value-type="float">
            <text:p>8.20535369827476</text:p>
          </table:table-cell>
          <table:table-cell table:formula="of:=[.L$2]*COS(([.A159]+[.B159])*PI()/180)" office:value-type="float" office:value="0.326783421009018" calcext:value-type="float">
            <text:p>0.326783421009018</text:p>
          </table:table-cell>
          <table:table-cell table:formula="of:=[.L$2]*SIN(([.A159]+[.B159])*PI()/180)" office:value-type="float" office:value="0.503202340767253" calcext:value-type="float">
            <text:p>0.503202340767253</text:p>
          </table:table-cell>
          <table:table-cell table:formula="of:=[.C159]+[.E159]" office:value-type="float" office:value="-19.0038185014922" calcext:value-type="float">
            <text:p>-19.0038185014922</text:p>
          </table:table-cell>
          <table:table-cell table:formula="of:=[.D159]+[.F159]" office:value-type="float" office:value="8.70855603904201" calcext:value-type="float">
            <text:p>8.70855603904201</text:p>
          </table:table-cell>
          <table:table-cell table:number-columns-repeated="4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J$2]*[.A160]/[.K$2]" office:value-type="float" office:value="3160" calcext:value-type="float">
            <text:p>3160</text:p>
          </table:table-cell>
          <table:table-cell table:formula="of:=([.J$2]+[.K$2])*COS([.A160]*PI()/180)" office:value-type="float" office:value="-19.4708609459025" calcext:value-type="float">
            <text:p>-19.4708609459025</text:p>
          </table:table-cell>
          <table:table-cell table:formula="of:=([.J$2]+[.K$2])*SIN([.A160]*PI()/180)" office:value-type="float" office:value="7.86673846173416" calcext:value-type="float">
            <text:p>7.86673846173416</text:p>
          </table:table-cell>
          <table:table-cell table:formula="of:=[.L$2]*COS(([.A160]+[.B160])*PI()/180)" office:value-type="float" office:value="0.124747014490661" calcext:value-type="float">
            <text:p>0.124747014490661</text:p>
          </table:table-cell>
          <table:table-cell table:formula="of:=[.L$2]*SIN(([.A160]+[.B160])*PI()/180)" office:value-type="float" office:value="0.586888560440282" calcext:value-type="float">
            <text:p>0.586888560440282</text:p>
          </table:table-cell>
          <table:table-cell table:formula="of:=[.C160]+[.E160]" office:value-type="float" office:value="-19.3461139314119" calcext:value-type="float">
            <text:p>-19.3461139314119</text:p>
          </table:table-cell>
          <table:table-cell table:formula="of:=[.D160]+[.F160]" office:value-type="float" office:value="8.45362702217444" calcext:value-type="float">
            <text:p>8.45362702217444</text:p>
          </table:table-cell>
          <table:table-cell table:number-columns-repeated="4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J$2]*[.A161]/[.K$2]" office:value-type="float" office:value="3180" calcext:value-type="float">
            <text:p>3180</text:p>
          </table:table-cell>
          <table:table-cell table:formula="of:=([.J$2]+[.K$2])*COS([.A161]*PI()/180)" office:value-type="float" office:value="-19.6051889564412" calcext:value-type="float">
            <text:p>-19.6051889564412</text:p>
          </table:table-cell>
          <table:table-cell table:formula="of:=([.J$2]+[.K$2])*SIN([.A161]*PI()/180)" office:value-type="float" office:value="7.5257269404513" calcext:value-type="float">
            <text:p>7.5257269404513</text:p>
          </table:table-cell>
          <table:table-cell table:formula="of:=[.L$2]*COS(([.A161]+[.B161])*PI()/180)" office:value-type="float" office:value="-0.0938606790241388" calcext:value-type="float">
            <text:p>-0.093860679024139</text:p>
          </table:table-cell>
          <table:table-cell table:formula="of:=[.L$2]*SIN(([.A161]+[.B161])*PI()/180)" office:value-type="float" office:value="0.592613004357083" calcext:value-type="float">
            <text:p>0.592613004357083</text:p>
          </table:table-cell>
          <table:table-cell table:formula="of:=[.C161]+[.E161]" office:value-type="float" office:value="-19.6990496354654" calcext:value-type="float">
            <text:p>-19.6990496354654</text:p>
          </table:table-cell>
          <table:table-cell table:formula="of:=[.D161]+[.F161]" office:value-type="float" office:value="8.11833994480839" calcext:value-type="float">
            <text:p>8.11833994480839</text:p>
          </table:table-cell>
          <table:table-cell table:number-columns-repeated="4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J$2]*[.A162]/[.K$2]" office:value-type="float" office:value="3200" calcext:value-type="float">
            <text:p>3200</text:p>
          </table:table-cell>
          <table:table-cell table:formula="of:=([.J$2]+[.K$2])*COS([.A162]*PI()/180)" office:value-type="float" office:value="-19.7335450365041" calcext:value-type="float">
            <text:p>-19.7335450365041</text:p>
          </table:table-cell>
          <table:table-cell table:formula="of:=([.J$2]+[.K$2])*SIN([.A162]*PI()/180)" office:value-type="float" office:value="7.18242300983905" calcext:value-type="float">
            <text:p>7.18242300983905</text:p>
          </table:table-cell>
          <table:table-cell table:formula="of:=[.L$2]*COS(([.A162]+[.B162])*PI()/180)" office:value-type="float" office:value="-0.300000000000001" calcext:value-type="float">
            <text:p>-0.300000000000001</text:p>
          </table:table-cell>
          <table:table-cell table:formula="of:=[.L$2]*SIN(([.A162]+[.B162])*PI()/180)" office:value-type="float" office:value="0.519615242270662" calcext:value-type="float">
            <text:p>0.519615242270662</text:p>
          </table:table-cell>
          <table:table-cell table:formula="of:=[.C162]+[.E162]" office:value-type="float" office:value="-20.0335450365041" calcext:value-type="float">
            <text:p>-20.0335450365041</text:p>
          </table:table-cell>
          <table:table-cell table:formula="of:=[.D162]+[.F162]" office:value-type="float" office:value="7.70203825210971" calcext:value-type="float">
            <text:p>7.70203825210971</text:p>
          </table:table-cell>
          <table:table-cell table:number-columns-repeated="4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J$2]*[.A163]/[.K$2]" office:value-type="float" office:value="3220" calcext:value-type="float">
            <text:p>3220</text:p>
          </table:table-cell>
          <table:table-cell table:formula="of:=([.J$2]+[.K$2])*COS([.A163]*PI()/180)" office:value-type="float" office:value="-19.8558900875857" calcext:value-type="float">
            <text:p>-19.8558900875857</text:p>
          </table:table-cell>
          <table:table-cell table:formula="of:=([.J$2]+[.K$2])*SIN([.A163]*PI()/180)" office:value-type="float" office:value="6.8369312436003" calcext:value-type="float">
            <text:p>6.8369312436003</text:p>
          </table:table-cell>
          <table:table-cell table:formula="of:=[.L$2]*COS(([.A163]+[.B163])*PI()/180)" office:value-type="float" office:value="-0.466287576874182" calcext:value-type="float">
            <text:p>-0.466287576874182</text:p>
          </table:table-cell>
          <table:table-cell table:formula="of:=[.L$2]*SIN(([.A163]+[.B163])*PI()/180)" office:value-type="float" office:value="0.377592234629904" calcext:value-type="float">
            <text:p>0.377592234629904</text:p>
          </table:table-cell>
          <table:table-cell table:formula="of:=[.C163]+[.E163]" office:value-type="float" office:value="-20.3221776644598" calcext:value-type="float">
            <text:p>-20.3221776644598</text:p>
          </table:table-cell>
          <table:table-cell table:formula="of:=[.D163]+[.F163]" office:value-type="float" office:value="7.2145234782302" calcext:value-type="float">
            <text:p>7.2145234782302</text:p>
          </table:table-cell>
          <table:table-cell table:number-columns-repeated="4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J$2]*[.A164]/[.K$2]" office:value-type="float" office:value="3240" calcext:value-type="float">
            <text:p>3240</text:p>
          </table:table-cell>
          <table:table-cell table:formula="of:=([.J$2]+[.K$2])*COS([.A164]*PI()/180)" office:value-type="float" office:value="-19.9721868421982" calcext:value-type="float">
            <text:p>-19.9721868421982</text:p>
          </table:table-cell>
          <table:table-cell table:formula="of:=([.J$2]+[.K$2])*SIN([.A164]*PI()/180)" office:value-type="float" office:value="6.4893568818739" calcext:value-type="float">
            <text:p>6.4893568818739</text:p>
          </table:table-cell>
          <table:table-cell table:formula="of:=[.L$2]*COS(([.A164]+[.B164])*PI()/180)" office:value-type="float" office:value="-0.570633909777092" calcext:value-type="float">
            <text:p>-0.570633909777092</text:p>
          </table:table-cell>
          <table:table-cell table:formula="of:=[.L$2]*SIN(([.A164]+[.B164])*PI()/180)" office:value-type="float" office:value="0.185410196624969" calcext:value-type="float">
            <text:p>0.185410196624969</text:p>
          </table:table-cell>
          <table:table-cell table:formula="of:=[.C164]+[.E164]" office:value-type="float" office:value="-20.5428207519753" calcext:value-type="float">
            <text:p>-20.5428207519753</text:p>
          </table:table-cell>
          <table:table-cell table:formula="of:=[.D164]+[.F164]" office:value-type="float" office:value="6.67476707849887" calcext:value-type="float">
            <text:p>6.67476707849887</text:p>
          </table:table-cell>
          <table:table-cell table:number-columns-repeated="4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J$2]*[.A165]/[.K$2]" office:value-type="float" office:value="3260" calcext:value-type="float">
            <text:p>3260</text:p>
          </table:table-cell>
          <table:table-cell table:formula="of:=([.J$2]+[.K$2])*COS([.A165]*PI()/180)" office:value-type="float" office:value="-20.0823998752237" calcext:value-type="float">
            <text:p>-20.0823998752237</text:p>
          </table:table-cell>
          <table:table-cell table:formula="of:=([.J$2]+[.K$2])*SIN([.A165]*PI()/180)" office:value-type="float" office:value="6.13980579917748" calcext:value-type="float">
            <text:p>6.13980579917748</text:p>
          </table:table-cell>
          <table:table-cell table:formula="of:=[.L$2]*COS(([.A165]+[.B165])*PI()/180)" office:value-type="float" office:value="-0.599177720852745" calcext:value-type="float">
            <text:p>-0.599177720852745</text:p>
          </table:table-cell>
          <table:table-cell table:formula="of:=[.L$2]*SIN(([.A165]+[.B165])*PI()/180)" office:value-type="float" office:value="-0.031401573745763" calcext:value-type="float">
            <text:p>-0.031401573745763</text:p>
          </table:table-cell>
          <table:table-cell table:formula="of:=[.C165]+[.E165]" office:value-type="float" office:value="-20.6815775960765" calcext:value-type="float">
            <text:p>-20.6815775960765</text:p>
          </table:table-cell>
          <table:table-cell table:formula="of:=[.D165]+[.F165]" office:value-type="float" office:value="6.10840422543172" calcext:value-type="float">
            <text:p>6.10840422543172</text:p>
          </table:table-cell>
          <table:table-cell table:number-columns-repeated="4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J$2]*[.A166]/[.K$2]" office:value-type="float" office:value="3280" calcext:value-type="float">
            <text:p>3280</text:p>
          </table:table-cell>
          <table:table-cell table:formula="of:=([.J$2]+[.K$2])*COS([.A166]*PI()/180)" office:value-type="float" office:value="-20.1864956147047" calcext:value-type="float">
            <text:p>-20.1864956147047</text:p>
          </table:table-cell>
          <table:table-cell table:formula="of:=([.J$2]+[.K$2])*SIN([.A166]*PI()/180)" office:value-type="float" office:value="5.78838447215699" calcext:value-type="float">
            <text:p>5.78838447215699</text:p>
          </table:table-cell>
          <table:table-cell table:formula="of:=[.L$2]*COS(([.A166]+[.B166])*PI()/180)" office:value-type="float" office:value="-0.548127274585561" calcext:value-type="float">
            <text:p>-0.548127274585561</text:p>
          </table:table-cell>
          <table:table-cell table:formula="of:=[.L$2]*SIN(([.A166]+[.B166])*PI()/180)" office:value-type="float" office:value="-0.244041985845478" calcext:value-type="float">
            <text:p>-0.244041985845478</text:p>
          </table:table-cell>
          <table:table-cell table:formula="of:=[.C166]+[.E166]" office:value-type="float" office:value="-20.7346228892903" calcext:value-type="float">
            <text:p>-20.7346228892903</text:p>
          </table:table-cell>
          <table:table-cell table:formula="of:=[.D166]+[.F166]" office:value-type="float" office:value="5.54434248631152" calcext:value-type="float">
            <text:p>5.54434248631152</text:p>
          </table:table-cell>
          <table:table-cell table:number-columns-repeated="4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J$2]*[.A167]/[.K$2]" office:value-type="float" office:value="3300" calcext:value-type="float">
            <text:p>3300</text:p>
          </table:table-cell>
          <table:table-cell table:formula="of:=([.J$2]+[.K$2])*COS([.A167]*PI()/180)" office:value-type="float" office:value="-20.2844423520704" calcext:value-type="float">
            <text:p>-20.2844423520704</text:p>
          </table:table-cell>
          <table:table-cell table:formula="of:=([.J$2]+[.K$2])*SIN([.A167]*PI()/180)" office:value-type="float" office:value="5.43519994715294" calcext:value-type="float">
            <text:p>5.43519994715294</text:p>
          </table:table-cell>
          <table:table-cell table:formula="of:=[.L$2]*COS(([.A167]+[.B167])*PI()/180)" office:value-type="float" office:value="-0.424264068711929" calcext:value-type="float">
            <text:p>-0.424264068711929</text:p>
          </table:table-cell>
          <table:table-cell table:formula="of:=[.L$2]*SIN(([.A167]+[.B167])*PI()/180)" office:value-type="float" office:value="-0.424264068711928" calcext:value-type="float">
            <text:p>-0.424264068711928</text:p>
          </table:table-cell>
          <table:table-cell table:formula="of:=[.C167]+[.E167]" office:value-type="float" office:value="-20.7087064207824" calcext:value-type="float">
            <text:p>-20.7087064207824</text:p>
          </table:table-cell>
          <table:table-cell table:formula="of:=[.D167]+[.F167]" office:value-type="float" office:value="5.01093587844101" calcext:value-type="float">
            <text:p>5.01093587844101</text:p>
          </table:table-cell>
          <table:table-cell table:number-columns-repeated="4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J$2]*[.A168]/[.K$2]" office:value-type="float" office:value="3320" calcext:value-type="float">
            <text:p>3320</text:p>
          </table:table-cell>
          <table:table-cell table:formula="of:=([.J$2]+[.K$2])*COS([.A168]*PI()/180)" office:value-type="float" office:value="-20.3762102517959" calcext:value-type="float">
            <text:p>-20.3762102517959</text:p>
          </table:table-cell>
          <table:table-cell table:formula="of:=([.J$2]+[.K$2])*SIN([.A168]*PI()/180)" office:value-type="float" office:value="5.08035980759302" calcext:value-type="float">
            <text:p>5.08035980759302</text:p>
          </table:table-cell>
          <table:table-cell table:formula="of:=[.L$2]*COS(([.A168]+[.B168])*PI()/180)" office:value-type="float" office:value="-0.24404198584548" calcext:value-type="float">
            <text:p>-0.24404198584548</text:p>
          </table:table-cell>
          <table:table-cell table:formula="of:=[.L$2]*SIN(([.A168]+[.B168])*PI()/180)" office:value-type="float" office:value="-0.548127274585561" calcext:value-type="float">
            <text:p>-0.548127274585561</text:p>
          </table:table-cell>
          <table:table-cell table:formula="of:=[.C168]+[.E168]" office:value-type="float" office:value="-20.6202522376414" calcext:value-type="float">
            <text:p>-20.6202522376414</text:p>
          </table:table-cell>
          <table:table-cell table:formula="of:=[.D168]+[.F168]" office:value-type="float" office:value="4.53223253300746" calcext:value-type="float">
            <text:p>4.53223253300746</text:p>
          </table:table-cell>
          <table:table-cell table:number-columns-repeated="4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J$2]*[.A169]/[.K$2]" office:value-type="float" office:value="3340" calcext:value-type="float">
            <text:p>3340</text:p>
          </table:table-cell>
          <table:table-cell table:formula="of:=([.J$2]+[.K$2])*COS([.A169]*PI()/180)" office:value-type="float" office:value="-20.4617713604899" calcext:value-type="float">
            <text:p>-20.4617713604899</text:p>
          </table:table-cell>
          <table:table-cell table:formula="of:=([.J$2]+[.K$2])*SIN([.A169]*PI()/180)" office:value-type="float" office:value="4.72397214122116" calcext:value-type="float">
            <text:p>4.72397214122116</text:p>
          </table:table-cell>
          <table:table-cell table:formula="of:=[.L$2]*COS(([.A169]+[.B169])*PI()/180)" office:value-type="float" office:value="-0.031401573745769" calcext:value-type="float">
            <text:p>-0.031401573745769</text:p>
          </table:table-cell>
          <table:table-cell table:formula="of:=[.L$2]*SIN(([.A169]+[.B169])*PI()/180)" office:value-type="float" office:value="-0.599177720852744" calcext:value-type="float">
            <text:p>-0.599177720852744</text:p>
          </table:table-cell>
          <table:table-cell table:formula="of:=[.C169]+[.E169]" office:value-type="float" office:value="-20.4931729342357" calcext:value-type="float">
            <text:p>-20.4931729342357</text:p>
          </table:table-cell>
          <table:table-cell table:formula="of:=[.D169]+[.F169]" office:value-type="float" office:value="4.12479442036842" calcext:value-type="float">
            <text:p>4.12479442036842</text:p>
          </table:table-cell>
          <table:table-cell table:number-columns-repeated="4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J$2]*[.A170]/[.K$2]" office:value-type="float" office:value="3360" calcext:value-type="float">
            <text:p>3360</text:p>
          </table:table-cell>
          <table:table-cell table:formula="of:=([.J$2]+[.K$2])*COS([.A170]*PI()/180)" office:value-type="float" office:value="-20.5410996154099" calcext:value-type="float">
            <text:p>-20.5410996154099</text:p>
          </table:table-cell>
          <table:table-cell table:formula="of:=([.J$2]+[.K$2])*SIN([.A170]*PI()/180)" office:value-type="float" office:value="4.36614550717295" calcext:value-type="float">
            <text:p>4.36614550717295</text:p>
          </table:table-cell>
          <table:table-cell table:formula="of:=[.L$2]*COS(([.A170]+[.B170])*PI()/180)" office:value-type="float" office:value="0.185410196624967" calcext:value-type="float">
            <text:p>0.185410196624967</text:p>
          </table:table-cell>
          <table:table-cell table:formula="of:=[.L$2]*SIN(([.A170]+[.B170])*PI()/180)" office:value-type="float" office:value="-0.570633909777093" calcext:value-type="float">
            <text:p>-0.570633909777093</text:p>
          </table:table-cell>
          <table:table-cell table:formula="of:=[.C170]+[.E170]" office:value-type="float" office:value="-20.355689418785" calcext:value-type="float">
            <text:p>-20.355689418785</text:p>
          </table:table-cell>
          <table:table-cell table:formula="of:=[.D170]+[.F170]" office:value-type="float" office:value="3.79551159739585" calcext:value-type="float">
            <text:p>3.79551159739585</text:p>
          </table:table-cell>
          <table:table-cell table:number-columns-repeated="4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J$2]*[.A171]/[.K$2]" office:value-type="float" office:value="3380" calcext:value-type="float">
            <text:p>3380</text:p>
          </table:table-cell>
          <table:table-cell table:formula="of:=([.J$2]+[.K$2])*COS([.A171]*PI()/180)" office:value-type="float" office:value="-20.6141708524009" calcext:value-type="float">
            <text:p>-20.6141708524009</text:p>
          </table:table-cell>
          <table:table-cell table:formula="of:=([.J$2]+[.K$2])*SIN([.A171]*PI()/180)" office:value-type="float" office:value="4.00698890290744" calcext:value-type="float">
            <text:p>4.00698890290744</text:p>
          </table:table-cell>
          <table:table-cell table:formula="of:=[.L$2]*COS(([.A171]+[.B171])*PI()/180)" office:value-type="float" office:value="0.377592234629899" calcext:value-type="float">
            <text:p>0.377592234629899</text:p>
          </table:table-cell>
          <table:table-cell table:formula="of:=[.L$2]*SIN(([.A171]+[.B171])*PI()/180)" office:value-type="float" office:value="-0.466287576874185" calcext:value-type="float">
            <text:p>-0.466287576874185</text:p>
          </table:table-cell>
          <table:table-cell table:formula="of:=[.C171]+[.E171]" office:value-type="float" office:value="-20.236578617771" calcext:value-type="float">
            <text:p>-20.236578617771</text:p>
          </table:table-cell>
          <table:table-cell table:formula="of:=[.D171]+[.F171]" office:value-type="float" office:value="3.54070132603326" calcext:value-type="float">
            <text:p>3.54070132603326</text:p>
          </table:table-cell>
          <table:table-cell table:number-columns-repeated="4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J$2]*[.A172]/[.K$2]" office:value-type="float" office:value="3400" calcext:value-type="float">
            <text:p>3400</text:p>
          </table:table-cell>
          <table:table-cell table:formula="of:=([.J$2]+[.K$2])*COS([.A172]*PI()/180)" office:value-type="float" office:value="-20.6809628132564" calcext:value-type="float">
            <text:p>-20.6809628132564</text:p>
          </table:table-cell>
          <table:table-cell table:formula="of:=([.J$2]+[.K$2])*SIN([.A172]*PI()/180)" office:value-type="float" office:value="3.64661173100554" calcext:value-type="float">
            <text:p>3.64661173100554</text:p>
          </table:table-cell>
          <table:table-cell table:formula="of:=[.L$2]*COS(([.A172]+[.B172])*PI()/180)" office:value-type="float" office:value="0.519615242270664" calcext:value-type="float">
            <text:p>0.519615242270664</text:p>
          </table:table-cell>
          <table:table-cell table:formula="of:=[.L$2]*SIN(([.A172]+[.B172])*PI()/180)" office:value-type="float" office:value="-0.299999999999999" calcext:value-type="float">
            <text:p>-0.299999999999999</text:p>
          </table:table-cell>
          <table:table-cell table:formula="of:=[.C172]+[.E172]" office:value-type="float" office:value="-20.1613475709857" calcext:value-type="float">
            <text:p>-20.1613475709857</text:p>
          </table:table-cell>
          <table:table-cell table:formula="of:=[.D172]+[.F172]" office:value-type="float" office:value="3.34661173100554" calcext:value-type="float">
            <text:p>3.34661173100554</text:p>
          </table:table-cell>
          <table:table-cell table:number-columns-repeated="4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J$2]*[.A173]/[.K$2]" office:value-type="float" office:value="3420" calcext:value-type="float">
            <text:p>3420</text:p>
          </table:table-cell>
          <table:table-cell table:formula="of:=([.J$2]+[.K$2])*COS([.A173]*PI()/180)" office:value-type="float" office:value="-20.7414551524979" calcext:value-type="float">
            <text:p>-20.7414551524979</text:p>
          </table:table-cell>
          <table:table-cell table:formula="of:=([.J$2]+[.K$2])*SIN([.A173]*PI()/180)" office:value-type="float" office:value="3.28512376584485" calcext:value-type="float">
            <text:p>3.28512376584485</text:p>
          </table:table-cell>
          <table:table-cell table:formula="of:=[.L$2]*COS(([.A173]+[.B173])*PI()/180)" office:value-type="float" office:value="0.592613004357083" calcext:value-type="float">
            <text:p>0.592613004357083</text:p>
          </table:table-cell>
          <table:table-cell table:formula="of:=[.L$2]*SIN(([.A173]+[.B173])*PI()/180)" office:value-type="float" office:value="-0.0938606790241363" calcext:value-type="float">
            <text:p>-0.093860679024136</text:p>
          </table:table-cell>
          <table:table-cell table:formula="of:=[.C173]+[.E173]" office:value-type="float" office:value="-20.1488421481408" calcext:value-type="float">
            <text:p>-20.1488421481408</text:p>
          </table:table-cell>
          <table:table-cell table:formula="of:=[.D173]+[.F173]" office:value-type="float" office:value="3.19126308682071" calcext:value-type="float">
            <text:p>3.19126308682071</text:p>
          </table:table-cell>
          <table:table-cell table:number-columns-repeated="4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J$2]*[.A174]/[.K$2]" office:value-type="float" office:value="3440" calcext:value-type="float">
            <text:p>3440</text:p>
          </table:table-cell>
          <table:table-cell table:formula="of:=([.J$2]+[.K$2])*COS([.A174]*PI()/180)" office:value-type="float" office:value="-20.795629443573" calcext:value-type="float">
            <text:p>-20.795629443573</text:p>
          </table:table-cell>
          <table:table-cell table:formula="of:=([.J$2]+[.K$2])*SIN([.A174]*PI()/180)" office:value-type="float" office:value="2.92263512016138" calcext:value-type="float">
            <text:p>2.92263512016138</text:p>
          </table:table-cell>
          <table:table-cell table:formula="of:=[.L$2]*COS(([.A174]+[.B174])*PI()/180)" office:value-type="float" office:value="0.586888560440284" calcext:value-type="float">
            <text:p>0.586888560440284</text:p>
          </table:table-cell>
          <table:table-cell table:formula="of:=[.L$2]*SIN(([.A174]+[.B174])*PI()/180)" office:value-type="float" office:value="0.124747014490655" calcext:value-type="float">
            <text:p>0.124747014490655</text:p>
          </table:table-cell>
          <table:table-cell table:formula="of:=[.C174]+[.E174]" office:value-type="float" office:value="-20.2087408831327" calcext:value-type="float">
            <text:p>-20.2087408831327</text:p>
          </table:table-cell>
          <table:table-cell table:formula="of:=[.D174]+[.F174]" office:value-type="float" office:value="3.04738213465204" calcext:value-type="float">
            <text:p>3.04738213465204</text:p>
          </table:table-cell>
          <table:table-cell table:number-columns-repeated="4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J$2]*[.A175]/[.K$2]" office:value-type="float" office:value="3460" calcext:value-type="float">
            <text:p>3460</text:p>
          </table:table-cell>
          <table:table-cell table:formula="of:=([.J$2]+[.K$2])*COS([.A175]*PI()/180)" office:value-type="float" office:value="-20.8434691844678" calcext:value-type="float">
            <text:p>-20.8434691844678</text:p>
          </table:table-cell>
          <table:table-cell table:formula="of:=([.J$2]+[.K$2])*SIN([.A175]*PI()/180)" office:value-type="float" office:value="2.5592562115081" calcext:value-type="float">
            <text:p>2.5592562115081</text:p>
          </table:table-cell>
          <table:table-cell table:formula="of:=[.L$2]*COS(([.A175]+[.B175])*PI()/180)" office:value-type="float" office:value="0.503202340767257" calcext:value-type="float">
            <text:p>0.503202340767257</text:p>
          </table:table-cell>
          <table:table-cell table:formula="of:=[.L$2]*SIN(([.A175]+[.B175])*PI()/180)" office:value-type="float" office:value="0.326783421009013" calcext:value-type="float">
            <text:p>0.326783421009013</text:p>
          </table:table-cell>
          <table:table-cell table:formula="of:=[.C175]+[.E175]" office:value-type="float" office:value="-20.3402668437005" calcext:value-type="float">
            <text:p>-20.3402668437005</text:p>
          </table:table-cell>
          <table:table-cell table:formula="of:=[.D175]+[.F175]" office:value-type="float" office:value="2.88603963251711" calcext:value-type="float">
            <text:p>2.88603963251711</text:p>
          </table:table-cell>
          <table:table-cell table:number-columns-repeated="4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J$2]*[.A176]/[.K$2]" office:value-type="float" office:value="3480" calcext:value-type="float">
            <text:p>3480</text:p>
          </table:table-cell>
          <table:table-cell table:formula="of:=([.J$2]+[.K$2])*COS([.A176]*PI()/180)" office:value-type="float" office:value="-20.8849598027337" calcext:value-type="float">
            <text:p>-20.8849598027337</text:p>
          </table:table-cell>
          <table:table-cell table:formula="of:=([.J$2]+[.K$2])*SIN([.A176]*PI()/180)" office:value-type="float" office:value="2.19509772862073" calcext:value-type="float">
            <text:p>2.19509772862073</text:p>
          </table:table-cell>
          <table:table-cell table:formula="of:=[.L$2]*COS(([.A176]+[.B176])*PI()/180)" office:value-type="float" office:value="0.352671151375486" calcext:value-type="float">
            <text:p>0.352671151375486</text:p>
          </table:table-cell>
          <table:table-cell table:formula="of:=[.L$2]*SIN(([.A176]+[.B176])*PI()/180)" office:value-type="float" office:value="0.485410196624967" calcext:value-type="float">
            <text:p>0.485410196624967</text:p>
          </table:table-cell>
          <table:table-cell table:formula="of:=[.C176]+[.E176]" office:value-type="float" office:value="-20.5322886513583" calcext:value-type="float">
            <text:p>-20.5322886513583</text:p>
          </table:table-cell>
          <table:table-cell table:formula="of:=[.D176]+[.F176]" office:value-type="float" office:value="2.6805079252457" calcext:value-type="float">
            <text:p>2.6805079252457</text:p>
          </table:table-cell>
          <table:table-cell table:number-columns-repeated="4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J$2]*[.A177]/[.K$2]" office:value-type="float" office:value="3500" calcext:value-type="float">
            <text:p>3500</text:p>
          </table:table-cell>
          <table:table-cell table:formula="of:=([.J$2]+[.K$2])*COS([.A177]*PI()/180)" office:value-type="float" office:value="-20.9200886599267" calcext:value-type="float">
            <text:p>-20.9200886599267</text:p>
          </table:table-cell>
          <table:table-cell table:formula="of:=([.J$2]+[.K$2])*SIN([.A177]*PI()/180)" office:value-type="float" office:value="1.83027059770083" calcext:value-type="float">
            <text:p>1.83027059770083</text:p>
          </table:table-cell>
          <table:table-cell table:formula="of:=[.L$2]*COS(([.A177]+[.B177])*PI()/180)" office:value-type="float" office:value="0.155291427061514" calcext:value-type="float">
            <text:p>0.155291427061514</text:p>
          </table:table-cell>
          <table:table-cell table:formula="of:=[.L$2]*SIN(([.A177]+[.B177])*PI()/180)" office:value-type="float" office:value="0.579555495773441" calcext:value-type="float">
            <text:p>0.579555495773441</text:p>
          </table:table-cell>
          <table:table-cell table:formula="of:=[.C177]+[.E177]" office:value-type="float" office:value="-20.7647972328651" calcext:value-type="float">
            <text:p>-20.7647972328651</text:p>
          </table:table-cell>
          <table:table-cell table:formula="of:=[.D177]+[.F177]" office:value-type="float" office:value="2.40982609347427" calcext:value-type="float">
            <text:p>2.40982609347427</text:p>
          </table:table-cell>
          <table:table-cell table:number-columns-repeated="4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J$2]*[.A178]/[.K$2]" office:value-type="float" office:value="3520" calcext:value-type="float">
            <text:p>3520</text:p>
          </table:table-cell>
          <table:table-cell table:formula="of:=([.J$2]+[.K$2])*COS([.A178]*PI()/180)" office:value-type="float" office:value="-20.9488450554563" calcext:value-type="float">
            <text:p>-20.9488450554563</text:p>
          </table:table-cell>
          <table:table-cell table:formula="of:=([.J$2]+[.K$2])*SIN([.A178]*PI()/180)" office:value-type="float" office:value="1.46488594862664" calcext:value-type="float">
            <text:p>1.46488594862664</text:p>
          </table:table-cell>
          <table:table-cell table:formula="of:=[.L$2]*COS(([.A178]+[.B178])*PI()/180)" office:value-type="float" office:value="-0.0627170779605962" calcext:value-type="float">
            <text:p>-0.062717077960596</text:p>
          </table:table-cell>
          <table:table-cell table:formula="of:=[.L$2]*SIN(([.A178]+[.B178])*PI()/180)" office:value-type="float" office:value="0.596713137220964" calcext:value-type="float">
            <text:p>0.596713137220964</text:p>
          </table:table-cell>
          <table:table-cell table:formula="of:=[.C178]+[.E178]" office:value-type="float" office:value="-21.0115621334169" calcext:value-type="float">
            <text:p>-21.0115621334169</text:p>
          </table:table-cell>
          <table:table-cell table:formula="of:=[.D178]+[.F178]" office:value-type="float" office:value="2.0615990858476" calcext:value-type="float">
            <text:p>2.0615990858476</text:p>
          </table:table-cell>
          <table:table-cell table:number-columns-repeated="4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J$2]*[.A179]/[.K$2]" office:value-type="float" office:value="3540" calcext:value-type="float">
            <text:p>3540</text:p>
          </table:table-cell>
          <table:table-cell table:formula="of:=([.J$2]+[.K$2])*COS([.A179]*PI()/180)" office:value-type="float" office:value="-20.971220229846" calcext:value-type="float">
            <text:p>-20.971220229846</text:p>
          </table:table-cell>
          <table:table-cell table:formula="of:=([.J$2]+[.K$2])*SIN([.A179]*PI()/180)" office:value-type="float" office:value="1.09905508110182" calcext:value-type="float">
            <text:p>1.09905508110182</text:p>
          </table:table-cell>
          <table:table-cell table:formula="of:=[.L$2]*COS(([.A179]+[.B179])*PI()/180)" office:value-type="float" office:value="-0.272394299843729" calcext:value-type="float">
            <text:p>-0.272394299843729</text:p>
          </table:table-cell>
          <table:table-cell table:formula="of:=[.L$2]*SIN(([.A179]+[.B179])*PI()/180)" office:value-type="float" office:value="0.53460391451302" calcext:value-type="float">
            <text:p>0.53460391451302</text:p>
          </table:table-cell>
          <table:table-cell table:formula="of:=[.C179]+[.E179]" office:value-type="float" office:value="-21.2436145296898" calcext:value-type="float">
            <text:p>-21.2436145296898</text:p>
          </table:table-cell>
          <table:table-cell table:formula="of:=[.D179]+[.F179]" office:value-type="float" office:value="1.63365899561484" calcext:value-type="float">
            <text:p>1.63365899561484</text:p>
          </table:table-cell>
          <table:table-cell table:number-columns-repeated="4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J$2]*[.A180]/[.K$2]" office:value-type="float" office:value="3560" calcext:value-type="float">
            <text:p>3560</text:p>
          </table:table-cell>
          <table:table-cell table:formula="of:=([.J$2]+[.K$2])*COS([.A180]*PI()/180)" office:value-type="float" office:value="-20.987207367401" calcext:value-type="float">
            <text:p>-20.987207367401</text:p>
          </table:table-cell>
          <table:table-cell table:formula="of:=([.J$2]+[.K$2])*SIN([.A180]*PI()/180)" office:value-type="float" office:value="0.732889430752515" calcext:value-type="float">
            <text:p>0.732889430752515</text:p>
          </table:table-cell>
          <table:table-cell table:formula="of:=[.L$2]*COS(([.A180]+[.B180])*PI()/180)" office:value-type="float" office:value="-0.445886895286435" calcext:value-type="float">
            <text:p>-0.445886895286435</text:p>
          </table:table-cell>
          <table:table-cell table:formula="of:=[.L$2]*SIN(([.A180]+[.B180])*PI()/180)" office:value-type="float" office:value="0.401478363815316" calcext:value-type="float">
            <text:p>0.401478363815316</text:p>
          </table:table-cell>
          <table:table-cell table:formula="of:=[.C180]+[.E180]" office:value-type="float" office:value="-21.4330942626874" calcext:value-type="float">
            <text:p>-21.4330942626874</text:p>
          </table:table-cell>
          <table:table-cell table:formula="of:=[.D180]+[.F180]" office:value-type="float" office:value="1.13436779456783" calcext:value-type="float">
            <text:p>1.13436779456783</text:p>
          </table:table-cell>
          <table:table-cell table:number-columns-repeated="4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J$2]*[.A181]/[.K$2]" office:value-type="float" office:value="3580" calcext:value-type="float">
            <text:p>3580</text:p>
          </table:table-cell>
          <table:table-cell table:formula="of:=([.J$2]+[.K$2])*COS([.A181]*PI()/180)" office:value-type="float" office:value="-20.9968015982842" calcext:value-type="float">
            <text:p>-20.9968015982842</text:p>
          </table:table-cell>
          <table:table-cell table:formula="of:=([.J$2]+[.K$2])*SIN([.A181]*PI()/180)" office:value-type="float" office:value="0.366500535182952" calcext:value-type="float">
            <text:p>0.366500535182952</text:p>
          </table:table-cell>
          <table:table-cell table:formula="of:=[.L$2]*COS(([.A181]+[.B181])*PI()/180)" office:value-type="float" office:value="-0.560148255898319" calcext:value-type="float">
            <text:p>-0.560148255898319</text:p>
          </table:table-cell>
          <table:table-cell table:formula="of:=[.L$2]*SIN(([.A181]+[.B181])*PI()/180)" office:value-type="float" office:value="0.215020769727185" calcext:value-type="float">
            <text:p>0.215020769727185</text:p>
          </table:table-cell>
          <table:table-cell table:formula="of:=[.C181]+[.E181]" office:value-type="float" office:value="-21.5569498541825" calcext:value-type="float">
            <text:p>-21.5569498541825</text:p>
          </table:table-cell>
          <table:table-cell table:formula="of:=[.D181]+[.F181]" office:value-type="float" office:value="0.581521304910137" calcext:value-type="float">
            <text:p>0.581521304910137</text:p>
          </table:table-cell>
          <table:table-cell table:number-columns-repeated="4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J$2]*[.A182]/[.K$2]" office:value-type="float" office:value="3600" calcext:value-type="float">
            <text:p>3600</text:p>
          </table:table-cell>
          <table:table-cell table:formula="of:=([.J$2]+[.K$2])*COS([.A182]*PI()/180)" office:value-type="float" office:value="-21" calcext:value-type="float">
            <text:p>-21</text:p>
          </table:table-cell>
          <table:table-cell table:formula="of:=([.J$2]+[.K$2])*SIN([.A182]*PI()/180)" office:value-type="float" office:value="2.57175827820944E-015" calcext:value-type="float">
            <text:p>2.57175827820944E-15</text:p>
          </table:table-cell>
          <table:table-cell table:formula="of:=[.L$2]*COS(([.A182]+[.B182])*PI()/180)" office:value-type="float" office:value="-0.6" calcext:value-type="float">
            <text:p>-0.6</text:p>
          </table:table-cell>
          <table:table-cell table:formula="of:=[.L$2]*SIN(([.A182]+[.B182])*PI()/180)" office:value-type="float" office:value="7.93793958876657E-015" calcext:value-type="float">
            <text:p>7.93793958876657E-15</text:p>
          </table:table-cell>
          <table:table-cell table:formula="of:=[.C182]+[.E182]" office:value-type="float" office:value="-21.6" calcext:value-type="float">
            <text:p>-21.6</text:p>
          </table:table-cell>
          <table:table-cell table:formula="of:=[.D182]+[.F182]" office:value-type="float" office:value="0.000000000000010509697866976" calcext:value-type="float">
            <text:p>1.0509697866976E-14</text:p>
          </table:table-cell>
          <table:table-cell table:number-columns-repeated="4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J$2]*[.A183]/[.K$2]" office:value-type="float" office:value="3620" calcext:value-type="float">
            <text:p>3620</text:p>
          </table:table-cell>
          <table:table-cell table:formula="of:=([.J$2]+[.K$2])*COS([.A183]*PI()/180)" office:value-type="float" office:value="-20.9968015982842" calcext:value-type="float">
            <text:p>-20.9968015982842</text:p>
          </table:table-cell>
          <table:table-cell table:formula="of:=([.J$2]+[.K$2])*SIN([.A183]*PI()/180)" office:value-type="float" office:value="-0.366500535182947" calcext:value-type="float">
            <text:p>-0.366500535182947</text:p>
          </table:table-cell>
          <table:table-cell table:formula="of:=[.L$2]*COS(([.A183]+[.B183])*PI()/180)" office:value-type="float" office:value="-0.560148255898322" calcext:value-type="float">
            <text:p>-0.560148255898322</text:p>
          </table:table-cell>
          <table:table-cell table:formula="of:=[.L$2]*SIN(([.A183]+[.B183])*PI()/180)" office:value-type="float" office:value="-0.215020769727178" calcext:value-type="float">
            <text:p>-0.215020769727178</text:p>
          </table:table-cell>
          <table:table-cell table:formula="of:=[.C183]+[.E183]" office:value-type="float" office:value="-21.5569498541825" calcext:value-type="float">
            <text:p>-21.5569498541825</text:p>
          </table:table-cell>
          <table:table-cell table:formula="of:=[.D183]+[.F183]" office:value-type="float" office:value="-0.581521304910125" calcext:value-type="float">
            <text:p>-0.581521304910125</text:p>
          </table:table-cell>
          <table:table-cell table:number-columns-repeated="4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J$2]*[.A184]/[.K$2]" office:value-type="float" office:value="3640" calcext:value-type="float">
            <text:p>3640</text:p>
          </table:table-cell>
          <table:table-cell table:formula="of:=([.J$2]+[.K$2])*COS([.A184]*PI()/180)" office:value-type="float" office:value="-20.987207367401" calcext:value-type="float">
            <text:p>-20.987207367401</text:p>
          </table:table-cell>
          <table:table-cell table:formula="of:=([.J$2]+[.K$2])*SIN([.A184]*PI()/180)" office:value-type="float" office:value="-0.732889430752519" calcext:value-type="float">
            <text:p>-0.732889430752519</text:p>
          </table:table-cell>
          <table:table-cell table:formula="of:=[.L$2]*COS(([.A184]+[.B184])*PI()/180)" office:value-type="float" office:value="-0.445886895286435" calcext:value-type="float">
            <text:p>-0.445886895286435</text:p>
          </table:table-cell>
          <table:table-cell table:formula="of:=[.L$2]*SIN(([.A184]+[.B184])*PI()/180)" office:value-type="float" office:value="-0.401478363815317" calcext:value-type="float">
            <text:p>-0.401478363815317</text:p>
          </table:table-cell>
          <table:table-cell table:formula="of:=[.C184]+[.E184]" office:value-type="float" office:value="-21.4330942626874" calcext:value-type="float">
            <text:p>-21.4330942626874</text:p>
          </table:table-cell>
          <table:table-cell table:formula="of:=[.D184]+[.F184]" office:value-type="float" office:value="-1.13436779456784" calcext:value-type="float">
            <text:p>-1.13436779456784</text:p>
          </table:table-cell>
          <table:table-cell table:number-columns-repeated="4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J$2]*[.A185]/[.K$2]" office:value-type="float" office:value="3660" calcext:value-type="float">
            <text:p>3660</text:p>
          </table:table-cell>
          <table:table-cell table:formula="of:=([.J$2]+[.K$2])*COS([.A185]*PI()/180)" office:value-type="float" office:value="-20.971220229846" calcext:value-type="float">
            <text:p>-20.971220229846</text:p>
          </table:table-cell>
          <table:table-cell table:formula="of:=([.J$2]+[.K$2])*SIN([.A185]*PI()/180)" office:value-type="float" office:value="-1.09905508110182" calcext:value-type="float">
            <text:p>-1.09905508110182</text:p>
          </table:table-cell>
          <table:table-cell table:formula="of:=[.L$2]*COS(([.A185]+[.B185])*PI()/180)" office:value-type="float" office:value="-0.272394299843728" calcext:value-type="float">
            <text:p>-0.272394299843728</text:p>
          </table:table-cell>
          <table:table-cell table:formula="of:=[.L$2]*SIN(([.A185]+[.B185])*PI()/180)" office:value-type="float" office:value="-0.534603914513021" calcext:value-type="float">
            <text:p>-0.534603914513021</text:p>
          </table:table-cell>
          <table:table-cell table:formula="of:=[.C185]+[.E185]" office:value-type="float" office:value="-21.2436145296898" calcext:value-type="float">
            <text:p>-21.2436145296898</text:p>
          </table:table-cell>
          <table:table-cell table:formula="of:=[.D185]+[.F185]" office:value-type="float" office:value="-1.63365899561484" calcext:value-type="float">
            <text:p>-1.63365899561484</text:p>
          </table:table-cell>
          <table:table-cell table:number-columns-repeated="4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J$2]*[.A186]/[.K$2]" office:value-type="float" office:value="3680" calcext:value-type="float">
            <text:p>3680</text:p>
          </table:table-cell>
          <table:table-cell table:formula="of:=([.J$2]+[.K$2])*COS([.A186]*PI()/180)" office:value-type="float" office:value="-20.9488450554563" calcext:value-type="float">
            <text:p>-20.9488450554563</text:p>
          </table:table-cell>
          <table:table-cell table:formula="of:=([.J$2]+[.K$2])*SIN([.A186]*PI()/180)" office:value-type="float" office:value="-1.46488594862662" calcext:value-type="float">
            <text:p>-1.46488594862662</text:p>
          </table:table-cell>
          <table:table-cell table:formula="of:=[.L$2]*COS(([.A186]+[.B186])*PI()/180)" office:value-type="float" office:value="-0.0627170779605951" calcext:value-type="float">
            <text:p>-0.062717077960595</text:p>
          </table:table-cell>
          <table:table-cell table:formula="of:=[.L$2]*SIN(([.A186]+[.B186])*PI()/180)" office:value-type="float" office:value="-0.596713137220964" calcext:value-type="float">
            <text:p>-0.596713137220964</text:p>
          </table:table-cell>
          <table:table-cell table:formula="of:=[.C186]+[.E186]" office:value-type="float" office:value="-21.0115621334169" calcext:value-type="float">
            <text:p>-21.0115621334169</text:p>
          </table:table-cell>
          <table:table-cell table:formula="of:=[.D186]+[.F186]" office:value-type="float" office:value="-2.06159908584759" calcext:value-type="float">
            <text:p>-2.06159908584759</text:p>
          </table:table-cell>
          <table:table-cell table:number-columns-repeated="4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J$2]*[.A187]/[.K$2]" office:value-type="float" office:value="3700" calcext:value-type="float">
            <text:p>3700</text:p>
          </table:table-cell>
          <table:table-cell table:formula="of:=([.J$2]+[.K$2])*COS([.A187]*PI()/180)" office:value-type="float" office:value="-20.9200886599267" calcext:value-type="float">
            <text:p>-20.9200886599267</text:p>
          </table:table-cell>
          <table:table-cell table:formula="of:=([.J$2]+[.K$2])*SIN([.A187]*PI()/180)" office:value-type="float" office:value="-1.83027059770082" calcext:value-type="float">
            <text:p>-1.83027059770082</text:p>
          </table:table-cell>
          <table:table-cell table:formula="of:=[.L$2]*COS(([.A187]+[.B187])*PI()/180)" office:value-type="float" office:value="0.155291427061507" calcext:value-type="float">
            <text:p>0.155291427061507</text:p>
          </table:table-cell>
          <table:table-cell table:formula="of:=[.L$2]*SIN(([.A187]+[.B187])*PI()/180)" office:value-type="float" office:value="-0.579555495773443" calcext:value-type="float">
            <text:p>-0.579555495773443</text:p>
          </table:table-cell>
          <table:table-cell table:formula="of:=[.C187]+[.E187]" office:value-type="float" office:value="-20.7647972328651" calcext:value-type="float">
            <text:p>-20.7647972328651</text:p>
          </table:table-cell>
          <table:table-cell table:formula="of:=[.D187]+[.F187]" office:value-type="float" office:value="-2.40982609347426" calcext:value-type="float">
            <text:p>-2.40982609347426</text:p>
          </table:table-cell>
          <table:table-cell table:number-columns-repeated="4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J$2]*[.A188]/[.K$2]" office:value-type="float" office:value="3720" calcext:value-type="float">
            <text:p>3720</text:p>
          </table:table-cell>
          <table:table-cell table:formula="of:=([.J$2]+[.K$2])*COS([.A188]*PI()/180)" office:value-type="float" office:value="-20.8849598027337" calcext:value-type="float">
            <text:p>-20.8849598027337</text:p>
          </table:table-cell>
          <table:table-cell table:formula="of:=([.J$2]+[.K$2])*SIN([.A188]*PI()/180)" office:value-type="float" office:value="-2.19509772862071" calcext:value-type="float">
            <text:p>-2.19509772862071</text:p>
          </table:table-cell>
          <table:table-cell table:formula="of:=[.L$2]*COS(([.A188]+[.B188])*PI()/180)" office:value-type="float" office:value="0.352671151375484" calcext:value-type="float">
            <text:p>0.352671151375484</text:p>
          </table:table-cell>
          <table:table-cell table:formula="of:=[.L$2]*SIN(([.A188]+[.B188])*PI()/180)" office:value-type="float" office:value="-0.485410196624969" calcext:value-type="float">
            <text:p>-0.485410196624969</text:p>
          </table:table-cell>
          <table:table-cell table:formula="of:=[.C188]+[.E188]" office:value-type="float" office:value="-20.5322886513583" calcext:value-type="float">
            <text:p>-20.5322886513583</text:p>
          </table:table-cell>
          <table:table-cell table:formula="of:=[.D188]+[.F188]" office:value-type="float" office:value="-2.68050792524568" calcext:value-type="float">
            <text:p>-2.68050792524568</text:p>
          </table:table-cell>
          <table:table-cell table:number-columns-repeated="4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J$2]*[.A189]/[.K$2]" office:value-type="float" office:value="3740" calcext:value-type="float">
            <text:p>3740</text:p>
          </table:table-cell>
          <table:table-cell table:formula="of:=([.J$2]+[.K$2])*COS([.A189]*PI()/180)" office:value-type="float" office:value="-20.8434691844678" calcext:value-type="float">
            <text:p>-20.8434691844678</text:p>
          </table:table-cell>
          <table:table-cell table:formula="of:=([.J$2]+[.K$2])*SIN([.A189]*PI()/180)" office:value-type="float" office:value="-2.5592562115081" calcext:value-type="float">
            <text:p>-2.5592562115081</text:p>
          </table:table-cell>
          <table:table-cell table:formula="of:=[.L$2]*COS(([.A189]+[.B189])*PI()/180)" office:value-type="float" office:value="0.503202340767253" calcext:value-type="float">
            <text:p>0.503202340767253</text:p>
          </table:table-cell>
          <table:table-cell table:formula="of:=[.L$2]*SIN(([.A189]+[.B189])*PI()/180)" office:value-type="float" office:value="-0.326783421009019" calcext:value-type="float">
            <text:p>-0.326783421009019</text:p>
          </table:table-cell>
          <table:table-cell table:formula="of:=[.C189]+[.E189]" office:value-type="float" office:value="-20.3402668437005" calcext:value-type="float">
            <text:p>-20.3402668437005</text:p>
          </table:table-cell>
          <table:table-cell table:formula="of:=[.D189]+[.F189]" office:value-type="float" office:value="-2.88603963251712" calcext:value-type="float">
            <text:p>-2.88603963251712</text:p>
          </table:table-cell>
          <table:table-cell table:number-columns-repeated="4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J$2]*[.A190]/[.K$2]" office:value-type="float" office:value="3760" calcext:value-type="float">
            <text:p>3760</text:p>
          </table:table-cell>
          <table:table-cell table:formula="of:=([.J$2]+[.K$2])*COS([.A190]*PI()/180)" office:value-type="float" office:value="-20.795629443573" calcext:value-type="float">
            <text:p>-20.795629443573</text:p>
          </table:table-cell>
          <table:table-cell table:formula="of:=([.J$2]+[.K$2])*SIN([.A190]*PI()/180)" office:value-type="float" office:value="-2.92263512016138" calcext:value-type="float">
            <text:p>-2.92263512016138</text:p>
          </table:table-cell>
          <table:table-cell table:formula="of:=[.L$2]*COS(([.A190]+[.B190])*PI()/180)" office:value-type="float" office:value="0.586888560440284" calcext:value-type="float">
            <text:p>0.586888560440284</text:p>
          </table:table-cell>
          <table:table-cell table:formula="of:=[.L$2]*SIN(([.A190]+[.B190])*PI()/180)" office:value-type="float" office:value="-0.124747014490654" calcext:value-type="float">
            <text:p>-0.124747014490654</text:p>
          </table:table-cell>
          <table:table-cell table:formula="of:=[.C190]+[.E190]" office:value-type="float" office:value="-20.2087408831327" calcext:value-type="float">
            <text:p>-20.2087408831327</text:p>
          </table:table-cell>
          <table:table-cell table:formula="of:=[.D190]+[.F190]" office:value-type="float" office:value="-3.04738213465203" calcext:value-type="float">
            <text:p>-3.04738213465203</text:p>
          </table:table-cell>
          <table:table-cell table:number-columns-repeated="4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J$2]*[.A191]/[.K$2]" office:value-type="float" office:value="3780" calcext:value-type="float">
            <text:p>3780</text:p>
          </table:table-cell>
          <table:table-cell table:formula="of:=([.J$2]+[.K$2])*COS([.A191]*PI()/180)" office:value-type="float" office:value="-20.7414551524979" calcext:value-type="float">
            <text:p>-20.7414551524979</text:p>
          </table:table-cell>
          <table:table-cell table:formula="of:=([.J$2]+[.K$2])*SIN([.A191]*PI()/180)" office:value-type="float" office:value="-3.28512376584485" calcext:value-type="float">
            <text:p>-3.28512376584485</text:p>
          </table:table-cell>
          <table:table-cell table:formula="of:=[.L$2]*COS(([.A191]+[.B191])*PI()/180)" office:value-type="float" office:value="0.592613004357083" calcext:value-type="float">
            <text:p>0.592613004357083</text:p>
          </table:table-cell>
          <table:table-cell table:formula="of:=[.L$2]*SIN(([.A191]+[.B191])*PI()/180)" office:value-type="float" office:value="0.0938606790241375" calcext:value-type="float">
            <text:p>0.093860679024138</text:p>
          </table:table-cell>
          <table:table-cell table:formula="of:=[.C191]+[.E191]" office:value-type="float" office:value="-20.1488421481408" calcext:value-type="float">
            <text:p>-20.1488421481408</text:p>
          </table:table-cell>
          <table:table-cell table:formula="of:=[.D191]+[.F191]" office:value-type="float" office:value="-3.19126308682071" calcext:value-type="float">
            <text:p>-3.19126308682071</text:p>
          </table:table-cell>
          <table:table-cell table:number-columns-repeated="4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J$2]*[.A192]/[.K$2]" office:value-type="float" office:value="3800" calcext:value-type="float">
            <text:p>3800</text:p>
          </table:table-cell>
          <table:table-cell table:formula="of:=([.J$2]+[.K$2])*COS([.A192]*PI()/180)" office:value-type="float" office:value="-20.6809628132564" calcext:value-type="float">
            <text:p>-20.6809628132564</text:p>
          </table:table-cell>
          <table:table-cell table:formula="of:=([.J$2]+[.K$2])*SIN([.A192]*PI()/180)" office:value-type="float" office:value="-3.64661173100554" calcext:value-type="float">
            <text:p>-3.64661173100554</text:p>
          </table:table-cell>
          <table:table-cell table:formula="of:=[.L$2]*COS(([.A192]+[.B192])*PI()/180)" office:value-type="float" office:value="0.519615242270665" calcext:value-type="float">
            <text:p>0.519615242270665</text:p>
          </table:table-cell>
          <table:table-cell table:formula="of:=[.L$2]*SIN(([.A192]+[.B192])*PI()/180)" office:value-type="float" office:value="0.299999999999996" calcext:value-type="float">
            <text:p>0.299999999999996</text:p>
          </table:table-cell>
          <table:table-cell table:formula="of:=[.C192]+[.E192]" office:value-type="float" office:value="-20.1613475709857" calcext:value-type="float">
            <text:p>-20.1613475709857</text:p>
          </table:table-cell>
          <table:table-cell table:formula="of:=[.D192]+[.F192]" office:value-type="float" office:value="-3.34661173100554" calcext:value-type="float">
            <text:p>-3.34661173100554</text:p>
          </table:table-cell>
          <table:table-cell table:number-columns-repeated="4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J$2]*[.A193]/[.K$2]" office:value-type="float" office:value="3820" calcext:value-type="float">
            <text:p>3820</text:p>
          </table:table-cell>
          <table:table-cell table:formula="of:=([.J$2]+[.K$2])*COS([.A193]*PI()/180)" office:value-type="float" office:value="-20.6141708524009" calcext:value-type="float">
            <text:p>-20.6141708524009</text:p>
          </table:table-cell>
          <table:table-cell table:formula="of:=([.J$2]+[.K$2])*SIN([.A193]*PI()/180)" office:value-type="float" office:value="-4.00698890290744" calcext:value-type="float">
            <text:p>-4.00698890290744</text:p>
          </table:table-cell>
          <table:table-cell table:formula="of:=[.L$2]*COS(([.A193]+[.B193])*PI()/180)" office:value-type="float" office:value="0.377592234629908" calcext:value-type="float">
            <text:p>0.377592234629908</text:p>
          </table:table-cell>
          <table:table-cell table:formula="of:=[.L$2]*SIN(([.A193]+[.B193])*PI()/180)" office:value-type="float" office:value="0.466287576874178" calcext:value-type="float">
            <text:p>0.466287576874178</text:p>
          </table:table-cell>
          <table:table-cell table:formula="of:=[.C193]+[.E193]" office:value-type="float" office:value="-20.236578617771" calcext:value-type="float">
            <text:p>-20.236578617771</text:p>
          </table:table-cell>
          <table:table-cell table:formula="of:=[.D193]+[.F193]" office:value-type="float" office:value="-3.54070132603326" calcext:value-type="float">
            <text:p>-3.54070132603326</text:p>
          </table:table-cell>
          <table:table-cell table:number-columns-repeated="4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J$2]*[.A194]/[.K$2]" office:value-type="float" office:value="3840" calcext:value-type="float">
            <text:p>3840</text:p>
          </table:table-cell>
          <table:table-cell table:formula="of:=([.J$2]+[.K$2])*COS([.A194]*PI()/180)" office:value-type="float" office:value="-20.5410996154099" calcext:value-type="float">
            <text:p>-20.5410996154099</text:p>
          </table:table-cell>
          <table:table-cell table:formula="of:=([.J$2]+[.K$2])*SIN([.A194]*PI()/180)" office:value-type="float" office:value="-4.36614550717294" calcext:value-type="float">
            <text:p>-4.36614550717294</text:p>
          </table:table-cell>
          <table:table-cell table:formula="of:=[.L$2]*COS(([.A194]+[.B194])*PI()/180)" office:value-type="float" office:value="0.18541019662497" calcext:value-type="float">
            <text:p>0.18541019662497</text:p>
          </table:table-cell>
          <table:table-cell table:formula="of:=[.L$2]*SIN(([.A194]+[.B194])*PI()/180)" office:value-type="float" office:value="0.570633909777092" calcext:value-type="float">
            <text:p>0.570633909777092</text:p>
          </table:table-cell>
          <table:table-cell table:formula="of:=[.C194]+[.E194]" office:value-type="float" office:value="-20.3556894187849" calcext:value-type="float">
            <text:p>-20.3556894187849</text:p>
          </table:table-cell>
          <table:table-cell table:formula="of:=[.D194]+[.F194]" office:value-type="float" office:value="-3.79551159739585" calcext:value-type="float">
            <text:p>-3.79551159739585</text:p>
          </table:table-cell>
          <table:table-cell table:number-columns-repeated="4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J$2]*[.A195]/[.K$2]" office:value-type="float" office:value="3860" calcext:value-type="float">
            <text:p>3860</text:p>
          </table:table-cell>
          <table:table-cell table:formula="of:=([.J$2]+[.K$2])*COS([.A195]*PI()/180)" office:value-type="float" office:value="-20.4617713604899" calcext:value-type="float">
            <text:p>-20.4617713604899</text:p>
          </table:table-cell>
          <table:table-cell table:formula="of:=([.J$2]+[.K$2])*SIN([.A195]*PI()/180)" office:value-type="float" office:value="-4.72397214122116" calcext:value-type="float">
            <text:p>-4.72397214122116</text:p>
          </table:table-cell>
          <table:table-cell table:formula="of:=[.L$2]*COS(([.A195]+[.B195])*PI()/180)" office:value-type="float" office:value="-0.0314015737457616" calcext:value-type="float">
            <text:p>-0.031401573745762</text:p>
          </table:table-cell>
          <table:table-cell table:formula="of:=[.L$2]*SIN(([.A195]+[.B195])*PI()/180)" office:value-type="float" office:value="0.599177720852745" calcext:value-type="float">
            <text:p>0.599177720852745</text:p>
          </table:table-cell>
          <table:table-cell table:formula="of:=[.C195]+[.E195]" office:value-type="float" office:value="-20.4931729342357" calcext:value-type="float">
            <text:p>-20.4931729342357</text:p>
          </table:table-cell>
          <table:table-cell table:formula="of:=[.D195]+[.F195]" office:value-type="float" office:value="-4.12479442036842" calcext:value-type="float">
            <text:p>-4.12479442036842</text:p>
          </table:table-cell>
          <table:table-cell table:number-columns-repeated="4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J$2]*[.A196]/[.K$2]" office:value-type="float" office:value="3880" calcext:value-type="float">
            <text:p>3880</text:p>
          </table:table-cell>
          <table:table-cell table:formula="of:=([.J$2]+[.K$2])*COS([.A196]*PI()/180)" office:value-type="float" office:value="-20.3762102517959" calcext:value-type="float">
            <text:p>-20.3762102517959</text:p>
          </table:table-cell>
          <table:table-cell table:formula="of:=([.J$2]+[.K$2])*SIN([.A196]*PI()/180)" office:value-type="float" office:value="-5.08035980759302" calcext:value-type="float">
            <text:p>-5.08035980759302</text:p>
          </table:table-cell>
          <table:table-cell table:formula="of:=[.L$2]*COS(([.A196]+[.B196])*PI()/180)" office:value-type="float" office:value="-0.244041985845481" calcext:value-type="float">
            <text:p>-0.244041985845481</text:p>
          </table:table-cell>
          <table:table-cell table:formula="of:=[.L$2]*SIN(([.A196]+[.B196])*PI()/180)" office:value-type="float" office:value="0.54812727458556" calcext:value-type="float">
            <text:p>0.54812727458556</text:p>
          </table:table-cell>
          <table:table-cell table:formula="of:=[.C196]+[.E196]" office:value-type="float" office:value="-20.6202522376414" calcext:value-type="float">
            <text:p>-20.6202522376414</text:p>
          </table:table-cell>
          <table:table-cell table:formula="of:=[.D196]+[.F196]" office:value-type="float" office:value="-4.53223253300746" calcext:value-type="float">
            <text:p>-4.53223253300746</text:p>
          </table:table-cell>
          <table:table-cell table:number-columns-repeated="4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J$2]*[.A197]/[.K$2]" office:value-type="float" office:value="3900" calcext:value-type="float">
            <text:p>3900</text:p>
          </table:table-cell>
          <table:table-cell table:formula="of:=([.J$2]+[.K$2])*COS([.A197]*PI()/180)" office:value-type="float" office:value="-20.2844423520704" calcext:value-type="float">
            <text:p>-20.2844423520704</text:p>
          </table:table-cell>
          <table:table-cell table:formula="of:=([.J$2]+[.K$2])*SIN([.A197]*PI()/180)" office:value-type="float" office:value="-5.43519994715293" calcext:value-type="float">
            <text:p>-5.43519994715293</text:p>
          </table:table-cell>
          <table:table-cell table:formula="of:=[.L$2]*COS(([.A197]+[.B197])*PI()/180)" office:value-type="float" office:value="-0.424264068711927" calcext:value-type="float">
            <text:p>-0.424264068711927</text:p>
          </table:table-cell>
          <table:table-cell table:formula="of:=[.L$2]*SIN(([.A197]+[.B197])*PI()/180)" office:value-type="float" office:value="0.42426406871193" calcext:value-type="float">
            <text:p>0.42426406871193</text:p>
          </table:table-cell>
          <table:table-cell table:formula="of:=[.C197]+[.E197]" office:value-type="float" office:value="-20.7087064207824" calcext:value-type="float">
            <text:p>-20.7087064207824</text:p>
          </table:table-cell>
          <table:table-cell table:formula="of:=[.D197]+[.F197]" office:value-type="float" office:value="-5.010935878441" calcext:value-type="float">
            <text:p>-5.010935878441</text:p>
          </table:table-cell>
          <table:table-cell table:number-columns-repeated="4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J$2]*[.A198]/[.K$2]" office:value-type="float" office:value="3920" calcext:value-type="float">
            <text:p>3920</text:p>
          </table:table-cell>
          <table:table-cell table:formula="of:=([.J$2]+[.K$2])*COS([.A198]*PI()/180)" office:value-type="float" office:value="-20.1864956147047" calcext:value-type="float">
            <text:p>-20.1864956147047</text:p>
          </table:table-cell>
          <table:table-cell table:formula="of:=([.J$2]+[.K$2])*SIN([.A198]*PI()/180)" office:value-type="float" office:value="-5.78838447215698" calcext:value-type="float">
            <text:p>-5.78838447215698</text:p>
          </table:table-cell>
          <table:table-cell table:formula="of:=[.L$2]*COS(([.A198]+[.B198])*PI()/180)" office:value-type="float" office:value="-0.548127274585558" calcext:value-type="float">
            <text:p>-0.548127274585558</text:p>
          </table:table-cell>
          <table:table-cell table:formula="of:=[.L$2]*SIN(([.A198]+[.B198])*PI()/180)" office:value-type="float" office:value="0.244041985845485" calcext:value-type="float">
            <text:p>0.244041985845485</text:p>
          </table:table-cell>
          <table:table-cell table:formula="of:=[.C198]+[.E198]" office:value-type="float" office:value="-20.7346228892903" calcext:value-type="float">
            <text:p>-20.7346228892903</text:p>
          </table:table-cell>
          <table:table-cell table:formula="of:=[.D198]+[.F198]" office:value-type="float" office:value="-5.54434248631149" calcext:value-type="float">
            <text:p>-5.54434248631149</text:p>
          </table:table-cell>
          <table:table-cell table:number-columns-repeated="4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J$2]*[.A199]/[.K$2]" office:value-type="float" office:value="3940" calcext:value-type="float">
            <text:p>3940</text:p>
          </table:table-cell>
          <table:table-cell table:formula="of:=([.J$2]+[.K$2])*COS([.A199]*PI()/180)" office:value-type="float" office:value="-20.0823998752237" calcext:value-type="float">
            <text:p>-20.0823998752237</text:p>
          </table:table-cell>
          <table:table-cell table:formula="of:=([.J$2]+[.K$2])*SIN([.A199]*PI()/180)" office:value-type="float" office:value="-6.13980579917746" calcext:value-type="float">
            <text:p>-6.13980579917746</text:p>
          </table:table-cell>
          <table:table-cell table:formula="of:=[.L$2]*COS(([.A199]+[.B199])*PI()/180)" office:value-type="float" office:value="-0.599177720852744" calcext:value-type="float">
            <text:p>-0.599177720852744</text:p>
          </table:table-cell>
          <table:table-cell table:formula="of:=[.L$2]*SIN(([.A199]+[.B199])*PI()/180)" office:value-type="float" office:value="0.031401573745766" calcext:value-type="float">
            <text:p>0.031401573745766</text:p>
          </table:table-cell>
          <table:table-cell table:formula="of:=[.C199]+[.E199]" office:value-type="float" office:value="-20.6815775960765" calcext:value-type="float">
            <text:p>-20.6815775960765</text:p>
          </table:table-cell>
          <table:table-cell table:formula="of:=[.D199]+[.F199]" office:value-type="float" office:value="-6.1084042254317" calcext:value-type="float">
            <text:p>-6.1084042254317</text:p>
          </table:table-cell>
          <table:table-cell table:number-columns-repeated="4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J$2]*[.A200]/[.K$2]" office:value-type="float" office:value="3960" calcext:value-type="float">
            <text:p>3960</text:p>
          </table:table-cell>
          <table:table-cell table:formula="of:=([.J$2]+[.K$2])*COS([.A200]*PI()/180)" office:value-type="float" office:value="-19.9721868421982" calcext:value-type="float">
            <text:p>-19.9721868421982</text:p>
          </table:table-cell>
          <table:table-cell table:formula="of:=([.J$2]+[.K$2])*SIN([.A200]*PI()/180)" office:value-type="float" office:value="-6.4893568818739" calcext:value-type="float">
            <text:p>-6.4893568818739</text:p>
          </table:table-cell>
          <table:table-cell table:formula="of:=[.L$2]*COS(([.A200]+[.B200])*PI()/180)" office:value-type="float" office:value="-0.570633909777093" calcext:value-type="float">
            <text:p>-0.570633909777093</text:p>
          </table:table-cell>
          <table:table-cell table:formula="of:=[.L$2]*SIN(([.A200]+[.B200])*PI()/180)" office:value-type="float" office:value="-0.185410196624966" calcext:value-type="float">
            <text:p>-0.185410196624966</text:p>
          </table:table-cell>
          <table:table-cell table:formula="of:=[.C200]+[.E200]" office:value-type="float" office:value="-20.5428207519753" calcext:value-type="float">
            <text:p>-20.5428207519753</text:p>
          </table:table-cell>
          <table:table-cell table:formula="of:=[.D200]+[.F200]" office:value-type="float" office:value="-6.67476707849887" calcext:value-type="float">
            <text:p>-6.67476707849887</text:p>
          </table:table-cell>
          <table:table-cell table:number-columns-repeated="4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J$2]*[.A201]/[.K$2]" office:value-type="float" office:value="3980" calcext:value-type="float">
            <text:p>3980</text:p>
          </table:table-cell>
          <table:table-cell table:formula="of:=([.J$2]+[.K$2])*COS([.A201]*PI()/180)" office:value-type="float" office:value="-19.8558900875857" calcext:value-type="float">
            <text:p>-19.8558900875857</text:p>
          </table:table-cell>
          <table:table-cell table:formula="of:=([.J$2]+[.K$2])*SIN([.A201]*PI()/180)" office:value-type="float" office:value="-6.83693124360029" calcext:value-type="float">
            <text:p>-6.83693124360029</text:p>
          </table:table-cell>
          <table:table-cell table:formula="of:=[.L$2]*COS(([.A201]+[.B201])*PI()/180)" office:value-type="float" office:value="-0.466287576874181" calcext:value-type="float">
            <text:p>-0.466287576874181</text:p>
          </table:table-cell>
          <table:table-cell table:formula="of:=[.L$2]*SIN(([.A201]+[.B201])*PI()/180)" office:value-type="float" office:value="-0.377592234629905" calcext:value-type="float">
            <text:p>-0.377592234629905</text:p>
          </table:table-cell>
          <table:table-cell table:formula="of:=[.C201]+[.E201]" office:value-type="float" office:value="-20.3221776644598" calcext:value-type="float">
            <text:p>-20.3221776644598</text:p>
          </table:table-cell>
          <table:table-cell table:formula="of:=[.D201]+[.F201]" office:value-type="float" office:value="-7.2145234782302" calcext:value-type="float">
            <text:p>-7.2145234782302</text:p>
          </table:table-cell>
          <table:table-cell table:number-columns-repeated="4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J$2]*[.A202]/[.K$2]" office:value-type="float" office:value="4000" calcext:value-type="float">
            <text:p>4000</text:p>
          </table:table-cell>
          <table:table-cell table:formula="of:=([.J$2]+[.K$2])*COS([.A202]*PI()/180)" office:value-type="float" office:value="-19.7335450365041" calcext:value-type="float">
            <text:p>-19.7335450365041</text:p>
          </table:table-cell>
          <table:table-cell table:formula="of:=([.J$2]+[.K$2])*SIN([.A202]*PI()/180)" office:value-type="float" office:value="-7.18242300983904" calcext:value-type="float">
            <text:p>-7.18242300983904</text:p>
          </table:table-cell>
          <table:table-cell table:formula="of:=[.L$2]*COS(([.A202]+[.B202])*PI()/180)" office:value-type="float" office:value="-0.3" calcext:value-type="float">
            <text:p>-0.3</text:p>
          </table:table-cell>
          <table:table-cell table:formula="of:=[.L$2]*SIN(([.A202]+[.B202])*PI()/180)" office:value-type="float" office:value="-0.519615242270663" calcext:value-type="float">
            <text:p>-0.519615242270663</text:p>
          </table:table-cell>
          <table:table-cell table:formula="of:=[.C202]+[.E202]" office:value-type="float" office:value="-20.0335450365041" calcext:value-type="float">
            <text:p>-20.0335450365041</text:p>
          </table:table-cell>
          <table:table-cell table:formula="of:=[.D202]+[.F202]" office:value-type="float" office:value="-7.7020382521097" calcext:value-type="float">
            <text:p>-7.7020382521097</text:p>
          </table:table-cell>
          <table:table-cell table:number-columns-repeated="4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J$2]*[.A203]/[.K$2]" office:value-type="float" office:value="4020" calcext:value-type="float">
            <text:p>4020</text:p>
          </table:table-cell>
          <table:table-cell table:formula="of:=([.J$2]+[.K$2])*COS([.A203]*PI()/180)" office:value-type="float" office:value="-19.6051889564412" calcext:value-type="float">
            <text:p>-19.6051889564412</text:p>
          </table:table-cell>
          <table:table-cell table:formula="of:=([.J$2]+[.K$2])*SIN([.A203]*PI()/180)" office:value-type="float" office:value="-7.52572694045131" calcext:value-type="float">
            <text:p>-7.52572694045131</text:p>
          </table:table-cell>
          <table:table-cell table:formula="of:=[.L$2]*COS(([.A203]+[.B203])*PI()/180)" office:value-type="float" office:value="-0.0938606790241418" calcext:value-type="float">
            <text:p>-0.093860679024142</text:p>
          </table:table-cell>
          <table:table-cell table:formula="of:=[.L$2]*SIN(([.A203]+[.B203])*PI()/180)" office:value-type="float" office:value="-0.592613004357082" calcext:value-type="float">
            <text:p>-0.592613004357082</text:p>
          </table:table-cell>
          <table:table-cell table:formula="of:=[.C203]+[.E203]" office:value-type="float" office:value="-19.6990496354654" calcext:value-type="float">
            <text:p>-19.6990496354654</text:p>
          </table:table-cell>
          <table:table-cell table:formula="of:=[.D203]+[.F203]" office:value-type="float" office:value="-8.11833994480839" calcext:value-type="float">
            <text:p>-8.11833994480839</text:p>
          </table:table-cell>
          <table:table-cell table:number-columns-repeated="4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J$2]*[.A204]/[.K$2]" office:value-type="float" office:value="4040" calcext:value-type="float">
            <text:p>4040</text:p>
          </table:table-cell>
          <table:table-cell table:formula="of:=([.J$2]+[.K$2])*COS([.A204]*PI()/180)" office:value-type="float" office:value="-19.4708609459025" calcext:value-type="float">
            <text:p>-19.4708609459025</text:p>
          </table:table-cell>
          <table:table-cell table:formula="of:=([.J$2]+[.K$2])*SIN([.A204]*PI()/180)" office:value-type="float" office:value="-7.86673846173415" calcext:value-type="float">
            <text:p>-7.86673846173415</text:p>
          </table:table-cell>
          <table:table-cell table:formula="of:=[.L$2]*COS(([.A204]+[.B204])*PI()/180)" office:value-type="float" office:value="0.124747014490649" calcext:value-type="float">
            <text:p>0.124747014490649</text:p>
          </table:table-cell>
          <table:table-cell table:formula="of:=[.L$2]*SIN(([.A204]+[.B204])*PI()/180)" office:value-type="float" office:value="-0.586888560440285" calcext:value-type="float">
            <text:p>-0.586888560440285</text:p>
          </table:table-cell>
          <table:table-cell table:formula="of:=[.C204]+[.E204]" office:value-type="float" office:value="-19.3461139314119" calcext:value-type="float">
            <text:p>-19.3461139314119</text:p>
          </table:table-cell>
          <table:table-cell table:formula="of:=[.D204]+[.F204]" office:value-type="float" office:value="-8.45362702217444" calcext:value-type="float">
            <text:p>-8.45362702217444</text:p>
          </table:table-cell>
          <table:table-cell table:number-columns-repeated="4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J$2]*[.A205]/[.K$2]" office:value-type="float" office:value="4060" calcext:value-type="float">
            <text:p>4060</text:p>
          </table:table-cell>
          <table:table-cell table:formula="of:=([.J$2]+[.K$2])*COS([.A205]*PI()/180)" office:value-type="float" office:value="-19.3306019225012" calcext:value-type="float">
            <text:p>-19.3306019225012</text:p>
          </table:table-cell>
          <table:table-cell table:formula="of:=([.J$2]+[.K$2])*SIN([.A205]*PI()/180)" office:value-type="float" office:value="-8.20535369827475" calcext:value-type="float">
            <text:p>-8.20535369827475</text:p>
          </table:table-cell>
          <table:table-cell table:formula="of:=[.L$2]*COS(([.A205]+[.B205])*PI()/180)" office:value-type="float" office:value="0.326783421009016" calcext:value-type="float">
            <text:p>0.326783421009016</text:p>
          </table:table-cell>
          <table:table-cell table:formula="of:=[.L$2]*SIN(([.A205]+[.B205])*PI()/180)" office:value-type="float" office:value="-0.503202340767255" calcext:value-type="float">
            <text:p>-0.503202340767255</text:p>
          </table:table-cell>
          <table:table-cell table:formula="of:=[.C205]+[.E205]" office:value-type="float" office:value="-19.0038185014922" calcext:value-type="float">
            <text:p>-19.0038185014922</text:p>
          </table:table-cell>
          <table:table-cell table:formula="of:=[.D205]+[.F205]" office:value-type="float" office:value="-8.708556039042" calcext:value-type="float">
            <text:p>-8.708556039042</text:p>
          </table:table-cell>
          <table:table-cell table:number-columns-repeated="4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J$2]*[.A206]/[.K$2]" office:value-type="float" office:value="4080" calcext:value-type="float">
            <text:p>4080</text:p>
          </table:table-cell>
          <table:table-cell table:formula="of:=([.J$2]+[.K$2])*COS([.A206]*PI()/180)" office:value-type="float" office:value="-19.1844546104946" calcext:value-type="float">
            <text:p>-19.1844546104946</text:p>
          </table:table-cell>
          <table:table-cell table:formula="of:=([.J$2]+[.K$2])*SIN([.A206]*PI()/180)" office:value-type="float" office:value="-8.5414695045918" calcext:value-type="float">
            <text:p>-8.5414695045918</text:p>
          </table:table-cell>
          <table:table-cell table:formula="of:=[.L$2]*COS(([.A206]+[.B206])*PI()/180)" office:value-type="float" office:value="0.485410196624966" calcext:value-type="float">
            <text:p>0.485410196624966</text:p>
          </table:table-cell>
          <table:table-cell table:formula="of:=[.L$2]*SIN(([.A206]+[.B206])*PI()/180)" office:value-type="float" office:value="-0.352671151375487" calcext:value-type="float">
            <text:p>-0.352671151375487</text:p>
          </table:table-cell>
          <table:table-cell table:formula="of:=[.C206]+[.E206]" office:value-type="float" office:value="-18.6990444138697" calcext:value-type="float">
            <text:p>-18.6990444138697</text:p>
          </table:table-cell>
          <table:table-cell table:formula="of:=[.D206]+[.F206]" office:value-type="float" office:value="-8.89414065596728" calcext:value-type="float">
            <text:p>-8.89414065596728</text:p>
          </table:table-cell>
          <table:table-cell table:number-columns-repeated="4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J$2]*[.A207]/[.K$2]" office:value-type="float" office:value="4100" calcext:value-type="float">
            <text:p>4100</text:p>
          </table:table-cell>
          <table:table-cell table:formula="of:=([.J$2]+[.K$2])*COS([.A207]*PI()/180)" office:value-type="float" office:value="-19.0324635277696" calcext:value-type="float">
            <text:p>-19.0324635277696</text:p>
          </table:table-cell>
          <table:table-cell table:formula="of:=([.J$2]+[.K$2])*SIN([.A207]*PI()/180)" office:value-type="float" office:value="-8.87498349655468" calcext:value-type="float">
            <text:p>-8.87498349655468</text:p>
          </table:table-cell>
          <table:table-cell table:formula="of:=[.L$2]*COS(([.A207]+[.B207])*PI()/180)" office:value-type="float" office:value="0.579555495773441" calcext:value-type="float">
            <text:p>0.579555495773441</text:p>
          </table:table-cell>
          <table:table-cell table:formula="of:=[.L$2]*SIN(([.A207]+[.B207])*PI()/180)" office:value-type="float" office:value="-0.155291427061511" calcext:value-type="float">
            <text:p>-0.155291427061511</text:p>
          </table:table-cell>
          <table:table-cell table:formula="of:=[.C207]+[.E207]" office:value-type="float" office:value="-18.4529080319962" calcext:value-type="float">
            <text:p>-18.4529080319962</text:p>
          </table:table-cell>
          <table:table-cell table:formula="of:=[.D207]+[.F207]" office:value-type="float" office:value="-9.0302749236162" calcext:value-type="float">
            <text:p>-9.0302749236162</text:p>
          </table:table-cell>
          <table:table-cell table:number-columns-repeated="4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J$2]*[.A208]/[.K$2]" office:value-type="float" office:value="4120" calcext:value-type="float">
            <text:p>4120</text:p>
          </table:table-cell>
          <table:table-cell table:formula="of:=([.J$2]+[.K$2])*COS([.A208]*PI()/180)" office:value-type="float" office:value="-18.8746749722825" calcext:value-type="float">
            <text:p>-18.8746749722825</text:p>
          </table:table-cell>
          <table:table-cell table:formula="of:=([.J$2]+[.K$2])*SIN([.A208]*PI()/180)" office:value-type="float" office:value="-9.20579408257062" calcext:value-type="float">
            <text:p>-9.20579408257062</text:p>
          </table:table-cell>
          <table:table-cell table:formula="of:=[.L$2]*COS(([.A208]+[.B208])*PI()/180)" office:value-type="float" office:value="0.596713137220964" calcext:value-type="float">
            <text:p>0.596713137220964</text:p>
          </table:table-cell>
          <table:table-cell table:formula="of:=[.L$2]*SIN(([.A208]+[.B208])*PI()/180)" office:value-type="float" office:value="0.0627170779605907" calcext:value-type="float">
            <text:p>0.062717077960591</text:p>
          </table:table-cell>
          <table:table-cell table:formula="of:=[.C208]+[.E208]" office:value-type="float" office:value="-18.2779618350615" calcext:value-type="float">
            <text:p>-18.2779618350615</text:p>
          </table:table-cell>
          <table:table-cell table:formula="of:=[.D208]+[.F208]" office:value-type="float" office:value="-9.14307700461003" calcext:value-type="float">
            <text:p>-9.14307700461003</text:p>
          </table:table-cell>
          <table:table-cell table:number-columns-repeated="4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J$2]*[.A209]/[.K$2]" office:value-type="float" office:value="4140" calcext:value-type="float">
            <text:p>4140</text:p>
          </table:table-cell>
          <table:table-cell table:formula="of:=([.J$2]+[.K$2])*COS([.A209]*PI()/180)" office:value-type="float" office:value="-18.7111370079557" calcext:value-type="float">
            <text:p>-18.7111370079557</text:p>
          </table:table-cell>
          <table:table-cell table:formula="of:=([.J$2]+[.K$2])*SIN([.A209]*PI()/180)" office:value-type="float" office:value="-9.53380049453047" calcext:value-type="float">
            <text:p>-9.53380049453047</text:p>
          </table:table-cell>
          <table:table-cell table:formula="of:=[.L$2]*COS(([.A209]+[.B209])*PI()/180)" office:value-type="float" office:value="0.534603914513023" calcext:value-type="float">
            <text:p>0.534603914513023</text:p>
          </table:table-cell>
          <table:table-cell table:formula="of:=[.L$2]*SIN(([.A209]+[.B209])*PI()/180)" office:value-type="float" office:value="0.272394299843724" calcext:value-type="float">
            <text:p>0.272394299843724</text:p>
          </table:table-cell>
          <table:table-cell table:formula="of:=[.C209]+[.E209]" office:value-type="float" office:value="-18.1765330934427" calcext:value-type="float">
            <text:p>-18.1765330934427</text:p>
          </table:table-cell>
          <table:table-cell table:formula="of:=[.D209]+[.F209]" office:value-type="float" office:value="-9.26140619468675" calcext:value-type="float">
            <text:p>-9.26140619468675</text:p>
          </table:table-cell>
          <table:table-cell table:number-columns-repeated="4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J$2]*[.A210]/[.K$2]" office:value-type="float" office:value="4160" calcext:value-type="float">
            <text:p>4160</text:p>
          </table:table-cell>
          <table:table-cell table:formula="of:=([.J$2]+[.K$2])*COS([.A210]*PI()/180)" office:value-type="float" office:value="-18.5418994500375" calcext:value-type="float">
            <text:p>-18.5418994500375</text:p>
          </table:table-cell>
          <table:table-cell table:formula="of:=([.J$2]+[.K$2])*SIN([.A210]*PI()/180)" office:value-type="float" office:value="-9.85890281850371" calcext:value-type="float">
            <text:p>-9.85890281850371</text:p>
          </table:table-cell>
          <table:table-cell table:formula="of:=[.L$2]*COS(([.A210]+[.B210])*PI()/180)" office:value-type="float" office:value="0.401478363815314" calcext:value-type="float">
            <text:p>0.401478363815314</text:p>
          </table:table-cell>
          <table:table-cell table:formula="of:=[.L$2]*SIN(([.A210]+[.B210])*PI()/180)" office:value-type="float" office:value="0.445886895286437" calcext:value-type="float">
            <text:p>0.445886895286437</text:p>
          </table:table-cell>
          <table:table-cell table:formula="of:=[.C210]+[.E210]" office:value-type="float" office:value="-18.1404210862222" calcext:value-type="float">
            <text:p>-18.1404210862222</text:p>
          </table:table-cell>
          <table:table-cell table:formula="of:=[.D210]+[.F210]" office:value-type="float" office:value="-9.41301592321727" calcext:value-type="float">
            <text:p>-9.41301592321727</text:p>
          </table:table-cell>
          <table:table-cell table:number-columns-repeated="4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J$2]*[.A211]/[.K$2]" office:value-type="float" office:value="4180" calcext:value-type="float">
            <text:p>4180</text:p>
          </table:table-cell>
          <table:table-cell table:formula="of:=([.J$2]+[.K$2])*COS([.A211]*PI()/180)" office:value-type="float" office:value="-18.3670138499273" calcext:value-type="float">
            <text:p>-18.3670138499273</text:p>
          </table:table-cell>
          <table:table-cell table:formula="of:=([.J$2]+[.K$2])*SIN([.A211]*PI()/180)" office:value-type="float" office:value="-10.1810020251731" calcext:value-type="float">
            <text:p>-10.1810020251731</text:p>
          </table:table-cell>
          <table:table-cell table:formula="of:=[.L$2]*COS(([.A211]+[.B211])*PI()/180)" office:value-type="float" office:value="0.215020769727182" calcext:value-type="float">
            <text:p>0.215020769727182</text:p>
          </table:table-cell>
          <table:table-cell table:formula="of:=[.L$2]*SIN(([.A211]+[.B211])*PI()/180)" office:value-type="float" office:value="0.56014825589832" calcext:value-type="float">
            <text:p>0.56014825589832</text:p>
          </table:table-cell>
          <table:table-cell table:formula="of:=[.C211]+[.E211]" office:value-type="float" office:value="-18.1519930802001" calcext:value-type="float">
            <text:p>-18.1519930802001</text:p>
          </table:table-cell>
          <table:table-cell table:formula="of:=[.D211]+[.F211]" office:value-type="float" office:value="-9.62085376927475" calcext:value-type="float">
            <text:p>-9.62085376927475</text:p>
          </table:table-cell>
          <table:table-cell table:number-columns-repeated="4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J$2]*[.A212]/[.K$2]" office:value-type="float" office:value="4200" calcext:value-type="float">
            <text:p>4200</text:p>
          </table:table-cell>
          <table:table-cell table:formula="of:=([.J$2]+[.K$2])*COS([.A212]*PI()/180)" office:value-type="float" office:value="-18.1865334794732" calcext:value-type="float">
            <text:p>-18.1865334794732</text:p>
          </table:table-cell>
          <table:table-cell table:formula="of:=([.J$2]+[.K$2])*SIN([.A212]*PI()/180)" office:value-type="float" office:value="-10.5" calcext:value-type="float">
            <text:p>-10.5</text:p>
          </table:table-cell>
          <table:table-cell table:formula="of:=[.L$2]*COS(([.A212]+[.B212])*PI()/180)" office:value-type="float" office:value="4.99767310566706E-015" calcext:value-type="float">
            <text:p>4.99767310566706E-15</text:p>
          </table:table-cell>
          <table:table-cell table:formula="of:=[.L$2]*SIN(([.A212]+[.B212])*PI()/180)" office:value-type="float" office:value="0.6" calcext:value-type="float">
            <text:p>0.6</text:p>
          </table:table-cell>
          <table:table-cell table:formula="of:=[.C212]+[.E212]" office:value-type="float" office:value="-18.1865334794732" calcext:value-type="float">
            <text:p>-18.1865334794732</text:p>
          </table:table-cell>
          <table:table-cell table:formula="of:=[.D212]+[.F212]" office:value-type="float" office:value="-9.9" calcext:value-type="float">
            <text:p>-9.9</text:p>
          </table:table-cell>
          <table:table-cell table:number-columns-repeated="4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J$2]*[.A213]/[.K$2]" office:value-type="float" office:value="4220" calcext:value-type="float">
            <text:p>4220</text:p>
          </table:table-cell>
          <table:table-cell table:formula="of:=([.J$2]+[.K$2])*COS([.A213]*PI()/180)" office:value-type="float" office:value="-18.0005133147444" calcext:value-type="float">
            <text:p>-18.0005133147444</text:p>
          </table:table-cell>
          <table:table-cell table:formula="of:=([.J$2]+[.K$2])*SIN([.A213]*PI()/180)" office:value-type="float" office:value="-10.8157995731111" calcext:value-type="float">
            <text:p>-10.8157995731111</text:p>
          </table:table-cell>
          <table:table-cell table:formula="of:=[.L$2]*COS(([.A213]+[.B213])*PI()/180)" office:value-type="float" office:value="-0.215020769727181" calcext:value-type="float">
            <text:p>-0.215020769727181</text:p>
          </table:table-cell>
          <table:table-cell table:formula="of:=[.L$2]*SIN(([.A213]+[.B213])*PI()/180)" office:value-type="float" office:value="0.560148255898321" calcext:value-type="float">
            <text:p>0.560148255898321</text:p>
          </table:table-cell>
          <table:table-cell table:formula="of:=[.C213]+[.E213]" office:value-type="float" office:value="-18.2155340844715" calcext:value-type="float">
            <text:p>-18.2155340844715</text:p>
          </table:table-cell>
          <table:table-cell table:formula="of:=[.D213]+[.F213]" office:value-type="float" office:value="-10.2556513172128" calcext:value-type="float">
            <text:p>-10.2556513172128</text:p>
          </table:table-cell>
          <table:table-cell table:number-columns-repeated="4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J$2]*[.A214]/[.K$2]" office:value-type="float" office:value="4240" calcext:value-type="float">
            <text:p>4240</text:p>
          </table:table-cell>
          <table:table-cell table:formula="of:=([.J$2]+[.K$2])*COS([.A214]*PI()/180)" office:value-type="float" office:value="-17.8090100192849" calcext:value-type="float">
            <text:p>-17.8090100192849</text:p>
          </table:table-cell>
          <table:table-cell table:formula="of:=([.J$2]+[.K$2])*SIN([.A214]*PI()/180)" office:value-type="float" office:value="-11.1283045488973" calcext:value-type="float">
            <text:p>-11.1283045488973</text:p>
          </table:table-cell>
          <table:table-cell table:formula="of:=[.L$2]*COS(([.A214]+[.B214])*PI()/180)" office:value-type="float" office:value="-0.401478363815313" calcext:value-type="float">
            <text:p>-0.401478363815313</text:p>
          </table:table-cell>
          <table:table-cell table:formula="of:=[.L$2]*SIN(([.A214]+[.B214])*PI()/180)" office:value-type="float" office:value="0.445886895286438" calcext:value-type="float">
            <text:p>0.445886895286438</text:p>
          </table:table-cell>
          <table:table-cell table:formula="of:=[.C214]+[.E214]" office:value-type="float" office:value="-18.2104883831003" calcext:value-type="float">
            <text:p>-18.2104883831003</text:p>
          </table:table-cell>
          <table:table-cell table:formula="of:=[.D214]+[.F214]" office:value-type="float" office:value="-10.6824176536109" calcext:value-type="float">
            <text:p>-10.6824176536109</text:p>
          </table:table-cell>
          <table:table-cell table:number-columns-repeated="4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J$2]*[.A215]/[.K$2]" office:value-type="float" office:value="4260" calcext:value-type="float">
            <text:p>4260</text:p>
          </table:table-cell>
          <table:table-cell table:formula="of:=([.J$2]+[.K$2])*COS([.A215]*PI()/180)" office:value-type="float" office:value="-17.6120819268539" calcext:value-type="float">
            <text:p>-17.6120819268539</text:p>
          </table:table-cell>
          <table:table-cell table:formula="of:=([.J$2]+[.K$2])*SIN([.A215]*PI()/180)" office:value-type="float" office:value="-11.4374197353156" calcext:value-type="float">
            <text:p>-11.4374197353156</text:p>
          </table:table-cell>
          <table:table-cell table:formula="of:=[.L$2]*COS(([.A215]+[.B215])*PI()/180)" office:value-type="float" office:value="-0.534603914513022" calcext:value-type="float">
            <text:p>-0.534603914513022</text:p>
          </table:table-cell>
          <table:table-cell table:formula="of:=[.L$2]*SIN(([.A215]+[.B215])*PI()/180)" office:value-type="float" office:value="0.272394299843725" calcext:value-type="float">
            <text:p>0.272394299843725</text:p>
          </table:table-cell>
          <table:table-cell table:formula="of:=[.C215]+[.E215]" office:value-type="float" office:value="-18.1466858413669" calcext:value-type="float">
            <text:p>-18.1466858413669</text:p>
          </table:table-cell>
          <table:table-cell table:formula="of:=[.D215]+[.F215]" office:value-type="float" office:value="-11.1650254354718" calcext:value-type="float">
            <text:p>-11.1650254354718</text:p>
          </table:table-cell>
          <table:table-cell table:number-columns-repeated="4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J$2]*[.A216]/[.K$2]" office:value-type="float" office:value="4280" calcext:value-type="float">
            <text:p>4280</text:p>
          </table:table-cell>
          <table:table-cell table:formula="of:=([.J$2]+[.K$2])*COS([.A216]*PI()/180)" office:value-type="float" office:value="-17.4097890236559" calcext:value-type="float">
            <text:p>-17.4097890236559</text:p>
          </table:table-cell>
          <table:table-cell table:formula="of:=([.J$2]+[.K$2])*SIN([.A216]*PI()/180)" office:value-type="float" office:value="-11.7430509728857" calcext:value-type="float">
            <text:p>-11.7430509728857</text:p>
          </table:table-cell>
          <table:table-cell table:formula="of:=[.L$2]*COS(([.A216]+[.B216])*PI()/180)" office:value-type="float" office:value="-0.596713137220964" calcext:value-type="float">
            <text:p>-0.596713137220964</text:p>
          </table:table-cell>
          <table:table-cell table:formula="of:=[.L$2]*SIN(([.A216]+[.B216])*PI()/180)" office:value-type="float" office:value="0.0627170779605921" calcext:value-type="float">
            <text:p>0.062717077960592</text:p>
          </table:table-cell>
          <table:table-cell table:formula="of:=[.C216]+[.E216]" office:value-type="float" office:value="-18.0065021608768" calcext:value-type="float">
            <text:p>-18.0065021608768</text:p>
          </table:table-cell>
          <table:table-cell table:formula="of:=[.D216]+[.F216]" office:value-type="float" office:value="-11.6803338949251" calcext:value-type="float">
            <text:p>-11.6803338949251</text:p>
          </table:table-cell>
          <table:table-cell table:number-columns-repeated="4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J$2]*[.A217]/[.K$2]" office:value-type="float" office:value="4300" calcext:value-type="float">
            <text:p>4300</text:p>
          </table:table-cell>
          <table:table-cell table:formula="of:=([.J$2]+[.K$2])*COS([.A217]*PI()/180)" office:value-type="float" office:value="-17.2021929300688" calcext:value-type="float">
            <text:p>-17.2021929300688</text:p>
          </table:table-cell>
          <table:table-cell table:formula="of:=([.J$2]+[.K$2])*SIN([.A217]*PI()/180)" office:value-type="float" office:value="-12.045105163372" calcext:value-type="float">
            <text:p>-12.045105163372</text:p>
          </table:table-cell>
          <table:table-cell table:formula="of:=[.L$2]*COS(([.A217]+[.B217])*PI()/180)" office:value-type="float" office:value="-0.579555495773442" calcext:value-type="float">
            <text:p>-0.579555495773442</text:p>
          </table:table-cell>
          <table:table-cell table:formula="of:=[.L$2]*SIN(([.A217]+[.B217])*PI()/180)" office:value-type="float" office:value="-0.15529142706151" calcext:value-type="float">
            <text:p>-0.15529142706151</text:p>
          </table:table-cell>
          <table:table-cell table:formula="of:=[.C217]+[.E217]" office:value-type="float" office:value="-17.7817484258423" calcext:value-type="float">
            <text:p>-17.7817484258423</text:p>
          </table:table-cell>
          <table:table-cell table:formula="of:=[.D217]+[.F217]" office:value-type="float" office:value="-12.2003965904335" calcext:value-type="float">
            <text:p>-12.2003965904335</text:p>
          </table:table-cell>
          <table:table-cell table:number-columns-repeated="4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J$2]*[.A218]/[.K$2]" office:value-type="float" office:value="4320" calcext:value-type="float">
            <text:p>4320</text:p>
          </table:table-cell>
          <table:table-cell table:formula="of:=([.J$2]+[.K$2])*COS([.A218]*PI()/180)" office:value-type="float" office:value="-16.9893568818739" calcext:value-type="float">
            <text:p>-16.9893568818739</text:p>
          </table:table-cell>
          <table:table-cell table:formula="of:=([.J$2]+[.K$2])*SIN([.A218]*PI()/180)" office:value-type="float" office:value="-12.3434902981419" calcext:value-type="float">
            <text:p>-12.3434902981419</text:p>
          </table:table-cell>
          <table:table-cell table:formula="of:=[.L$2]*COS(([.A218]+[.B218])*PI()/180)" office:value-type="float" office:value="-0.485410196624972" calcext:value-type="float">
            <text:p>-0.485410196624972</text:p>
          </table:table-cell>
          <table:table-cell table:formula="of:=[.L$2]*SIN(([.A218]+[.B218])*PI()/180)" office:value-type="float" office:value="-0.352671151375479" calcext:value-type="float">
            <text:p>-0.352671151375479</text:p>
          </table:table-cell>
          <table:table-cell table:formula="of:=[.C218]+[.E218]" office:value-type="float" office:value="-17.4747670784989" calcext:value-type="float">
            <text:p>-17.4747670784989</text:p>
          </table:table-cell>
          <table:table-cell table:formula="of:=[.D218]+[.F218]" office:value-type="float" office:value="-12.6961614495174" calcext:value-type="float">
            <text:p>-12.6961614495174</text:p>
          </table:table-cell>
          <table:table-cell table:number-columns-repeated="4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J$2]*[.A219]/[.K$2]" office:value-type="float" office:value="4340" calcext:value-type="float">
            <text:p>4340</text:p>
          </table:table-cell>
          <table:table-cell table:formula="of:=([.J$2]+[.K$2])*COS([.A219]*PI()/180)" office:value-type="float" office:value="-16.7713457109932" calcext:value-type="float">
            <text:p>-16.7713457109932</text:p>
          </table:table-cell>
          <table:table-cell table:formula="of:=([.J$2]+[.K$2])*SIN([.A219]*PI()/180)" office:value-type="float" office:value="-12.638115486193" calcext:value-type="float">
            <text:p>-12.638115486193</text:p>
          </table:table-cell>
          <table:table-cell table:formula="of:=[.L$2]*COS(([.A219]+[.B219])*PI()/180)" office:value-type="float" office:value="-0.326783421009017" calcext:value-type="float">
            <text:p>-0.326783421009017</text:p>
          </table:table-cell>
          <table:table-cell table:formula="of:=[.L$2]*SIN(([.A219]+[.B219])*PI()/180)" office:value-type="float" office:value="-0.503202340767254" calcext:value-type="float">
            <text:p>-0.503202340767254</text:p>
          </table:table-cell>
          <table:table-cell table:formula="of:=[.C219]+[.E219]" office:value-type="float" office:value="-17.0981291320022" calcext:value-type="float">
            <text:p>-17.0981291320022</text:p>
          </table:table-cell>
          <table:table-cell table:formula="of:=[.D219]+[.F219]" office:value-type="float" office:value="-13.1413178269603" calcext:value-type="float">
            <text:p>-13.1413178269603</text:p>
          </table:table-cell>
          <table:table-cell table:number-columns-repeated="4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J$2]*[.A220]/[.K$2]" office:value-type="float" office:value="4360" calcext:value-type="float">
            <text:p>4360</text:p>
          </table:table-cell>
          <table:table-cell table:formula="of:=([.J$2]+[.K$2])*COS([.A220]*PI()/180)" office:value-type="float" office:value="-16.5482258257412" calcext:value-type="float">
            <text:p>-16.5482258257412</text:p>
          </table:table-cell>
          <table:table-cell table:formula="of:=([.J$2]+[.K$2])*SIN([.A220]*PI()/180)" office:value-type="float" office:value="-12.9288909818388" calcext:value-type="float">
            <text:p>-12.9288909818388</text:p>
          </table:table-cell>
          <table:table-cell table:formula="of:=[.L$2]*COS(([.A220]+[.B220])*PI()/180)" office:value-type="float" office:value="-0.124747014490659" calcext:value-type="float">
            <text:p>-0.124747014490659</text:p>
          </table:table-cell>
          <table:table-cell table:formula="of:=[.L$2]*SIN(([.A220]+[.B220])*PI()/180)" office:value-type="float" office:value="-0.586888560440283" calcext:value-type="float">
            <text:p>-0.586888560440283</text:p>
          </table:table-cell>
          <table:table-cell table:formula="of:=[.C220]+[.E220]" office:value-type="float" office:value="-16.6729728402318" calcext:value-type="float">
            <text:p>-16.6729728402318</text:p>
          </table:table-cell>
          <table:table-cell table:formula="of:=[.D220]+[.F220]" office:value-type="float" office:value="-13.5157795422791" calcext:value-type="float">
            <text:p>-13.5157795422791</text:p>
          </table:table-cell>
          <table:table-cell table:number-columns-repeated="4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J$2]*[.A221]/[.K$2]" office:value-type="float" office:value="4380" calcext:value-type="float">
            <text:p>4380</text:p>
          </table:table-cell>
          <table:table-cell table:formula="of:=([.J$2]+[.K$2])*COS([.A221]*PI()/180)" office:value-type="float" office:value="-16.3200651905964" calcext:value-type="float">
            <text:p>-16.3200651905964</text:p>
          </table:table-cell>
          <table:table-cell table:formula="of:=([.J$2]+[.K$2])*SIN([.A221]*PI()/180)" office:value-type="float" office:value="-13.2157282120466" calcext:value-type="float">
            <text:p>-13.2157282120466</text:p>
          </table:table-cell>
          <table:table-cell table:formula="of:=[.L$2]*COS(([.A221]+[.B221])*PI()/180)" office:value-type="float" office:value="0.0938606790241404" calcext:value-type="float">
            <text:p>0.09386067902414</text:p>
          </table:table-cell>
          <table:table-cell table:formula="of:=[.L$2]*SIN(([.A221]+[.B221])*PI()/180)" office:value-type="float" office:value="-0.592613004357082" calcext:value-type="float">
            <text:p>-0.592613004357082</text:p>
          </table:table-cell>
          <table:table-cell table:formula="of:=[.C221]+[.E221]" office:value-type="float" office:value="-16.2262045115723" calcext:value-type="float">
            <text:p>-16.2262045115723</text:p>
          </table:table-cell>
          <table:table-cell table:formula="of:=[.D221]+[.F221]" office:value-type="float" office:value="-13.8083412164037" calcext:value-type="float">
            <text:p>-13.8083412164037</text:p>
          </table:table-cell>
          <table:table-cell table:number-columns-repeated="4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J$2]*[.A222]/[.K$2]" office:value-type="float" office:value="4400" calcext:value-type="float">
            <text:p>4400</text:p>
          </table:table-cell>
          <table:table-cell table:formula="of:=([.J$2]+[.K$2])*COS([.A222]*PI()/180)" office:value-type="float" office:value="-16.0869333054985" calcext:value-type="float">
            <text:p>-16.0869333054985</text:p>
          </table:table-cell>
          <table:table-cell table:formula="of:=([.J$2]+[.K$2])*SIN([.A222]*PI()/180)" office:value-type="float" office:value="-13.4985398034173" calcext:value-type="float">
            <text:p>-13.4985398034173</text:p>
          </table:table-cell>
          <table:table-cell table:formula="of:=[.L$2]*COS(([.A222]+[.B222])*PI()/180)" office:value-type="float" office:value="0.299999999999999" calcext:value-type="float">
            <text:p>0.299999999999999</text:p>
          </table:table-cell>
          <table:table-cell table:formula="of:=[.L$2]*SIN(([.A222]+[.B222])*PI()/180)" office:value-type="float" office:value="-0.519615242270664" calcext:value-type="float">
            <text:p>-0.519615242270664</text:p>
          </table:table-cell>
          <table:table-cell table:formula="of:=[.C222]+[.E222]" office:value-type="float" office:value="-15.7869333054985" calcext:value-type="float">
            <text:p>-15.7869333054985</text:p>
          </table:table-cell>
          <table:table-cell table:formula="of:=[.D222]+[.F222]" office:value-type="float" office:value="-14.018155045688" calcext:value-type="float">
            <text:p>-14.018155045688</text:p>
          </table:table-cell>
          <table:table-cell table:number-columns-repeated="4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J$2]*[.A223]/[.K$2]" office:value-type="float" office:value="4420" calcext:value-type="float">
            <text:p>4420</text:p>
          </table:table-cell>
          <table:table-cell table:formula="of:=([.J$2]+[.K$2])*COS([.A223]*PI()/180)" office:value-type="float" office:value="-15.8489011846782" calcext:value-type="float">
            <text:p>-15.8489011846782</text:p>
          </table:table-cell>
          <table:table-cell table:formula="of:=([.J$2]+[.K$2])*SIN([.A223]*PI()/180)" office:value-type="float" office:value="-13.7772396088007" calcext:value-type="float">
            <text:p>-13.7772396088007</text:p>
          </table:table-cell>
          <table:table-cell table:formula="of:=[.L$2]*COS(([.A223]+[.B223])*PI()/180)" office:value-type="float" office:value="0.46628757687418" calcext:value-type="float">
            <text:p>0.46628757687418</text:p>
          </table:table-cell>
          <table:table-cell table:formula="of:=[.L$2]*SIN(([.A223]+[.B223])*PI()/180)" office:value-type="float" office:value="-0.377592234629906" calcext:value-type="float">
            <text:p>-0.377592234629906</text:p>
          </table:table-cell>
          <table:table-cell table:formula="of:=[.C223]+[.E223]" office:value-type="float" office:value="-15.382613607804" calcext:value-type="float">
            <text:p>-15.382613607804</text:p>
          </table:table-cell>
          <table:table-cell table:formula="of:=[.D223]+[.F223]" office:value-type="float" office:value="-14.1548318434306" calcext:value-type="float">
            <text:p>-14.1548318434306</text:p>
          </table:table-cell>
          <table:table-cell table:number-columns-repeated="4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J$2]*[.A224]/[.K$2]" office:value-type="float" office:value="4440" calcext:value-type="float">
            <text:p>4440</text:p>
          </table:table-cell>
          <table:table-cell table:formula="of:=([.J$2]+[.K$2])*COS([.A224]*PI()/180)" office:value-type="float" office:value="-15.6060413350253" calcext:value-type="float">
            <text:p>-15.6060413350253</text:p>
          </table:table-cell>
          <table:table-cell table:formula="of:=([.J$2]+[.K$2])*SIN([.A224]*PI()/180)" office:value-type="float" office:value="-14.051742733536" calcext:value-type="float">
            <text:p>-14.051742733536</text:p>
          </table:table-cell>
          <table:table-cell table:formula="of:=[.L$2]*COS(([.A224]+[.B224])*PI()/180)" office:value-type="float" office:value="0.57063390977709" calcext:value-type="float">
            <text:p>0.57063390977709</text:p>
          </table:table-cell>
          <table:table-cell table:formula="of:=[.L$2]*SIN(([.A224]+[.B224])*PI()/180)" office:value-type="float" office:value="-0.185410196624975" calcext:value-type="float">
            <text:p>-0.185410196624975</text:p>
          </table:table-cell>
          <table:table-cell table:formula="of:=[.C224]+[.E224]" office:value-type="float" office:value="-15.0354074252482" calcext:value-type="float">
            <text:p>-15.0354074252482</text:p>
          </table:table-cell>
          <table:table-cell table:formula="of:=[.D224]+[.F224]" office:value-type="float" office:value="-14.237152930161" calcext:value-type="float">
            <text:p>-14.237152930161</text:p>
          </table:table-cell>
          <table:table-cell table:number-columns-repeated="4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J$2]*[.A225]/[.K$2]" office:value-type="float" office:value="4460" calcext:value-type="float">
            <text:p>4460</text:p>
          </table:table-cell>
          <table:table-cell table:formula="of:=([.J$2]+[.K$2])*COS([.A225]*PI()/180)" office:value-type="float" office:value="-15.3584277340026" calcext:value-type="float">
            <text:p>-15.3584277340026</text:p>
          </table:table-cell>
          <table:table-cell table:formula="of:=([.J$2]+[.K$2])*SIN([.A225]*PI()/180)" office:value-type="float" office:value="-14.3219655613125" calcext:value-type="float">
            <text:p>-14.3219655613125</text:p>
          </table:table-cell>
          <table:table-cell table:formula="of:=[.L$2]*COS(([.A225]+[.B225])*PI()/180)" office:value-type="float" office:value="0.599177720852745" calcext:value-type="float">
            <text:p>0.599177720852745</text:p>
          </table:table-cell>
          <table:table-cell table:formula="of:=[.L$2]*SIN(([.A225]+[.B225])*PI()/180)" office:value-type="float" office:value="0.0314015737457646" calcext:value-type="float">
            <text:p>0.031401573745765</text:p>
          </table:table-cell>
          <table:table-cell table:formula="of:=[.C225]+[.E225]" office:value-type="float" office:value="-14.7592500131498" calcext:value-type="float">
            <text:p>-14.7592500131498</text:p>
          </table:table-cell>
          <table:table-cell table:formula="of:=[.D225]+[.F225]" office:value-type="float" office:value="-14.2905639875667" calcext:value-type="float">
            <text:p>-14.2905639875667</text:p>
          </table:table-cell>
          <table:table-cell table:number-columns-repeated="4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J$2]*[.A226]/[.K$2]" office:value-type="float" office:value="4480" calcext:value-type="float">
            <text:p>4480</text:p>
          </table:table-cell>
          <table:table-cell table:formula="of:=([.J$2]+[.K$2])*COS([.A226]*PI()/180)" office:value-type="float" office:value="-15.1061358071117" calcext:value-type="float">
            <text:p>-15.1061358071117</text:p>
          </table:table-cell>
          <table:table-cell table:formula="of:=([.J$2]+[.K$2])*SIN([.A226]*PI()/180)" office:value-type="float" office:value="-14.5878257796389" calcext:value-type="float">
            <text:p>-14.5878257796389</text:p>
          </table:table-cell>
          <table:table-cell table:formula="of:=[.L$2]*COS(([.A226]+[.B226])*PI()/180)" office:value-type="float" office:value="0.548127274585559" calcext:value-type="float">
            <text:p>0.548127274585559</text:p>
          </table:table-cell>
          <table:table-cell table:formula="of:=[.L$2]*SIN(([.A226]+[.B226])*PI()/180)" office:value-type="float" office:value="0.244041985845484" calcext:value-type="float">
            <text:p>0.244041985845484</text:p>
          </table:table-cell>
          <table:table-cell table:formula="of:=[.C226]+[.E226]" office:value-type="float" office:value="-14.5580085325261" calcext:value-type="float">
            <text:p>-14.5580085325261</text:p>
          </table:table-cell>
          <table:table-cell table:formula="of:=[.D226]+[.F226]" office:value-type="float" office:value="-14.3437837937935" calcext:value-type="float">
            <text:p>-14.3437837937935</text:p>
          </table:table-cell>
          <table:table-cell table:number-columns-repeated="4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J$2]*[.A227]/[.K$2]" office:value-type="float" office:value="4500" calcext:value-type="float">
            <text:p>4500</text:p>
          </table:table-cell>
          <table:table-cell table:formula="of:=([.J$2]+[.K$2])*COS([.A227]*PI()/180)" office:value-type="float" office:value="-14.8492424049175" calcext:value-type="float">
            <text:p>-14.8492424049175</text:p>
          </table:table-cell>
          <table:table-cell table:formula="of:=([.J$2]+[.K$2])*SIN([.A227]*PI()/180)" office:value-type="float" office:value="-14.8492424049175" calcext:value-type="float">
            <text:p>-14.8492424049175</text:p>
          </table:table-cell>
          <table:table-cell table:formula="of:=[.L$2]*COS(([.A227]+[.B227])*PI()/180)" office:value-type="float" office:value="0.424264068711928" calcext:value-type="float">
            <text:p>0.424264068711928</text:p>
          </table:table-cell>
          <table:table-cell table:formula="of:=[.L$2]*SIN(([.A227]+[.B227])*PI()/180)" office:value-type="float" office:value="0.424264068711929" calcext:value-type="float">
            <text:p>0.424264068711929</text:p>
          </table:table-cell>
          <table:table-cell table:formula="of:=[.C227]+[.E227]" office:value-type="float" office:value="-14.4249783362056" calcext:value-type="float">
            <text:p>-14.4249783362056</text:p>
          </table:table-cell>
          <table:table-cell table:formula="of:=[.D227]+[.F227]" office:value-type="float" office:value="-14.4249783362056" calcext:value-type="float">
            <text:p>-14.4249783362056</text:p>
          </table:table-cell>
          <table:table-cell table:number-columns-repeated="4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J$2]*[.A228]/[.K$2]" office:value-type="float" office:value="4520" calcext:value-type="float">
            <text:p>4520</text:p>
          </table:table-cell>
          <table:table-cell table:formula="of:=([.J$2]+[.K$2])*COS([.A228]*PI()/180)" office:value-type="float" office:value="-14.587825779639" calcext:value-type="float">
            <text:p>-14.587825779639</text:p>
          </table:table-cell>
          <table:table-cell table:formula="of:=([.J$2]+[.K$2])*SIN([.A228]*PI()/180)" office:value-type="float" office:value="-15.1061358071117" calcext:value-type="float">
            <text:p>-15.1061358071117</text:p>
          </table:table-cell>
          <table:table-cell table:formula="of:=[.L$2]*COS(([.A228]+[.B228])*PI()/180)" office:value-type="float" office:value="0.244041985845482" calcext:value-type="float">
            <text:p>0.244041985845482</text:p>
          </table:table-cell>
          <table:table-cell table:formula="of:=[.L$2]*SIN(([.A228]+[.B228])*PI()/180)" office:value-type="float" office:value="0.54812727458556" calcext:value-type="float">
            <text:p>0.54812727458556</text:p>
          </table:table-cell>
          <table:table-cell table:formula="of:=[.C228]+[.E228]" office:value-type="float" office:value="-14.3437837937935" calcext:value-type="float">
            <text:p>-14.3437837937935</text:p>
          </table:table-cell>
          <table:table-cell table:formula="of:=[.D228]+[.F228]" office:value-type="float" office:value="-14.5580085325261" calcext:value-type="float">
            <text:p>-14.5580085325261</text:p>
          </table:table-cell>
          <table:table-cell table:number-columns-repeated="4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J$2]*[.A229]/[.K$2]" office:value-type="float" office:value="4540" calcext:value-type="float">
            <text:p>4540</text:p>
          </table:table-cell>
          <table:table-cell table:formula="of:=([.J$2]+[.K$2])*COS([.A229]*PI()/180)" office:value-type="float" office:value="-14.3219655613125" calcext:value-type="float">
            <text:p>-14.3219655613125</text:p>
          </table:table-cell>
          <table:table-cell table:formula="of:=([.J$2]+[.K$2])*SIN([.A229]*PI()/180)" office:value-type="float" office:value="-15.3584277340026" calcext:value-type="float">
            <text:p>-15.3584277340026</text:p>
          </table:table-cell>
          <table:table-cell table:formula="of:=[.L$2]*COS(([.A229]+[.B229])*PI()/180)" office:value-type="float" office:value="0.0314015737457716" calcext:value-type="float">
            <text:p>0.031401573745772</text:p>
          </table:table-cell>
          <table:table-cell table:formula="of:=[.L$2]*SIN(([.A229]+[.B229])*PI()/180)" office:value-type="float" office:value="0.599177720852744" calcext:value-type="float">
            <text:p>0.599177720852744</text:p>
          </table:table-cell>
          <table:table-cell table:formula="of:=[.C229]+[.E229]" office:value-type="float" office:value="-14.2905639875667" calcext:value-type="float">
            <text:p>-14.2905639875667</text:p>
          </table:table-cell>
          <table:table-cell table:formula="of:=[.D229]+[.F229]" office:value-type="float" office:value="-14.7592500131498" calcext:value-type="float">
            <text:p>-14.7592500131498</text:p>
          </table:table-cell>
          <table:table-cell table:number-columns-repeated="4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J$2]*[.A230]/[.K$2]" office:value-type="float" office:value="4560" calcext:value-type="float">
            <text:p>4560</text:p>
          </table:table-cell>
          <table:table-cell table:formula="of:=([.J$2]+[.K$2])*COS([.A230]*PI()/180)" office:value-type="float" office:value="-14.051742733536" calcext:value-type="float">
            <text:p>-14.051742733536</text:p>
          </table:table-cell>
          <table:table-cell table:formula="of:=([.J$2]+[.K$2])*SIN([.A230]*PI()/180)" office:value-type="float" office:value="-15.6060413350253" calcext:value-type="float">
            <text:p>-15.6060413350253</text:p>
          </table:table-cell>
          <table:table-cell table:formula="of:=[.L$2]*COS(([.A230]+[.B230])*PI()/180)" office:value-type="float" office:value="-0.185410196624969" calcext:value-type="float">
            <text:p>-0.185410196624969</text:p>
          </table:table-cell>
          <table:table-cell table:formula="of:=[.L$2]*SIN(([.A230]+[.B230])*PI()/180)" office:value-type="float" office:value="0.570633909777092" calcext:value-type="float">
            <text:p>0.570633909777092</text:p>
          </table:table-cell>
          <table:table-cell table:formula="of:=[.C230]+[.E230]" office:value-type="float" office:value="-14.237152930161" calcext:value-type="float">
            <text:p>-14.237152930161</text:p>
          </table:table-cell>
          <table:table-cell table:formula="of:=[.D230]+[.F230]" office:value-type="float" office:value="-15.0354074252482" calcext:value-type="float">
            <text:p>-15.0354074252482</text:p>
          </table:table-cell>
          <table:table-cell table:number-columns-repeated="4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J$2]*[.A231]/[.K$2]" office:value-type="float" office:value="4580" calcext:value-type="float">
            <text:p>4580</text:p>
          </table:table-cell>
          <table:table-cell table:formula="of:=([.J$2]+[.K$2])*COS([.A231]*PI()/180)" office:value-type="float" office:value="-13.7772396088007" calcext:value-type="float">
            <text:p>-13.7772396088007</text:p>
          </table:table-cell>
          <table:table-cell table:formula="of:=([.J$2]+[.K$2])*SIN([.A231]*PI()/180)" office:value-type="float" office:value="-15.8489011846782" calcext:value-type="float">
            <text:p>-15.8489011846782</text:p>
          </table:table-cell>
          <table:table-cell table:formula="of:=[.L$2]*COS(([.A231]+[.B231])*PI()/180)" office:value-type="float" office:value="-0.3775922346299" calcext:value-type="float">
            <text:p>-0.3775922346299</text:p>
          </table:table-cell>
          <table:table-cell table:formula="of:=[.L$2]*SIN(([.A231]+[.B231])*PI()/180)" office:value-type="float" office:value="0.466287576874184" calcext:value-type="float">
            <text:p>0.466287576874184</text:p>
          </table:table-cell>
          <table:table-cell table:formula="of:=[.C231]+[.E231]" office:value-type="float" office:value="-14.1548318434306" calcext:value-type="float">
            <text:p>-14.1548318434306</text:p>
          </table:table-cell>
          <table:table-cell table:formula="of:=[.D231]+[.F231]" office:value-type="float" office:value="-15.382613607804" calcext:value-type="float">
            <text:p>-15.382613607804</text:p>
          </table:table-cell>
          <table:table-cell table:number-columns-repeated="4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J$2]*[.A232]/[.K$2]" office:value-type="float" office:value="4600" calcext:value-type="float">
            <text:p>4600</text:p>
          </table:table-cell>
          <table:table-cell table:formula="of:=([.J$2]+[.K$2])*COS([.A232]*PI()/180)" office:value-type="float" office:value="-13.4985398034173" calcext:value-type="float">
            <text:p>-13.4985398034173</text:p>
          </table:table-cell>
          <table:table-cell table:formula="of:=([.J$2]+[.K$2])*SIN([.A232]*PI()/180)" office:value-type="float" office:value="-16.0869333054985" calcext:value-type="float">
            <text:p>-16.0869333054985</text:p>
          </table:table-cell>
          <table:table-cell table:formula="of:=[.L$2]*COS(([.A232]+[.B232])*PI()/180)" office:value-type="float" office:value="-0.519615242270665" calcext:value-type="float">
            <text:p>-0.519615242270665</text:p>
          </table:table-cell>
          <table:table-cell table:formula="of:=[.L$2]*SIN(([.A232]+[.B232])*PI()/180)" office:value-type="float" office:value="0.299999999999998" calcext:value-type="float">
            <text:p>0.299999999999998</text:p>
          </table:table-cell>
          <table:table-cell table:formula="of:=[.C232]+[.E232]" office:value-type="float" office:value="-14.018155045688" calcext:value-type="float">
            <text:p>-14.018155045688</text:p>
          </table:table-cell>
          <table:table-cell table:formula="of:=[.D232]+[.F232]" office:value-type="float" office:value="-15.7869333054985" calcext:value-type="float">
            <text:p>-15.7869333054985</text:p>
          </table:table-cell>
          <table:table-cell table:number-columns-repeated="4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J$2]*[.A233]/[.K$2]" office:value-type="float" office:value="4620" calcext:value-type="float">
            <text:p>4620</text:p>
          </table:table-cell>
          <table:table-cell table:formula="of:=([.J$2]+[.K$2])*COS([.A233]*PI()/180)" office:value-type="float" office:value="-13.2157282120466" calcext:value-type="float">
            <text:p>-13.2157282120466</text:p>
          </table:table-cell>
          <table:table-cell table:formula="of:=([.J$2]+[.K$2])*SIN([.A233]*PI()/180)" office:value-type="float" office:value="-16.3200651905964" calcext:value-type="float">
            <text:p>-16.3200651905964</text:p>
          </table:table-cell>
          <table:table-cell table:formula="of:=[.L$2]*COS(([.A233]+[.B233])*PI()/180)" office:value-type="float" office:value="-0.592613004357083" calcext:value-type="float">
            <text:p>-0.592613004357083</text:p>
          </table:table-cell>
          <table:table-cell table:formula="of:=[.L$2]*SIN(([.A233]+[.B233])*PI()/180)" office:value-type="float" office:value="0.0938606790241389" calcext:value-type="float">
            <text:p>0.093860679024139</text:p>
          </table:table-cell>
          <table:table-cell table:formula="of:=[.C233]+[.E233]" office:value-type="float" office:value="-13.8083412164037" calcext:value-type="float">
            <text:p>-13.8083412164037</text:p>
          </table:table-cell>
          <table:table-cell table:formula="of:=[.D233]+[.F233]" office:value-type="float" office:value="-16.2262045115723" calcext:value-type="float">
            <text:p>-16.2262045115723</text:p>
          </table:table-cell>
          <table:table-cell table:number-columns-repeated="4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J$2]*[.A234]/[.K$2]" office:value-type="float" office:value="4640" calcext:value-type="float">
            <text:p>4640</text:p>
          </table:table-cell>
          <table:table-cell table:formula="of:=([.J$2]+[.K$2])*COS([.A234]*PI()/180)" office:value-type="float" office:value="-12.9288909818388" calcext:value-type="float">
            <text:p>-12.9288909818388</text:p>
          </table:table-cell>
          <table:table-cell table:formula="of:=([.J$2]+[.K$2])*SIN([.A234]*PI()/180)" office:value-type="float" office:value="-16.5482258257412" calcext:value-type="float">
            <text:p>-16.5482258257412</text:p>
          </table:table-cell>
          <table:table-cell table:formula="of:=[.L$2]*COS(([.A234]+[.B234])*PI()/180)" office:value-type="float" office:value="-0.586888560440284" calcext:value-type="float">
            <text:p>-0.586888560440284</text:p>
          </table:table-cell>
          <table:table-cell table:formula="of:=[.L$2]*SIN(([.A234]+[.B234])*PI()/180)" office:value-type="float" office:value="-0.124747014490652" calcext:value-type="float">
            <text:p>-0.124747014490652</text:p>
          </table:table-cell>
          <table:table-cell table:formula="of:=[.C234]+[.E234]" office:value-type="float" office:value="-13.5157795422791" calcext:value-type="float">
            <text:p>-13.5157795422791</text:p>
          </table:table-cell>
          <table:table-cell table:formula="of:=[.D234]+[.F234]" office:value-type="float" office:value="-16.6729728402318" calcext:value-type="float">
            <text:p>-16.6729728402318</text:p>
          </table:table-cell>
          <table:table-cell table:number-columns-repeated="4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J$2]*[.A235]/[.K$2]" office:value-type="float" office:value="4660" calcext:value-type="float">
            <text:p>4660</text:p>
          </table:table-cell>
          <table:table-cell table:formula="of:=([.J$2]+[.K$2])*COS([.A235]*PI()/180)" office:value-type="float" office:value="-12.638115486193" calcext:value-type="float">
            <text:p>-12.638115486193</text:p>
          </table:table-cell>
          <table:table-cell table:formula="of:=([.J$2]+[.K$2])*SIN([.A235]*PI()/180)" office:value-type="float" office:value="-16.7713457109931" calcext:value-type="float">
            <text:p>-16.7713457109931</text:p>
          </table:table-cell>
          <table:table-cell table:formula="of:=[.L$2]*COS(([.A235]+[.B235])*PI()/180)" office:value-type="float" office:value="-0.503202340767258" calcext:value-type="float">
            <text:p>-0.503202340767258</text:p>
          </table:table-cell>
          <table:table-cell table:formula="of:=[.L$2]*SIN(([.A235]+[.B235])*PI()/180)" office:value-type="float" office:value="-0.326783421009011" calcext:value-type="float">
            <text:p>-0.326783421009011</text:p>
          </table:table-cell>
          <table:table-cell table:formula="of:=[.C235]+[.E235]" office:value-type="float" office:value="-13.1413178269603" calcext:value-type="float">
            <text:p>-13.1413178269603</text:p>
          </table:table-cell>
          <table:table-cell table:formula="of:=[.D235]+[.F235]" office:value-type="float" office:value="-17.0981291320022" calcext:value-type="float">
            <text:p>-17.0981291320022</text:p>
          </table:table-cell>
          <table:table-cell table:number-columns-repeated="4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J$2]*[.A236]/[.K$2]" office:value-type="float" office:value="4680" calcext:value-type="float">
            <text:p>4680</text:p>
          </table:table-cell>
          <table:table-cell table:formula="of:=([.J$2]+[.K$2])*COS([.A236]*PI()/180)" office:value-type="float" office:value="-12.3434902981419" calcext:value-type="float">
            <text:p>-12.3434902981419</text:p>
          </table:table-cell>
          <table:table-cell table:formula="of:=([.J$2]+[.K$2])*SIN([.A236]*PI()/180)" office:value-type="float" office:value="-16.9893568818739" calcext:value-type="float">
            <text:p>-16.9893568818739</text:p>
          </table:table-cell>
          <table:table-cell table:formula="of:=[.L$2]*COS(([.A236]+[.B236])*PI()/180)" office:value-type="float" office:value="-0.352671151375485" calcext:value-type="float">
            <text:p>-0.352671151375485</text:p>
          </table:table-cell>
          <table:table-cell table:formula="of:=[.L$2]*SIN(([.A236]+[.B236])*PI()/180)" office:value-type="float" office:value="-0.485410196624968" calcext:value-type="float">
            <text:p>-0.485410196624968</text:p>
          </table:table-cell>
          <table:table-cell table:formula="of:=[.C236]+[.E236]" office:value-type="float" office:value="-12.6961614495174" calcext:value-type="float">
            <text:p>-12.6961614495174</text:p>
          </table:table-cell>
          <table:table-cell table:formula="of:=[.D236]+[.F236]" office:value-type="float" office:value="-17.4747670784989" calcext:value-type="float">
            <text:p>-17.4747670784989</text:p>
          </table:table-cell>
          <table:table-cell table:number-columns-repeated="4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J$2]*[.A237]/[.K$2]" office:value-type="float" office:value="4700" calcext:value-type="float">
            <text:p>4700</text:p>
          </table:table-cell>
          <table:table-cell table:formula="of:=([.J$2]+[.K$2])*COS([.A237]*PI()/180)" office:value-type="float" office:value="-12.045105163372" calcext:value-type="float">
            <text:p>-12.045105163372</text:p>
          </table:table-cell>
          <table:table-cell table:formula="of:=([.J$2]+[.K$2])*SIN([.A237]*PI()/180)" office:value-type="float" office:value="-17.2021929300688" calcext:value-type="float">
            <text:p>-17.2021929300688</text:p>
          </table:table-cell>
          <table:table-cell table:formula="of:=[.L$2]*COS(([.A237]+[.B237])*PI()/180)" office:value-type="float" office:value="-0.155291427061508" calcext:value-type="float">
            <text:p>-0.155291427061508</text:p>
          </table:table-cell>
          <table:table-cell table:formula="of:=[.L$2]*SIN(([.A237]+[.B237])*PI()/180)" office:value-type="float" office:value="-0.579555495773442" calcext:value-type="float">
            <text:p>-0.579555495773442</text:p>
          </table:table-cell>
          <table:table-cell table:formula="of:=[.C237]+[.E237]" office:value-type="float" office:value="-12.2003965904335" calcext:value-type="float">
            <text:p>-12.2003965904335</text:p>
          </table:table-cell>
          <table:table-cell table:formula="of:=[.D237]+[.F237]" office:value-type="float" office:value="-17.7817484258423" calcext:value-type="float">
            <text:p>-17.7817484258423</text:p>
          </table:table-cell>
          <table:table-cell table:number-columns-repeated="4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J$2]*[.A238]/[.K$2]" office:value-type="float" office:value="4720" calcext:value-type="float">
            <text:p>4720</text:p>
          </table:table-cell>
          <table:table-cell table:formula="of:=([.J$2]+[.K$2])*COS([.A238]*PI()/180)" office:value-type="float" office:value="-11.7430509728857" calcext:value-type="float">
            <text:p>-11.7430509728857</text:p>
          </table:table-cell>
          <table:table-cell table:formula="of:=([.J$2]+[.K$2])*SIN([.A238]*PI()/180)" office:value-type="float" office:value="-17.4097890236559" calcext:value-type="float">
            <text:p>-17.4097890236559</text:p>
          </table:table-cell>
          <table:table-cell table:formula="of:=[.L$2]*COS(([.A238]+[.B238])*PI()/180)" office:value-type="float" office:value="0.0627170779605936" calcext:value-type="float">
            <text:p>0.062717077960594</text:p>
          </table:table-cell>
          <table:table-cell table:formula="of:=[.L$2]*SIN(([.A238]+[.B238])*PI()/180)" office:value-type="float" office:value="-0.596713137220964" calcext:value-type="float">
            <text:p>-0.596713137220964</text:p>
          </table:table-cell>
          <table:table-cell table:formula="of:=[.C238]+[.E238]" office:value-type="float" office:value="-11.6803338949251" calcext:value-type="float">
            <text:p>-11.6803338949251</text:p>
          </table:table-cell>
          <table:table-cell table:formula="of:=[.D238]+[.F238]" office:value-type="float" office:value="-18.0065021608768" calcext:value-type="float">
            <text:p>-18.0065021608768</text:p>
          </table:table-cell>
          <table:table-cell table:number-columns-repeated="4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J$2]*[.A239]/[.K$2]" office:value-type="float" office:value="4740" calcext:value-type="float">
            <text:p>4740</text:p>
          </table:table-cell>
          <table:table-cell table:formula="of:=([.J$2]+[.K$2])*COS([.A239]*PI()/180)" office:value-type="float" office:value="-11.4374197353156" calcext:value-type="float">
            <text:p>-11.4374197353156</text:p>
          </table:table-cell>
          <table:table-cell table:formula="of:=([.J$2]+[.K$2])*SIN([.A239]*PI()/180)" office:value-type="float" office:value="-17.6120819268539" calcext:value-type="float">
            <text:p>-17.6120819268539</text:p>
          </table:table-cell>
          <table:table-cell table:formula="of:=[.L$2]*COS(([.A239]+[.B239])*PI()/180)" office:value-type="float" office:value="0.272394299843727" calcext:value-type="float">
            <text:p>0.272394299843727</text:p>
          </table:table-cell>
          <table:table-cell table:formula="of:=[.L$2]*SIN(([.A239]+[.B239])*PI()/180)" office:value-type="float" office:value="-0.534603914513022" calcext:value-type="float">
            <text:p>-0.534603914513022</text:p>
          </table:table-cell>
          <table:table-cell table:formula="of:=[.C239]+[.E239]" office:value-type="float" office:value="-11.1650254354718" calcext:value-type="float">
            <text:p>-11.1650254354718</text:p>
          </table:table-cell>
          <table:table-cell table:formula="of:=[.D239]+[.F239]" office:value-type="float" office:value="-18.1466858413669" calcext:value-type="float">
            <text:p>-18.1466858413669</text:p>
          </table:table-cell>
          <table:table-cell table:number-columns-repeated="4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J$2]*[.A240]/[.K$2]" office:value-type="float" office:value="4760" calcext:value-type="float">
            <text:p>4760</text:p>
          </table:table-cell>
          <table:table-cell table:formula="of:=([.J$2]+[.K$2])*COS([.A240]*PI()/180)" office:value-type="float" office:value="-11.1283045488973" calcext:value-type="float">
            <text:p>-11.1283045488973</text:p>
          </table:table-cell>
          <table:table-cell table:formula="of:=([.J$2]+[.K$2])*SIN([.A240]*PI()/180)" office:value-type="float" office:value="-17.8090100192849" calcext:value-type="float">
            <text:p>-17.8090100192849</text:p>
          </table:table-cell>
          <table:table-cell table:formula="of:=[.L$2]*COS(([.A240]+[.B240])*PI()/180)" office:value-type="float" office:value="0.445886895286434" calcext:value-type="float">
            <text:p>0.445886895286434</text:p>
          </table:table-cell>
          <table:table-cell table:formula="of:=[.L$2]*SIN(([.A240]+[.B240])*PI()/180)" office:value-type="float" office:value="-0.401478363815318" calcext:value-type="float">
            <text:p>-0.401478363815318</text:p>
          </table:table-cell>
          <table:table-cell table:formula="of:=[.C240]+[.E240]" office:value-type="float" office:value="-10.6824176536109" calcext:value-type="float">
            <text:p>-10.6824176536109</text:p>
          </table:table-cell>
          <table:table-cell table:formula="of:=[.D240]+[.F240]" office:value-type="float" office:value="-18.2104883831003" calcext:value-type="float">
            <text:p>-18.2104883831003</text:p>
          </table:table-cell>
          <table:table-cell table:number-columns-repeated="4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J$2]*[.A241]/[.K$2]" office:value-type="float" office:value="4780" calcext:value-type="float">
            <text:p>4780</text:p>
          </table:table-cell>
          <table:table-cell table:formula="of:=([.J$2]+[.K$2])*COS([.A241]*PI()/180)" office:value-type="float" office:value="-10.8157995731111" calcext:value-type="float">
            <text:p>-10.8157995731111</text:p>
          </table:table-cell>
          <table:table-cell table:formula="of:=([.J$2]+[.K$2])*SIN([.A241]*PI()/180)" office:value-type="float" office:value="-18.0005133147444" calcext:value-type="float">
            <text:p>-18.0005133147444</text:p>
          </table:table-cell>
          <table:table-cell table:formula="of:=[.L$2]*COS(([.A241]+[.B241])*PI()/180)" office:value-type="float" office:value="0.560148255898318" calcext:value-type="float">
            <text:p>0.560148255898318</text:p>
          </table:table-cell>
          <table:table-cell table:formula="of:=[.L$2]*SIN(([.A241]+[.B241])*PI()/180)" office:value-type="float" office:value="-0.215020769727187" calcext:value-type="float">
            <text:p>-0.215020769727187</text:p>
          </table:table-cell>
          <table:table-cell table:formula="of:=[.C241]+[.E241]" office:value-type="float" office:value="-10.2556513172128" calcext:value-type="float">
            <text:p>-10.2556513172128</text:p>
          </table:table-cell>
          <table:table-cell table:formula="of:=[.D241]+[.F241]" office:value-type="float" office:value="-18.2155340844715" calcext:value-type="float">
            <text:p>-18.2155340844715</text:p>
          </table:table-cell>
          <table:table-cell table:number-columns-repeated="4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J$2]*[.A242]/[.K$2]" office:value-type="float" office:value="4800" calcext:value-type="float">
            <text:p>4800</text:p>
          </table:table-cell>
          <table:table-cell table:formula="of:=([.J$2]+[.K$2])*COS([.A242]*PI()/180)" office:value-type="float" office:value="-10.5" calcext:value-type="float">
            <text:p>-10.5</text:p>
          </table:table-cell>
          <table:table-cell table:formula="of:=([.J$2]+[.K$2])*SIN([.A242]*PI()/180)" office:value-type="float" office:value="-18.1865334794732" calcext:value-type="float">
            <text:p>-18.1865334794732</text:p>
          </table:table-cell>
          <table:table-cell table:formula="of:=[.L$2]*COS(([.A242]+[.B242])*PI()/180)" office:value-type="float" office:value="0.6" calcext:value-type="float">
            <text:p>0.6</text:p>
          </table:table-cell>
          <table:table-cell table:formula="of:=[.L$2]*SIN(([.A242]+[.B242])*PI()/180)" office:value-type="float" office:value="-2.05740662256755E-015" calcext:value-type="float">
            <text:p>-2.05740662256755E-15</text:p>
          </table:table-cell>
          <table:table-cell table:formula="of:=[.C242]+[.E242]" office:value-type="float" office:value="-9.90000000000001" calcext:value-type="float">
            <text:p>-9.90000000000001</text:p>
          </table:table-cell>
          <table:table-cell table:formula="of:=[.D242]+[.F242]" office:value-type="float" office:value="-18.1865334794732" calcext:value-type="float">
            <text:p>-18.1865334794732</text:p>
          </table:table-cell>
          <table:table-cell table:number-columns-repeated="4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J$2]*[.A243]/[.K$2]" office:value-type="float" office:value="4820" calcext:value-type="float">
            <text:p>4820</text:p>
          </table:table-cell>
          <table:table-cell table:formula="of:=([.J$2]+[.K$2])*COS([.A243]*PI()/180)" office:value-type="float" office:value="-10.1810020251731" calcext:value-type="float">
            <text:p>-10.1810020251731</text:p>
          </table:table-cell>
          <table:table-cell table:formula="of:=([.J$2]+[.K$2])*SIN([.A243]*PI()/180)" office:value-type="float" office:value="-18.3670138499273" calcext:value-type="float">
            <text:p>-18.3670138499273</text:p>
          </table:table-cell>
          <table:table-cell table:formula="of:=[.L$2]*COS(([.A243]+[.B243])*PI()/180)" office:value-type="float" office:value="0.56014825589832" calcext:value-type="float">
            <text:p>0.56014825589832</text:p>
          </table:table-cell>
          <table:table-cell table:formula="of:=[.L$2]*SIN(([.A243]+[.B243])*PI()/180)" office:value-type="float" office:value="0.215020769727183" calcext:value-type="float">
            <text:p>0.215020769727183</text:p>
          </table:table-cell>
          <table:table-cell table:formula="of:=[.C243]+[.E243]" office:value-type="float" office:value="-9.62085376927475" calcext:value-type="float">
            <text:p>-9.62085376927475</text:p>
          </table:table-cell>
          <table:table-cell table:formula="of:=[.D243]+[.F243]" office:value-type="float" office:value="-18.1519930802001" calcext:value-type="float">
            <text:p>-18.1519930802001</text:p>
          </table:table-cell>
          <table:table-cell table:number-columns-repeated="4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J$2]*[.A244]/[.K$2]" office:value-type="float" office:value="4840" calcext:value-type="float">
            <text:p>4840</text:p>
          </table:table-cell>
          <table:table-cell table:formula="of:=([.J$2]+[.K$2])*COS([.A244]*PI()/180)" office:value-type="float" office:value="-9.85890281850371" calcext:value-type="float">
            <text:p>-9.85890281850371</text:p>
          </table:table-cell>
          <table:table-cell table:formula="of:=([.J$2]+[.K$2])*SIN([.A244]*PI()/180)" office:value-type="float" office:value="-18.5418994500375" calcext:value-type="float">
            <text:p>-18.5418994500375</text:p>
          </table:table-cell>
          <table:table-cell table:formula="of:=[.L$2]*COS(([.A244]+[.B244])*PI()/180)" office:value-type="float" office:value="0.445886895286436" calcext:value-type="float">
            <text:p>0.445886895286436</text:p>
          </table:table-cell>
          <table:table-cell table:formula="of:=[.L$2]*SIN(([.A244]+[.B244])*PI()/180)" office:value-type="float" office:value="0.401478363815315" calcext:value-type="float">
            <text:p>0.401478363815315</text:p>
          </table:table-cell>
          <table:table-cell table:formula="of:=[.C244]+[.E244]" office:value-type="float" office:value="-9.41301592321727" calcext:value-type="float">
            <text:p>-9.41301592321727</text:p>
          </table:table-cell>
          <table:table-cell table:formula="of:=[.D244]+[.F244]" office:value-type="float" office:value="-18.1404210862222" calcext:value-type="float">
            <text:p>-18.1404210862222</text:p>
          </table:table-cell>
          <table:table-cell table:number-columns-repeated="4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J$2]*[.A245]/[.K$2]" office:value-type="float" office:value="4860" calcext:value-type="float">
            <text:p>4860</text:p>
          </table:table-cell>
          <table:table-cell table:formula="of:=([.J$2]+[.K$2])*COS([.A245]*PI()/180)" office:value-type="float" office:value="-9.53380049453049" calcext:value-type="float">
            <text:p>-9.53380049453049</text:p>
          </table:table-cell>
          <table:table-cell table:formula="of:=([.J$2]+[.K$2])*SIN([.A245]*PI()/180)" office:value-type="float" office:value="-18.7111370079557" calcext:value-type="float">
            <text:p>-18.7111370079557</text:p>
          </table:table-cell>
          <table:table-cell table:formula="of:=[.L$2]*COS(([.A245]+[.B245])*PI()/180)" office:value-type="float" office:value="0.27239429984373" calcext:value-type="float">
            <text:p>0.27239429984373</text:p>
          </table:table-cell>
          <table:table-cell table:formula="of:=[.L$2]*SIN(([.A245]+[.B245])*PI()/180)" office:value-type="float" office:value="0.53460391451302" calcext:value-type="float">
            <text:p>0.53460391451302</text:p>
          </table:table-cell>
          <table:table-cell table:formula="of:=[.C245]+[.E245]" office:value-type="float" office:value="-9.26140619468676" calcext:value-type="float">
            <text:p>-9.26140619468676</text:p>
          </table:table-cell>
          <table:table-cell table:formula="of:=[.D245]+[.F245]" office:value-type="float" office:value="-18.1765330934427" calcext:value-type="float">
            <text:p>-18.1765330934427</text:p>
          </table:table-cell>
          <table:table-cell table:number-columns-repeated="4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J$2]*[.A246]/[.K$2]" office:value-type="float" office:value="4880" calcext:value-type="float">
            <text:p>4880</text:p>
          </table:table-cell>
          <table:table-cell table:formula="of:=([.J$2]+[.K$2])*COS([.A246]*PI()/180)" office:value-type="float" office:value="-9.20579408257063" calcext:value-type="float">
            <text:p>-9.20579408257063</text:p>
          </table:table-cell>
          <table:table-cell table:formula="of:=([.J$2]+[.K$2])*SIN([.A246]*PI()/180)" office:value-type="float" office:value="-18.8746749722825" calcext:value-type="float">
            <text:p>-18.8746749722825</text:p>
          </table:table-cell>
          <table:table-cell table:formula="of:=[.L$2]*COS(([.A246]+[.B246])*PI()/180)" office:value-type="float" office:value="0.0627170779605977" calcext:value-type="float">
            <text:p>0.062717077960598</text:p>
          </table:table-cell>
          <table:table-cell table:formula="of:=[.L$2]*SIN(([.A246]+[.B246])*PI()/180)" office:value-type="float" office:value="0.596713137220964" calcext:value-type="float">
            <text:p>0.596713137220964</text:p>
          </table:table-cell>
          <table:table-cell table:formula="of:=[.C246]+[.E246]" office:value-type="float" office:value="-9.14307700461004" calcext:value-type="float">
            <text:p>-9.14307700461004</text:p>
          </table:table-cell>
          <table:table-cell table:formula="of:=[.D246]+[.F246]" office:value-type="float" office:value="-18.2779618350615" calcext:value-type="float">
            <text:p>-18.2779618350615</text:p>
          </table:table-cell>
          <table:table-cell table:number-columns-repeated="4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J$2]*[.A247]/[.K$2]" office:value-type="float" office:value="4900" calcext:value-type="float">
            <text:p>4900</text:p>
          </table:table-cell>
          <table:table-cell table:formula="of:=([.J$2]+[.K$2])*COS([.A247]*PI()/180)" office:value-type="float" office:value="-8.8749834965547" calcext:value-type="float">
            <text:p>-8.8749834965547</text:p>
          </table:table-cell>
          <table:table-cell table:formula="of:=([.J$2]+[.K$2])*SIN([.A247]*PI()/180)" office:value-type="float" office:value="-19.0324635277696" calcext:value-type="float">
            <text:p>-19.0324635277696</text:p>
          </table:table-cell>
          <table:table-cell table:formula="of:=[.L$2]*COS(([.A247]+[.B247])*PI()/180)" office:value-type="float" office:value="-0.155291427061504" calcext:value-type="float">
            <text:p>-0.155291427061504</text:p>
          </table:table-cell>
          <table:table-cell table:formula="of:=[.L$2]*SIN(([.A247]+[.B247])*PI()/180)" office:value-type="float" office:value="0.579555495773443" calcext:value-type="float">
            <text:p>0.579555495773443</text:p>
          </table:table-cell>
          <table:table-cell table:formula="of:=[.C247]+[.E247]" office:value-type="float" office:value="-9.0302749236162" calcext:value-type="float">
            <text:p>-9.0302749236162</text:p>
          </table:table-cell>
          <table:table-cell table:formula="of:=[.D247]+[.F247]" office:value-type="float" office:value="-18.4529080319962" calcext:value-type="float">
            <text:p>-18.4529080319962</text:p>
          </table:table-cell>
          <table:table-cell table:number-columns-repeated="4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J$2]*[.A248]/[.K$2]" office:value-type="float" office:value="4920" calcext:value-type="float">
            <text:p>4920</text:p>
          </table:table-cell>
          <table:table-cell table:formula="of:=([.J$2]+[.K$2])*COS([.A248]*PI()/180)" office:value-type="float" office:value="-8.5414695045918" calcext:value-type="float">
            <text:p>-8.5414695045918</text:p>
          </table:table-cell>
          <table:table-cell table:formula="of:=([.J$2]+[.K$2])*SIN([.A248]*PI()/180)" office:value-type="float" office:value="-19.1844546104946" calcext:value-type="float">
            <text:p>-19.1844546104946</text:p>
          </table:table-cell>
          <table:table-cell table:formula="of:=[.L$2]*COS(([.A248]+[.B248])*PI()/180)" office:value-type="float" office:value="-0.352671151375481" calcext:value-type="float">
            <text:p>-0.352671151375481</text:p>
          </table:table-cell>
          <table:table-cell table:formula="of:=[.L$2]*SIN(([.A248]+[.B248])*PI()/180)" office:value-type="float" office:value="0.48541019662497" calcext:value-type="float">
            <text:p>0.48541019662497</text:p>
          </table:table-cell>
          <table:table-cell table:formula="of:=[.C248]+[.E248]" office:value-type="float" office:value="-8.89414065596728" calcext:value-type="float">
            <text:p>-8.89414065596728</text:p>
          </table:table-cell>
          <table:table-cell table:formula="of:=[.D248]+[.F248]" office:value-type="float" office:value="-18.6990444138697" calcext:value-type="float">
            <text:p>-18.6990444138697</text:p>
          </table:table-cell>
          <table:table-cell table:number-columns-repeated="4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J$2]*[.A249]/[.K$2]" office:value-type="float" office:value="4940" calcext:value-type="float">
            <text:p>4940</text:p>
          </table:table-cell>
          <table:table-cell table:formula="of:=([.J$2]+[.K$2])*COS([.A249]*PI()/180)" office:value-type="float" office:value="-8.20535369827475" calcext:value-type="float">
            <text:p>-8.20535369827475</text:p>
          </table:table-cell>
          <table:table-cell table:formula="of:=([.J$2]+[.K$2])*SIN([.A249]*PI()/180)" office:value-type="float" office:value="-19.3306019225012" calcext:value-type="float">
            <text:p>-19.3306019225012</text:p>
          </table:table-cell>
          <table:table-cell table:formula="of:=[.L$2]*COS(([.A249]+[.B249])*PI()/180)" office:value-type="float" office:value="-0.503202340767256" calcext:value-type="float">
            <text:p>-0.503202340767256</text:p>
          </table:table-cell>
          <table:table-cell table:formula="of:=[.L$2]*SIN(([.A249]+[.B249])*PI()/180)" office:value-type="float" office:value="0.326783421009014" calcext:value-type="float">
            <text:p>0.326783421009014</text:p>
          </table:table-cell>
          <table:table-cell table:formula="of:=[.C249]+[.E249]" office:value-type="float" office:value="-8.70855603904201" calcext:value-type="float">
            <text:p>-8.70855603904201</text:p>
          </table:table-cell>
          <table:table-cell table:formula="of:=[.D249]+[.F249]" office:value-type="float" office:value="-19.0038185014922" calcext:value-type="float">
            <text:p>-19.0038185014922</text:p>
          </table:table-cell>
          <table:table-cell table:number-columns-repeated="4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J$2]*[.A250]/[.K$2]" office:value-type="float" office:value="4960" calcext:value-type="float">
            <text:p>4960</text:p>
          </table:table-cell>
          <table:table-cell table:formula="of:=([.J$2]+[.K$2])*COS([.A250]*PI()/180)" office:value-type="float" office:value="-7.86673846173416" calcext:value-type="float">
            <text:p>-7.86673846173416</text:p>
          </table:table-cell>
          <table:table-cell table:formula="of:=([.J$2]+[.K$2])*SIN([.A250]*PI()/180)" office:value-type="float" office:value="-19.4708609459025" calcext:value-type="float">
            <text:p>-19.4708609459025</text:p>
          </table:table-cell>
          <table:table-cell table:formula="of:=[.L$2]*COS(([.A250]+[.B250])*PI()/180)" office:value-type="float" office:value="-0.586888560440283" calcext:value-type="float">
            <text:p>-0.586888560440283</text:p>
          </table:table-cell>
          <table:table-cell table:formula="of:=[.L$2]*SIN(([.A250]+[.B250])*PI()/180)" office:value-type="float" office:value="0.124747014490656" calcext:value-type="float">
            <text:p>0.124747014490656</text:p>
          </table:table-cell>
          <table:table-cell table:formula="of:=[.C250]+[.E250]" office:value-type="float" office:value="-8.45362702217444" calcext:value-type="float">
            <text:p>-8.45362702217444</text:p>
          </table:table-cell>
          <table:table-cell table:formula="of:=[.D250]+[.F250]" office:value-type="float" office:value="-19.3461139314119" calcext:value-type="float">
            <text:p>-19.3461139314119</text:p>
          </table:table-cell>
          <table:table-cell table:number-columns-repeated="4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J$2]*[.A251]/[.K$2]" office:value-type="float" office:value="4980" calcext:value-type="float">
            <text:p>4980</text:p>
          </table:table-cell>
          <table:table-cell table:formula="of:=([.J$2]+[.K$2])*COS([.A251]*PI()/180)" office:value-type="float" office:value="-7.52572694045132" calcext:value-type="float">
            <text:p>-7.52572694045132</text:p>
          </table:table-cell>
          <table:table-cell table:formula="of:=([.J$2]+[.K$2])*SIN([.A251]*PI()/180)" office:value-type="float" office:value="-19.6051889564412" calcext:value-type="float">
            <text:p>-19.6051889564412</text:p>
          </table:table-cell>
          <table:table-cell table:formula="of:=[.L$2]*COS(([.A251]+[.B251])*PI()/180)" office:value-type="float" office:value="-0.592613004357082" calcext:value-type="float">
            <text:p>-0.592613004357082</text:p>
          </table:table-cell>
          <table:table-cell table:formula="of:=[.L$2]*SIN(([.A251]+[.B251])*PI()/180)" office:value-type="float" office:value="-0.0938606790241433" calcext:value-type="float">
            <text:p>-0.093860679024143</text:p>
          </table:table-cell>
          <table:table-cell table:formula="of:=[.C251]+[.E251]" office:value-type="float" office:value="-8.1183399448084" calcext:value-type="float">
            <text:p>-8.1183399448084</text:p>
          </table:table-cell>
          <table:table-cell table:formula="of:=[.D251]+[.F251]" office:value-type="float" office:value="-19.6990496354654" calcext:value-type="float">
            <text:p>-19.6990496354654</text:p>
          </table:table-cell>
          <table:table-cell table:number-columns-repeated="4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J$2]*[.A252]/[.K$2]" office:value-type="float" office:value="5000" calcext:value-type="float">
            <text:p>5000</text:p>
          </table:table-cell>
          <table:table-cell table:formula="of:=([.J$2]+[.K$2])*COS([.A252]*PI()/180)" office:value-type="float" office:value="-7.18242300983906" calcext:value-type="float">
            <text:p>-7.18242300983906</text:p>
          </table:table-cell>
          <table:table-cell table:formula="of:=([.J$2]+[.K$2])*SIN([.A252]*PI()/180)" office:value-type="float" office:value="-19.7335450365041" calcext:value-type="float">
            <text:p>-19.7335450365041</text:p>
          </table:table-cell>
          <table:table-cell table:formula="of:=[.L$2]*COS(([.A252]+[.B252])*PI()/180)" office:value-type="float" office:value="-0.519615242270667" calcext:value-type="float">
            <text:p>-0.519615242270667</text:p>
          </table:table-cell>
          <table:table-cell table:formula="of:=[.L$2]*SIN(([.A252]+[.B252])*PI()/180)" office:value-type="float" office:value="-0.299999999999994" calcext:value-type="float">
            <text:p>-0.299999999999994</text:p>
          </table:table-cell>
          <table:table-cell table:formula="of:=[.C252]+[.E252]" office:value-type="float" office:value="-7.70203825210972" calcext:value-type="float">
            <text:p>-7.70203825210972</text:p>
          </table:table-cell>
          <table:table-cell table:formula="of:=[.D252]+[.F252]" office:value-type="float" office:value="-20.0335450365041" calcext:value-type="float">
            <text:p>-20.0335450365041</text:p>
          </table:table-cell>
          <table:table-cell table:number-columns-repeated="4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J$2]*[.A253]/[.K$2]" office:value-type="float" office:value="5020" calcext:value-type="float">
            <text:p>5020</text:p>
          </table:table-cell>
          <table:table-cell table:formula="of:=([.J$2]+[.K$2])*COS([.A253]*PI()/180)" office:value-type="float" office:value="-6.83693124360029" calcext:value-type="float">
            <text:p>-6.83693124360029</text:p>
          </table:table-cell>
          <table:table-cell table:formula="of:=([.J$2]+[.K$2])*SIN([.A253]*PI()/180)" office:value-type="float" office:value="-19.8558900875857" calcext:value-type="float">
            <text:p>-19.8558900875857</text:p>
          </table:table-cell>
          <table:table-cell table:formula="of:=[.L$2]*COS(([.A253]+[.B253])*PI()/180)" office:value-type="float" office:value="-0.377592234629903" calcext:value-type="float">
            <text:p>-0.377592234629903</text:p>
          </table:table-cell>
          <table:table-cell table:formula="of:=[.L$2]*SIN(([.A253]+[.B253])*PI()/180)" office:value-type="float" office:value="-0.466287576874182" calcext:value-type="float">
            <text:p>-0.466287576874182</text:p>
          </table:table-cell>
          <table:table-cell table:formula="of:=[.C253]+[.E253]" office:value-type="float" office:value="-7.21452347823019" calcext:value-type="float">
            <text:p>-7.21452347823019</text:p>
          </table:table-cell>
          <table:table-cell table:formula="of:=[.D253]+[.F253]" office:value-type="float" office:value="-20.3221776644598" calcext:value-type="float">
            <text:p>-20.3221776644598</text:p>
          </table:table-cell>
          <table:table-cell table:number-columns-repeated="4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J$2]*[.A254]/[.K$2]" office:value-type="float" office:value="5040" calcext:value-type="float">
            <text:p>5040</text:p>
          </table:table-cell>
          <table:table-cell table:formula="of:=([.J$2]+[.K$2])*COS([.A254]*PI()/180)" office:value-type="float" office:value="-6.4893568818739" calcext:value-type="float">
            <text:p>-6.4893568818739</text:p>
          </table:table-cell>
          <table:table-cell table:formula="of:=([.J$2]+[.K$2])*SIN([.A254]*PI()/180)" office:value-type="float" office:value="-19.9721868421982" calcext:value-type="float">
            <text:p>-19.9721868421982</text:p>
          </table:table-cell>
          <table:table-cell table:formula="of:=[.L$2]*COS(([.A254]+[.B254])*PI()/180)" office:value-type="float" office:value="-0.185410196624973" calcext:value-type="float">
            <text:p>-0.185410196624973</text:p>
          </table:table-cell>
          <table:table-cell table:formula="of:=[.L$2]*SIN(([.A254]+[.B254])*PI()/180)" office:value-type="float" office:value="-0.570633909777091" calcext:value-type="float">
            <text:p>-0.570633909777091</text:p>
          </table:table-cell>
          <table:table-cell table:formula="of:=[.C254]+[.E254]" office:value-type="float" office:value="-6.67476707849887" calcext:value-type="float">
            <text:p>-6.67476707849887</text:p>
          </table:table-cell>
          <table:table-cell table:formula="of:=[.D254]+[.F254]" office:value-type="float" office:value="-20.5428207519753" calcext:value-type="float">
            <text:p>-20.5428207519753</text:p>
          </table:table-cell>
          <table:table-cell table:number-columns-repeated="4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J$2]*[.A255]/[.K$2]" office:value-type="float" office:value="5060" calcext:value-type="float">
            <text:p>5060</text:p>
          </table:table-cell>
          <table:table-cell table:formula="of:=([.J$2]+[.K$2])*COS([.A255]*PI()/180)" office:value-type="float" office:value="-6.13980579917748" calcext:value-type="float">
            <text:p>-6.13980579917748</text:p>
          </table:table-cell>
          <table:table-cell table:formula="of:=([.J$2]+[.K$2])*SIN([.A255]*PI()/180)" office:value-type="float" office:value="-20.0823998752237" calcext:value-type="float">
            <text:p>-20.0823998752237</text:p>
          </table:table-cell>
          <table:table-cell table:formula="of:=[.L$2]*COS(([.A255]+[.B255])*PI()/180)" office:value-type="float" office:value="0.0314015737457675" calcext:value-type="float">
            <text:p>0.031401573745768</text:p>
          </table:table-cell>
          <table:table-cell table:formula="of:=[.L$2]*SIN(([.A255]+[.B255])*PI()/180)" office:value-type="float" office:value="-0.599177720852744" calcext:value-type="float">
            <text:p>-0.599177720852744</text:p>
          </table:table-cell>
          <table:table-cell table:formula="of:=[.C255]+[.E255]" office:value-type="float" office:value="-6.10840422543171" calcext:value-type="float">
            <text:p>-6.10840422543171</text:p>
          </table:table-cell>
          <table:table-cell table:formula="of:=[.D255]+[.F255]" office:value-type="float" office:value="-20.6815775960765" calcext:value-type="float">
            <text:p>-20.6815775960765</text:p>
          </table:table-cell>
          <table:table-cell table:number-columns-repeated="4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J$2]*[.A256]/[.K$2]" office:value-type="float" office:value="5080" calcext:value-type="float">
            <text:p>5080</text:p>
          </table:table-cell>
          <table:table-cell table:formula="of:=([.J$2]+[.K$2])*COS([.A256]*PI()/180)" office:value-type="float" office:value="-5.78838447215698" calcext:value-type="float">
            <text:p>-5.78838447215698</text:p>
          </table:table-cell>
          <table:table-cell table:formula="of:=([.J$2]+[.K$2])*SIN([.A256]*PI()/180)" office:value-type="float" office:value="-20.1864956147047" calcext:value-type="float">
            <text:p>-20.1864956147047</text:p>
          </table:table-cell>
          <table:table-cell table:formula="of:=[.L$2]*COS(([.A256]+[.B256])*PI()/180)" office:value-type="float" office:value="0.244041985845486" calcext:value-type="float">
            <text:p>0.244041985845486</text:p>
          </table:table-cell>
          <table:table-cell table:formula="of:=[.L$2]*SIN(([.A256]+[.B256])*PI()/180)" office:value-type="float" office:value="-0.548127274585558" calcext:value-type="float">
            <text:p>-0.548127274585558</text:p>
          </table:table-cell>
          <table:table-cell table:formula="of:=[.C256]+[.E256]" office:value-type="float" office:value="-5.54434248631149" calcext:value-type="float">
            <text:p>-5.54434248631149</text:p>
          </table:table-cell>
          <table:table-cell table:formula="of:=[.D256]+[.F256]" office:value-type="float" office:value="-20.7346228892903" calcext:value-type="float">
            <text:p>-20.7346228892903</text:p>
          </table:table-cell>
          <table:table-cell table:number-columns-repeated="4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J$2]*[.A257]/[.K$2]" office:value-type="float" office:value="5100" calcext:value-type="float">
            <text:p>5100</text:p>
          </table:table-cell>
          <table:table-cell table:formula="of:=([.J$2]+[.K$2])*COS([.A257]*PI()/180)" office:value-type="float" office:value="-5.43519994715293" calcext:value-type="float">
            <text:p>-5.43519994715293</text:p>
          </table:table-cell>
          <table:table-cell table:formula="of:=([.J$2]+[.K$2])*SIN([.A257]*PI()/180)" office:value-type="float" office:value="-20.2844423520704" calcext:value-type="float">
            <text:p>-20.2844423520704</text:p>
          </table:table-cell>
          <table:table-cell table:formula="of:=[.L$2]*COS(([.A257]+[.B257])*PI()/180)" office:value-type="float" office:value="0.424264068711925" calcext:value-type="float">
            <text:p>0.424264068711925</text:p>
          </table:table-cell>
          <table:table-cell table:formula="of:=[.L$2]*SIN(([.A257]+[.B257])*PI()/180)" office:value-type="float" office:value="-0.424264068711932" calcext:value-type="float">
            <text:p>-0.424264068711932</text:p>
          </table:table-cell>
          <table:table-cell table:formula="of:=[.C257]+[.E257]" office:value-type="float" office:value="-5.01093587844101" calcext:value-type="float">
            <text:p>-5.01093587844101</text:p>
          </table:table-cell>
          <table:table-cell table:formula="of:=[.D257]+[.F257]" office:value-type="float" office:value="-20.7087064207824" calcext:value-type="float">
            <text:p>-20.7087064207824</text:p>
          </table:table-cell>
          <table:table-cell table:number-columns-repeated="4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[.J$2]*[.A258]/[.K$2]" office:value-type="float" office:value="5120" calcext:value-type="float">
            <text:p>5120</text:p>
          </table:table-cell>
          <table:table-cell table:formula="of:=([.J$2]+[.K$2])*COS([.A258]*PI()/180)" office:value-type="float" office:value="-5.08035980759302" calcext:value-type="float">
            <text:p>-5.08035980759302</text:p>
          </table:table-cell>
          <table:table-cell table:formula="of:=([.J$2]+[.K$2])*SIN([.A258]*PI()/180)" office:value-type="float" office:value="-20.3762102517959" calcext:value-type="float">
            <text:p>-20.3762102517959</text:p>
          </table:table-cell>
          <table:table-cell table:formula="of:=[.L$2]*COS(([.A258]+[.B258])*PI()/180)" office:value-type="float" office:value="0.548127274585561" calcext:value-type="float">
            <text:p>0.548127274585561</text:p>
          </table:table-cell>
          <table:table-cell table:formula="of:=[.L$2]*SIN(([.A258]+[.B258])*PI()/180)" office:value-type="float" office:value="-0.24404198584548" calcext:value-type="float">
            <text:p>-0.24404198584548</text:p>
          </table:table-cell>
          <table:table-cell table:formula="of:=[.C258]+[.E258]" office:value-type="float" office:value="-4.53223253300746" calcext:value-type="float">
            <text:p>-4.53223253300746</text:p>
          </table:table-cell>
          <table:table-cell table:formula="of:=[.D258]+[.F258]" office:value-type="float" office:value="-20.6202522376414" calcext:value-type="float">
            <text:p>-20.6202522376414</text:p>
          </table:table-cell>
          <table:table-cell table:number-columns-repeated="4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[.J$2]*[.A259]/[.K$2]" office:value-type="float" office:value="5140" calcext:value-type="float">
            <text:p>5140</text:p>
          </table:table-cell>
          <table:table-cell table:formula="of:=([.J$2]+[.K$2])*COS([.A259]*PI()/180)" office:value-type="float" office:value="-4.72397214122117" calcext:value-type="float">
            <text:p>-4.72397214122117</text:p>
          </table:table-cell>
          <table:table-cell table:formula="of:=([.J$2]+[.K$2])*SIN([.A259]*PI()/180)" office:value-type="float" office:value="-20.4617713604899" calcext:value-type="float">
            <text:p>-20.4617713604899</text:p>
          </table:table-cell>
          <table:table-cell table:formula="of:=[.L$2]*COS(([.A259]+[.B259])*PI()/180)" office:value-type="float" office:value="0.599177720852744" calcext:value-type="float">
            <text:p>0.599177720852744</text:p>
          </table:table-cell>
          <table:table-cell table:formula="of:=[.L$2]*SIN(([.A259]+[.B259])*PI()/180)" office:value-type="float" office:value="-0.0314015737457687" calcext:value-type="float">
            <text:p>-0.031401573745769</text:p>
          </table:table-cell>
          <table:table-cell table:formula="of:=[.C259]+[.E259]" office:value-type="float" office:value="-4.12479442036843" calcext:value-type="float">
            <text:p>-4.12479442036843</text:p>
          </table:table-cell>
          <table:table-cell table:formula="of:=[.D259]+[.F259]" office:value-type="float" office:value="-20.4931729342357" calcext:value-type="float">
            <text:p>-20.4931729342357</text:p>
          </table:table-cell>
          <table:table-cell table:number-columns-repeated="4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[.J$2]*[.A260]/[.K$2]" office:value-type="float" office:value="5160" calcext:value-type="float">
            <text:p>5160</text:p>
          </table:table-cell>
          <table:table-cell table:formula="of:=([.J$2]+[.K$2])*COS([.A260]*PI()/180)" office:value-type="float" office:value="-4.36614550717296" calcext:value-type="float">
            <text:p>-4.36614550717296</text:p>
          </table:table-cell>
          <table:table-cell table:formula="of:=([.J$2]+[.K$2])*SIN([.A260]*PI()/180)" office:value-type="float" office:value="-20.5410996154099" calcext:value-type="float">
            <text:p>-20.5410996154099</text:p>
          </table:table-cell>
          <table:table-cell table:formula="of:=[.L$2]*COS(([.A260]+[.B260])*PI()/180)" office:value-type="float" office:value="0.570633909777094" calcext:value-type="float">
            <text:p>0.570633909777094</text:p>
          </table:table-cell>
          <table:table-cell table:formula="of:=[.L$2]*SIN(([.A260]+[.B260])*PI()/180)" office:value-type="float" office:value="0.185410196624963" calcext:value-type="float">
            <text:p>0.185410196624963</text:p>
          </table:table-cell>
          <table:table-cell table:formula="of:=[.C260]+[.E260]" office:value-type="float" office:value="-3.79551159739586" calcext:value-type="float">
            <text:p>-3.79551159739586</text:p>
          </table:table-cell>
          <table:table-cell table:formula="of:=[.D260]+[.F260]" office:value-type="float" office:value="-20.355689418785" calcext:value-type="float">
            <text:p>-20.355689418785</text:p>
          </table:table-cell>
          <table:table-cell table:number-columns-repeated="4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[.J$2]*[.A261]/[.K$2]" office:value-type="float" office:value="5180" calcext:value-type="float">
            <text:p>5180</text:p>
          </table:table-cell>
          <table:table-cell table:formula="of:=([.J$2]+[.K$2])*COS([.A261]*PI()/180)" office:value-type="float" office:value="-4.00698890290746" calcext:value-type="float">
            <text:p>-4.00698890290746</text:p>
          </table:table-cell>
          <table:table-cell table:formula="of:=([.J$2]+[.K$2])*SIN([.A261]*PI()/180)" office:value-type="float" office:value="-20.6141708524009" calcext:value-type="float">
            <text:p>-20.6141708524009</text:p>
          </table:table-cell>
          <table:table-cell table:formula="of:=[.L$2]*COS(([.A261]+[.B261])*PI()/180)" office:value-type="float" office:value="0.466287576874183" calcext:value-type="float">
            <text:p>0.466287576874183</text:p>
          </table:table-cell>
          <table:table-cell table:formula="of:=[.L$2]*SIN(([.A261]+[.B261])*PI()/180)" office:value-type="float" office:value="0.377592234629903" calcext:value-type="float">
            <text:p>0.377592234629903</text:p>
          </table:table-cell>
          <table:table-cell table:formula="of:=[.C261]+[.E261]" office:value-type="float" office:value="-3.54070132603327" calcext:value-type="float">
            <text:p>-3.54070132603327</text:p>
          </table:table-cell>
          <table:table-cell table:formula="of:=[.D261]+[.F261]" office:value-type="float" office:value="-20.236578617771" calcext:value-type="float">
            <text:p>-20.236578617771</text:p>
          </table:table-cell>
          <table:table-cell table:number-columns-repeated="4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[.J$2]*[.A262]/[.K$2]" office:value-type="float" office:value="5200" calcext:value-type="float">
            <text:p>5200</text:p>
          </table:table-cell>
          <table:table-cell table:formula="of:=([.J$2]+[.K$2])*COS([.A262]*PI()/180)" office:value-type="float" office:value="-3.64661173100554" calcext:value-type="float">
            <text:p>-3.64661173100554</text:p>
          </table:table-cell>
          <table:table-cell table:formula="of:=([.J$2]+[.K$2])*SIN([.A262]*PI()/180)" office:value-type="float" office:value="-20.6809628132564" calcext:value-type="float">
            <text:p>-20.6809628132564</text:p>
          </table:table-cell>
          <table:table-cell table:formula="of:=[.L$2]*COS(([.A262]+[.B262])*PI()/180)" office:value-type="float" office:value="0.300000000000003" calcext:value-type="float">
            <text:p>0.300000000000003</text:p>
          </table:table-cell>
          <table:table-cell table:formula="of:=[.L$2]*SIN(([.A262]+[.B262])*PI()/180)" office:value-type="float" office:value="0.519615242270662" calcext:value-type="float">
            <text:p>0.519615242270662</text:p>
          </table:table-cell>
          <table:table-cell table:formula="of:=[.C262]+[.E262]" office:value-type="float" office:value="-3.34661173100553" calcext:value-type="float">
            <text:p>-3.34661173100553</text:p>
          </table:table-cell>
          <table:table-cell table:formula="of:=[.D262]+[.F262]" office:value-type="float" office:value="-20.1613475709857" calcext:value-type="float">
            <text:p>-20.1613475709857</text:p>
          </table:table-cell>
          <table:table-cell table:number-columns-repeated="4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[.J$2]*[.A263]/[.K$2]" office:value-type="float" office:value="5220" calcext:value-type="float">
            <text:p>5220</text:p>
          </table:table-cell>
          <table:table-cell table:formula="of:=([.J$2]+[.K$2])*COS([.A263]*PI()/180)" office:value-type="float" office:value="-3.28512376584485" calcext:value-type="float">
            <text:p>-3.28512376584485</text:p>
          </table:table-cell>
          <table:table-cell table:formula="of:=([.J$2]+[.K$2])*SIN([.A263]*PI()/180)" office:value-type="float" office:value="-20.7414551524979" calcext:value-type="float">
            <text:p>-20.7414551524979</text:p>
          </table:table-cell>
          <table:table-cell table:formula="of:=[.L$2]*COS(([.A263]+[.B263])*PI()/180)" office:value-type="float" office:value="0.093860679024136" calcext:value-type="float">
            <text:p>0.093860679024136</text:p>
          </table:table-cell>
          <table:table-cell table:formula="of:=[.L$2]*SIN(([.A263]+[.B263])*PI()/180)" office:value-type="float" office:value="0.592613004357083" calcext:value-type="float">
            <text:p>0.592613004357083</text:p>
          </table:table-cell>
          <table:table-cell table:formula="of:=[.C263]+[.E263]" office:value-type="float" office:value="-3.19126308682072" calcext:value-type="float">
            <text:p>-3.19126308682072</text:p>
          </table:table-cell>
          <table:table-cell table:formula="of:=[.D263]+[.F263]" office:value-type="float" office:value="-20.1488421481408" calcext:value-type="float">
            <text:p>-20.1488421481408</text:p>
          </table:table-cell>
          <table:table-cell table:number-columns-repeated="4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[.J$2]*[.A264]/[.K$2]" office:value-type="float" office:value="5240" calcext:value-type="float">
            <text:p>5240</text:p>
          </table:table-cell>
          <table:table-cell table:formula="of:=([.J$2]+[.K$2])*COS([.A264]*PI()/180)" office:value-type="float" office:value="-2.92263512016136" calcext:value-type="float">
            <text:p>-2.92263512016136</text:p>
          </table:table-cell>
          <table:table-cell table:formula="of:=([.J$2]+[.K$2])*SIN([.A264]*PI()/180)" office:value-type="float" office:value="-20.795629443573" calcext:value-type="float">
            <text:p>-20.795629443573</text:p>
          </table:table-cell>
          <table:table-cell table:formula="of:=[.L$2]*COS(([.A264]+[.B264])*PI()/180)" office:value-type="float" office:value="-0.124747014490647" calcext:value-type="float">
            <text:p>-0.124747014490647</text:p>
          </table:table-cell>
          <table:table-cell table:formula="of:=[.L$2]*SIN(([.A264]+[.B264])*PI()/180)" office:value-type="float" office:value="0.586888560440285" calcext:value-type="float">
            <text:p>0.586888560440285</text:p>
          </table:table-cell>
          <table:table-cell table:formula="of:=[.C264]+[.E264]" office:value-type="float" office:value="-3.04738213465201" calcext:value-type="float">
            <text:p>-3.04738213465201</text:p>
          </table:table-cell>
          <table:table-cell table:formula="of:=[.D264]+[.F264]" office:value-type="float" office:value="-20.2087408831327" calcext:value-type="float">
            <text:p>-20.2087408831327</text:p>
          </table:table-cell>
          <table:table-cell table:number-columns-repeated="4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[.J$2]*[.A265]/[.K$2]" office:value-type="float" office:value="5260" calcext:value-type="float">
            <text:p>5260</text:p>
          </table:table-cell>
          <table:table-cell table:formula="of:=([.J$2]+[.K$2])*COS([.A265]*PI()/180)" office:value-type="float" office:value="-2.55925621150809" calcext:value-type="float">
            <text:p>-2.55925621150809</text:p>
          </table:table-cell>
          <table:table-cell table:formula="of:=([.J$2]+[.K$2])*SIN([.A265]*PI()/180)" office:value-type="float" office:value="-20.8434691844678" calcext:value-type="float">
            <text:p>-20.8434691844678</text:p>
          </table:table-cell>
          <table:table-cell table:formula="of:=[.L$2]*COS(([.A265]+[.B265])*PI()/180)" office:value-type="float" office:value="-0.326783421009013" calcext:value-type="float">
            <text:p>-0.326783421009013</text:p>
          </table:table-cell>
          <table:table-cell table:formula="of:=[.L$2]*SIN(([.A265]+[.B265])*PI()/180)" office:value-type="float" office:value="0.503202340767256" calcext:value-type="float">
            <text:p>0.503202340767256</text:p>
          </table:table-cell>
          <table:table-cell table:formula="of:=[.C265]+[.E265]" office:value-type="float" office:value="-2.8860396325171" calcext:value-type="float">
            <text:p>-2.8860396325171</text:p>
          </table:table-cell>
          <table:table-cell table:formula="of:=[.D265]+[.F265]" office:value-type="float" office:value="-20.3402668437005" calcext:value-type="float">
            <text:p>-20.3402668437005</text:p>
          </table:table-cell>
          <table:table-cell table:number-columns-repeated="4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[.J$2]*[.A266]/[.K$2]" office:value-type="float" office:value="5280" calcext:value-type="float">
            <text:p>5280</text:p>
          </table:table-cell>
          <table:table-cell table:formula="of:=([.J$2]+[.K$2])*COS([.A266]*PI()/180)" office:value-type="float" office:value="-2.19509772862072" calcext:value-type="float">
            <text:p>-2.19509772862072</text:p>
          </table:table-cell>
          <table:table-cell table:formula="of:=([.J$2]+[.K$2])*SIN([.A266]*PI()/180)" office:value-type="float" office:value="-20.8849598027337" calcext:value-type="float">
            <text:p>-20.8849598027337</text:p>
          </table:table-cell>
          <table:table-cell table:formula="of:=[.L$2]*COS(([.A266]+[.B266])*PI()/180)" office:value-type="float" office:value="-0.485410196624965" calcext:value-type="float">
            <text:p>-0.485410196624965</text:p>
          </table:table-cell>
          <table:table-cell table:formula="of:=[.L$2]*SIN(([.A266]+[.B266])*PI()/180)" office:value-type="float" office:value="0.352671151375489" calcext:value-type="float">
            <text:p>0.352671151375489</text:p>
          </table:table-cell>
          <table:table-cell table:formula="of:=[.C266]+[.E266]" office:value-type="float" office:value="-2.68050792524569" calcext:value-type="float">
            <text:p>-2.68050792524569</text:p>
          </table:table-cell>
          <table:table-cell table:formula="of:=[.D266]+[.F266]" office:value-type="float" office:value="-20.5322886513583" calcext:value-type="float">
            <text:p>-20.5322886513583</text:p>
          </table:table-cell>
          <table:table-cell table:number-columns-repeated="4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[.J$2]*[.A267]/[.K$2]" office:value-type="float" office:value="5300" calcext:value-type="float">
            <text:p>5300</text:p>
          </table:table-cell>
          <table:table-cell table:formula="of:=([.J$2]+[.K$2])*COS([.A267]*PI()/180)" office:value-type="float" office:value="-1.83027059770082" calcext:value-type="float">
            <text:p>-1.83027059770082</text:p>
          </table:table-cell>
          <table:table-cell table:formula="of:=([.J$2]+[.K$2])*SIN([.A267]*PI()/180)" office:value-type="float" office:value="-20.9200886599267" calcext:value-type="float">
            <text:p>-20.9200886599267</text:p>
          </table:table-cell>
          <table:table-cell table:formula="of:=[.L$2]*COS(([.A267]+[.B267])*PI()/180)" office:value-type="float" office:value="-0.579555495773441" calcext:value-type="float">
            <text:p>-0.579555495773441</text:p>
          </table:table-cell>
          <table:table-cell table:formula="of:=[.L$2]*SIN(([.A267]+[.B267])*PI()/180)" office:value-type="float" office:value="0.155291427061513" calcext:value-type="float">
            <text:p>0.155291427061513</text:p>
          </table:table-cell>
          <table:table-cell table:formula="of:=[.C267]+[.E267]" office:value-type="float" office:value="-2.40982609347426" calcext:value-type="float">
            <text:p>-2.40982609347426</text:p>
          </table:table-cell>
          <table:table-cell table:formula="of:=[.D267]+[.F267]" office:value-type="float" office:value="-20.7647972328651" calcext:value-type="float">
            <text:p>-20.7647972328651</text:p>
          </table:table-cell>
          <table:table-cell table:number-columns-repeated="4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[.J$2]*[.A268]/[.K$2]" office:value-type="float" office:value="5320" calcext:value-type="float">
            <text:p>5320</text:p>
          </table:table-cell>
          <table:table-cell table:formula="of:=([.J$2]+[.K$2])*COS([.A268]*PI()/180)" office:value-type="float" office:value="-1.46488594862664" calcext:value-type="float">
            <text:p>-1.46488594862664</text:p>
          </table:table-cell>
          <table:table-cell table:formula="of:=([.J$2]+[.K$2])*SIN([.A268]*PI()/180)" office:value-type="float" office:value="-20.9488450554563" calcext:value-type="float">
            <text:p>-20.9488450554563</text:p>
          </table:table-cell>
          <table:table-cell table:formula="of:=[.L$2]*COS(([.A268]+[.B268])*PI()/180)" office:value-type="float" office:value="-0.596713137220964" calcext:value-type="float">
            <text:p>-0.596713137220964</text:p>
          </table:table-cell>
          <table:table-cell table:formula="of:=[.L$2]*SIN(([.A268]+[.B268])*PI()/180)" office:value-type="float" office:value="-0.0627170779605965" calcext:value-type="float">
            <text:p>-0.062717077960597</text:p>
          </table:table-cell>
          <table:table-cell table:formula="of:=[.C268]+[.E268]" office:value-type="float" office:value="-2.0615990858476" calcext:value-type="float">
            <text:p>-2.0615990858476</text:p>
          </table:table-cell>
          <table:table-cell table:formula="of:=[.D268]+[.F268]" office:value-type="float" office:value="-21.0115621334169" calcext:value-type="float">
            <text:p>-21.0115621334169</text:p>
          </table:table-cell>
          <table:table-cell table:number-columns-repeated="4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[.J$2]*[.A269]/[.K$2]" office:value-type="float" office:value="5340" calcext:value-type="float">
            <text:p>5340</text:p>
          </table:table-cell>
          <table:table-cell table:formula="of:=([.J$2]+[.K$2])*COS([.A269]*PI()/180)" office:value-type="float" office:value="-1.09905508110183" calcext:value-type="float">
            <text:p>-1.09905508110183</text:p>
          </table:table-cell>
          <table:table-cell table:formula="of:=([.J$2]+[.K$2])*SIN([.A269]*PI()/180)" office:value-type="float" office:value="-20.971220229846" calcext:value-type="float">
            <text:p>-20.971220229846</text:p>
          </table:table-cell>
          <table:table-cell table:formula="of:=[.L$2]*COS(([.A269]+[.B269])*PI()/180)" office:value-type="float" office:value="-0.534603914513024" calcext:value-type="float">
            <text:p>-0.534603914513024</text:p>
          </table:table-cell>
          <table:table-cell table:formula="of:=[.L$2]*SIN(([.A269]+[.B269])*PI()/180)" office:value-type="float" office:value="-0.272394299843722" calcext:value-type="float">
            <text:p>-0.272394299843722</text:p>
          </table:table-cell>
          <table:table-cell table:formula="of:=[.C269]+[.E269]" office:value-type="float" office:value="-1.63365899561485" calcext:value-type="float">
            <text:p>-1.63365899561485</text:p>
          </table:table-cell>
          <table:table-cell table:formula="of:=[.D269]+[.F269]" office:value-type="float" office:value="-21.2436145296898" calcext:value-type="float">
            <text:p>-21.2436145296898</text:p>
          </table:table-cell>
          <table:table-cell table:number-columns-repeated="4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[.J$2]*[.A270]/[.K$2]" office:value-type="float" office:value="5360" calcext:value-type="float">
            <text:p>5360</text:p>
          </table:table-cell>
          <table:table-cell table:formula="of:=([.J$2]+[.K$2])*COS([.A270]*PI()/180)" office:value-type="float" office:value="-0.732889430752535" calcext:value-type="float">
            <text:p>-0.732889430752535</text:p>
          </table:table-cell>
          <table:table-cell table:formula="of:=([.J$2]+[.K$2])*SIN([.A270]*PI()/180)" office:value-type="float" office:value="-20.987207367401" calcext:value-type="float">
            <text:p>-20.987207367401</text:p>
          </table:table-cell>
          <table:table-cell table:formula="of:=[.L$2]*COS(([.A270]+[.B270])*PI()/180)" office:value-type="float" office:value="-0.401478363815316" calcext:value-type="float">
            <text:p>-0.401478363815316</text:p>
          </table:table-cell>
          <table:table-cell table:formula="of:=[.L$2]*SIN(([.A270]+[.B270])*PI()/180)" office:value-type="float" office:value="-0.445886895286436" calcext:value-type="float">
            <text:p>-0.445886895286436</text:p>
          </table:table-cell>
          <table:table-cell table:formula="of:=[.C270]+[.E270]" office:value-type="float" office:value="-1.13436779456785" calcext:value-type="float">
            <text:p>-1.13436779456785</text:p>
          </table:table-cell>
          <table:table-cell table:formula="of:=[.D270]+[.F270]" office:value-type="float" office:value="-21.4330942626874" calcext:value-type="float">
            <text:p>-21.4330942626874</text:p>
          </table:table-cell>
          <table:table-cell table:number-columns-repeated="4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[.J$2]*[.A271]/[.K$2]" office:value-type="float" office:value="5380" calcext:value-type="float">
            <text:p>5380</text:p>
          </table:table-cell>
          <table:table-cell table:formula="of:=([.J$2]+[.K$2])*COS([.A271]*PI()/180)" office:value-type="float" office:value="-0.366500535182953" calcext:value-type="float">
            <text:p>-0.366500535182953</text:p>
          </table:table-cell>
          <table:table-cell table:formula="of:=([.J$2]+[.K$2])*SIN([.A271]*PI()/180)" office:value-type="float" office:value="-20.9968015982842" calcext:value-type="float">
            <text:p>-20.9968015982842</text:p>
          </table:table-cell>
          <table:table-cell table:formula="of:=[.L$2]*COS(([.A271]+[.B271])*PI()/180)" office:value-type="float" office:value="-0.215020769727184" calcext:value-type="float">
            <text:p>-0.215020769727184</text:p>
          </table:table-cell>
          <table:table-cell table:formula="of:=[.L$2]*SIN(([.A271]+[.B271])*PI()/180)" office:value-type="float" office:value="-0.56014825589832" calcext:value-type="float">
            <text:p>-0.56014825589832</text:p>
          </table:table-cell>
          <table:table-cell table:formula="of:=[.C271]+[.E271]" office:value-type="float" office:value="-0.581521304910138" calcext:value-type="float">
            <text:p>-0.581521304910138</text:p>
          </table:table-cell>
          <table:table-cell table:formula="of:=[.D271]+[.F271]" office:value-type="float" office:value="-21.5569498541825" calcext:value-type="float">
            <text:p>-21.5569498541825</text:p>
          </table:table-cell>
          <table:table-cell table:number-columns-repeated="4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[.J$2]*[.A272]/[.K$2]" office:value-type="float" office:value="5400" calcext:value-type="float">
            <text:p>5400</text:p>
          </table:table-cell>
          <table:table-cell table:formula="of:=([.J$2]+[.K$2])*COS([.A272]*PI()/180)" office:value-type="float" office:value="-3.85763741731416E-015" calcext:value-type="float">
            <text:p>-3.85763741731416E-15</text:p>
          </table:table-cell>
          <table:table-cell table:formula="of:=([.J$2]+[.K$2])*SIN([.A272]*PI()/180)" office:value-type="float" office:value="-21" calcext:value-type="float">
            <text:p>-21</text:p>
          </table:table-cell>
          <table:table-cell table:formula="of:=[.L$2]*COS(([.A272]+[.B272])*PI()/180)" office:value-type="float" office:value="8.82859860531953E-016" calcext:value-type="float">
            <text:p>8.82859860531953E-16</text:p>
          </table:table-cell>
          <table:table-cell table:formula="of:=[.L$2]*SIN(([.A272]+[.B272])*PI()/180)" office:value-type="float" office:value="-0.6" calcext:value-type="float">
            <text:p>-0.6</text:p>
          </table:table-cell>
          <table:table-cell table:formula="of:=[.C272]+[.E272]" office:value-type="float" office:value="-2.97477755678221E-015" calcext:value-type="float">
            <text:p>-2.97477755678221E-15</text:p>
          </table:table-cell>
          <table:table-cell table:formula="of:=[.D272]+[.F272]" office:value-type="float" office:value="-21.6" calcext:value-type="float">
            <text:p>-21.6</text:p>
          </table:table-cell>
          <table:table-cell table:number-columns-repeated="4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[.J$2]*[.A273]/[.K$2]" office:value-type="float" office:value="5420" calcext:value-type="float">
            <text:p>5420</text:p>
          </table:table-cell>
          <table:table-cell table:formula="of:=([.J$2]+[.K$2])*COS([.A273]*PI()/180)" office:value-type="float" office:value="0.366500535182946" calcext:value-type="float">
            <text:p>0.366500535182946</text:p>
          </table:table-cell>
          <table:table-cell table:formula="of:=([.J$2]+[.K$2])*SIN([.A273]*PI()/180)" office:value-type="float" office:value="-20.9968015982842" calcext:value-type="float">
            <text:p>-20.9968015982842</text:p>
          </table:table-cell>
          <table:table-cell table:formula="of:=[.L$2]*COS(([.A273]+[.B273])*PI()/180)" office:value-type="float" office:value="0.215020769727178" calcext:value-type="float">
            <text:p>0.215020769727178</text:p>
          </table:table-cell>
          <table:table-cell table:formula="of:=[.L$2]*SIN(([.A273]+[.B273])*PI()/180)" office:value-type="float" office:value="-0.560148255898322" calcext:value-type="float">
            <text:p>-0.560148255898322</text:p>
          </table:table-cell>
          <table:table-cell table:formula="of:=[.C273]+[.E273]" office:value-type="float" office:value="0.581521304910124" calcext:value-type="float">
            <text:p>0.581521304910124</text:p>
          </table:table-cell>
          <table:table-cell table:formula="of:=[.D273]+[.F273]" office:value-type="float" office:value="-21.5569498541825" calcext:value-type="float">
            <text:p>-21.5569498541825</text:p>
          </table:table-cell>
          <table:table-cell table:number-columns-repeated="4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[.J$2]*[.A274]/[.K$2]" office:value-type="float" office:value="5440" calcext:value-type="float">
            <text:p>5440</text:p>
          </table:table-cell>
          <table:table-cell table:formula="of:=([.J$2]+[.K$2])*COS([.A274]*PI()/180)" office:value-type="float" office:value="0.732889430752527" calcext:value-type="float">
            <text:p>0.732889430752527</text:p>
          </table:table-cell>
          <table:table-cell table:formula="of:=([.J$2]+[.K$2])*SIN([.A274]*PI()/180)" office:value-type="float" office:value="-20.987207367401" calcext:value-type="float">
            <text:p>-20.987207367401</text:p>
          </table:table-cell>
          <table:table-cell table:formula="of:=[.L$2]*COS(([.A274]+[.B274])*PI()/180)" office:value-type="float" office:value="0.401478363815311" calcext:value-type="float">
            <text:p>0.401478363815311</text:p>
          </table:table-cell>
          <table:table-cell table:formula="of:=[.L$2]*SIN(([.A274]+[.B274])*PI()/180)" office:value-type="float" office:value="-0.44588689528644" calcext:value-type="float">
            <text:p>-0.44588689528644</text:p>
          </table:table-cell>
          <table:table-cell table:formula="of:=[.C274]+[.E274]" office:value-type="float" office:value="1.13436779456784" calcext:value-type="float">
            <text:p>1.13436779456784</text:p>
          </table:table-cell>
          <table:table-cell table:formula="of:=[.D274]+[.F274]" office:value-type="float" office:value="-21.4330942626874" calcext:value-type="float">
            <text:p>-21.4330942626874</text:p>
          </table:table-cell>
          <table:table-cell table:number-columns-repeated="4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[.J$2]*[.A275]/[.K$2]" office:value-type="float" office:value="5460" calcext:value-type="float">
            <text:p>5460</text:p>
          </table:table-cell>
          <table:table-cell table:formula="of:=([.J$2]+[.K$2])*COS([.A275]*PI()/180)" office:value-type="float" office:value="1.09905508110182" calcext:value-type="float">
            <text:p>1.09905508110182</text:p>
          </table:table-cell>
          <table:table-cell table:formula="of:=([.J$2]+[.K$2])*SIN([.A275]*PI()/180)" office:value-type="float" office:value="-20.971220229846" calcext:value-type="float">
            <text:p>-20.971220229846</text:p>
          </table:table-cell>
          <table:table-cell table:formula="of:=[.L$2]*COS(([.A275]+[.B275])*PI()/180)" office:value-type="float" office:value="0.534603914513021" calcext:value-type="float">
            <text:p>0.534603914513021</text:p>
          </table:table-cell>
          <table:table-cell table:formula="of:=[.L$2]*SIN(([.A275]+[.B275])*PI()/180)" office:value-type="float" office:value="-0.272394299843728" calcext:value-type="float">
            <text:p>-0.272394299843728</text:p>
          </table:table-cell>
          <table:table-cell table:formula="of:=[.C275]+[.E275]" office:value-type="float" office:value="1.63365899561484" calcext:value-type="float">
            <text:p>1.63365899561484</text:p>
          </table:table-cell>
          <table:table-cell table:formula="of:=[.D275]+[.F275]" office:value-type="float" office:value="-21.2436145296898" calcext:value-type="float">
            <text:p>-21.2436145296898</text:p>
          </table:table-cell>
          <table:table-cell table:number-columns-repeated="4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[.J$2]*[.A276]/[.K$2]" office:value-type="float" office:value="5480" calcext:value-type="float">
            <text:p>5480</text:p>
          </table:table-cell>
          <table:table-cell table:formula="of:=([.J$2]+[.K$2])*COS([.A276]*PI()/180)" office:value-type="float" office:value="1.46488594862663" calcext:value-type="float">
            <text:p>1.46488594862663</text:p>
          </table:table-cell>
          <table:table-cell table:formula="of:=([.J$2]+[.K$2])*SIN([.A276]*PI()/180)" office:value-type="float" office:value="-20.9488450554563" calcext:value-type="float">
            <text:p>-20.9488450554563</text:p>
          </table:table-cell>
          <table:table-cell table:formula="of:=[.L$2]*COS(([.A276]+[.B276])*PI()/180)" office:value-type="float" office:value="0.596713137220963" calcext:value-type="float">
            <text:p>0.596713137220963</text:p>
          </table:table-cell>
          <table:table-cell table:formula="of:=[.L$2]*SIN(([.A276]+[.B276])*PI()/180)" office:value-type="float" office:value="-0.0627170779606033" calcext:value-type="float">
            <text:p>-0.062717077960603</text:p>
          </table:table-cell>
          <table:table-cell table:formula="of:=[.C276]+[.E276]" office:value-type="float" office:value="2.06159908584759" calcext:value-type="float">
            <text:p>2.06159908584759</text:p>
          </table:table-cell>
          <table:table-cell table:formula="of:=[.D276]+[.F276]" office:value-type="float" office:value="-21.0115621334169" calcext:value-type="float">
            <text:p>-21.0115621334169</text:p>
          </table:table-cell>
          <table:table-cell table:number-columns-repeated="4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[.J$2]*[.A277]/[.K$2]" office:value-type="float" office:value="5500" calcext:value-type="float">
            <text:p>5500</text:p>
          </table:table-cell>
          <table:table-cell table:formula="of:=([.J$2]+[.K$2])*COS([.A277]*PI()/180)" office:value-type="float" office:value="1.83027059770082" calcext:value-type="float">
            <text:p>1.83027059770082</text:p>
          </table:table-cell>
          <table:table-cell table:formula="of:=([.J$2]+[.K$2])*SIN([.A277]*PI()/180)" office:value-type="float" office:value="-20.9200886599267" calcext:value-type="float">
            <text:p>-20.9200886599267</text:p>
          </table:table-cell>
          <table:table-cell table:formula="of:=[.L$2]*COS(([.A277]+[.B277])*PI()/180)" office:value-type="float" office:value="0.579555495773443" calcext:value-type="float">
            <text:p>0.579555495773443</text:p>
          </table:table-cell>
          <table:table-cell table:formula="of:=[.L$2]*SIN(([.A277]+[.B277])*PI()/180)" office:value-type="float" office:value="0.155291427061507" calcext:value-type="float">
            <text:p>0.155291427061507</text:p>
          </table:table-cell>
          <table:table-cell table:formula="of:=[.C277]+[.E277]" office:value-type="float" office:value="2.40982609347426" calcext:value-type="float">
            <text:p>2.40982609347426</text:p>
          </table:table-cell>
          <table:table-cell table:formula="of:=[.D277]+[.F277]" office:value-type="float" office:value="-20.7647972328651" calcext:value-type="float">
            <text:p>-20.7647972328651</text:p>
          </table:table-cell>
          <table:table-cell table:number-columns-repeated="4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[.J$2]*[.A278]/[.K$2]" office:value-type="float" office:value="5520" calcext:value-type="float">
            <text:p>5520</text:p>
          </table:table-cell>
          <table:table-cell table:formula="of:=([.J$2]+[.K$2])*COS([.A278]*PI()/180)" office:value-type="float" office:value="2.19509772862071" calcext:value-type="float">
            <text:p>2.19509772862071</text:p>
          </table:table-cell>
          <table:table-cell table:formula="of:=([.J$2]+[.K$2])*SIN([.A278]*PI()/180)" office:value-type="float" office:value="-20.8849598027337" calcext:value-type="float">
            <text:p>-20.8849598027337</text:p>
          </table:table-cell>
          <table:table-cell table:formula="of:=[.L$2]*COS(([.A278]+[.B278])*PI()/180)" office:value-type="float" office:value="0.485410196624969" calcext:value-type="float">
            <text:p>0.485410196624969</text:p>
          </table:table-cell>
          <table:table-cell table:formula="of:=[.L$2]*SIN(([.A278]+[.B278])*PI()/180)" office:value-type="float" office:value="0.352671151375484" calcext:value-type="float">
            <text:p>0.352671151375484</text:p>
          </table:table-cell>
          <table:table-cell table:formula="of:=[.C278]+[.E278]" office:value-type="float" office:value="2.68050792524568" calcext:value-type="float">
            <text:p>2.68050792524568</text:p>
          </table:table-cell>
          <table:table-cell table:formula="of:=[.D278]+[.F278]" office:value-type="float" office:value="-20.5322886513583" calcext:value-type="float">
            <text:p>-20.5322886513583</text:p>
          </table:table-cell>
          <table:table-cell table:number-columns-repeated="4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[.J$2]*[.A279]/[.K$2]" office:value-type="float" office:value="5540" calcext:value-type="float">
            <text:p>5540</text:p>
          </table:table-cell>
          <table:table-cell table:formula="of:=([.J$2]+[.K$2])*COS([.A279]*PI()/180)" office:value-type="float" office:value="2.5592562115081" calcext:value-type="float">
            <text:p>2.5592562115081</text:p>
          </table:table-cell>
          <table:table-cell table:formula="of:=([.J$2]+[.K$2])*SIN([.A279]*PI()/180)" office:value-type="float" office:value="-20.8434691844678" calcext:value-type="float">
            <text:p>-20.8434691844678</text:p>
          </table:table-cell>
          <table:table-cell table:formula="of:=[.L$2]*COS(([.A279]+[.B279])*PI()/180)" office:value-type="float" office:value="0.326783421009019" calcext:value-type="float">
            <text:p>0.326783421009019</text:p>
          </table:table-cell>
          <table:table-cell table:formula="of:=[.L$2]*SIN(([.A279]+[.B279])*PI()/180)" office:value-type="float" office:value="0.503202340767253" calcext:value-type="float">
            <text:p>0.503202340767253</text:p>
          </table:table-cell>
          <table:table-cell table:formula="of:=[.C279]+[.E279]" office:value-type="float" office:value="2.88603963251712" calcext:value-type="float">
            <text:p>2.88603963251712</text:p>
          </table:table-cell>
          <table:table-cell table:formula="of:=[.D279]+[.F279]" office:value-type="float" office:value="-20.3402668437005" calcext:value-type="float">
            <text:p>-20.3402668437005</text:p>
          </table:table-cell>
          <table:table-cell table:number-columns-repeated="4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[.J$2]*[.A280]/[.K$2]" office:value-type="float" office:value="5560" calcext:value-type="float">
            <text:p>5560</text:p>
          </table:table-cell>
          <table:table-cell table:formula="of:=([.J$2]+[.K$2])*COS([.A280]*PI()/180)" office:value-type="float" office:value="2.92263512016137" calcext:value-type="float">
            <text:p>2.92263512016137</text:p>
          </table:table-cell>
          <table:table-cell table:formula="of:=([.J$2]+[.K$2])*SIN([.A280]*PI()/180)" office:value-type="float" office:value="-20.795629443573" calcext:value-type="float">
            <text:p>-20.795629443573</text:p>
          </table:table-cell>
          <table:table-cell table:formula="of:=[.L$2]*COS(([.A280]+[.B280])*PI()/180)" office:value-type="float" office:value="0.124747014490653" calcext:value-type="float">
            <text:p>0.124747014490653</text:p>
          </table:table-cell>
          <table:table-cell table:formula="of:=[.L$2]*SIN(([.A280]+[.B280])*PI()/180)" office:value-type="float" office:value="0.586888560440284" calcext:value-type="float">
            <text:p>0.586888560440284</text:p>
          </table:table-cell>
          <table:table-cell table:formula="of:=[.C280]+[.E280]" office:value-type="float" office:value="3.04738213465203" calcext:value-type="float">
            <text:p>3.04738213465203</text:p>
          </table:table-cell>
          <table:table-cell table:formula="of:=[.D280]+[.F280]" office:value-type="float" office:value="-20.2087408831327" calcext:value-type="float">
            <text:p>-20.2087408831327</text:p>
          </table:table-cell>
          <table:table-cell table:number-columns-repeated="4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[.J$2]*[.A281]/[.K$2]" office:value-type="float" office:value="5580" calcext:value-type="float">
            <text:p>5580</text:p>
          </table:table-cell>
          <table:table-cell table:formula="of:=([.J$2]+[.K$2])*COS([.A281]*PI()/180)" office:value-type="float" office:value="3.28512376584484" calcext:value-type="float">
            <text:p>3.28512376584484</text:p>
          </table:table-cell>
          <table:table-cell table:formula="of:=([.J$2]+[.K$2])*SIN([.A281]*PI()/180)" office:value-type="float" office:value="-20.7414551524979" calcext:value-type="float">
            <text:p>-20.7414551524979</text:p>
          </table:table-cell>
          <table:table-cell table:formula="of:=[.L$2]*COS(([.A281]+[.B281])*PI()/180)" office:value-type="float" office:value="-0.0938606790241293" calcext:value-type="float">
            <text:p>-0.093860679024129</text:p>
          </table:table-cell>
          <table:table-cell table:formula="of:=[.L$2]*SIN(([.A281]+[.B281])*PI()/180)" office:value-type="float" office:value="0.592613004357084" calcext:value-type="float">
            <text:p>0.592613004357084</text:p>
          </table:table-cell>
          <table:table-cell table:formula="of:=[.C281]+[.E281]" office:value-type="float" office:value="3.19126308682071" calcext:value-type="float">
            <text:p>3.19126308682071</text:p>
          </table:table-cell>
          <table:table-cell table:formula="of:=[.D281]+[.F281]" office:value-type="float" office:value="-20.1488421481408" calcext:value-type="float">
            <text:p>-20.1488421481408</text:p>
          </table:table-cell>
          <table:table-cell table:number-columns-repeated="4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[.J$2]*[.A282]/[.K$2]" office:value-type="float" office:value="5600" calcext:value-type="float">
            <text:p>5600</text:p>
          </table:table-cell>
          <table:table-cell table:formula="of:=([.J$2]+[.K$2])*COS([.A282]*PI()/180)" office:value-type="float" office:value="3.64661173100553" calcext:value-type="float">
            <text:p>3.64661173100553</text:p>
          </table:table-cell>
          <table:table-cell table:formula="of:=([.J$2]+[.K$2])*SIN([.A282]*PI()/180)" office:value-type="float" office:value="-20.6809628132564" calcext:value-type="float">
            <text:p>-20.6809628132564</text:p>
          </table:table-cell>
          <table:table-cell table:formula="of:=[.L$2]*COS(([.A282]+[.B282])*PI()/180)" office:value-type="float" office:value="-0.299999999999997" calcext:value-type="float">
            <text:p>-0.299999999999997</text:p>
          </table:table-cell>
          <table:table-cell table:formula="of:=[.L$2]*SIN(([.A282]+[.B282])*PI()/180)" office:value-type="float" office:value="0.519615242270665" calcext:value-type="float">
            <text:p>0.519615242270665</text:p>
          </table:table-cell>
          <table:table-cell table:formula="of:=[.C282]+[.E282]" office:value-type="float" office:value="3.34661173100553" calcext:value-type="float">
            <text:p>3.34661173100553</text:p>
          </table:table-cell>
          <table:table-cell table:formula="of:=[.D282]+[.F282]" office:value-type="float" office:value="-20.1613475709857" calcext:value-type="float">
            <text:p>-20.1613475709857</text:p>
          </table:table-cell>
          <table:table-cell table:number-columns-repeated="4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[.J$2]*[.A283]/[.K$2]" office:value-type="float" office:value="5620" calcext:value-type="float">
            <text:p>5620</text:p>
          </table:table-cell>
          <table:table-cell table:formula="of:=([.J$2]+[.K$2])*COS([.A283]*PI()/180)" office:value-type="float" office:value="4.00698890290743" calcext:value-type="float">
            <text:p>4.00698890290743</text:p>
          </table:table-cell>
          <table:table-cell table:formula="of:=([.J$2]+[.K$2])*SIN([.A283]*PI()/180)" office:value-type="float" office:value="-20.6141708524009" calcext:value-type="float">
            <text:p>-20.6141708524009</text:p>
          </table:table-cell>
          <table:table-cell table:formula="of:=[.L$2]*COS(([.A283]+[.B283])*PI()/180)" office:value-type="float" office:value="-0.466287576874184" calcext:value-type="float">
            <text:p>-0.466287576874184</text:p>
          </table:table-cell>
          <table:table-cell table:formula="of:=[.L$2]*SIN(([.A283]+[.B283])*PI()/180)" office:value-type="float" office:value="0.377592234629901" calcext:value-type="float">
            <text:p>0.377592234629901</text:p>
          </table:table-cell>
          <table:table-cell table:formula="of:=[.C283]+[.E283]" office:value-type="float" office:value="3.54070132603325" calcext:value-type="float">
            <text:p>3.54070132603325</text:p>
          </table:table-cell>
          <table:table-cell table:formula="of:=[.D283]+[.F283]" office:value-type="float" office:value="-20.236578617771" calcext:value-type="float">
            <text:p>-20.236578617771</text:p>
          </table:table-cell>
          <table:table-cell table:number-columns-repeated="4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[.J$2]*[.A284]/[.K$2]" office:value-type="float" office:value="5640" calcext:value-type="float">
            <text:p>5640</text:p>
          </table:table-cell>
          <table:table-cell table:formula="of:=([.J$2]+[.K$2])*COS([.A284]*PI()/180)" office:value-type="float" office:value="4.36614550717293" calcext:value-type="float">
            <text:p>4.36614550717293</text:p>
          </table:table-cell>
          <table:table-cell table:formula="of:=([.J$2]+[.K$2])*SIN([.A284]*PI()/180)" office:value-type="float" office:value="-20.5410996154099" calcext:value-type="float">
            <text:p>-20.5410996154099</text:p>
          </table:table-cell>
          <table:table-cell table:formula="of:=[.L$2]*COS(([.A284]+[.B284])*PI()/180)" office:value-type="float" office:value="-0.570633909777092" calcext:value-type="float">
            <text:p>-0.570633909777092</text:p>
          </table:table-cell>
          <table:table-cell table:formula="of:=[.L$2]*SIN(([.A284]+[.B284])*PI()/180)" office:value-type="float" office:value="0.18541019662497" calcext:value-type="float">
            <text:p>0.18541019662497</text:p>
          </table:table-cell>
          <table:table-cell table:formula="of:=[.C284]+[.E284]" office:value-type="float" office:value="3.79551159739584" calcext:value-type="float">
            <text:p>3.79551159739584</text:p>
          </table:table-cell>
          <table:table-cell table:formula="of:=[.D284]+[.F284]" office:value-type="float" office:value="-20.355689418785" calcext:value-type="float">
            <text:p>-20.355689418785</text:p>
          </table:table-cell>
          <table:table-cell table:number-columns-repeated="4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[.J$2]*[.A285]/[.K$2]" office:value-type="float" office:value="5660" calcext:value-type="float">
            <text:p>5660</text:p>
          </table:table-cell>
          <table:table-cell table:formula="of:=([.J$2]+[.K$2])*COS([.A285]*PI()/180)" office:value-type="float" office:value="4.72397214122116" calcext:value-type="float">
            <text:p>4.72397214122116</text:p>
          </table:table-cell>
          <table:table-cell table:formula="of:=([.J$2]+[.K$2])*SIN([.A285]*PI()/180)" office:value-type="float" office:value="-20.4617713604899" calcext:value-type="float">
            <text:p>-20.4617713604899</text:p>
          </table:table-cell>
          <table:table-cell table:formula="of:=[.L$2]*COS(([.A285]+[.B285])*PI()/180)" office:value-type="float" office:value="-0.599177720852744" calcext:value-type="float">
            <text:p>-0.599177720852744</text:p>
          </table:table-cell>
          <table:table-cell table:formula="of:=[.L$2]*SIN(([.A285]+[.B285])*PI()/180)" office:value-type="float" office:value="-0.0314015737457704" calcext:value-type="float">
            <text:p>-0.031401573745771</text:p>
          </table:table-cell>
          <table:table-cell table:formula="of:=[.C285]+[.E285]" office:value-type="float" office:value="4.12479442036842" calcext:value-type="float">
            <text:p>4.12479442036842</text:p>
          </table:table-cell>
          <table:table-cell table:formula="of:=[.D285]+[.F285]" office:value-type="float" office:value="-20.4931729342357" calcext:value-type="float">
            <text:p>-20.4931729342357</text:p>
          </table:table-cell>
          <table:table-cell table:number-columns-repeated="4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[.J$2]*[.A286]/[.K$2]" office:value-type="float" office:value="5680" calcext:value-type="float">
            <text:p>5680</text:p>
          </table:table-cell>
          <table:table-cell table:formula="of:=([.J$2]+[.K$2])*COS([.A286]*PI()/180)" office:value-type="float" office:value="5.08035980759302" calcext:value-type="float">
            <text:p>5.08035980759302</text:p>
          </table:table-cell>
          <table:table-cell table:formula="of:=([.J$2]+[.K$2])*SIN([.A286]*PI()/180)" office:value-type="float" office:value="-20.3762102517959" calcext:value-type="float">
            <text:p>-20.3762102517959</text:p>
          </table:table-cell>
          <table:table-cell table:formula="of:=[.L$2]*COS(([.A286]+[.B286])*PI()/180)" office:value-type="float" office:value="-0.548127274585564" calcext:value-type="float">
            <text:p>-0.548127274585564</text:p>
          </table:table-cell>
          <table:table-cell table:formula="of:=[.L$2]*SIN(([.A286]+[.B286])*PI()/180)" office:value-type="float" office:value="-0.244041985845473" calcext:value-type="float">
            <text:p>-0.244041985845473</text:p>
          </table:table-cell>
          <table:table-cell table:formula="of:=[.C286]+[.E286]" office:value-type="float" office:value="4.53223253300745" calcext:value-type="float">
            <text:p>4.53223253300745</text:p>
          </table:table-cell>
          <table:table-cell table:formula="of:=[.D286]+[.F286]" office:value-type="float" office:value="-20.6202522376414" calcext:value-type="float">
            <text:p>-20.6202522376414</text:p>
          </table:table-cell>
          <table:table-cell table:number-columns-repeated="4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[.J$2]*[.A287]/[.K$2]" office:value-type="float" office:value="5700" calcext:value-type="float">
            <text:p>5700</text:p>
          </table:table-cell>
          <table:table-cell table:formula="of:=([.J$2]+[.K$2])*COS([.A287]*PI()/180)" office:value-type="float" office:value="5.43519994715294" calcext:value-type="float">
            <text:p>5.43519994715294</text:p>
          </table:table-cell>
          <table:table-cell table:formula="of:=([.J$2]+[.K$2])*SIN([.A287]*PI()/180)" office:value-type="float" office:value="-20.2844423520704" calcext:value-type="float">
            <text:p>-20.2844423520704</text:p>
          </table:table-cell>
          <table:table-cell table:formula="of:=[.L$2]*COS(([.A287]+[.B287])*PI()/180)" office:value-type="float" office:value="-0.42426406871193" calcext:value-type="float">
            <text:p>-0.42426406871193</text:p>
          </table:table-cell>
          <table:table-cell table:formula="of:=[.L$2]*SIN(([.A287]+[.B287])*PI()/180)" office:value-type="float" office:value="-0.424264068711927" calcext:value-type="float">
            <text:p>-0.424264068711927</text:p>
          </table:table-cell>
          <table:table-cell table:formula="of:=[.C287]+[.E287]" office:value-type="float" office:value="5.01093587844101" calcext:value-type="float">
            <text:p>5.01093587844101</text:p>
          </table:table-cell>
          <table:table-cell table:formula="of:=[.D287]+[.F287]" office:value-type="float" office:value="-20.7087064207824" calcext:value-type="float">
            <text:p>-20.7087064207824</text:p>
          </table:table-cell>
          <table:table-cell table:number-columns-repeated="4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[.J$2]*[.A288]/[.K$2]" office:value-type="float" office:value="5720" calcext:value-type="float">
            <text:p>5720</text:p>
          </table:table-cell>
          <table:table-cell table:formula="of:=([.J$2]+[.K$2])*COS([.A288]*PI()/180)" office:value-type="float" office:value="5.78838447215699" calcext:value-type="float">
            <text:p>5.78838447215699</text:p>
          </table:table-cell>
          <table:table-cell table:formula="of:=([.J$2]+[.K$2])*SIN([.A288]*PI()/180)" office:value-type="float" office:value="-20.1864956147047" calcext:value-type="float">
            <text:p>-20.1864956147047</text:p>
          </table:table-cell>
          <table:table-cell table:formula="of:=[.L$2]*COS(([.A288]+[.B288])*PI()/180)" office:value-type="float" office:value="-0.244041985845477" calcext:value-type="float">
            <text:p>-0.244041985845477</text:p>
          </table:table-cell>
          <table:table-cell table:formula="of:=[.L$2]*SIN(([.A288]+[.B288])*PI()/180)" office:value-type="float" office:value="-0.548127274585562" calcext:value-type="float">
            <text:p>-0.548127274585562</text:p>
          </table:table-cell>
          <table:table-cell table:formula="of:=[.C288]+[.E288]" office:value-type="float" office:value="5.54434248631151" calcext:value-type="float">
            <text:p>5.54434248631151</text:p>
          </table:table-cell>
          <table:table-cell table:formula="of:=[.D288]+[.F288]" office:value-type="float" office:value="-20.7346228892903" calcext:value-type="float">
            <text:p>-20.7346228892903</text:p>
          </table:table-cell>
          <table:table-cell table:number-columns-repeated="4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[.J$2]*[.A289]/[.K$2]" office:value-type="float" office:value="5740" calcext:value-type="float">
            <text:p>5740</text:p>
          </table:table-cell>
          <table:table-cell table:formula="of:=([.J$2]+[.K$2])*COS([.A289]*PI()/180)" office:value-type="float" office:value="6.13980579917747" calcext:value-type="float">
            <text:p>6.13980579917747</text:p>
          </table:table-cell>
          <table:table-cell table:formula="of:=([.J$2]+[.K$2])*SIN([.A289]*PI()/180)" office:value-type="float" office:value="-20.0823998752237" calcext:value-type="float">
            <text:p>-20.0823998752237</text:p>
          </table:table-cell>
          <table:table-cell table:formula="of:=[.L$2]*COS(([.A289]+[.B289])*PI()/180)" office:value-type="float" office:value="-0.0314015737457743" calcext:value-type="float">
            <text:p>-0.031401573745774</text:p>
          </table:table-cell>
          <table:table-cell table:formula="of:=[.L$2]*SIN(([.A289]+[.B289])*PI()/180)" office:value-type="float" office:value="-0.599177720852744" calcext:value-type="float">
            <text:p>-0.599177720852744</text:p>
          </table:table-cell>
          <table:table-cell table:formula="of:=[.C289]+[.E289]" office:value-type="float" office:value="6.1084042254317" calcext:value-type="float">
            <text:p>6.1084042254317</text:p>
          </table:table-cell>
          <table:table-cell table:formula="of:=[.D289]+[.F289]" office:value-type="float" office:value="-20.6815775960765" calcext:value-type="float">
            <text:p>-20.6815775960765</text:p>
          </table:table-cell>
          <table:table-cell table:number-columns-repeated="4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[.J$2]*[.A290]/[.K$2]" office:value-type="float" office:value="5760" calcext:value-type="float">
            <text:p>5760</text:p>
          </table:table-cell>
          <table:table-cell table:formula="of:=([.J$2]+[.K$2])*COS([.A290]*PI()/180)" office:value-type="float" office:value="6.48935688187389" calcext:value-type="float">
            <text:p>6.48935688187389</text:p>
          </table:table-cell>
          <table:table-cell table:formula="of:=([.J$2]+[.K$2])*SIN([.A290]*PI()/180)" office:value-type="float" office:value="-19.9721868421982" calcext:value-type="float">
            <text:p>-19.9721868421982</text:p>
          </table:table-cell>
          <table:table-cell table:formula="of:=[.L$2]*COS(([.A290]+[.B290])*PI()/180)" office:value-type="float" office:value="0.185410196624966" calcext:value-type="float">
            <text:p>0.185410196624966</text:p>
          </table:table-cell>
          <table:table-cell table:formula="of:=[.L$2]*SIN(([.A290]+[.B290])*PI()/180)" office:value-type="float" office:value="-0.570633909777093" calcext:value-type="float">
            <text:p>-0.570633909777093</text:p>
          </table:table-cell>
          <table:table-cell table:formula="of:=[.C290]+[.E290]" office:value-type="float" office:value="6.67476707849886" calcext:value-type="float">
            <text:p>6.67476707849886</text:p>
          </table:table-cell>
          <table:table-cell table:formula="of:=[.D290]+[.F290]" office:value-type="float" office:value="-20.5428207519753" calcext:value-type="float">
            <text:p>-20.5428207519753</text:p>
          </table:table-cell>
          <table:table-cell table:number-columns-repeated="4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[.J$2]*[.A291]/[.K$2]" office:value-type="float" office:value="5780" calcext:value-type="float">
            <text:p>5780</text:p>
          </table:table-cell>
          <table:table-cell table:formula="of:=([.J$2]+[.K$2])*COS([.A291]*PI()/180)" office:value-type="float" office:value="6.83693124360028" calcext:value-type="float">
            <text:p>6.83693124360028</text:p>
          </table:table-cell>
          <table:table-cell table:formula="of:=([.J$2]+[.K$2])*SIN([.A291]*PI()/180)" office:value-type="float" office:value="-19.8558900875857" calcext:value-type="float">
            <text:p>-19.8558900875857</text:p>
          </table:table-cell>
          <table:table-cell table:formula="of:=[.L$2]*COS(([.A291]+[.B291])*PI()/180)" office:value-type="float" office:value="0.377592234629898" calcext:value-type="float">
            <text:p>0.377592234629898</text:p>
          </table:table-cell>
          <table:table-cell table:formula="of:=[.L$2]*SIN(([.A291]+[.B291])*PI()/180)" office:value-type="float" office:value="-0.466287576874186" calcext:value-type="float">
            <text:p>-0.466287576874186</text:p>
          </table:table-cell>
          <table:table-cell table:formula="of:=[.C291]+[.E291]" office:value-type="float" office:value="7.21452347823018" calcext:value-type="float">
            <text:p>7.21452347823018</text:p>
          </table:table-cell>
          <table:table-cell table:formula="of:=[.D291]+[.F291]" office:value-type="float" office:value="-20.3221776644598" calcext:value-type="float">
            <text:p>-20.3221776644598</text:p>
          </table:table-cell>
          <table:table-cell table:number-columns-repeated="4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[.J$2]*[.A292]/[.K$2]" office:value-type="float" office:value="5800" calcext:value-type="float">
            <text:p>5800</text:p>
          </table:table-cell>
          <table:table-cell table:formula="of:=([.J$2]+[.K$2])*COS([.A292]*PI()/180)" office:value-type="float" office:value="7.18242300983903" calcext:value-type="float">
            <text:p>7.18242300983903</text:p>
          </table:table-cell>
          <table:table-cell table:formula="of:=([.J$2]+[.K$2])*SIN([.A292]*PI()/180)" office:value-type="float" office:value="-19.7335450365041" calcext:value-type="float">
            <text:p>-19.7335450365041</text:p>
          </table:table-cell>
          <table:table-cell table:formula="of:=[.L$2]*COS(([.A292]+[.B292])*PI()/180)" office:value-type="float" office:value="0.519615242270663" calcext:value-type="float">
            <text:p>0.519615242270663</text:p>
          </table:table-cell>
          <table:table-cell table:formula="of:=[.L$2]*SIN(([.A292]+[.B292])*PI()/180)" office:value-type="float" office:value="-0.3" calcext:value-type="float">
            <text:p>-0.3</text:p>
          </table:table-cell>
          <table:table-cell table:formula="of:=[.C292]+[.E292]" office:value-type="float" office:value="7.70203825210969" calcext:value-type="float">
            <text:p>7.70203825210969</text:p>
          </table:table-cell>
          <table:table-cell table:formula="of:=[.D292]+[.F292]" office:value-type="float" office:value="-20.0335450365041" calcext:value-type="float">
            <text:p>-20.0335450365041</text:p>
          </table:table-cell>
          <table:table-cell table:number-columns-repeated="4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[.J$2]*[.A293]/[.K$2]" office:value-type="float" office:value="5820" calcext:value-type="float">
            <text:p>5820</text:p>
          </table:table-cell>
          <table:table-cell table:formula="of:=([.J$2]+[.K$2])*COS([.A293]*PI()/180)" office:value-type="float" office:value="7.52572694045129" calcext:value-type="float">
            <text:p>7.52572694045129</text:p>
          </table:table-cell>
          <table:table-cell table:formula="of:=([.J$2]+[.K$2])*SIN([.A293]*PI()/180)" office:value-type="float" office:value="-19.6051889564412" calcext:value-type="float">
            <text:p>-19.6051889564412</text:p>
          </table:table-cell>
          <table:table-cell table:formula="of:=[.L$2]*COS(([.A293]+[.B293])*PI()/180)" office:value-type="float" office:value="0.592613004357081" calcext:value-type="float">
            <text:p>0.592613004357081</text:p>
          </table:table-cell>
          <table:table-cell table:formula="of:=[.L$2]*SIN(([.A293]+[.B293])*PI()/180)" office:value-type="float" office:value="-0.09386067902415" calcext:value-type="float">
            <text:p>-0.09386067902415</text:p>
          </table:table-cell>
          <table:table-cell table:formula="of:=[.C293]+[.E293]" office:value-type="float" office:value="8.11833994480837" calcext:value-type="float">
            <text:p>8.11833994480837</text:p>
          </table:table-cell>
          <table:table-cell table:formula="of:=[.D293]+[.F293]" office:value-type="float" office:value="-19.6990496354654" calcext:value-type="float">
            <text:p>-19.6990496354654</text:p>
          </table:table-cell>
          <table:table-cell table:number-columns-repeated="4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[.J$2]*[.A294]/[.K$2]" office:value-type="float" office:value="5840" calcext:value-type="float">
            <text:p>5840</text:p>
          </table:table-cell>
          <table:table-cell table:formula="of:=([.J$2]+[.K$2])*COS([.A294]*PI()/180)" office:value-type="float" office:value="7.86673846173415" calcext:value-type="float">
            <text:p>7.86673846173415</text:p>
          </table:table-cell>
          <table:table-cell table:formula="of:=([.J$2]+[.K$2])*SIN([.A294]*PI()/180)" office:value-type="float" office:value="-19.4708609459025" calcext:value-type="float">
            <text:p>-19.4708609459025</text:p>
          </table:table-cell>
          <table:table-cell table:formula="of:=[.L$2]*COS(([.A294]+[.B294])*PI()/180)" office:value-type="float" office:value="0.586888560440285" calcext:value-type="float">
            <text:p>0.586888560440285</text:p>
          </table:table-cell>
          <table:table-cell table:formula="of:=[.L$2]*SIN(([.A294]+[.B294])*PI()/180)" office:value-type="float" office:value="0.12474701449065" calcext:value-type="float">
            <text:p>0.12474701449065</text:p>
          </table:table-cell>
          <table:table-cell table:formula="of:=[.C294]+[.E294]" office:value-type="float" office:value="8.45362702217444" calcext:value-type="float">
            <text:p>8.45362702217444</text:p>
          </table:table-cell>
          <table:table-cell table:formula="of:=[.D294]+[.F294]" office:value-type="float" office:value="-19.3461139314119" calcext:value-type="float">
            <text:p>-19.3461139314119</text:p>
          </table:table-cell>
          <table:table-cell table:number-columns-repeated="4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[.J$2]*[.A295]/[.K$2]" office:value-type="float" office:value="5860" calcext:value-type="float">
            <text:p>5860</text:p>
          </table:table-cell>
          <table:table-cell table:formula="of:=([.J$2]+[.K$2])*COS([.A295]*PI()/180)" office:value-type="float" office:value="8.20535369827474" calcext:value-type="float">
            <text:p>8.20535369827474</text:p>
          </table:table-cell>
          <table:table-cell table:formula="of:=([.J$2]+[.K$2])*SIN([.A295]*PI()/180)" office:value-type="float" office:value="-19.3306019225013" calcext:value-type="float">
            <text:p>-19.3306019225013</text:p>
          </table:table-cell>
          <table:table-cell table:formula="of:=[.L$2]*COS(([.A295]+[.B295])*PI()/180)" office:value-type="float" office:value="0.503202340767255" calcext:value-type="float">
            <text:p>0.503202340767255</text:p>
          </table:table-cell>
          <table:table-cell table:formula="of:=[.L$2]*SIN(([.A295]+[.B295])*PI()/180)" office:value-type="float" office:value="0.326783421009016" calcext:value-type="float">
            <text:p>0.326783421009016</text:p>
          </table:table-cell>
          <table:table-cell table:formula="of:=[.C295]+[.E295]" office:value-type="float" office:value="8.708556039042" calcext:value-type="float">
            <text:p>8.708556039042</text:p>
          </table:table-cell>
          <table:table-cell table:formula="of:=[.D295]+[.F295]" office:value-type="float" office:value="-19.0038185014922" calcext:value-type="float">
            <text:p>-19.0038185014922</text:p>
          </table:table-cell>
          <table:table-cell table:number-columns-repeated="4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[.J$2]*[.A296]/[.K$2]" office:value-type="float" office:value="5880" calcext:value-type="float">
            <text:p>5880</text:p>
          </table:table-cell>
          <table:table-cell table:formula="of:=([.J$2]+[.K$2])*COS([.A296]*PI()/180)" office:value-type="float" office:value="8.54146950459181" calcext:value-type="float">
            <text:p>8.54146950459181</text:p>
          </table:table-cell>
          <table:table-cell table:formula="of:=([.J$2]+[.K$2])*SIN([.A296]*PI()/180)" office:value-type="float" office:value="-19.1844546104946" calcext:value-type="float">
            <text:p>-19.1844546104946</text:p>
          </table:table-cell>
          <table:table-cell table:formula="of:=[.L$2]*COS(([.A296]+[.B296])*PI()/180)" office:value-type="float" office:value="0.352671151375487" calcext:value-type="float">
            <text:p>0.352671151375487</text:p>
          </table:table-cell>
          <table:table-cell table:formula="of:=[.L$2]*SIN(([.A296]+[.B296])*PI()/180)" office:value-type="float" office:value="0.485410196624966" calcext:value-type="float">
            <text:p>0.485410196624966</text:p>
          </table:table-cell>
          <table:table-cell table:formula="of:=[.C296]+[.E296]" office:value-type="float" office:value="8.8941406559673" calcext:value-type="float">
            <text:p>8.8941406559673</text:p>
          </table:table-cell>
          <table:table-cell table:formula="of:=[.D296]+[.F296]" office:value-type="float" office:value="-18.6990444138697" calcext:value-type="float">
            <text:p>-18.6990444138697</text:p>
          </table:table-cell>
          <table:table-cell table:number-columns-repeated="4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[.J$2]*[.A297]/[.K$2]" office:value-type="float" office:value="5900" calcext:value-type="float">
            <text:p>5900</text:p>
          </table:table-cell>
          <table:table-cell table:formula="of:=([.J$2]+[.K$2])*COS([.A297]*PI()/180)" office:value-type="float" office:value="8.87498349655469" calcext:value-type="float">
            <text:p>8.87498349655469</text:p>
          </table:table-cell>
          <table:table-cell table:formula="of:=([.J$2]+[.K$2])*SIN([.A297]*PI()/180)" office:value-type="float" office:value="-19.0324635277696" calcext:value-type="float">
            <text:p>-19.0324635277696</text:p>
          </table:table-cell>
          <table:table-cell table:formula="of:=[.L$2]*COS(([.A297]+[.B297])*PI()/180)" office:value-type="float" office:value="0.155291427061511" calcext:value-type="float">
            <text:p>0.155291427061511</text:p>
          </table:table-cell>
          <table:table-cell table:formula="of:=[.L$2]*SIN(([.A297]+[.B297])*PI()/180)" office:value-type="float" office:value="0.579555495773442" calcext:value-type="float">
            <text:p>0.579555495773442</text:p>
          </table:table-cell>
          <table:table-cell table:formula="of:=[.C297]+[.E297]" office:value-type="float" office:value="9.0302749236162" calcext:value-type="float">
            <text:p>9.0302749236162</text:p>
          </table:table-cell>
          <table:table-cell table:formula="of:=[.D297]+[.F297]" office:value-type="float" office:value="-18.4529080319962" calcext:value-type="float">
            <text:p>-18.4529080319962</text:p>
          </table:table-cell>
          <table:table-cell table:number-columns-repeated="4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[.J$2]*[.A298]/[.K$2]" office:value-type="float" office:value="5920" calcext:value-type="float">
            <text:p>5920</text:p>
          </table:table-cell>
          <table:table-cell table:formula="of:=([.J$2]+[.K$2])*COS([.A298]*PI()/180)" office:value-type="float" office:value="9.20579408257063" calcext:value-type="float">
            <text:p>9.20579408257063</text:p>
          </table:table-cell>
          <table:table-cell table:formula="of:=([.J$2]+[.K$2])*SIN([.A298]*PI()/180)" office:value-type="float" office:value="-18.8746749722825" calcext:value-type="float">
            <text:p>-18.8746749722825</text:p>
          </table:table-cell>
          <table:table-cell table:formula="of:=[.L$2]*COS(([.A298]+[.B298])*PI()/180)" office:value-type="float" office:value="-0.0627170779605825" calcext:value-type="float">
            <text:p>-0.062717077960583</text:p>
          </table:table-cell>
          <table:table-cell table:formula="of:=[.L$2]*SIN(([.A298]+[.B298])*PI()/180)" office:value-type="float" office:value="0.596713137220965" calcext:value-type="float">
            <text:p>0.596713137220965</text:p>
          </table:table-cell>
          <table:table-cell table:formula="of:=[.C298]+[.E298]" office:value-type="float" office:value="9.14307700461004" calcext:value-type="float">
            <text:p>9.14307700461004</text:p>
          </table:table-cell>
          <table:table-cell table:formula="of:=[.D298]+[.F298]" office:value-type="float" office:value="-18.2779618350615" calcext:value-type="float">
            <text:p>-18.2779618350615</text:p>
          </table:table-cell>
          <table:table-cell table:number-columns-repeated="4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[.J$2]*[.A299]/[.K$2]" office:value-type="float" office:value="5940" calcext:value-type="float">
            <text:p>5940</text:p>
          </table:table-cell>
          <table:table-cell table:formula="of:=([.J$2]+[.K$2])*COS([.A299]*PI()/180)" office:value-type="float" office:value="9.53380049453048" calcext:value-type="float">
            <text:p>9.53380049453048</text:p>
          </table:table-cell>
          <table:table-cell table:formula="of:=([.J$2]+[.K$2])*SIN([.A299]*PI()/180)" office:value-type="float" office:value="-18.7111370079557" calcext:value-type="float">
            <text:p>-18.7111370079557</text:p>
          </table:table-cell>
          <table:table-cell table:formula="of:=[.L$2]*COS(([.A299]+[.B299])*PI()/180)" office:value-type="float" office:value="-0.272394299843724" calcext:value-type="float">
            <text:p>-0.272394299843724</text:p>
          </table:table-cell>
          <table:table-cell table:formula="of:=[.L$2]*SIN(([.A299]+[.B299])*PI()/180)" office:value-type="float" office:value="0.534603914513023" calcext:value-type="float">
            <text:p>0.534603914513023</text:p>
          </table:table-cell>
          <table:table-cell table:formula="of:=[.C299]+[.E299]" office:value-type="float" office:value="9.26140619468676" calcext:value-type="float">
            <text:p>9.26140619468676</text:p>
          </table:table-cell>
          <table:table-cell table:formula="of:=[.D299]+[.F299]" office:value-type="float" office:value="-18.1765330934427" calcext:value-type="float">
            <text:p>-18.1765330934427</text:p>
          </table:table-cell>
          <table:table-cell table:number-columns-repeated="4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[.J$2]*[.A300]/[.K$2]" office:value-type="float" office:value="5960" calcext:value-type="float">
            <text:p>5960</text:p>
          </table:table-cell>
          <table:table-cell table:formula="of:=([.J$2]+[.K$2])*COS([.A300]*PI()/180)" office:value-type="float" office:value="9.8589028185037" calcext:value-type="float">
            <text:p>9.8589028185037</text:p>
          </table:table-cell>
          <table:table-cell table:formula="of:=([.J$2]+[.K$2])*SIN([.A300]*PI()/180)" office:value-type="float" office:value="-18.5418994500375" calcext:value-type="float">
            <text:p>-18.5418994500375</text:p>
          </table:table-cell>
          <table:table-cell table:formula="of:=[.L$2]*COS(([.A300]+[.B300])*PI()/180)" office:value-type="float" office:value="-0.445886895286438" calcext:value-type="float">
            <text:p>-0.445886895286438</text:p>
          </table:table-cell>
          <table:table-cell table:formula="of:=[.L$2]*SIN(([.A300]+[.B300])*PI()/180)" office:value-type="float" office:value="0.401478363815314" calcext:value-type="float">
            <text:p>0.401478363815314</text:p>
          </table:table-cell>
          <table:table-cell table:formula="of:=[.C300]+[.E300]" office:value-type="float" office:value="9.41301592321726" calcext:value-type="float">
            <text:p>9.41301592321726</text:p>
          </table:table-cell>
          <table:table-cell table:formula="of:=[.D300]+[.F300]" office:value-type="float" office:value="-18.1404210862222" calcext:value-type="float">
            <text:p>-18.1404210862222</text:p>
          </table:table-cell>
          <table:table-cell table:number-columns-repeated="4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[.J$2]*[.A301]/[.K$2]" office:value-type="float" office:value="5980" calcext:value-type="float">
            <text:p>5980</text:p>
          </table:table-cell>
          <table:table-cell table:formula="of:=([.J$2]+[.K$2])*COS([.A301]*PI()/180)" office:value-type="float" office:value="10.1810020251731" calcext:value-type="float">
            <text:p>10.1810020251731</text:p>
          </table:table-cell>
          <table:table-cell table:formula="of:=([.J$2]+[.K$2])*SIN([.A301]*PI()/180)" office:value-type="float" office:value="-18.3670138499273" calcext:value-type="float">
            <text:p>-18.3670138499273</text:p>
          </table:table-cell>
          <table:table-cell table:formula="of:=[.L$2]*COS(([.A301]+[.B301])*PI()/180)" office:value-type="float" office:value="-0.56014825589832" calcext:value-type="float">
            <text:p>-0.56014825589832</text:p>
          </table:table-cell>
          <table:table-cell table:formula="of:=[.L$2]*SIN(([.A301]+[.B301])*PI()/180)" office:value-type="float" office:value="0.215020769727182" calcext:value-type="float">
            <text:p>0.215020769727182</text:p>
          </table:table-cell>
          <table:table-cell table:formula="of:=[.C301]+[.E301]" office:value-type="float" office:value="9.62085376927475" calcext:value-type="float">
            <text:p>9.62085376927475</text:p>
          </table:table-cell>
          <table:table-cell table:formula="of:=[.D301]+[.F301]" office:value-type="float" office:value="-18.1519930802001" calcext:value-type="float">
            <text:p>-18.1519930802001</text:p>
          </table:table-cell>
          <table:table-cell table:number-columns-repeated="4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[.J$2]*[.A302]/[.K$2]" office:value-type="float" office:value="6000" calcext:value-type="float">
            <text:p>6000</text:p>
          </table:table-cell>
          <table:table-cell table:formula="of:=([.J$2]+[.K$2])*COS([.A302]*PI()/180)" office:value-type="float" office:value="10.5" calcext:value-type="float">
            <text:p>10.5</text:p>
          </table:table-cell>
          <table:table-cell table:formula="of:=([.J$2]+[.K$2])*SIN([.A302]*PI()/180)" office:value-type="float" office:value="-18.1865334794732" calcext:value-type="float">
            <text:p>-18.1865334794732</text:p>
          </table:table-cell>
          <table:table-cell table:formula="of:=[.L$2]*COS(([.A302]+[.B302])*PI()/180)" office:value-type="float" office:value="-0.6" calcext:value-type="float">
            <text:p>-0.6</text:p>
          </table:table-cell>
          <table:table-cell table:formula="of:=[.L$2]*SIN(([.A302]+[.B302])*PI()/180)" office:value-type="float" office:value="4.70338648548974E-015" calcext:value-type="float">
            <text:p>4.70338648548974E-15</text:p>
          </table:table-cell>
          <table:table-cell table:formula="of:=[.C302]+[.E302]" office:value-type="float" office:value="9.9" calcext:value-type="float">
            <text:p>9.9</text:p>
          </table:table-cell>
          <table:table-cell table:formula="of:=[.D302]+[.F302]" office:value-type="float" office:value="-18.1865334794732" calcext:value-type="float">
            <text:p>-18.1865334794732</text:p>
          </table:table-cell>
          <table:table-cell table:number-columns-repeated="4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[.J$2]*[.A303]/[.K$2]" office:value-type="float" office:value="6020" calcext:value-type="float">
            <text:p>6020</text:p>
          </table:table-cell>
          <table:table-cell table:formula="of:=([.J$2]+[.K$2])*COS([.A303]*PI()/180)" office:value-type="float" office:value="10.8157995731111" calcext:value-type="float">
            <text:p>10.8157995731111</text:p>
          </table:table-cell>
          <table:table-cell table:formula="of:=([.J$2]+[.K$2])*SIN([.A303]*PI()/180)" office:value-type="float" office:value="-18.0005133147444" calcext:value-type="float">
            <text:p>-18.0005133147444</text:p>
          </table:table-cell>
          <table:table-cell table:formula="of:=[.L$2]*COS(([.A303]+[.B303])*PI()/180)" office:value-type="float" office:value="-0.560148255898324" calcext:value-type="float">
            <text:p>-0.560148255898324</text:p>
          </table:table-cell>
          <table:table-cell table:formula="of:=[.L$2]*SIN(([.A303]+[.B303])*PI()/180)" office:value-type="float" office:value="-0.215020769727173" calcext:value-type="float">
            <text:p>-0.215020769727173</text:p>
          </table:table-cell>
          <table:table-cell table:formula="of:=[.C303]+[.E303]" office:value-type="float" office:value="10.2556513172128" calcext:value-type="float">
            <text:p>10.2556513172128</text:p>
          </table:table-cell>
          <table:table-cell table:formula="of:=[.D303]+[.F303]" office:value-type="float" office:value="-18.2155340844715" calcext:value-type="float">
            <text:p>-18.2155340844715</text:p>
          </table:table-cell>
          <table:table-cell table:number-columns-repeated="4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[.J$2]*[.A304]/[.K$2]" office:value-type="float" office:value="6040" calcext:value-type="float">
            <text:p>6040</text:p>
          </table:table-cell>
          <table:table-cell table:formula="of:=([.J$2]+[.K$2])*COS([.A304]*PI()/180)" office:value-type="float" office:value="11.1283045488973" calcext:value-type="float">
            <text:p>11.1283045488973</text:p>
          </table:table-cell>
          <table:table-cell table:formula="of:=([.J$2]+[.K$2])*SIN([.A304]*PI()/180)" office:value-type="float" office:value="-17.809010019285" calcext:value-type="float">
            <text:p>-17.809010019285</text:p>
          </table:table-cell>
          <table:table-cell table:formula="of:=[.L$2]*COS(([.A304]+[.B304])*PI()/180)" office:value-type="float" office:value="-0.445886895286438" calcext:value-type="float">
            <text:p>-0.445886895286438</text:p>
          </table:table-cell>
          <table:table-cell table:formula="of:=[.L$2]*SIN(([.A304]+[.B304])*PI()/180)" office:value-type="float" office:value="-0.401478363815313" calcext:value-type="float">
            <text:p>-0.401478363815313</text:p>
          </table:table-cell>
          <table:table-cell table:formula="of:=[.C304]+[.E304]" office:value-type="float" office:value="10.6824176536109" calcext:value-type="float">
            <text:p>10.6824176536109</text:p>
          </table:table-cell>
          <table:table-cell table:formula="of:=[.D304]+[.F304]" office:value-type="float" office:value="-18.2104883831003" calcext:value-type="float">
            <text:p>-18.2104883831003</text:p>
          </table:table-cell>
          <table:table-cell table:number-columns-repeated="4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[.J$2]*[.A305]/[.K$2]" office:value-type="float" office:value="6060" calcext:value-type="float">
            <text:p>6060</text:p>
          </table:table-cell>
          <table:table-cell table:formula="of:=([.J$2]+[.K$2])*COS([.A305]*PI()/180)" office:value-type="float" office:value="11.4374197353156" calcext:value-type="float">
            <text:p>11.4374197353156</text:p>
          </table:table-cell>
          <table:table-cell table:formula="of:=([.J$2]+[.K$2])*SIN([.A305]*PI()/180)" office:value-type="float" office:value="-17.6120819268539" calcext:value-type="float">
            <text:p>-17.6120819268539</text:p>
          </table:table-cell>
          <table:table-cell table:formula="of:=[.L$2]*COS(([.A305]+[.B305])*PI()/180)" office:value-type="float" office:value="-0.272394299843725" calcext:value-type="float">
            <text:p>-0.272394299843725</text:p>
          </table:table-cell>
          <table:table-cell table:formula="of:=[.L$2]*SIN(([.A305]+[.B305])*PI()/180)" office:value-type="float" office:value="-0.534603914513022" calcext:value-type="float">
            <text:p>-0.534603914513022</text:p>
          </table:table-cell>
          <table:table-cell table:formula="of:=[.C305]+[.E305]" office:value-type="float" office:value="11.1650254354718" calcext:value-type="float">
            <text:p>11.1650254354718</text:p>
          </table:table-cell>
          <table:table-cell table:formula="of:=[.D305]+[.F305]" office:value-type="float" office:value="-18.1466858413669" calcext:value-type="float">
            <text:p>-18.1466858413669</text:p>
          </table:table-cell>
          <table:table-cell table:number-columns-repeated="4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[.J$2]*[.A306]/[.K$2]" office:value-type="float" office:value="6080" calcext:value-type="float">
            <text:p>6080</text:p>
          </table:table-cell>
          <table:table-cell table:formula="of:=([.J$2]+[.K$2])*COS([.A306]*PI()/180)" office:value-type="float" office:value="11.7430509728857" calcext:value-type="float">
            <text:p>11.7430509728857</text:p>
          </table:table-cell>
          <table:table-cell table:formula="of:=([.J$2]+[.K$2])*SIN([.A306]*PI()/180)" office:value-type="float" office:value="-17.4097890236559" calcext:value-type="float">
            <text:p>-17.4097890236559</text:p>
          </table:table-cell>
          <table:table-cell table:formula="of:=[.L$2]*COS(([.A306]+[.B306])*PI()/180)" office:value-type="float" office:value="-0.0627170779606003" calcext:value-type="float">
            <text:p>-0.0627170779606</text:p>
          </table:table-cell>
          <table:table-cell table:formula="of:=[.L$2]*SIN(([.A306]+[.B306])*PI()/180)" office:value-type="float" office:value="-0.596713137220963" calcext:value-type="float">
            <text:p>-0.596713137220963</text:p>
          </table:table-cell>
          <table:table-cell table:formula="of:=[.C306]+[.E306]" office:value-type="float" office:value="11.6803338949251" calcext:value-type="float">
            <text:p>11.6803338949251</text:p>
          </table:table-cell>
          <table:table-cell table:formula="of:=[.D306]+[.F306]" office:value-type="float" office:value="-18.0065021608768" calcext:value-type="float">
            <text:p>-18.0065021608768</text:p>
          </table:table-cell>
          <table:table-cell table:number-columns-repeated="4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[.J$2]*[.A307]/[.K$2]" office:value-type="float" office:value="6100" calcext:value-type="float">
            <text:p>6100</text:p>
          </table:table-cell>
          <table:table-cell table:formula="of:=([.J$2]+[.K$2])*COS([.A307]*PI()/180)" office:value-type="float" office:value="12.045105163372" calcext:value-type="float">
            <text:p>12.045105163372</text:p>
          </table:table-cell>
          <table:table-cell table:formula="of:=([.J$2]+[.K$2])*SIN([.A307]*PI()/180)" office:value-type="float" office:value="-17.2021929300688" calcext:value-type="float">
            <text:p>-17.2021929300688</text:p>
          </table:table-cell>
          <table:table-cell table:formula="of:=[.L$2]*COS(([.A307]+[.B307])*PI()/180)" office:value-type="float" office:value="0.15529142706151" calcext:value-type="float">
            <text:p>0.15529142706151</text:p>
          </table:table-cell>
          <table:table-cell table:formula="of:=[.L$2]*SIN(([.A307]+[.B307])*PI()/180)" office:value-type="float" office:value="-0.579555495773442" calcext:value-type="float">
            <text:p>-0.579555495773442</text:p>
          </table:table-cell>
          <table:table-cell table:formula="of:=[.C307]+[.E307]" office:value-type="float" office:value="12.2003965904335" calcext:value-type="float">
            <text:p>12.2003965904335</text:p>
          </table:table-cell>
          <table:table-cell table:formula="of:=[.D307]+[.F307]" office:value-type="float" office:value="-17.7817484258423" calcext:value-type="float">
            <text:p>-17.7817484258423</text:p>
          </table:table-cell>
          <table:table-cell table:number-columns-repeated="4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[.J$2]*[.A308]/[.K$2]" office:value-type="float" office:value="6120" calcext:value-type="float">
            <text:p>6120</text:p>
          </table:table-cell>
          <table:table-cell table:formula="of:=([.J$2]+[.K$2])*COS([.A308]*PI()/180)" office:value-type="float" office:value="12.3434902981419" calcext:value-type="float">
            <text:p>12.3434902981419</text:p>
          </table:table-cell>
          <table:table-cell table:formula="of:=([.J$2]+[.K$2])*SIN([.A308]*PI()/180)" office:value-type="float" office:value="-16.9893568818739" calcext:value-type="float">
            <text:p>-16.9893568818739</text:p>
          </table:table-cell>
          <table:table-cell table:formula="of:=[.L$2]*COS(([.A308]+[.B308])*PI()/180)" office:value-type="float" office:value="0.352671151375479" calcext:value-type="float">
            <text:p>0.352671151375479</text:p>
          </table:table-cell>
          <table:table-cell table:formula="of:=[.L$2]*SIN(([.A308]+[.B308])*PI()/180)" office:value-type="float" office:value="-0.485410196624972" calcext:value-type="float">
            <text:p>-0.485410196624972</text:p>
          </table:table-cell>
          <table:table-cell table:formula="of:=[.C308]+[.E308]" office:value-type="float" office:value="12.6961614495174" calcext:value-type="float">
            <text:p>12.6961614495174</text:p>
          </table:table-cell>
          <table:table-cell table:formula="of:=[.D308]+[.F308]" office:value-type="float" office:value="-17.4747670784989" calcext:value-type="float">
            <text:p>-17.4747670784989</text:p>
          </table:table-cell>
          <table:table-cell table:number-columns-repeated="4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[.J$2]*[.A309]/[.K$2]" office:value-type="float" office:value="6140" calcext:value-type="float">
            <text:p>6140</text:p>
          </table:table-cell>
          <table:table-cell table:formula="of:=([.J$2]+[.K$2])*COS([.A309]*PI()/180)" office:value-type="float" office:value="12.638115486193" calcext:value-type="float">
            <text:p>12.638115486193</text:p>
          </table:table-cell>
          <table:table-cell table:formula="of:=([.J$2]+[.K$2])*SIN([.A309]*PI()/180)" office:value-type="float" office:value="-16.7713457109932" calcext:value-type="float">
            <text:p>-16.7713457109932</text:p>
          </table:table-cell>
          <table:table-cell table:formula="of:=[.L$2]*COS(([.A309]+[.B309])*PI()/180)" office:value-type="float" office:value="0.503202340767254" calcext:value-type="float">
            <text:p>0.503202340767254</text:p>
          </table:table-cell>
          <table:table-cell table:formula="of:=[.L$2]*SIN(([.A309]+[.B309])*PI()/180)" office:value-type="float" office:value="-0.326783421009017" calcext:value-type="float">
            <text:p>-0.326783421009017</text:p>
          </table:table-cell>
          <table:table-cell table:formula="of:=[.C309]+[.E309]" office:value-type="float" office:value="13.1413178269603" calcext:value-type="float">
            <text:p>13.1413178269603</text:p>
          </table:table-cell>
          <table:table-cell table:formula="of:=[.D309]+[.F309]" office:value-type="float" office:value="-17.0981291320022" calcext:value-type="float">
            <text:p>-17.0981291320022</text:p>
          </table:table-cell>
          <table:table-cell table:number-columns-repeated="4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[.J$2]*[.A310]/[.K$2]" office:value-type="float" office:value="6160" calcext:value-type="float">
            <text:p>6160</text:p>
          </table:table-cell>
          <table:table-cell table:formula="of:=([.J$2]+[.K$2])*COS([.A310]*PI()/180)" office:value-type="float" office:value="12.9288909818388" calcext:value-type="float">
            <text:p>12.9288909818388</text:p>
          </table:table-cell>
          <table:table-cell table:formula="of:=([.J$2]+[.K$2])*SIN([.A310]*PI()/180)" office:value-type="float" office:value="-16.5482258257412" calcext:value-type="float">
            <text:p>-16.5482258257412</text:p>
          </table:table-cell>
          <table:table-cell table:formula="of:=[.L$2]*COS(([.A310]+[.B310])*PI()/180)" office:value-type="float" office:value="0.586888560440285" calcext:value-type="float">
            <text:p>0.586888560440285</text:p>
          </table:table-cell>
          <table:table-cell table:formula="of:=[.L$2]*SIN(([.A310]+[.B310])*PI()/180)" office:value-type="float" office:value="-0.124747014490651" calcext:value-type="float">
            <text:p>-0.124747014490651</text:p>
          </table:table-cell>
          <table:table-cell table:formula="of:=[.C310]+[.E310]" office:value-type="float" office:value="13.5157795422791" calcext:value-type="float">
            <text:p>13.5157795422791</text:p>
          </table:table-cell>
          <table:table-cell table:formula="of:=[.D310]+[.F310]" office:value-type="float" office:value="-16.6729728402318" calcext:value-type="float">
            <text:p>-16.6729728402318</text:p>
          </table:table-cell>
          <table:table-cell table:number-columns-repeated="4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[.J$2]*[.A311]/[.K$2]" office:value-type="float" office:value="6180" calcext:value-type="float">
            <text:p>6180</text:p>
          </table:table-cell>
          <table:table-cell table:formula="of:=([.J$2]+[.K$2])*COS([.A311]*PI()/180)" office:value-type="float" office:value="13.2157282120466" calcext:value-type="float">
            <text:p>13.2157282120466</text:p>
          </table:table-cell>
          <table:table-cell table:formula="of:=([.J$2]+[.K$2])*SIN([.A311]*PI()/180)" office:value-type="float" office:value="-16.3200651905964" calcext:value-type="float">
            <text:p>-16.3200651905964</text:p>
          </table:table-cell>
          <table:table-cell table:formula="of:=[.L$2]*COS(([.A311]+[.B311])*PI()/180)" office:value-type="float" office:value="0.592613004357084" calcext:value-type="float">
            <text:p>0.592613004357084</text:p>
          </table:table-cell>
          <table:table-cell table:formula="of:=[.L$2]*SIN(([.A311]+[.B311])*PI()/180)" office:value-type="float" office:value="0.0938606790241322" calcext:value-type="float">
            <text:p>0.093860679024132</text:p>
          </table:table-cell>
          <table:table-cell table:formula="of:=[.C311]+[.E311]" office:value-type="float" office:value="13.8083412164037" calcext:value-type="float">
            <text:p>13.8083412164037</text:p>
          </table:table-cell>
          <table:table-cell table:formula="of:=[.D311]+[.F311]" office:value-type="float" office:value="-16.2262045115723" calcext:value-type="float">
            <text:p>-16.2262045115723</text:p>
          </table:table-cell>
          <table:table-cell table:number-columns-repeated="4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[.J$2]*[.A312]/[.K$2]" office:value-type="float" office:value="6200" calcext:value-type="float">
            <text:p>6200</text:p>
          </table:table-cell>
          <table:table-cell table:formula="of:=([.J$2]+[.K$2])*COS([.A312]*PI()/180)" office:value-type="float" office:value="13.4985398034173" calcext:value-type="float">
            <text:p>13.4985398034173</text:p>
          </table:table-cell>
          <table:table-cell table:formula="of:=([.J$2]+[.K$2])*SIN([.A312]*PI()/180)" office:value-type="float" office:value="-16.0869333054985" calcext:value-type="float">
            <text:p>-16.0869333054985</text:p>
          </table:table-cell>
          <table:table-cell table:formula="of:=[.L$2]*COS(([.A312]+[.B312])*PI()/180)" office:value-type="float" office:value="0.519615242270664" calcext:value-type="float">
            <text:p>0.519615242270664</text:p>
          </table:table-cell>
          <table:table-cell table:formula="of:=[.L$2]*SIN(([.A312]+[.B312])*PI()/180)" office:value-type="float" office:value="0.299999999999999" calcext:value-type="float">
            <text:p>0.299999999999999</text:p>
          </table:table-cell>
          <table:table-cell table:formula="of:=[.C312]+[.E312]" office:value-type="float" office:value="14.018155045688" calcext:value-type="float">
            <text:p>14.018155045688</text:p>
          </table:table-cell>
          <table:table-cell table:formula="of:=[.D312]+[.F312]" office:value-type="float" office:value="-15.7869333054985" calcext:value-type="float">
            <text:p>-15.7869333054985</text:p>
          </table:table-cell>
          <table:table-cell table:number-columns-repeated="4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[.J$2]*[.A313]/[.K$2]" office:value-type="float" office:value="6220" calcext:value-type="float">
            <text:p>6220</text:p>
          </table:table-cell>
          <table:table-cell table:formula="of:=([.J$2]+[.K$2])*COS([.A313]*PI()/180)" office:value-type="float" office:value="13.7772396088006" calcext:value-type="float">
            <text:p>13.7772396088006</text:p>
          </table:table-cell>
          <table:table-cell table:formula="of:=([.J$2]+[.K$2])*SIN([.A313]*PI()/180)" office:value-type="float" office:value="-15.8489011846782" calcext:value-type="float">
            <text:p>-15.8489011846782</text:p>
          </table:table-cell>
          <table:table-cell table:formula="of:=[.L$2]*COS(([.A313]+[.B313])*PI()/180)" office:value-type="float" office:value="0.377592234629906" calcext:value-type="float">
            <text:p>0.377592234629906</text:p>
          </table:table-cell>
          <table:table-cell table:formula="of:=[.L$2]*SIN(([.A313]+[.B313])*PI()/180)" office:value-type="float" office:value="0.46628757687418" calcext:value-type="float">
            <text:p>0.46628757687418</text:p>
          </table:table-cell>
          <table:table-cell table:formula="of:=[.C313]+[.E313]" office:value-type="float" office:value="14.1548318434306" calcext:value-type="float">
            <text:p>14.1548318434306</text:p>
          </table:table-cell>
          <table:table-cell table:formula="of:=[.D313]+[.F313]" office:value-type="float" office:value="-15.382613607804" calcext:value-type="float">
            <text:p>-15.382613607804</text:p>
          </table:table-cell>
          <table:table-cell table:number-columns-repeated="4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[.J$2]*[.A314]/[.K$2]" office:value-type="float" office:value="6240" calcext:value-type="float">
            <text:p>6240</text:p>
          </table:table-cell>
          <table:table-cell table:formula="of:=([.J$2]+[.K$2])*COS([.A314]*PI()/180)" office:value-type="float" office:value="14.051742733536" calcext:value-type="float">
            <text:p>14.051742733536</text:p>
          </table:table-cell>
          <table:table-cell table:formula="of:=([.J$2]+[.K$2])*SIN([.A314]*PI()/180)" office:value-type="float" office:value="-15.6060413350253" calcext:value-type="float">
            <text:p>-15.6060413350253</text:p>
          </table:table-cell>
          <table:table-cell table:formula="of:=[.L$2]*COS(([.A314]+[.B314])*PI()/180)" office:value-type="float" office:value="0.185410196624967" calcext:value-type="float">
            <text:p>0.185410196624967</text:p>
          </table:table-cell>
          <table:table-cell table:formula="of:=[.L$2]*SIN(([.A314]+[.B314])*PI()/180)" office:value-type="float" office:value="0.570633909777093" calcext:value-type="float">
            <text:p>0.570633909777093</text:p>
          </table:table-cell>
          <table:table-cell table:formula="of:=[.C314]+[.E314]" office:value-type="float" office:value="14.237152930161" calcext:value-type="float">
            <text:p>14.237152930161</text:p>
          </table:table-cell>
          <table:table-cell table:formula="of:=[.D314]+[.F314]" office:value-type="float" office:value="-15.0354074252482" calcext:value-type="float">
            <text:p>-15.0354074252482</text:p>
          </table:table-cell>
          <table:table-cell table:number-columns-repeated="4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[.J$2]*[.A315]/[.K$2]" office:value-type="float" office:value="6260" calcext:value-type="float">
            <text:p>6260</text:p>
          </table:table-cell>
          <table:table-cell table:formula="of:=([.J$2]+[.K$2])*COS([.A315]*PI()/180)" office:value-type="float" office:value="14.3219655613125" calcext:value-type="float">
            <text:p>14.3219655613125</text:p>
          </table:table-cell>
          <table:table-cell table:formula="of:=([.J$2]+[.K$2])*SIN([.A315]*PI()/180)" office:value-type="float" office:value="-15.3584277340026" calcext:value-type="float">
            <text:p>-15.3584277340026</text:p>
          </table:table-cell>
          <table:table-cell table:formula="of:=[.L$2]*COS(([.A315]+[.B315])*PI()/180)" office:value-type="float" office:value="-0.0314015737457734" calcext:value-type="float">
            <text:p>-0.031401573745773</text:p>
          </table:table-cell>
          <table:table-cell table:formula="of:=[.L$2]*SIN(([.A315]+[.B315])*PI()/180)" office:value-type="float" office:value="0.599177720852744" calcext:value-type="float">
            <text:p>0.599177720852744</text:p>
          </table:table-cell>
          <table:table-cell table:formula="of:=[.C315]+[.E315]" office:value-type="float" office:value="14.2905639875667" calcext:value-type="float">
            <text:p>14.2905639875667</text:p>
          </table:table-cell>
          <table:table-cell table:formula="of:=[.D315]+[.F315]" office:value-type="float" office:value="-14.7592500131498" calcext:value-type="float">
            <text:p>-14.7592500131498</text:p>
          </table:table-cell>
          <table:table-cell table:number-columns-repeated="4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[.J$2]*[.A316]/[.K$2]" office:value-type="float" office:value="6280" calcext:value-type="float">
            <text:p>6280</text:p>
          </table:table-cell>
          <table:table-cell table:formula="of:=([.J$2]+[.K$2])*COS([.A316]*PI()/180)" office:value-type="float" office:value="14.5878257796389" calcext:value-type="float">
            <text:p>14.5878257796389</text:p>
          </table:table-cell>
          <table:table-cell table:formula="of:=([.J$2]+[.K$2])*SIN([.A316]*PI()/180)" office:value-type="float" office:value="-15.1061358071117" calcext:value-type="float">
            <text:p>-15.1061358071117</text:p>
          </table:table-cell>
          <table:table-cell table:formula="of:=[.L$2]*COS(([.A316]+[.B316])*PI()/180)" office:value-type="float" office:value="-0.244041985845476" calcext:value-type="float">
            <text:p>-0.244041985845476</text:p>
          </table:table-cell>
          <table:table-cell table:formula="of:=[.L$2]*SIN(([.A316]+[.B316])*PI()/180)" office:value-type="float" office:value="0.548127274585562" calcext:value-type="float">
            <text:p>0.548127274585562</text:p>
          </table:table-cell>
          <table:table-cell table:formula="of:=[.C316]+[.E316]" office:value-type="float" office:value="14.3437837937935" calcext:value-type="float">
            <text:p>14.3437837937935</text:p>
          </table:table-cell>
          <table:table-cell table:formula="of:=[.D316]+[.F316]" office:value-type="float" office:value="-14.5580085325261" calcext:value-type="float">
            <text:p>-14.5580085325261</text:p>
          </table:table-cell>
          <table:table-cell table:number-columns-repeated="4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[.J$2]*[.A317]/[.K$2]" office:value-type="float" office:value="6300" calcext:value-type="float">
            <text:p>6300</text:p>
          </table:table-cell>
          <table:table-cell table:formula="of:=([.J$2]+[.K$2])*COS([.A317]*PI()/180)" office:value-type="float" office:value="14.8492424049175" calcext:value-type="float">
            <text:p>14.8492424049175</text:p>
          </table:table-cell>
          <table:table-cell table:formula="of:=([.J$2]+[.K$2])*SIN([.A317]*PI()/180)" office:value-type="float" office:value="-14.8492424049175" calcext:value-type="float">
            <text:p>-14.8492424049175</text:p>
          </table:table-cell>
          <table:table-cell table:formula="of:=[.L$2]*COS(([.A317]+[.B317])*PI()/180)" office:value-type="float" office:value="-0.424264068711929" calcext:value-type="float">
            <text:p>-0.424264068711929</text:p>
          </table:table-cell>
          <table:table-cell table:formula="of:=[.L$2]*SIN(([.A317]+[.B317])*PI()/180)" office:value-type="float" office:value="0.424264068711928" calcext:value-type="float">
            <text:p>0.424264068711928</text:p>
          </table:table-cell>
          <table:table-cell table:formula="of:=[.C317]+[.E317]" office:value-type="float" office:value="14.4249783362056" calcext:value-type="float">
            <text:p>14.4249783362056</text:p>
          </table:table-cell>
          <table:table-cell table:formula="of:=[.D317]+[.F317]" office:value-type="float" office:value="-14.4249783362056" calcext:value-type="float">
            <text:p>-14.4249783362056</text:p>
          </table:table-cell>
          <table:table-cell table:number-columns-repeated="4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[.J$2]*[.A318]/[.K$2]" office:value-type="float" office:value="6320" calcext:value-type="float">
            <text:p>6320</text:p>
          </table:table-cell>
          <table:table-cell table:formula="of:=([.J$2]+[.K$2])*COS([.A318]*PI()/180)" office:value-type="float" office:value="15.1061358071117" calcext:value-type="float">
            <text:p>15.1061358071117</text:p>
          </table:table-cell>
          <table:table-cell table:formula="of:=([.J$2]+[.K$2])*SIN([.A318]*PI()/180)" office:value-type="float" office:value="-14.587825779639" calcext:value-type="float">
            <text:p>-14.587825779639</text:p>
          </table:table-cell>
          <table:table-cell table:formula="of:=[.L$2]*COS(([.A318]+[.B318])*PI()/180)" office:value-type="float" office:value="-0.548127274585556" calcext:value-type="float">
            <text:p>-0.548127274585556</text:p>
          </table:table-cell>
          <table:table-cell table:formula="of:=[.L$2]*SIN(([.A318]+[.B318])*PI()/180)" office:value-type="float" office:value="0.24404198584549" calcext:value-type="float">
            <text:p>0.24404198584549</text:p>
          </table:table-cell>
          <table:table-cell table:formula="of:=[.C318]+[.E318]" office:value-type="float" office:value="14.5580085325261" calcext:value-type="float">
            <text:p>14.5580085325261</text:p>
          </table:table-cell>
          <table:table-cell table:formula="of:=[.D318]+[.F318]" office:value-type="float" office:value="-14.3437837937935" calcext:value-type="float">
            <text:p>-14.3437837937935</text:p>
          </table:table-cell>
          <table:table-cell table:number-columns-repeated="4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[.J$2]*[.A319]/[.K$2]" office:value-type="float" office:value="6340" calcext:value-type="float">
            <text:p>6340</text:p>
          </table:table-cell>
          <table:table-cell table:formula="of:=([.J$2]+[.K$2])*COS([.A319]*PI()/180)" office:value-type="float" office:value="15.3584277340026" calcext:value-type="float">
            <text:p>15.3584277340026</text:p>
          </table:table-cell>
          <table:table-cell table:formula="of:=([.J$2]+[.K$2])*SIN([.A319]*PI()/180)" office:value-type="float" office:value="-14.3219655613125" calcext:value-type="float">
            <text:p>-14.3219655613125</text:p>
          </table:table-cell>
          <table:table-cell table:formula="of:=[.L$2]*COS(([.A319]+[.B319])*PI()/180)" office:value-type="float" office:value="-0.599177720852744" calcext:value-type="float">
            <text:p>-0.599177720852744</text:p>
          </table:table-cell>
          <table:table-cell table:formula="of:=[.L$2]*SIN(([.A319]+[.B319])*PI()/180)" office:value-type="float" office:value="0.0314015737457713" calcext:value-type="float">
            <text:p>0.031401573745771</text:p>
          </table:table-cell>
          <table:table-cell table:formula="of:=[.C319]+[.E319]" office:value-type="float" office:value="14.7592500131498" calcext:value-type="float">
            <text:p>14.7592500131498</text:p>
          </table:table-cell>
          <table:table-cell table:formula="of:=[.D319]+[.F319]" office:value-type="float" office:value="-14.2905639875667" calcext:value-type="float">
            <text:p>-14.2905639875667</text:p>
          </table:table-cell>
          <table:table-cell table:number-columns-repeated="4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[.J$2]*[.A320]/[.K$2]" office:value-type="float" office:value="6360" calcext:value-type="float">
            <text:p>6360</text:p>
          </table:table-cell>
          <table:table-cell table:formula="of:=([.J$2]+[.K$2])*COS([.A320]*PI()/180)" office:value-type="float" office:value="15.6060413350253" calcext:value-type="float">
            <text:p>15.6060413350253</text:p>
          </table:table-cell>
          <table:table-cell table:formula="of:=([.J$2]+[.K$2])*SIN([.A320]*PI()/180)" office:value-type="float" office:value="-14.051742733536" calcext:value-type="float">
            <text:p>-14.051742733536</text:p>
          </table:table-cell>
          <table:table-cell table:formula="of:=[.L$2]*COS(([.A320]+[.B320])*PI()/180)" office:value-type="float" office:value="-0.570633909777092" calcext:value-type="float">
            <text:p>-0.570633909777092</text:p>
          </table:table-cell>
          <table:table-cell table:formula="of:=[.L$2]*SIN(([.A320]+[.B320])*PI()/180)" office:value-type="float" office:value="-0.185410196624969" calcext:value-type="float">
            <text:p>-0.185410196624969</text:p>
          </table:table-cell>
          <table:table-cell table:formula="of:=[.C320]+[.E320]" office:value-type="float" office:value="15.0354074252482" calcext:value-type="float">
            <text:p>15.0354074252482</text:p>
          </table:table-cell>
          <table:table-cell table:formula="of:=[.D320]+[.F320]" office:value-type="float" office:value="-14.237152930161" calcext:value-type="float">
            <text:p>-14.237152930161</text:p>
          </table:table-cell>
          <table:table-cell table:number-columns-repeated="4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[.J$2]*[.A321]/[.K$2]" office:value-type="float" office:value="6380" calcext:value-type="float">
            <text:p>6380</text:p>
          </table:table-cell>
          <table:table-cell table:formula="of:=([.J$2]+[.K$2])*COS([.A321]*PI()/180)" office:value-type="float" office:value="15.8489011846782" calcext:value-type="float">
            <text:p>15.8489011846782</text:p>
          </table:table-cell>
          <table:table-cell table:formula="of:=([.J$2]+[.K$2])*SIN([.A321]*PI()/180)" office:value-type="float" office:value="-13.7772396088007" calcext:value-type="float">
            <text:p>-13.7772396088007</text:p>
          </table:table-cell>
          <table:table-cell table:formula="of:=[.L$2]*COS(([.A321]+[.B321])*PI()/180)" office:value-type="float" office:value="-0.466287576874184" calcext:value-type="float">
            <text:p>-0.466287576874184</text:p>
          </table:table-cell>
          <table:table-cell table:formula="of:=[.L$2]*SIN(([.A321]+[.B321])*PI()/180)" office:value-type="float" office:value="-0.377592234629901" calcext:value-type="float">
            <text:p>-0.377592234629901</text:p>
          </table:table-cell>
          <table:table-cell table:formula="of:=[.C321]+[.E321]" office:value-type="float" office:value="15.382613607804" calcext:value-type="float">
            <text:p>15.382613607804</text:p>
          </table:table-cell>
          <table:table-cell table:formula="of:=[.D321]+[.F321]" office:value-type="float" office:value="-14.1548318434306" calcext:value-type="float">
            <text:p>-14.1548318434306</text:p>
          </table:table-cell>
          <table:table-cell table:number-columns-repeated="4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[.J$2]*[.A322]/[.K$2]" office:value-type="float" office:value="6400" calcext:value-type="float">
            <text:p>6400</text:p>
          </table:table-cell>
          <table:table-cell table:formula="of:=([.J$2]+[.K$2])*COS([.A322]*PI()/180)" office:value-type="float" office:value="16.0869333054985" calcext:value-type="float">
            <text:p>16.0869333054985</text:p>
          </table:table-cell>
          <table:table-cell table:formula="of:=([.J$2]+[.K$2])*SIN([.A322]*PI()/180)" office:value-type="float" office:value="-13.4985398034173" calcext:value-type="float">
            <text:p>-13.4985398034173</text:p>
          </table:table-cell>
          <table:table-cell table:formula="of:=[.L$2]*COS(([.A322]+[.B322])*PI()/180)" office:value-type="float" office:value="-0.299999999999997" calcext:value-type="float">
            <text:p>-0.299999999999997</text:p>
          </table:table-cell>
          <table:table-cell table:formula="of:=[.L$2]*SIN(([.A322]+[.B322])*PI()/180)" office:value-type="float" office:value="-0.519615242270665" calcext:value-type="float">
            <text:p>-0.519615242270665</text:p>
          </table:table-cell>
          <table:table-cell table:formula="of:=[.C322]+[.E322]" office:value-type="float" office:value="15.7869333054985" calcext:value-type="float">
            <text:p>15.7869333054985</text:p>
          </table:table-cell>
          <table:table-cell table:formula="of:=[.D322]+[.F322]" office:value-type="float" office:value="-14.018155045688" calcext:value-type="float">
            <text:p>-14.018155045688</text:p>
          </table:table-cell>
          <table:table-cell table:number-columns-repeated="4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[.J$2]*[.A323]/[.K$2]" office:value-type="float" office:value="6420" calcext:value-type="float">
            <text:p>6420</text:p>
          </table:table-cell>
          <table:table-cell table:formula="of:=([.J$2]+[.K$2])*COS([.A323]*PI()/180)" office:value-type="float" office:value="16.3200651905964" calcext:value-type="float">
            <text:p>16.3200651905964</text:p>
          </table:table-cell>
          <table:table-cell table:formula="of:=([.J$2]+[.K$2])*SIN([.A323]*PI()/180)" office:value-type="float" office:value="-13.2157282120466" calcext:value-type="float">
            <text:p>-13.2157282120466</text:p>
          </table:table-cell>
          <table:table-cell table:formula="of:=[.L$2]*COS(([.A323]+[.B323])*PI()/180)" office:value-type="float" office:value="-0.0938606790241471" calcext:value-type="float">
            <text:p>-0.093860679024147</text:p>
          </table:table-cell>
          <table:table-cell table:formula="of:=[.L$2]*SIN(([.A323]+[.B323])*PI()/180)" office:value-type="float" office:value="-0.592613004357081" calcext:value-type="float">
            <text:p>-0.592613004357081</text:p>
          </table:table-cell>
          <table:table-cell table:formula="of:=[.C323]+[.E323]" office:value-type="float" office:value="16.2262045115722" calcext:value-type="float">
            <text:p>16.2262045115722</text:p>
          </table:table-cell>
          <table:table-cell table:formula="of:=[.D323]+[.F323]" office:value-type="float" office:value="-13.8083412164037" calcext:value-type="float">
            <text:p>-13.8083412164037</text:p>
          </table:table-cell>
          <table:table-cell table:number-columns-repeated="4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[.J$2]*[.A324]/[.K$2]" office:value-type="float" office:value="6440" calcext:value-type="float">
            <text:p>6440</text:p>
          </table:table-cell>
          <table:table-cell table:formula="of:=([.J$2]+[.K$2])*COS([.A324]*PI()/180)" office:value-type="float" office:value="16.5482258257412" calcext:value-type="float">
            <text:p>16.5482258257412</text:p>
          </table:table-cell>
          <table:table-cell table:formula="of:=([.J$2]+[.K$2])*SIN([.A324]*PI()/180)" office:value-type="float" office:value="-12.9288909818388" calcext:value-type="float">
            <text:p>-12.9288909818388</text:p>
          </table:table-cell>
          <table:table-cell table:formula="of:=[.L$2]*COS(([.A324]+[.B324])*PI()/180)" office:value-type="float" office:value="0.124747014490653" calcext:value-type="float">
            <text:p>0.124747014490653</text:p>
          </table:table-cell>
          <table:table-cell table:formula="of:=[.L$2]*SIN(([.A324]+[.B324])*PI()/180)" office:value-type="float" office:value="-0.586888560440284" calcext:value-type="float">
            <text:p>-0.586888560440284</text:p>
          </table:table-cell>
          <table:table-cell table:formula="of:=[.C324]+[.E324]" office:value-type="float" office:value="16.6729728402318" calcext:value-type="float">
            <text:p>16.6729728402318</text:p>
          </table:table-cell>
          <table:table-cell table:formula="of:=[.D324]+[.F324]" office:value-type="float" office:value="-13.5157795422791" calcext:value-type="float">
            <text:p>-13.5157795422791</text:p>
          </table:table-cell>
          <table:table-cell table:number-columns-repeated="4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[.J$2]*[.A325]/[.K$2]" office:value-type="float" office:value="6460" calcext:value-type="float">
            <text:p>6460</text:p>
          </table:table-cell>
          <table:table-cell table:formula="of:=([.J$2]+[.K$2])*COS([.A325]*PI()/180)" office:value-type="float" office:value="16.7713457109931" calcext:value-type="float">
            <text:p>16.7713457109931</text:p>
          </table:table-cell>
          <table:table-cell table:formula="of:=([.J$2]+[.K$2])*SIN([.A325]*PI()/180)" office:value-type="float" office:value="-12.638115486193" calcext:value-type="float">
            <text:p>-12.638115486193</text:p>
          </table:table-cell>
          <table:table-cell table:formula="of:=[.L$2]*COS(([.A325]+[.B325])*PI()/180)" office:value-type="float" office:value="0.326783421009011" calcext:value-type="float">
            <text:p>0.326783421009011</text:p>
          </table:table-cell>
          <table:table-cell table:formula="of:=[.L$2]*SIN(([.A325]+[.B325])*PI()/180)" office:value-type="float" office:value="-0.503202340767258" calcext:value-type="float">
            <text:p>-0.503202340767258</text:p>
          </table:table-cell>
          <table:table-cell table:formula="of:=[.C325]+[.E325]" office:value-type="float" office:value="17.0981291320022" calcext:value-type="float">
            <text:p>17.0981291320022</text:p>
          </table:table-cell>
          <table:table-cell table:formula="of:=[.D325]+[.F325]" office:value-type="float" office:value="-13.1413178269603" calcext:value-type="float">
            <text:p>-13.1413178269603</text:p>
          </table:table-cell>
          <table:table-cell table:number-columns-repeated="4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[.J$2]*[.A326]/[.K$2]" office:value-type="float" office:value="6480" calcext:value-type="float">
            <text:p>6480</text:p>
          </table:table-cell>
          <table:table-cell table:formula="of:=([.J$2]+[.K$2])*COS([.A326]*PI()/180)" office:value-type="float" office:value="16.9893568818739" calcext:value-type="float">
            <text:p>16.9893568818739</text:p>
          </table:table-cell>
          <table:table-cell table:formula="of:=([.J$2]+[.K$2])*SIN([.A326]*PI()/180)" office:value-type="float" office:value="-12.3434902981419" calcext:value-type="float">
            <text:p>-12.3434902981419</text:p>
          </table:table-cell>
          <table:table-cell table:formula="of:=[.L$2]*COS(([.A326]+[.B326])*PI()/180)" office:value-type="float" office:value="0.485410196624968" calcext:value-type="float">
            <text:p>0.485410196624968</text:p>
          </table:table-cell>
          <table:table-cell table:formula="of:=[.L$2]*SIN(([.A326]+[.B326])*PI()/180)" office:value-type="float" office:value="-0.352671151375484" calcext:value-type="float">
            <text:p>-0.352671151375484</text:p>
          </table:table-cell>
          <table:table-cell table:formula="of:=[.C326]+[.E326]" office:value-type="float" office:value="17.4747670784989" calcext:value-type="float">
            <text:p>17.4747670784989</text:p>
          </table:table-cell>
          <table:table-cell table:formula="of:=[.D326]+[.F326]" office:value-type="float" office:value="-12.6961614495174" calcext:value-type="float">
            <text:p>-12.6961614495174</text:p>
          </table:table-cell>
          <table:table-cell table:number-columns-repeated="4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[.J$2]*[.A327]/[.K$2]" office:value-type="float" office:value="6500" calcext:value-type="float">
            <text:p>6500</text:p>
          </table:table-cell>
          <table:table-cell table:formula="of:=([.J$2]+[.K$2])*COS([.A327]*PI()/180)" office:value-type="float" office:value="17.2021929300688" calcext:value-type="float">
            <text:p>17.2021929300688</text:p>
          </table:table-cell>
          <table:table-cell table:formula="of:=([.J$2]+[.K$2])*SIN([.A327]*PI()/180)" office:value-type="float" office:value="-12.045105163372" calcext:value-type="float">
            <text:p>-12.045105163372</text:p>
          </table:table-cell>
          <table:table-cell table:formula="of:=[.L$2]*COS(([.A327]+[.B327])*PI()/180)" office:value-type="float" office:value="0.579555495773442" calcext:value-type="float">
            <text:p>0.579555495773442</text:p>
          </table:table-cell>
          <table:table-cell table:formula="of:=[.L$2]*SIN(([.A327]+[.B327])*PI()/180)" office:value-type="float" office:value="-0.155291427061508" calcext:value-type="float">
            <text:p>-0.155291427061508</text:p>
          </table:table-cell>
          <table:table-cell table:formula="of:=[.C327]+[.E327]" office:value-type="float" office:value="17.7817484258423" calcext:value-type="float">
            <text:p>17.7817484258423</text:p>
          </table:table-cell>
          <table:table-cell table:formula="of:=[.D327]+[.F327]" office:value-type="float" office:value="-12.2003965904335" calcext:value-type="float">
            <text:p>-12.2003965904335</text:p>
          </table:table-cell>
          <table:table-cell table:number-columns-repeated="4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[.J$2]*[.A328]/[.K$2]" office:value-type="float" office:value="6520" calcext:value-type="float">
            <text:p>6520</text:p>
          </table:table-cell>
          <table:table-cell table:formula="of:=([.J$2]+[.K$2])*COS([.A328]*PI()/180)" office:value-type="float" office:value="17.4097890236559" calcext:value-type="float">
            <text:p>17.4097890236559</text:p>
          </table:table-cell>
          <table:table-cell table:formula="of:=([.J$2]+[.K$2])*SIN([.A328]*PI()/180)" office:value-type="float" office:value="-11.7430509728857" calcext:value-type="float">
            <text:p>-11.7430509728857</text:p>
          </table:table-cell>
          <table:table-cell table:formula="of:=[.L$2]*COS(([.A328]+[.B328])*PI()/180)" office:value-type="float" office:value="0.596713137220965" calcext:value-type="float">
            <text:p>0.596713137220965</text:p>
          </table:table-cell>
          <table:table-cell table:formula="of:=[.L$2]*SIN(([.A328]+[.B328])*PI()/180)" office:value-type="float" office:value="0.0627170779605854" calcext:value-type="float">
            <text:p>0.062717077960586</text:p>
          </table:table-cell>
          <table:table-cell table:formula="of:=[.C328]+[.E328]" office:value-type="float" office:value="18.0065021608768" calcext:value-type="float">
            <text:p>18.0065021608768</text:p>
          </table:table-cell>
          <table:table-cell table:formula="of:=[.D328]+[.F328]" office:value-type="float" office:value="-11.6803338949251" calcext:value-type="float">
            <text:p>-11.6803338949251</text:p>
          </table:table-cell>
          <table:table-cell table:number-columns-repeated="4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[.J$2]*[.A329]/[.K$2]" office:value-type="float" office:value="6540" calcext:value-type="float">
            <text:p>6540</text:p>
          </table:table-cell>
          <table:table-cell table:formula="of:=([.J$2]+[.K$2])*COS([.A329]*PI()/180)" office:value-type="float" office:value="17.6120819268539" calcext:value-type="float">
            <text:p>17.6120819268539</text:p>
          </table:table-cell>
          <table:table-cell table:formula="of:=([.J$2]+[.K$2])*SIN([.A329]*PI()/180)" office:value-type="float" office:value="-11.4374197353156" calcext:value-type="float">
            <text:p>-11.4374197353156</text:p>
          </table:table-cell>
          <table:table-cell table:formula="of:=[.L$2]*COS(([.A329]+[.B329])*PI()/180)" office:value-type="float" office:value="0.534603914513021" calcext:value-type="float">
            <text:p>0.534603914513021</text:p>
          </table:table-cell>
          <table:table-cell table:formula="of:=[.L$2]*SIN(([.A329]+[.B329])*PI()/180)" office:value-type="float" office:value="0.272394299843727" calcext:value-type="float">
            <text:p>0.272394299843727</text:p>
          </table:table-cell>
          <table:table-cell table:formula="of:=[.C329]+[.E329]" office:value-type="float" office:value="18.1466858413669" calcext:value-type="float">
            <text:p>18.1466858413669</text:p>
          </table:table-cell>
          <table:table-cell table:formula="of:=[.D329]+[.F329]" office:value-type="float" office:value="-11.1650254354718" calcext:value-type="float">
            <text:p>-11.1650254354718</text:p>
          </table:table-cell>
          <table:table-cell table:number-columns-repeated="4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[.J$2]*[.A330]/[.K$2]" office:value-type="float" office:value="6560" calcext:value-type="float">
            <text:p>6560</text:p>
          </table:table-cell>
          <table:table-cell table:formula="of:=([.J$2]+[.K$2])*COS([.A330]*PI()/180)" office:value-type="float" office:value="17.8090100192849" calcext:value-type="float">
            <text:p>17.8090100192849</text:p>
          </table:table-cell>
          <table:table-cell table:formula="of:=([.J$2]+[.K$2])*SIN([.A330]*PI()/180)" office:value-type="float" office:value="-11.1283045488973" calcext:value-type="float">
            <text:p>-11.1283045488973</text:p>
          </table:table-cell>
          <table:table-cell table:formula="of:=[.L$2]*COS(([.A330]+[.B330])*PI()/180)" office:value-type="float" office:value="0.401478363815318" calcext:value-type="float">
            <text:p>0.401478363815318</text:p>
          </table:table-cell>
          <table:table-cell table:formula="of:=[.L$2]*SIN(([.A330]+[.B330])*PI()/180)" office:value-type="float" office:value="0.445886895286434" calcext:value-type="float">
            <text:p>0.445886895286434</text:p>
          </table:table-cell>
          <table:table-cell table:formula="of:=[.C330]+[.E330]" office:value-type="float" office:value="18.2104883831003" calcext:value-type="float">
            <text:p>18.2104883831003</text:p>
          </table:table-cell>
          <table:table-cell table:formula="of:=[.D330]+[.F330]" office:value-type="float" office:value="-10.6824176536109" calcext:value-type="float">
            <text:p>-10.6824176536109</text:p>
          </table:table-cell>
          <table:table-cell table:number-columns-repeated="4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[.J$2]*[.A331]/[.K$2]" office:value-type="float" office:value="6580" calcext:value-type="float">
            <text:p>6580</text:p>
          </table:table-cell>
          <table:table-cell table:formula="of:=([.J$2]+[.K$2])*COS([.A331]*PI()/180)" office:value-type="float" office:value="18.0005133147444" calcext:value-type="float">
            <text:p>18.0005133147444</text:p>
          </table:table-cell>
          <table:table-cell table:formula="of:=([.J$2]+[.K$2])*SIN([.A331]*PI()/180)" office:value-type="float" office:value="-10.8157995731111" calcext:value-type="float">
            <text:p>-10.8157995731111</text:p>
          </table:table-cell>
          <table:table-cell table:formula="of:=[.L$2]*COS(([.A331]+[.B331])*PI()/180)" office:value-type="float" office:value="0.215020769727187" calcext:value-type="float">
            <text:p>0.215020769727187</text:p>
          </table:table-cell>
          <table:table-cell table:formula="of:=[.L$2]*SIN(([.A331]+[.B331])*PI()/180)" office:value-type="float" office:value="0.560148255898319" calcext:value-type="float">
            <text:p>0.560148255898319</text:p>
          </table:table-cell>
          <table:table-cell table:formula="of:=[.C331]+[.E331]" office:value-type="float" office:value="18.2155340844715" calcext:value-type="float">
            <text:p>18.2155340844715</text:p>
          </table:table-cell>
          <table:table-cell table:formula="of:=[.D331]+[.F331]" office:value-type="float" office:value="-10.2556513172128" calcext:value-type="float">
            <text:p>-10.2556513172128</text:p>
          </table:table-cell>
          <table:table-cell table:number-columns-repeated="4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[.J$2]*[.A332]/[.K$2]" office:value-type="float" office:value="6600" calcext:value-type="float">
            <text:p>6600</text:p>
          </table:table-cell>
          <table:table-cell table:formula="of:=([.J$2]+[.K$2])*COS([.A332]*PI()/180)" office:value-type="float" office:value="18.1865334794732" calcext:value-type="float">
            <text:p>18.1865334794732</text:p>
          </table:table-cell>
          <table:table-cell table:formula="of:=([.J$2]+[.K$2])*SIN([.A332]*PI()/180)" office:value-type="float" office:value="-10.5" calcext:value-type="float">
            <text:p>-10.5</text:p>
          </table:table-cell>
          <table:table-cell table:formula="of:=[.L$2]*COS(([.A332]+[.B332])*PI()/180)" office:value-type="float" office:value="1.76312000239024E-015" calcext:value-type="float">
            <text:p>1.76312000239024E-15</text:p>
          </table:table-cell>
          <table:table-cell table:formula="of:=[.L$2]*SIN(([.A332]+[.B332])*PI()/180)" office:value-type="float" office:value="0.6" calcext:value-type="float">
            <text:p>0.6</text:p>
          </table:table-cell>
          <table:table-cell table:formula="of:=[.C332]+[.E332]" office:value-type="float" office:value="18.1865334794732" calcext:value-type="float">
            <text:p>18.1865334794732</text:p>
          </table:table-cell>
          <table:table-cell table:formula="of:=[.D332]+[.F332]" office:value-type="float" office:value="-9.90000000000001" calcext:value-type="float">
            <text:p>-9.90000000000001</text:p>
          </table:table-cell>
          <table:table-cell table:number-columns-repeated="4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[.J$2]*[.A333]/[.K$2]" office:value-type="float" office:value="6620" calcext:value-type="float">
            <text:p>6620</text:p>
          </table:table-cell>
          <table:table-cell table:formula="of:=([.J$2]+[.K$2])*COS([.A333]*PI()/180)" office:value-type="float" office:value="18.3670138499273" calcext:value-type="float">
            <text:p>18.3670138499273</text:p>
          </table:table-cell>
          <table:table-cell table:formula="of:=([.J$2]+[.K$2])*SIN([.A333]*PI()/180)" office:value-type="float" office:value="-10.1810020251731" calcext:value-type="float">
            <text:p>-10.1810020251731</text:p>
          </table:table-cell>
          <table:table-cell table:formula="of:=[.L$2]*COS(([.A333]+[.B333])*PI()/180)" office:value-type="float" office:value="-0.215020769727176" calcext:value-type="float">
            <text:p>-0.215020769727176</text:p>
          </table:table-cell>
          <table:table-cell table:formula="of:=[.L$2]*SIN(([.A333]+[.B333])*PI()/180)" office:value-type="float" office:value="0.560148255898323" calcext:value-type="float">
            <text:p>0.560148255898323</text:p>
          </table:table-cell>
          <table:table-cell table:formula="of:=[.C333]+[.E333]" office:value-type="float" office:value="18.1519930802001" calcext:value-type="float">
            <text:p>18.1519930802001</text:p>
          </table:table-cell>
          <table:table-cell table:formula="of:=[.D333]+[.F333]" office:value-type="float" office:value="-9.62085376927475" calcext:value-type="float">
            <text:p>-9.62085376927475</text:p>
          </table:table-cell>
          <table:table-cell table:number-columns-repeated="4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[.J$2]*[.A334]/[.K$2]" office:value-type="float" office:value="6640" calcext:value-type="float">
            <text:p>6640</text:p>
          </table:table-cell>
          <table:table-cell table:formula="of:=([.J$2]+[.K$2])*COS([.A334]*PI()/180)" office:value-type="float" office:value="18.5418994500375" calcext:value-type="float">
            <text:p>18.5418994500375</text:p>
          </table:table-cell>
          <table:table-cell table:formula="of:=([.J$2]+[.K$2])*SIN([.A334]*PI()/180)" office:value-type="float" office:value="-9.85890281850371" calcext:value-type="float">
            <text:p>-9.85890281850371</text:p>
          </table:table-cell>
          <table:table-cell table:formula="of:=[.L$2]*COS(([.A334]+[.B334])*PI()/180)" office:value-type="float" office:value="-0.401478363815316" calcext:value-type="float">
            <text:p>-0.401478363815316</text:p>
          </table:table-cell>
          <table:table-cell table:formula="of:=[.L$2]*SIN(([.A334]+[.B334])*PI()/180)" office:value-type="float" office:value="0.445886895286436" calcext:value-type="float">
            <text:p>0.445886895286436</text:p>
          </table:table-cell>
          <table:table-cell table:formula="of:=[.C334]+[.E334]" office:value-type="float" office:value="18.1404210862222" calcext:value-type="float">
            <text:p>18.1404210862222</text:p>
          </table:table-cell>
          <table:table-cell table:formula="of:=[.D334]+[.F334]" office:value-type="float" office:value="-9.41301592321727" calcext:value-type="float">
            <text:p>-9.41301592321727</text:p>
          </table:table-cell>
          <table:table-cell table:number-columns-repeated="4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[.J$2]*[.A335]/[.K$2]" office:value-type="float" office:value="6660" calcext:value-type="float">
            <text:p>6660</text:p>
          </table:table-cell>
          <table:table-cell table:formula="of:=([.J$2]+[.K$2])*COS([.A335]*PI()/180)" office:value-type="float" office:value="18.7111370079557" calcext:value-type="float">
            <text:p>18.7111370079557</text:p>
          </table:table-cell>
          <table:table-cell table:formula="of:=([.J$2]+[.K$2])*SIN([.A335]*PI()/180)" office:value-type="float" office:value="-9.53380049453049" calcext:value-type="float">
            <text:p>-9.53380049453049</text:p>
          </table:table-cell>
          <table:table-cell table:formula="of:=[.L$2]*COS(([.A335]+[.B335])*PI()/180)" office:value-type="float" office:value="-0.534603914513016" calcext:value-type="float">
            <text:p>-0.534603914513016</text:p>
          </table:table-cell>
          <table:table-cell table:formula="of:=[.L$2]*SIN(([.A335]+[.B335])*PI()/180)" office:value-type="float" office:value="0.272394299843738" calcext:value-type="float">
            <text:p>0.272394299843738</text:p>
          </table:table-cell>
          <table:table-cell table:formula="of:=[.C335]+[.E335]" office:value-type="float" office:value="18.1765330934427" calcext:value-type="float">
            <text:p>18.1765330934427</text:p>
          </table:table-cell>
          <table:table-cell table:formula="of:=[.D335]+[.F335]" office:value-type="float" office:value="-9.26140619468675" calcext:value-type="float">
            <text:p>-9.26140619468675</text:p>
          </table:table-cell>
          <table:table-cell table:number-columns-repeated="4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[.J$2]*[.A336]/[.K$2]" office:value-type="float" office:value="6680" calcext:value-type="float">
            <text:p>6680</text:p>
          </table:table-cell>
          <table:table-cell table:formula="of:=([.J$2]+[.K$2])*COS([.A336]*PI()/180)" office:value-type="float" office:value="18.8746749722825" calcext:value-type="float">
            <text:p>18.8746749722825</text:p>
          </table:table-cell>
          <table:table-cell table:formula="of:=([.J$2]+[.K$2])*SIN([.A336]*PI()/180)" office:value-type="float" office:value="-9.20579408257062" calcext:value-type="float">
            <text:p>-9.20579408257062</text:p>
          </table:table-cell>
          <table:table-cell table:formula="of:=[.L$2]*COS(([.A336]+[.B336])*PI()/180)" office:value-type="float" office:value="-0.596713137220964" calcext:value-type="float">
            <text:p>-0.596713137220964</text:p>
          </table:table-cell>
          <table:table-cell table:formula="of:=[.L$2]*SIN(([.A336]+[.B336])*PI()/180)" office:value-type="float" office:value="0.0627170779605974" calcext:value-type="float">
            <text:p>0.062717077960598</text:p>
          </table:table-cell>
          <table:table-cell table:formula="of:=[.C336]+[.E336]" office:value-type="float" office:value="18.2779618350615" calcext:value-type="float">
            <text:p>18.2779618350615</text:p>
          </table:table-cell>
          <table:table-cell table:formula="of:=[.D336]+[.F336]" office:value-type="float" office:value="-9.14307700461002" calcext:value-type="float">
            <text:p>-9.14307700461002</text:p>
          </table:table-cell>
          <table:table-cell table:number-columns-repeated="4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[.J$2]*[.A337]/[.K$2]" office:value-type="float" office:value="6700" calcext:value-type="float">
            <text:p>6700</text:p>
          </table:table-cell>
          <table:table-cell table:formula="of:=([.J$2]+[.K$2])*COS([.A337]*PI()/180)" office:value-type="float" office:value="19.0324635277696" calcext:value-type="float">
            <text:p>19.0324635277696</text:p>
          </table:table-cell>
          <table:table-cell table:formula="of:=([.J$2]+[.K$2])*SIN([.A337]*PI()/180)" office:value-type="float" office:value="-8.8749834965547" calcext:value-type="float">
            <text:p>-8.8749834965547</text:p>
          </table:table-cell>
          <table:table-cell table:formula="of:=[.L$2]*COS(([.A337]+[.B337])*PI()/180)" office:value-type="float" office:value="-0.579555495773441" calcext:value-type="float">
            <text:p>-0.579555495773441</text:p>
          </table:table-cell>
          <table:table-cell table:formula="of:=[.L$2]*SIN(([.A337]+[.B337])*PI()/180)" office:value-type="float" office:value="-0.155291427061513" calcext:value-type="float">
            <text:p>-0.155291427061513</text:p>
          </table:table-cell>
          <table:table-cell table:formula="of:=[.C337]+[.E337]" office:value-type="float" office:value="18.4529080319962" calcext:value-type="float">
            <text:p>18.4529080319962</text:p>
          </table:table-cell>
          <table:table-cell table:formula="of:=[.D337]+[.F337]" office:value-type="float" office:value="-9.03027492361621" calcext:value-type="float">
            <text:p>-9.03027492361621</text:p>
          </table:table-cell>
          <table:table-cell table:number-columns-repeated="4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[.J$2]*[.A338]/[.K$2]" office:value-type="float" office:value="6720" calcext:value-type="float">
            <text:p>6720</text:p>
          </table:table-cell>
          <table:table-cell table:formula="of:=([.J$2]+[.K$2])*COS([.A338]*PI()/180)" office:value-type="float" office:value="19.1844546104946" calcext:value-type="float">
            <text:p>19.1844546104946</text:p>
          </table:table-cell>
          <table:table-cell table:formula="of:=([.J$2]+[.K$2])*SIN([.A338]*PI()/180)" office:value-type="float" office:value="-8.5414695045918" calcext:value-type="float">
            <text:p>-8.5414695045918</text:p>
          </table:table-cell>
          <table:table-cell table:formula="of:=[.L$2]*COS(([.A338]+[.B338])*PI()/180)" office:value-type="float" office:value="-0.48541019662497" calcext:value-type="float">
            <text:p>-0.48541019662497</text:p>
          </table:table-cell>
          <table:table-cell table:formula="of:=[.L$2]*SIN(([.A338]+[.B338])*PI()/180)" office:value-type="float" office:value="-0.352671151375482" calcext:value-type="float">
            <text:p>-0.352671151375482</text:p>
          </table:table-cell>
          <table:table-cell table:formula="of:=[.C338]+[.E338]" office:value-type="float" office:value="18.6990444138697" calcext:value-type="float">
            <text:p>18.6990444138697</text:p>
          </table:table-cell>
          <table:table-cell table:formula="of:=[.D338]+[.F338]" office:value-type="float" office:value="-8.89414065596728" calcext:value-type="float">
            <text:p>-8.89414065596728</text:p>
          </table:table-cell>
          <table:table-cell table:number-columns-repeated="4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[.J$2]*[.A339]/[.K$2]" office:value-type="float" office:value="6740" calcext:value-type="float">
            <text:p>6740</text:p>
          </table:table-cell>
          <table:table-cell table:formula="of:=([.J$2]+[.K$2])*COS([.A339]*PI()/180)" office:value-type="float" office:value="19.3306019225012" calcext:value-type="float">
            <text:p>19.3306019225012</text:p>
          </table:table-cell>
          <table:table-cell table:formula="of:=([.J$2]+[.K$2])*SIN([.A339]*PI()/180)" office:value-type="float" office:value="-8.20535369827477" calcext:value-type="float">
            <text:p>-8.20535369827477</text:p>
          </table:table-cell>
          <table:table-cell table:formula="of:=[.L$2]*COS(([.A339]+[.B339])*PI()/180)" office:value-type="float" office:value="-0.326783421009014" calcext:value-type="float">
            <text:p>-0.326783421009014</text:p>
          </table:table-cell>
          <table:table-cell table:formula="of:=[.L$2]*SIN(([.A339]+[.B339])*PI()/180)" office:value-type="float" office:value="-0.503202340767256" calcext:value-type="float">
            <text:p>-0.503202340767256</text:p>
          </table:table-cell>
          <table:table-cell table:formula="of:=[.C339]+[.E339]" office:value-type="float" office:value="19.0038185014922" calcext:value-type="float">
            <text:p>19.0038185014922</text:p>
          </table:table-cell>
          <table:table-cell table:formula="of:=[.D339]+[.F339]" office:value-type="float" office:value="-8.70855603904202" calcext:value-type="float">
            <text:p>-8.70855603904202</text:p>
          </table:table-cell>
          <table:table-cell table:number-columns-repeated="4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[.J$2]*[.A340]/[.K$2]" office:value-type="float" office:value="6760" calcext:value-type="float">
            <text:p>6760</text:p>
          </table:table-cell>
          <table:table-cell table:formula="of:=([.J$2]+[.K$2])*COS([.A340]*PI()/180)" office:value-type="float" office:value="19.4708609459025" calcext:value-type="float">
            <text:p>19.4708609459025</text:p>
          </table:table-cell>
          <table:table-cell table:formula="of:=([.J$2]+[.K$2])*SIN([.A340]*PI()/180)" office:value-type="float" office:value="-7.86673846173416" calcext:value-type="float">
            <text:p>-7.86673846173416</text:p>
          </table:table-cell>
          <table:table-cell table:formula="of:=[.L$2]*COS(([.A340]+[.B340])*PI()/180)" office:value-type="float" office:value="-0.124747014490664" calcext:value-type="float">
            <text:p>-0.124747014490664</text:p>
          </table:table-cell>
          <table:table-cell table:formula="of:=[.L$2]*SIN(([.A340]+[.B340])*PI()/180)" office:value-type="float" office:value="-0.586888560440282" calcext:value-type="float">
            <text:p>-0.586888560440282</text:p>
          </table:table-cell>
          <table:table-cell table:formula="of:=[.C340]+[.E340]" office:value-type="float" office:value="19.3461139314119" calcext:value-type="float">
            <text:p>19.3461139314119</text:p>
          </table:table-cell>
          <table:table-cell table:formula="of:=[.D340]+[.F340]" office:value-type="float" office:value="-8.45362702217444" calcext:value-type="float">
            <text:p>-8.45362702217444</text:p>
          </table:table-cell>
          <table:table-cell table:number-columns-repeated="4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[.J$2]*[.A341]/[.K$2]" office:value-type="float" office:value="6780" calcext:value-type="float">
            <text:p>6780</text:p>
          </table:table-cell>
          <table:table-cell table:formula="of:=([.J$2]+[.K$2])*COS([.A341]*PI()/180)" office:value-type="float" office:value="19.6051889564412" calcext:value-type="float">
            <text:p>19.6051889564412</text:p>
          </table:table-cell>
          <table:table-cell table:formula="of:=([.J$2]+[.K$2])*SIN([.A341]*PI()/180)" office:value-type="float" office:value="-7.52572694045132" calcext:value-type="float">
            <text:p>-7.52572694045132</text:p>
          </table:table-cell>
          <table:table-cell table:formula="of:=[.L$2]*COS(([.A341]+[.B341])*PI()/180)" office:value-type="float" office:value="0.0938606790241351" calcext:value-type="float">
            <text:p>0.093860679024135</text:p>
          </table:table-cell>
          <table:table-cell table:formula="of:=[.L$2]*SIN(([.A341]+[.B341])*PI()/180)" office:value-type="float" office:value="-0.592613004357083" calcext:value-type="float">
            <text:p>-0.592613004357083</text:p>
          </table:table-cell>
          <table:table-cell table:formula="of:=[.C341]+[.E341]" office:value-type="float" office:value="19.6990496354654" calcext:value-type="float">
            <text:p>19.6990496354654</text:p>
          </table:table-cell>
          <table:table-cell table:formula="of:=[.D341]+[.F341]" office:value-type="float" office:value="-8.1183399448084" calcext:value-type="float">
            <text:p>-8.1183399448084</text:p>
          </table:table-cell>
          <table:table-cell table:number-columns-repeated="4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[.J$2]*[.A342]/[.K$2]" office:value-type="float" office:value="6800" calcext:value-type="float">
            <text:p>6800</text:p>
          </table:table-cell>
          <table:table-cell table:formula="of:=([.J$2]+[.K$2])*COS([.A342]*PI()/180)" office:value-type="float" office:value="19.7335450365041" calcext:value-type="float">
            <text:p>19.7335450365041</text:p>
          </table:table-cell>
          <table:table-cell table:formula="of:=([.J$2]+[.K$2])*SIN([.A342]*PI()/180)" office:value-type="float" office:value="-7.18242300983904" calcext:value-type="float">
            <text:p>-7.18242300983904</text:p>
          </table:table-cell>
          <table:table-cell table:formula="of:=[.L$2]*COS(([.A342]+[.B342])*PI()/180)" office:value-type="float" office:value="0.300000000000002" calcext:value-type="float">
            <text:p>0.300000000000002</text:p>
          </table:table-cell>
          <table:table-cell table:formula="of:=[.L$2]*SIN(([.A342]+[.B342])*PI()/180)" office:value-type="float" office:value="-0.519615242270662" calcext:value-type="float">
            <text:p>-0.519615242270662</text:p>
          </table:table-cell>
          <table:table-cell table:formula="of:=[.C342]+[.E342]" office:value-type="float" office:value="20.0335450365041" calcext:value-type="float">
            <text:p>20.0335450365041</text:p>
          </table:table-cell>
          <table:table-cell table:formula="of:=[.D342]+[.F342]" office:value-type="float" office:value="-7.7020382521097" calcext:value-type="float">
            <text:p>-7.7020382521097</text:p>
          </table:table-cell>
          <table:table-cell table:number-columns-repeated="4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[.J$2]*[.A343]/[.K$2]" office:value-type="float" office:value="6820" calcext:value-type="float">
            <text:p>6820</text:p>
          </table:table-cell>
          <table:table-cell table:formula="of:=([.J$2]+[.K$2])*COS([.A343]*PI()/180)" office:value-type="float" office:value="19.8558900875856" calcext:value-type="float">
            <text:p>19.8558900875856</text:p>
          </table:table-cell>
          <table:table-cell table:formula="of:=([.J$2]+[.K$2])*SIN([.A343]*PI()/180)" office:value-type="float" office:value="-6.83693124360031" calcext:value-type="float">
            <text:p>-6.83693124360031</text:p>
          </table:table-cell>
          <table:table-cell table:formula="of:=[.L$2]*COS(([.A343]+[.B343])*PI()/180)" office:value-type="float" office:value="0.466287576874182" calcext:value-type="float">
            <text:p>0.466287576874182</text:p>
          </table:table-cell>
          <table:table-cell table:formula="of:=[.L$2]*SIN(([.A343]+[.B343])*PI()/180)" office:value-type="float" office:value="-0.377592234629903" calcext:value-type="float">
            <text:p>-0.377592234629903</text:p>
          </table:table-cell>
          <table:table-cell table:formula="of:=[.C343]+[.E343]" office:value-type="float" office:value="20.3221776644598" calcext:value-type="float">
            <text:p>20.3221776644598</text:p>
          </table:table-cell>
          <table:table-cell table:formula="of:=[.D343]+[.F343]" office:value-type="float" office:value="-7.21452347823021" calcext:value-type="float">
            <text:p>-7.21452347823021</text:p>
          </table:table-cell>
          <table:table-cell table:number-columns-repeated="4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[.J$2]*[.A344]/[.K$2]" office:value-type="float" office:value="6840" calcext:value-type="float">
            <text:p>6840</text:p>
          </table:table-cell>
          <table:table-cell table:formula="of:=([.J$2]+[.K$2])*COS([.A344]*PI()/180)" office:value-type="float" office:value="19.9721868421982" calcext:value-type="float">
            <text:p>19.9721868421982</text:p>
          </table:table-cell>
          <table:table-cell table:formula="of:=([.J$2]+[.K$2])*SIN([.A344]*PI()/180)" office:value-type="float" office:value="-6.4893568818739" calcext:value-type="float">
            <text:p>-6.4893568818739</text:p>
          </table:table-cell>
          <table:table-cell table:formula="of:=[.L$2]*COS(([.A344]+[.B344])*PI()/180)" office:value-type="float" office:value="0.570633909777094" calcext:value-type="float">
            <text:p>0.570633909777094</text:p>
          </table:table-cell>
          <table:table-cell table:formula="of:=[.L$2]*SIN(([.A344]+[.B344])*PI()/180)" office:value-type="float" office:value="-0.185410196624964" calcext:value-type="float">
            <text:p>-0.185410196624964</text:p>
          </table:table-cell>
          <table:table-cell table:formula="of:=[.C344]+[.E344]" office:value-type="float" office:value="20.5428207519753" calcext:value-type="float">
            <text:p>20.5428207519753</text:p>
          </table:table-cell>
          <table:table-cell table:formula="of:=[.D344]+[.F344]" office:value-type="float" office:value="-6.67476707849886" calcext:value-type="float">
            <text:p>-6.67476707849886</text:p>
          </table:table-cell>
          <table:table-cell table:number-columns-repeated="4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[.J$2]*[.A345]/[.K$2]" office:value-type="float" office:value="6860" calcext:value-type="float">
            <text:p>6860</text:p>
          </table:table-cell>
          <table:table-cell table:formula="of:=([.J$2]+[.K$2])*COS([.A345]*PI()/180)" office:value-type="float" office:value="20.0823998752237" calcext:value-type="float">
            <text:p>20.0823998752237</text:p>
          </table:table-cell>
          <table:table-cell table:formula="of:=([.J$2]+[.K$2])*SIN([.A345]*PI()/180)" office:value-type="float" office:value="-6.13980579917746" calcext:value-type="float">
            <text:p>-6.13980579917746</text:p>
          </table:table-cell>
          <table:table-cell table:formula="of:=[.L$2]*COS(([.A345]+[.B345])*PI()/180)" office:value-type="float" office:value="0.599177720852745" calcext:value-type="float">
            <text:p>0.599177720852745</text:p>
          </table:table-cell>
          <table:table-cell table:formula="of:=[.L$2]*SIN(([.A345]+[.B345])*PI()/180)" office:value-type="float" office:value="0.0314015737457593" calcext:value-type="float">
            <text:p>0.031401573745759</text:p>
          </table:table-cell>
          <table:table-cell table:formula="of:=[.C345]+[.E345]" office:value-type="float" office:value="20.6815775960765" calcext:value-type="float">
            <text:p>20.6815775960765</text:p>
          </table:table-cell>
          <table:table-cell table:formula="of:=[.D345]+[.F345]" office:value-type="float" office:value="-6.1084042254317" calcext:value-type="float">
            <text:p>-6.1084042254317</text:p>
          </table:table-cell>
          <table:table-cell table:number-columns-repeated="4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[.J$2]*[.A346]/[.K$2]" office:value-type="float" office:value="6880" calcext:value-type="float">
            <text:p>6880</text:p>
          </table:table-cell>
          <table:table-cell table:formula="of:=([.J$2]+[.K$2])*COS([.A346]*PI()/180)" office:value-type="float" office:value="20.1864956147047" calcext:value-type="float">
            <text:p>20.1864956147047</text:p>
          </table:table-cell>
          <table:table-cell table:formula="of:=([.J$2]+[.K$2])*SIN([.A346]*PI()/180)" office:value-type="float" office:value="-5.788384472157" calcext:value-type="float">
            <text:p>-5.788384472157</text:p>
          </table:table-cell>
          <table:table-cell table:formula="of:=[.L$2]*COS(([.A346]+[.B346])*PI()/180)" office:value-type="float" office:value="0.548127274585561" calcext:value-type="float">
            <text:p>0.548127274585561</text:p>
          </table:table-cell>
          <table:table-cell table:formula="of:=[.L$2]*SIN(([.A346]+[.B346])*PI()/180)" office:value-type="float" office:value="0.244041985845479" calcext:value-type="float">
            <text:p>0.244041985845479</text:p>
          </table:table-cell>
          <table:table-cell table:formula="of:=[.C346]+[.E346]" office:value-type="float" office:value="20.7346228892903" calcext:value-type="float">
            <text:p>20.7346228892903</text:p>
          </table:table-cell>
          <table:table-cell table:formula="of:=[.D346]+[.F346]" office:value-type="float" office:value="-5.54434248631152" calcext:value-type="float">
            <text:p>-5.54434248631152</text:p>
          </table:table-cell>
          <table:table-cell table:number-columns-repeated="4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[.J$2]*[.A347]/[.K$2]" office:value-type="float" office:value="6900" calcext:value-type="float">
            <text:p>6900</text:p>
          </table:table-cell>
          <table:table-cell table:formula="of:=([.J$2]+[.K$2])*COS([.A347]*PI()/180)" office:value-type="float" office:value="20.2844423520704" calcext:value-type="float">
            <text:p>20.2844423520704</text:p>
          </table:table-cell>
          <table:table-cell table:formula="of:=([.J$2]+[.K$2])*SIN([.A347]*PI()/180)" office:value-type="float" office:value="-5.43519994715293" calcext:value-type="float">
            <text:p>-5.43519994715293</text:p>
          </table:table-cell>
          <table:table-cell table:formula="of:=[.L$2]*COS(([.A347]+[.B347])*PI()/180)" office:value-type="float" office:value="0.424264068711926" calcext:value-type="float">
            <text:p>0.424264068711926</text:p>
          </table:table-cell>
          <table:table-cell table:formula="of:=[.L$2]*SIN(([.A347]+[.B347])*PI()/180)" office:value-type="float" office:value="0.424264068711931" calcext:value-type="float">
            <text:p>0.424264068711931</text:p>
          </table:table-cell>
          <table:table-cell table:formula="of:=[.C347]+[.E347]" office:value-type="float" office:value="20.7087064207824" calcext:value-type="float">
            <text:p>20.7087064207824</text:p>
          </table:table-cell>
          <table:table-cell table:formula="of:=[.D347]+[.F347]" office:value-type="float" office:value="-5.010935878441" calcext:value-type="float">
            <text:p>-5.010935878441</text:p>
          </table:table-cell>
          <table:table-cell table:number-columns-repeated="4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[.J$2]*[.A348]/[.K$2]" office:value-type="float" office:value="6920" calcext:value-type="float">
            <text:p>6920</text:p>
          </table:table-cell>
          <table:table-cell table:formula="of:=([.J$2]+[.K$2])*COS([.A348]*PI()/180)" office:value-type="float" office:value="20.3762102517959" calcext:value-type="float">
            <text:p>20.3762102517959</text:p>
          </table:table-cell>
          <table:table-cell table:formula="of:=([.J$2]+[.K$2])*SIN([.A348]*PI()/180)" office:value-type="float" office:value="-5.08035980759303" calcext:value-type="float">
            <text:p>-5.08035980759303</text:p>
          </table:table-cell>
          <table:table-cell table:formula="of:=[.L$2]*COS(([.A348]+[.B348])*PI()/180)" office:value-type="float" office:value="0.244041985845487" calcext:value-type="float">
            <text:p>0.244041985845487</text:p>
          </table:table-cell>
          <table:table-cell table:formula="of:=[.L$2]*SIN(([.A348]+[.B348])*PI()/180)" office:value-type="float" office:value="0.548127274585558" calcext:value-type="float">
            <text:p>0.548127274585558</text:p>
          </table:table-cell>
          <table:table-cell table:formula="of:=[.C348]+[.E348]" office:value-type="float" office:value="20.6202522376414" calcext:value-type="float">
            <text:p>20.6202522376414</text:p>
          </table:table-cell>
          <table:table-cell table:formula="of:=[.D348]+[.F348]" office:value-type="float" office:value="-4.53223253300747" calcext:value-type="float">
            <text:p>-4.53223253300747</text:p>
          </table:table-cell>
          <table:table-cell table:number-columns-repeated="4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[.J$2]*[.A349]/[.K$2]" office:value-type="float" office:value="6940" calcext:value-type="float">
            <text:p>6940</text:p>
          </table:table-cell>
          <table:table-cell table:formula="of:=([.J$2]+[.K$2])*COS([.A349]*PI()/180)" office:value-type="float" office:value="20.4617713604899" calcext:value-type="float">
            <text:p>20.4617713604899</text:p>
          </table:table-cell>
          <table:table-cell table:formula="of:=([.J$2]+[.K$2])*SIN([.A349]*PI()/180)" office:value-type="float" office:value="-4.72397214122117" calcext:value-type="float">
            <text:p>-4.72397214122117</text:p>
          </table:table-cell>
          <table:table-cell table:formula="of:=[.L$2]*COS(([.A349]+[.B349])*PI()/180)" office:value-type="float" office:value="0.0314015737457684" calcext:value-type="float">
            <text:p>0.031401573745768</text:p>
          </table:table-cell>
          <table:table-cell table:formula="of:=[.L$2]*SIN(([.A349]+[.B349])*PI()/180)" office:value-type="float" office:value="0.599177720852744" calcext:value-type="float">
            <text:p>0.599177720852744</text:p>
          </table:table-cell>
          <table:table-cell table:formula="of:=[.C349]+[.E349]" office:value-type="float" office:value="20.4931729342357" calcext:value-type="float">
            <text:p>20.4931729342357</text:p>
          </table:table-cell>
          <table:table-cell table:formula="of:=[.D349]+[.F349]" office:value-type="float" office:value="-4.12479442036843" calcext:value-type="float">
            <text:p>-4.12479442036843</text:p>
          </table:table-cell>
          <table:table-cell table:number-columns-repeated="4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[.J$2]*[.A350]/[.K$2]" office:value-type="float" office:value="6960" calcext:value-type="float">
            <text:p>6960</text:p>
          </table:table-cell>
          <table:table-cell table:formula="of:=([.J$2]+[.K$2])*COS([.A350]*PI()/180)" office:value-type="float" office:value="20.5410996154099" calcext:value-type="float">
            <text:p>20.5410996154099</text:p>
          </table:table-cell>
          <table:table-cell table:formula="of:=([.J$2]+[.K$2])*SIN([.A350]*PI()/180)" office:value-type="float" office:value="-4.36614550717296" calcext:value-type="float">
            <text:p>-4.36614550717296</text:p>
          </table:table-cell>
          <table:table-cell table:formula="of:=[.L$2]*COS(([.A350]+[.B350])*PI()/180)" office:value-type="float" office:value="-0.185410196624964" calcext:value-type="float">
            <text:p>-0.185410196624964</text:p>
          </table:table-cell>
          <table:table-cell table:formula="of:=[.L$2]*SIN(([.A350]+[.B350])*PI()/180)" office:value-type="float" office:value="0.570633909777094" calcext:value-type="float">
            <text:p>0.570633909777094</text:p>
          </table:table-cell>
          <table:table-cell table:formula="of:=[.C350]+[.E350]" office:value-type="float" office:value="20.355689418785" calcext:value-type="float">
            <text:p>20.355689418785</text:p>
          </table:table-cell>
          <table:table-cell table:formula="of:=[.D350]+[.F350]" office:value-type="float" office:value="-3.79551159739586" calcext:value-type="float">
            <text:p>-3.79551159739586</text:p>
          </table:table-cell>
          <table:table-cell table:number-columns-repeated="4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[.J$2]*[.A351]/[.K$2]" office:value-type="float" office:value="6980" calcext:value-type="float">
            <text:p>6980</text:p>
          </table:table-cell>
          <table:table-cell table:formula="of:=([.J$2]+[.K$2])*COS([.A351]*PI()/180)" office:value-type="float" office:value="20.6141708524009" calcext:value-type="float">
            <text:p>20.6141708524009</text:p>
          </table:table-cell>
          <table:table-cell table:formula="of:=([.J$2]+[.K$2])*SIN([.A351]*PI()/180)" office:value-type="float" office:value="-4.00698890290744" calcext:value-type="float">
            <text:p>-4.00698890290744</text:p>
          </table:table-cell>
          <table:table-cell table:formula="of:=[.L$2]*COS(([.A351]+[.B351])*PI()/180)" office:value-type="float" office:value="-0.377592234629903" calcext:value-type="float">
            <text:p>-0.377592234629903</text:p>
          </table:table-cell>
          <table:table-cell table:formula="of:=[.L$2]*SIN(([.A351]+[.B351])*PI()/180)" office:value-type="float" office:value="0.466287576874182" calcext:value-type="float">
            <text:p>0.466287576874182</text:p>
          </table:table-cell>
          <table:table-cell table:formula="of:=[.C351]+[.E351]" office:value-type="float" office:value="20.236578617771" calcext:value-type="float">
            <text:p>20.236578617771</text:p>
          </table:table-cell>
          <table:table-cell table:formula="of:=[.D351]+[.F351]" office:value-type="float" office:value="-3.54070132603326" calcext:value-type="float">
            <text:p>-3.54070132603326</text:p>
          </table:table-cell>
          <table:table-cell table:number-columns-repeated="4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[.J$2]*[.A352]/[.K$2]" office:value-type="float" office:value="7000" calcext:value-type="float">
            <text:p>7000</text:p>
          </table:table-cell>
          <table:table-cell table:formula="of:=([.J$2]+[.K$2])*COS([.A352]*PI()/180)" office:value-type="float" office:value="20.6809628132564" calcext:value-type="float">
            <text:p>20.6809628132564</text:p>
          </table:table-cell>
          <table:table-cell table:formula="of:=([.J$2]+[.K$2])*SIN([.A352]*PI()/180)" office:value-type="float" office:value="-3.64661173100556" calcext:value-type="float">
            <text:p>-3.64661173100556</text:p>
          </table:table-cell>
          <table:table-cell table:formula="of:=[.L$2]*COS(([.A352]+[.B352])*PI()/180)" office:value-type="float" office:value="-0.519615242270662" calcext:value-type="float">
            <text:p>-0.519615242270662</text:p>
          </table:table-cell>
          <table:table-cell table:formula="of:=[.L$2]*SIN(([.A352]+[.B352])*PI()/180)" office:value-type="float" office:value="0.300000000000002" calcext:value-type="float">
            <text:p>0.300000000000002</text:p>
          </table:table-cell>
          <table:table-cell table:formula="of:=[.C352]+[.E352]" office:value-type="float" office:value="20.1613475709857" calcext:value-type="float">
            <text:p>20.1613475709857</text:p>
          </table:table-cell>
          <table:table-cell table:formula="of:=[.D352]+[.F352]" office:value-type="float" office:value="-3.34661173100555" calcext:value-type="float">
            <text:p>-3.34661173100555</text:p>
          </table:table-cell>
          <table:table-cell table:number-columns-repeated="4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[.J$2]*[.A353]/[.K$2]" office:value-type="float" office:value="7020" calcext:value-type="float">
            <text:p>7020</text:p>
          </table:table-cell>
          <table:table-cell table:formula="of:=([.J$2]+[.K$2])*COS([.A353]*PI()/180)" office:value-type="float" office:value="20.7414551524979" calcext:value-type="float">
            <text:p>20.7414551524979</text:p>
          </table:table-cell>
          <table:table-cell table:formula="of:=([.J$2]+[.K$2])*SIN([.A353]*PI()/180)" office:value-type="float" office:value="-3.28512376584485" calcext:value-type="float">
            <text:p>-3.28512376584485</text:p>
          </table:table-cell>
          <table:table-cell table:formula="of:=[.L$2]*COS(([.A353]+[.B353])*PI()/180)" office:value-type="float" office:value="-0.592613004357082" calcext:value-type="float">
            <text:p>-0.592613004357082</text:p>
          </table:table-cell>
          <table:table-cell table:formula="of:=[.L$2]*SIN(([.A353]+[.B353])*PI()/180)" office:value-type="float" office:value="0.0938606790241441" calcext:value-type="float">
            <text:p>0.093860679024144</text:p>
          </table:table-cell>
          <table:table-cell table:formula="of:=[.C353]+[.E353]" office:value-type="float" office:value="20.1488421481408" calcext:value-type="float">
            <text:p>20.1488421481408</text:p>
          </table:table-cell>
          <table:table-cell table:formula="of:=[.D353]+[.F353]" office:value-type="float" office:value="-3.19126308682071" calcext:value-type="float">
            <text:p>-3.19126308682071</text:p>
          </table:table-cell>
          <table:table-cell table:number-columns-repeated="4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[.J$2]*[.A354]/[.K$2]" office:value-type="float" office:value="7040" calcext:value-type="float">
            <text:p>7040</text:p>
          </table:table-cell>
          <table:table-cell table:formula="of:=([.J$2]+[.K$2])*COS([.A354]*PI()/180)" office:value-type="float" office:value="20.795629443573" calcext:value-type="float">
            <text:p>20.795629443573</text:p>
          </table:table-cell>
          <table:table-cell table:formula="of:=([.J$2]+[.K$2])*SIN([.A354]*PI()/180)" office:value-type="float" office:value="-2.92263512016138" calcext:value-type="float">
            <text:p>-2.92263512016138</text:p>
          </table:table-cell>
          <table:table-cell table:formula="of:=[.L$2]*COS(([.A354]+[.B354])*PI()/180)" office:value-type="float" office:value="-0.586888560440282" calcext:value-type="float">
            <text:p>-0.586888560440282</text:p>
          </table:table-cell>
          <table:table-cell table:formula="of:=[.L$2]*SIN(([.A354]+[.B354])*PI()/180)" office:value-type="float" office:value="-0.124747014490664" calcext:value-type="float">
            <text:p>-0.124747014490664</text:p>
          </table:table-cell>
          <table:table-cell table:formula="of:=[.C354]+[.E354]" office:value-type="float" office:value="20.2087408831327" calcext:value-type="float">
            <text:p>20.2087408831327</text:p>
          </table:table-cell>
          <table:table-cell table:formula="of:=[.D354]+[.F354]" office:value-type="float" office:value="-3.04738213465205" calcext:value-type="float">
            <text:p>-3.04738213465205</text:p>
          </table:table-cell>
          <table:table-cell table:number-columns-repeated="4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[.J$2]*[.A355]/[.K$2]" office:value-type="float" office:value="7060" calcext:value-type="float">
            <text:p>7060</text:p>
          </table:table-cell>
          <table:table-cell table:formula="of:=([.J$2]+[.K$2])*COS([.A355]*PI()/180)" office:value-type="float" office:value="20.8434691844678" calcext:value-type="float">
            <text:p>20.8434691844678</text:p>
          </table:table-cell>
          <table:table-cell table:formula="of:=([.J$2]+[.K$2])*SIN([.A355]*PI()/180)" office:value-type="float" office:value="-2.55925621150811" calcext:value-type="float">
            <text:p>-2.55925621150811</text:p>
          </table:table-cell>
          <table:table-cell table:formula="of:=[.L$2]*COS(([.A355]+[.B355])*PI()/180)" office:value-type="float" office:value="-0.503202340767261" calcext:value-type="float">
            <text:p>-0.503202340767261</text:p>
          </table:table-cell>
          <table:table-cell table:formula="of:=[.L$2]*SIN(([.A355]+[.B355])*PI()/180)" office:value-type="float" office:value="-0.326783421009006" calcext:value-type="float">
            <text:p>-0.326783421009006</text:p>
          </table:table-cell>
          <table:table-cell table:formula="of:=[.C355]+[.E355]" office:value-type="float" office:value="20.3402668437005" calcext:value-type="float">
            <text:p>20.3402668437005</text:p>
          </table:table-cell>
          <table:table-cell table:formula="of:=[.D355]+[.F355]" office:value-type="float" office:value="-2.88603963251712" calcext:value-type="float">
            <text:p>-2.88603963251712</text:p>
          </table:table-cell>
          <table:table-cell table:number-columns-repeated="4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[.J$2]*[.A356]/[.K$2]" office:value-type="float" office:value="7080" calcext:value-type="float">
            <text:p>7080</text:p>
          </table:table-cell>
          <table:table-cell table:formula="of:=([.J$2]+[.K$2])*COS([.A356]*PI()/180)" office:value-type="float" office:value="20.8849598027337" calcext:value-type="float">
            <text:p>20.8849598027337</text:p>
          </table:table-cell>
          <table:table-cell table:formula="of:=([.J$2]+[.K$2])*SIN([.A356]*PI()/180)" office:value-type="float" office:value="-2.19509772862072" calcext:value-type="float">
            <text:p>-2.19509772862072</text:p>
          </table:table-cell>
          <table:table-cell table:formula="of:=[.L$2]*COS(([.A356]+[.B356])*PI()/180)" office:value-type="float" office:value="-0.352671151375482" calcext:value-type="float">
            <text:p>-0.352671151375482</text:p>
          </table:table-cell>
          <table:table-cell table:formula="of:=[.L$2]*SIN(([.A356]+[.B356])*PI()/180)" office:value-type="float" office:value="-0.48541019662497" calcext:value-type="float">
            <text:p>-0.48541019662497</text:p>
          </table:table-cell>
          <table:table-cell table:formula="of:=[.C356]+[.E356]" office:value-type="float" office:value="20.5322886513583" calcext:value-type="float">
            <text:p>20.5322886513583</text:p>
          </table:table-cell>
          <table:table-cell table:formula="of:=[.D356]+[.F356]" office:value-type="float" office:value="-2.68050792524569" calcext:value-type="float">
            <text:p>-2.68050792524569</text:p>
          </table:table-cell>
          <table:table-cell table:number-columns-repeated="4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[.J$2]*[.A357]/[.K$2]" office:value-type="float" office:value="7100" calcext:value-type="float">
            <text:p>7100</text:p>
          </table:table-cell>
          <table:table-cell table:formula="of:=([.J$2]+[.K$2])*COS([.A357]*PI()/180)" office:value-type="float" office:value="20.9200886599267" calcext:value-type="float">
            <text:p>20.9200886599267</text:p>
          </table:table-cell>
          <table:table-cell table:formula="of:=([.J$2]+[.K$2])*SIN([.A357]*PI()/180)" office:value-type="float" office:value="-1.83027059770082" calcext:value-type="float">
            <text:p>-1.83027059770082</text:p>
          </table:table-cell>
          <table:table-cell table:formula="of:=[.L$2]*COS(([.A357]+[.B357])*PI()/180)" office:value-type="float" office:value="-0.155291427061513" calcext:value-type="float">
            <text:p>-0.155291427061513</text:p>
          </table:table-cell>
          <table:table-cell table:formula="of:=[.L$2]*SIN(([.A357]+[.B357])*PI()/180)" office:value-type="float" office:value="-0.579555495773441" calcext:value-type="float">
            <text:p>-0.579555495773441</text:p>
          </table:table-cell>
          <table:table-cell table:formula="of:=[.C357]+[.E357]" office:value-type="float" office:value="20.7647972328651" calcext:value-type="float">
            <text:p>20.7647972328651</text:p>
          </table:table-cell>
          <table:table-cell table:formula="of:=[.D357]+[.F357]" office:value-type="float" office:value="-2.40982609347427" calcext:value-type="float">
            <text:p>-2.40982609347427</text:p>
          </table:table-cell>
          <table:table-cell table:number-columns-repeated="4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[.J$2]*[.A358]/[.K$2]" office:value-type="float" office:value="7120" calcext:value-type="float">
            <text:p>7120</text:p>
          </table:table-cell>
          <table:table-cell table:formula="of:=([.J$2]+[.K$2])*COS([.A358]*PI()/180)" office:value-type="float" office:value="20.9488450554563" calcext:value-type="float">
            <text:p>20.9488450554563</text:p>
          </table:table-cell>
          <table:table-cell table:formula="of:=([.J$2]+[.K$2])*SIN([.A358]*PI()/180)" office:value-type="float" office:value="-1.46488594862662" calcext:value-type="float">
            <text:p>-1.46488594862662</text:p>
          </table:table-cell>
          <table:table-cell table:formula="of:=[.L$2]*COS(([.A358]+[.B358])*PI()/180)" office:value-type="float" office:value="0.0627170779605884" calcext:value-type="float">
            <text:p>0.062717077960588</text:p>
          </table:table-cell>
          <table:table-cell table:formula="of:=[.L$2]*SIN(([.A358]+[.B358])*PI()/180)" office:value-type="float" office:value="-0.596713137220964" calcext:value-type="float">
            <text:p>-0.596713137220964</text:p>
          </table:table-cell>
          <table:table-cell table:formula="of:=[.C358]+[.E358]" office:value-type="float" office:value="21.0115621334169" calcext:value-type="float">
            <text:p>21.0115621334169</text:p>
          </table:table-cell>
          <table:table-cell table:formula="of:=[.D358]+[.F358]" office:value-type="float" office:value="-2.06159908584758" calcext:value-type="float">
            <text:p>-2.06159908584758</text:p>
          </table:table-cell>
          <table:table-cell table:number-columns-repeated="4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[.J$2]*[.A359]/[.K$2]" office:value-type="float" office:value="7140" calcext:value-type="float">
            <text:p>7140</text:p>
          </table:table-cell>
          <table:table-cell table:formula="of:=([.J$2]+[.K$2])*COS([.A359]*PI()/180)" office:value-type="float" office:value="20.971220229846" calcext:value-type="float">
            <text:p>20.971220229846</text:p>
          </table:table-cell>
          <table:table-cell table:formula="of:=([.J$2]+[.K$2])*SIN([.A359]*PI()/180)" office:value-type="float" office:value="-1.09905508110183" calcext:value-type="float">
            <text:p>-1.09905508110183</text:p>
          </table:table-cell>
          <table:table-cell table:formula="of:=[.L$2]*COS(([.A359]+[.B359])*PI()/180)" office:value-type="float" office:value="0.272394299843722" calcext:value-type="float">
            <text:p>0.272394299843722</text:p>
          </table:table-cell>
          <table:table-cell table:formula="of:=[.L$2]*SIN(([.A359]+[.B359])*PI()/180)" office:value-type="float" office:value="-0.534603914513024" calcext:value-type="float">
            <text:p>-0.534603914513024</text:p>
          </table:table-cell>
          <table:table-cell table:formula="of:=[.C359]+[.E359]" office:value-type="float" office:value="21.2436145296898" calcext:value-type="float">
            <text:p>21.2436145296898</text:p>
          </table:table-cell>
          <table:table-cell table:formula="of:=[.D359]+[.F359]" office:value-type="float" office:value="-1.63365899561486" calcext:value-type="float">
            <text:p>-1.63365899561486</text:p>
          </table:table-cell>
          <table:table-cell table:number-columns-repeated="4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[.J$2]*[.A360]/[.K$2]" office:value-type="float" office:value="7160" calcext:value-type="float">
            <text:p>7160</text:p>
          </table:table-cell>
          <table:table-cell table:formula="of:=([.J$2]+[.K$2])*COS([.A360]*PI()/180)" office:value-type="float" office:value="20.987207367401" calcext:value-type="float">
            <text:p>20.987207367401</text:p>
          </table:table-cell>
          <table:table-cell table:formula="of:=([.J$2]+[.K$2])*SIN([.A360]*PI()/180)" office:value-type="float" office:value="-0.732889430752517" calcext:value-type="float">
            <text:p>-0.732889430752517</text:p>
          </table:table-cell>
          <table:table-cell table:formula="of:=[.L$2]*COS(([.A360]+[.B360])*PI()/180)" office:value-type="float" office:value="0.44588689528643" calcext:value-type="float">
            <text:p>0.44588689528643</text:p>
          </table:table-cell>
          <table:table-cell table:formula="of:=[.L$2]*SIN(([.A360]+[.B360])*PI()/180)" office:value-type="float" office:value="-0.401478363815322" calcext:value-type="float">
            <text:p>-0.401478363815322</text:p>
          </table:table-cell>
          <table:table-cell table:formula="of:=[.C360]+[.E360]" office:value-type="float" office:value="21.4330942626874" calcext:value-type="float">
            <text:p>21.4330942626874</text:p>
          </table:table-cell>
          <table:table-cell table:formula="of:=[.D360]+[.F360]" office:value-type="float" office:value="-1.13436779456784" calcext:value-type="float">
            <text:p>-1.13436779456784</text:p>
          </table:table-cell>
          <table:table-cell table:number-columns-repeated="4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[.J$2]*[.A361]/[.K$2]" office:value-type="float" office:value="7180" calcext:value-type="float">
            <text:p>7180</text:p>
          </table:table-cell>
          <table:table-cell table:formula="of:=([.J$2]+[.K$2])*COS([.A361]*PI()/180)" office:value-type="float" office:value="20.9968015982842" calcext:value-type="float">
            <text:p>20.9968015982842</text:p>
          </table:table-cell>
          <table:table-cell table:formula="of:=([.J$2]+[.K$2])*SIN([.A361]*PI()/180)" office:value-type="float" office:value="-0.366500535182973" calcext:value-type="float">
            <text:p>-0.366500535182973</text:p>
          </table:table-cell>
          <table:table-cell table:formula="of:=[.L$2]*COS(([.A361]+[.B361])*PI()/180)" office:value-type="float" office:value="0.560148255898323" calcext:value-type="float">
            <text:p>0.560148255898323</text:p>
          </table:table-cell>
          <table:table-cell table:formula="of:=[.L$2]*SIN(([.A361]+[.B361])*PI()/180)" office:value-type="float" office:value="-0.215020769727176" calcext:value-type="float">
            <text:p>-0.215020769727176</text:p>
          </table:table-cell>
          <table:table-cell table:formula="of:=[.C361]+[.E361]" office:value-type="float" office:value="21.5569498541825" calcext:value-type="float">
            <text:p>21.5569498541825</text:p>
          </table:table-cell>
          <table:table-cell table:formula="of:=[.D361]+[.F361]" office:value-type="float" office:value="-0.58152130491015" calcext:value-type="float">
            <text:p>-0.58152130491015</text:p>
          </table:table-cell>
          <table:table-cell table:number-columns-repeated="4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[.J$2]*[.A362]/[.K$2]" office:value-type="float" office:value="7200" calcext:value-type="float">
            <text:p>7200</text:p>
          </table:table-cell>
          <table:table-cell table:formula="of:=([.J$2]+[.K$2])*COS([.A362]*PI()/180)" office:value-type="float" office:value="21" calcext:value-type="float">
            <text:p>21</text:p>
          </table:table-cell>
          <table:table-cell table:formula="of:=([.J$2]+[.K$2])*SIN([.A362]*PI()/180)" office:value-type="float" office:value="-5.14351655641888E-015" calcext:value-type="float">
            <text:p>-5.14351655641888E-15</text:p>
          </table:table-cell>
          <table:table-cell table:formula="of:=[.L$2]*COS(([.A362]+[.B362])*PI()/180)" office:value-type="float" office:value="0.6" calcext:value-type="float">
            <text:p>0.6</text:p>
          </table:table-cell>
          <table:table-cell table:formula="of:=[.L$2]*SIN(([.A362]+[.B362])*PI()/180)" office:value-type="float" office:value="-0.0000000000000158758791775331" calcext:value-type="float">
            <text:p>-1.58758791775331E-14</text:p>
          </table:table-cell>
          <table:table-cell table:formula="of:=[.C362]+[.E362]" office:value-type="float" office:value="21.6" calcext:value-type="float">
            <text:p>21.6</text:p>
          </table:table-cell>
          <table:table-cell table:formula="of:=[.D362]+[.F362]" office:value-type="float" office:value="-0.000000000000021019395733952" calcext:value-type="float">
            <text:p>-2.1019395733952E-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0:41:02.289452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22:13.961944374</meta:creation-date>
    <dc:date>2021-09-29T10:41:15.467588267</dc:date>
    <meta:editing-duration>PT5M15S</meta:editing-duration>
    <meta:editing-cycles>4</meta:editing-cycles>
    <meta:generator>LibreOffice/6.4.7.2$Linux_X86_64 LibreOffice_project/40$Build-2</meta:generator>
    <meta:document-statistic meta:table-count="1" meta:cell-count="29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39cm" svg:height="13.847cm" xlink:href=".." xlink:type="simple" chart:class="chart:scatter" chart:style-name="ch1">
        <chart:legend chart:legend-position="end" svg:x="14.11cm" svg:y="6.624cm" style:legend-expansion="high" chart:style-name="ch2"/>
        <chart:plot-area chart:style-name="ch3" table:cell-range-address="Sheet1.G2:Sheet1.H362 Sheet1.H1:Sheet1.H1" chart:data-source-has-labels="row" svg:x="0.312cm" svg:y="0.276cm" svg:width="13.486cm" svg:height="13.295cm">
          <chartooo:coordinate-region svg:x="0.55cm" svg:y="0.475cm" svg:width="13.061cm" svg:height="12.8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62" chart:label-cell-address="Sheet1.H1:Sheet1.H1" chart:class="chart:scatter">
            <chart:domain table:cell-range-address="Sheet1.G2:Sheet1.G362"/>
            <chart:data-point chart:repeated="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6">
                <text:p>21.6</text:p>
                <draw:g>
                  <svg:desc>Sheet1.G2:Sheet1.G362</svg:desc>
                </draw:g>
              </table:table-cell>
              <table:table-cell office:value-type="float" office:value="0">
                <text:p>0</text:p>
                <draw:g>
                  <svg:desc>Sheet1.H2:Sheet1.H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569498541825">
                <text:p>21.5569498541825</text:p>
              </table:table-cell>
              <table:table-cell office:value-type="float" office:value="0.581521304910134">
                <text:p>0.58152130491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4330942626874">
                <text:p>21.4330942626874</text:p>
              </table:table-cell>
              <table:table-cell office:value-type="float" office:value="1.13436779456784">
                <text:p>1.13436779456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2436145296898">
                <text:p>21.2436145296898</text:p>
              </table:table-cell>
              <table:table-cell office:value-type="float" office:value="1.63365899561484">
                <text:p>1.63365899561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0115621334169">
                <text:p>21.0115621334169</text:p>
              </table:table-cell>
              <table:table-cell office:value-type="float" office:value="2.0615990858476">
                <text:p>2.0615990858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7647972328651">
                <text:p>20.7647972328651</text:p>
              </table:table-cell>
              <table:table-cell office:value-type="float" office:value="2.40982609347426">
                <text:p>2.40982609347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322886513583">
                <text:p>20.5322886513583</text:p>
              </table:table-cell>
              <table:table-cell office:value-type="float" office:value="2.68050792524569">
                <text:p>2.68050792524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3402668437005">
                <text:p>20.3402668437005</text:p>
              </table:table-cell>
              <table:table-cell office:value-type="float" office:value="2.88603963251711">
                <text:p>2.88603963251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2087408831327">
                <text:p>20.2087408831327</text:p>
              </table:table-cell>
              <table:table-cell office:value-type="float" office:value="3.04738213465203">
                <text:p>3.04738213465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1488421481408">
                <text:p>20.1488421481408</text:p>
              </table:table-cell>
              <table:table-cell office:value-type="float" office:value="3.19126308682071">
                <text:p>3.19126308682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1613475709857">
                <text:p>20.1613475709857</text:p>
              </table:table-cell>
              <table:table-cell office:value-type="float" office:value="3.34661173100554">
                <text:p>3.34661173100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236578617771">
                <text:p>20.236578617771</text:p>
              </table:table-cell>
              <table:table-cell office:value-type="float" office:value="3.54070132603326">
                <text:p>3.54070132603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55689418785">
                <text:p>20.355689418785</text:p>
              </table:table-cell>
              <table:table-cell office:value-type="float" office:value="3.79551159739585">
                <text:p>3.79551159739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4931729342357">
                <text:p>20.4931729342357</text:p>
              </table:table-cell>
              <table:table-cell office:value-type="float" office:value="4.12479442036842">
                <text:p>4.124794420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6202522376414">
                <text:p>20.6202522376414</text:p>
              </table:table-cell>
              <table:table-cell office:value-type="float" office:value="4.53223253300746">
                <text:p>4.5322325330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7087064207824">
                <text:p>20.7087064207824</text:p>
              </table:table-cell>
              <table:table-cell office:value-type="float" office:value="5.01093587844101">
                <text:p>5.01093587844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7346228892903">
                <text:p>20.7346228892903</text:p>
              </table:table-cell>
              <table:table-cell office:value-type="float" office:value="5.5443424863115">
                <text:p>5.5443424863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6815775960765">
                <text:p>20.6815775960765</text:p>
              </table:table-cell>
              <table:table-cell office:value-type="float" office:value="6.10840422543171">
                <text:p>6.10840422543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428207519753">
                <text:p>20.5428207519753</text:p>
              </table:table-cell>
              <table:table-cell office:value-type="float" office:value="6.67476707849886">
                <text:p>6.674767078498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3221776644598">
                <text:p>20.3221776644598</text:p>
              </table:table-cell>
              <table:table-cell office:value-type="float" office:value="7.21452347823019">
                <text:p>7.21452347823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335450365041">
                <text:p>20.0335450365041</text:p>
              </table:table-cell>
              <table:table-cell office:value-type="float" office:value="7.70203825210971">
                <text:p>7.70203825210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6990496354654">
                <text:p>19.6990496354654</text:p>
              </table:table-cell>
              <table:table-cell office:value-type="float" office:value="8.11833994480839">
                <text:p>8.11833994480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3461139314119">
                <text:p>19.3461139314119</text:p>
              </table:table-cell>
              <table:table-cell office:value-type="float" office:value="8.45362702217444">
                <text:p>8.4536270221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0038185014922">
                <text:p>19.0038185014922</text:p>
              </table:table-cell>
              <table:table-cell office:value-type="float" office:value="8.708556039042">
                <text:p>8.708556039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6990444138697">
                <text:p>18.6990444138697</text:p>
              </table:table-cell>
              <table:table-cell office:value-type="float" office:value="8.89414065596729">
                <text:p>8.89414065596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4529080319962">
                <text:p>18.4529080319962</text:p>
              </table:table-cell>
              <table:table-cell office:value-type="float" office:value="9.0302749236162">
                <text:p>9.0302749236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2779618350615">
                <text:p>18.2779618350615</text:p>
              </table:table-cell>
              <table:table-cell office:value-type="float" office:value="9.14307700461003">
                <text:p>9.14307700461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1765330934427">
                <text:p>18.1765330934427</text:p>
              </table:table-cell>
              <table:table-cell office:value-type="float" office:value="9.26140619468676">
                <text:p>9.26140619468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1404210862222">
                <text:p>18.1404210862222</text:p>
              </table:table-cell>
              <table:table-cell office:value-type="float" office:value="9.41301592321727">
                <text:p>9.41301592321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1519930802001">
                <text:p>18.1519930802001</text:p>
              </table:table-cell>
              <table:table-cell office:value-type="float" office:value="9.62085376927476">
                <text:p>9.62085376927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1865334794732">
                <text:p>18.186533479473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2155340844715">
                <text:p>18.2155340844715</text:p>
              </table:table-cell>
              <table:table-cell office:value-type="float" office:value="10.2556513172128">
                <text:p>10.2556513172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2104883831003">
                <text:p>18.2104883831003</text:p>
              </table:table-cell>
              <table:table-cell office:value-type="float" office:value="10.6824176536109">
                <text:p>10.6824176536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1466858413669">
                <text:p>18.1466858413669</text:p>
              </table:table-cell>
              <table:table-cell office:value-type="float" office:value="11.1650254354718">
                <text:p>11.16502543547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0065021608768">
                <text:p>18.0065021608768</text:p>
              </table:table-cell>
              <table:table-cell office:value-type="float" office:value="11.6803338949251">
                <text:p>11.6803338949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817484258423">
                <text:p>17.7817484258423</text:p>
              </table:table-cell>
              <table:table-cell office:value-type="float" office:value="12.2003965904335">
                <text:p>12.2003965904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4747670784989">
                <text:p>17.4747670784989</text:p>
              </table:table-cell>
              <table:table-cell office:value-type="float" office:value="12.6961614495174">
                <text:p>12.6961614495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0981291320022">
                <text:p>17.0981291320022</text:p>
              </table:table-cell>
              <table:table-cell office:value-type="float" office:value="13.1413178269603">
                <text:p>13.14131782696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729728402318">
                <text:p>16.6729728402318</text:p>
              </table:table-cell>
              <table:table-cell office:value-type="float" office:value="13.5157795422791">
                <text:p>13.5157795422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262045115723">
                <text:p>16.2262045115723</text:p>
              </table:table-cell>
              <table:table-cell office:value-type="float" office:value="13.8083412164037">
                <text:p>13.8083412164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7869333054985">
                <text:p>15.7869333054985</text:p>
              </table:table-cell>
              <table:table-cell office:value-type="float" office:value="14.018155045688">
                <text:p>14.018155045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382613607804">
                <text:p>15.382613607804</text:p>
              </table:table-cell>
              <table:table-cell office:value-type="float" office:value="14.1548318434306">
                <text:p>14.1548318434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354074252482">
                <text:p>15.0354074252482</text:p>
              </table:table-cell>
              <table:table-cell office:value-type="float" office:value="14.237152930161">
                <text:p>14.237152930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7592500131498">
                <text:p>14.7592500131498</text:p>
              </table:table-cell>
              <table:table-cell office:value-type="float" office:value="14.2905639875667">
                <text:p>14.2905639875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580085325261">
                <text:p>14.5580085325261</text:p>
              </table:table-cell>
              <table:table-cell office:value-type="float" office:value="14.3437837937935">
                <text:p>14.3437837937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4249783362056">
                <text:p>14.4249783362056</text:p>
              </table:table-cell>
              <table:table-cell office:value-type="float" office:value="14.4249783362056">
                <text:p>14.4249783362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437837937935">
                <text:p>14.3437837937935</text:p>
              </table:table-cell>
              <table:table-cell office:value-type="float" office:value="14.5580085325261">
                <text:p>14.5580085325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2905639875667">
                <text:p>14.2905639875667</text:p>
              </table:table-cell>
              <table:table-cell office:value-type="float" office:value="14.7592500131498">
                <text:p>14.7592500131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237152930161">
                <text:p>14.237152930161</text:p>
              </table:table-cell>
              <table:table-cell office:value-type="float" office:value="15.0354074252482">
                <text:p>15.0354074252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1548318434306">
                <text:p>14.1548318434306</text:p>
              </table:table-cell>
              <table:table-cell office:value-type="float" office:value="15.382613607804">
                <text:p>15.382613607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018155045688">
                <text:p>14.018155045688</text:p>
              </table:table-cell>
              <table:table-cell office:value-type="float" office:value="15.7869333054985">
                <text:p>15.78693330549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8083412164037">
                <text:p>13.8083412164037</text:p>
              </table:table-cell>
              <table:table-cell office:value-type="float" office:value="16.2262045115723">
                <text:p>16.2262045115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157795422791">
                <text:p>13.5157795422791</text:p>
              </table:table-cell>
              <table:table-cell office:value-type="float" office:value="16.6729728402318">
                <text:p>16.6729728402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413178269603">
                <text:p>13.1413178269603</text:p>
              </table:table-cell>
              <table:table-cell office:value-type="float" office:value="17.0981291320022">
                <text:p>17.0981291320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6961614495174">
                <text:p>12.6961614495174</text:p>
              </table:table-cell>
              <table:table-cell office:value-type="float" office:value="17.4747670784989">
                <text:p>17.47476707849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2003965904335">
                <text:p>12.2003965904335</text:p>
              </table:table-cell>
              <table:table-cell office:value-type="float" office:value="17.7817484258423">
                <text:p>17.78174842584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803338949251">
                <text:p>11.6803338949251</text:p>
              </table:table-cell>
              <table:table-cell office:value-type="float" office:value="18.0065021608768">
                <text:p>18.0065021608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1650254354718">
                <text:p>11.1650254354718</text:p>
              </table:table-cell>
              <table:table-cell office:value-type="float" office:value="18.1466858413669">
                <text:p>18.1466858413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6824176536109">
                <text:p>10.6824176536109</text:p>
              </table:table-cell>
              <table:table-cell office:value-type="float" office:value="18.2104883831003">
                <text:p>18.2104883831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556513172128">
                <text:p>10.2556513172128</text:p>
              </table:table-cell>
              <table:table-cell office:value-type="float" office:value="18.2155340844715">
                <text:p>18.2155340844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9">
                <text:p>9.9</text:p>
              </table:table-cell>
              <table:table-cell office:value-type="float" office:value="18.1865334794732">
                <text:p>18.1865334794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2085376927476">
                <text:p>9.62085376927476</text:p>
              </table:table-cell>
              <table:table-cell office:value-type="float" office:value="18.1519930802001">
                <text:p>18.1519930802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41301592321727">
                <text:p>9.41301592321727</text:p>
              </table:table-cell>
              <table:table-cell office:value-type="float" office:value="18.1404210862222">
                <text:p>18.1404210862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26140619468676">
                <text:p>9.26140619468676</text:p>
              </table:table-cell>
              <table:table-cell office:value-type="float" office:value="18.1765330934427">
                <text:p>18.1765330934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14307700461004">
                <text:p>9.14307700461004</text:p>
              </table:table-cell>
              <table:table-cell office:value-type="float" office:value="18.2779618350615">
                <text:p>18.2779618350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0302749236162">
                <text:p>9.0302749236162</text:p>
              </table:table-cell>
              <table:table-cell office:value-type="float" office:value="18.4529080319962">
                <text:p>18.4529080319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89414065596729">
                <text:p>8.89414065596729</text:p>
              </table:table-cell>
              <table:table-cell office:value-type="float" office:value="18.6990444138697">
                <text:p>18.6990444138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0855603904201">
                <text:p>8.70855603904201</text:p>
              </table:table-cell>
              <table:table-cell office:value-type="float" office:value="19.0038185014922">
                <text:p>19.0038185014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5362702217443">
                <text:p>8.45362702217443</text:p>
              </table:table-cell>
              <table:table-cell office:value-type="float" office:value="19.3461139314119">
                <text:p>19.3461139314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1833994480839">
                <text:p>8.11833994480839</text:p>
              </table:table-cell>
              <table:table-cell office:value-type="float" office:value="19.6990496354654">
                <text:p>19.6990496354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70203825210971">
                <text:p>7.70203825210971</text:p>
              </table:table-cell>
              <table:table-cell office:value-type="float" office:value="20.0335450365041">
                <text:p>20.0335450365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145234782302">
                <text:p>7.2145234782302</text:p>
              </table:table-cell>
              <table:table-cell office:value-type="float" office:value="20.3221776644598">
                <text:p>20.3221776644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7476707849887">
                <text:p>6.67476707849887</text:p>
              </table:table-cell>
              <table:table-cell office:value-type="float" office:value="20.5428207519753">
                <text:p>20.5428207519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10840422543171">
                <text:p>6.10840422543171</text:p>
              </table:table-cell>
              <table:table-cell office:value-type="float" office:value="20.6815775960765">
                <text:p>20.6815775960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5443424863115">
                <text:p>5.5443424863115</text:p>
              </table:table-cell>
              <table:table-cell office:value-type="float" office:value="20.7346228892903">
                <text:p>20.73462288929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01093587844101">
                <text:p>5.01093587844101</text:p>
              </table:table-cell>
              <table:table-cell office:value-type="float" office:value="20.7087064207824">
                <text:p>20.7087064207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3223253300747">
                <text:p>4.53223253300747</text:p>
              </table:table-cell>
              <table:table-cell office:value-type="float" office:value="20.6202522376414">
                <text:p>20.6202522376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12479442036842">
                <text:p>4.12479442036842</text:p>
              </table:table-cell>
              <table:table-cell office:value-type="float" office:value="20.4931729342357">
                <text:p>20.4931729342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9551159739586">
                <text:p>3.79551159739586</text:p>
              </table:table-cell>
              <table:table-cell office:value-type="float" office:value="20.3556894187849">
                <text:p>20.3556894187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4070132603326">
                <text:p>3.54070132603326</text:p>
              </table:table-cell>
              <table:table-cell office:value-type="float" office:value="20.236578617771">
                <text:p>20.236578617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4661173100554">
                <text:p>3.34661173100554</text:p>
              </table:table-cell>
              <table:table-cell office:value-type="float" office:value="20.1613475709857">
                <text:p>20.1613475709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9126308682071">
                <text:p>3.19126308682071</text:p>
              </table:table-cell>
              <table:table-cell office:value-type="float" office:value="20.1488421481408">
                <text:p>20.14884214814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4738213465203">
                <text:p>3.04738213465203</text:p>
              </table:table-cell>
              <table:table-cell office:value-type="float" office:value="20.2087408831327">
                <text:p>20.2087408831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8603963251711">
                <text:p>2.88603963251711</text:p>
              </table:table-cell>
              <table:table-cell office:value-type="float" office:value="20.3402668437005">
                <text:p>20.3402668437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8050792524569">
                <text:p>2.68050792524569</text:p>
              </table:table-cell>
              <table:table-cell office:value-type="float" office:value="20.5322886513583">
                <text:p>20.53228865135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0982609347426">
                <text:p>2.40982609347426</text:p>
              </table:table-cell>
              <table:table-cell office:value-type="float" office:value="20.7647972328651">
                <text:p>20.76479723286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615990858476">
                <text:p>2.0615990858476</text:p>
              </table:table-cell>
              <table:table-cell office:value-type="float" office:value="21.0115621334169">
                <text:p>21.0115621334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3365899561484">
                <text:p>1.63365899561484</text:p>
              </table:table-cell>
              <table:table-cell office:value-type="float" office:value="21.2436145296898">
                <text:p>21.24361452968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3436779456784">
                <text:p>1.13436779456784</text:p>
              </table:table-cell>
              <table:table-cell office:value-type="float" office:value="21.4330942626874">
                <text:p>21.4330942626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81521304910132">
                <text:p>0.581521304910132</text:p>
              </table:table-cell>
              <table:table-cell office:value-type="float" office:value="21.5569498541825">
                <text:p>21.5569498541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54848933488E-015">
                <text:p>5.254848933488E-01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81521304910135">
                <text:p>-0.581521304910135</text:p>
              </table:table-cell>
              <table:table-cell office:value-type="float" office:value="21.5569498541825">
                <text:p>21.5569498541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13436779456783">
                <text:p>-1.13436779456783</text:p>
              </table:table-cell>
              <table:table-cell office:value-type="float" office:value="21.4330942626874">
                <text:p>21.4330942626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63365899561484">
                <text:p>-1.63365899561484</text:p>
              </table:table-cell>
              <table:table-cell office:value-type="float" office:value="21.2436145296898">
                <text:p>21.2436145296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0615990858476">
                <text:p>-2.0615990858476</text:p>
              </table:table-cell>
              <table:table-cell office:value-type="float" office:value="21.0115621334169">
                <text:p>21.01156213341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40982609347426">
                <text:p>-2.40982609347426</text:p>
              </table:table-cell>
              <table:table-cell office:value-type="float" office:value="20.7647972328651">
                <text:p>20.7647972328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68050792524569">
                <text:p>-2.68050792524569</text:p>
              </table:table-cell>
              <table:table-cell office:value-type="float" office:value="20.5322886513583">
                <text:p>20.5322886513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.88603963251711">
                <text:p>-2.88603963251711</text:p>
              </table:table-cell>
              <table:table-cell office:value-type="float" office:value="20.3402668437005">
                <text:p>20.3402668437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04738213465203">
                <text:p>-3.04738213465203</text:p>
              </table:table-cell>
              <table:table-cell office:value-type="float" office:value="20.2087408831327">
                <text:p>20.2087408831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19126308682071">
                <text:p>-3.19126308682071</text:p>
              </table:table-cell>
              <table:table-cell office:value-type="float" office:value="20.1488421481408">
                <text:p>20.1488421481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.34661173100554">
                <text:p>-3.34661173100554</text:p>
              </table:table-cell>
              <table:table-cell office:value-type="float" office:value="20.1613475709857">
                <text:p>20.1613475709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54070132603326">
                <text:p>-3.54070132603326</text:p>
              </table:table-cell>
              <table:table-cell office:value-type="float" office:value="20.236578617771">
                <text:p>20.2365786177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79551159739585">
                <text:p>-3.79551159739585</text:p>
              </table:table-cell>
              <table:table-cell office:value-type="float" office:value="20.3556894187849">
                <text:p>20.35568941878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.12479442036842">
                <text:p>-4.12479442036842</text:p>
              </table:table-cell>
              <table:table-cell office:value-type="float" office:value="20.4931729342357">
                <text:p>20.49317293423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.53223253300746">
                <text:p>-4.53223253300746</text:p>
              </table:table-cell>
              <table:table-cell office:value-type="float" office:value="20.6202522376414">
                <text:p>20.6202522376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.01093587844101">
                <text:p>-5.01093587844101</text:p>
              </table:table-cell>
              <table:table-cell office:value-type="float" office:value="20.7087064207824">
                <text:p>20.70870642078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.5443424863115">
                <text:p>-5.5443424863115</text:p>
              </table:table-cell>
              <table:table-cell office:value-type="float" office:value="20.7346228892903">
                <text:p>20.7346228892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6.1084042254317">
                <text:p>-6.1084042254317</text:p>
              </table:table-cell>
              <table:table-cell office:value-type="float" office:value="20.6815775960765">
                <text:p>20.6815775960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67476707849886">
                <text:p>-6.67476707849886</text:p>
              </table:table-cell>
              <table:table-cell office:value-type="float" office:value="20.5428207519753">
                <text:p>20.5428207519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.21452347823019">
                <text:p>-7.21452347823019</text:p>
              </table:table-cell>
              <table:table-cell office:value-type="float" office:value="20.3221776644598">
                <text:p>20.3221776644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.70203825210971">
                <text:p>-7.70203825210971</text:p>
              </table:table-cell>
              <table:table-cell office:value-type="float" office:value="20.0335450365041">
                <text:p>20.03354503650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11833994480839">
                <text:p>-8.11833994480839</text:p>
              </table:table-cell>
              <table:table-cell office:value-type="float" office:value="19.6990496354654">
                <text:p>19.6990496354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45362702217444">
                <text:p>-8.45362702217444</text:p>
              </table:table-cell>
              <table:table-cell office:value-type="float" office:value="19.3461139314119">
                <text:p>19.3461139314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.708556039042">
                <text:p>-8.708556039042</text:p>
              </table:table-cell>
              <table:table-cell office:value-type="float" office:value="19.0038185014922">
                <text:p>19.0038185014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.89414065596728">
                <text:p>-8.89414065596728</text:p>
              </table:table-cell>
              <table:table-cell office:value-type="float" office:value="18.6990444138697">
                <text:p>18.69904441386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9.0302749236162">
                <text:p>-9.0302749236162</text:p>
              </table:table-cell>
              <table:table-cell office:value-type="float" office:value="18.4529080319962">
                <text:p>18.45290803199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14307700461004">
                <text:p>-9.14307700461004</text:p>
              </table:table-cell>
              <table:table-cell office:value-type="float" office:value="18.2779618350615">
                <text:p>18.27796183506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.26140619468675">
                <text:p>-9.26140619468675</text:p>
              </table:table-cell>
              <table:table-cell office:value-type="float" office:value="18.1765330934427">
                <text:p>18.1765330934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.41301592321726">
                <text:p>-9.41301592321726</text:p>
              </table:table-cell>
              <table:table-cell office:value-type="float" office:value="18.1404210862222">
                <text:p>18.1404210862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62085376927476">
                <text:p>-9.62085376927476</text:p>
              </table:table-cell>
              <table:table-cell office:value-type="float" office:value="18.1519930802001">
                <text:p>18.1519930802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9.9">
                <text:p>-9.9</text:p>
              </table:table-cell>
              <table:table-cell office:value-type="float" office:value="18.1865334794732">
                <text:p>18.1865334794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.2556513172128">
                <text:p>-10.2556513172128</text:p>
              </table:table-cell>
              <table:table-cell office:value-type="float" office:value="18.2155340844715">
                <text:p>18.215534084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.6824176536109">
                <text:p>-10.6824176536109</text:p>
              </table:table-cell>
              <table:table-cell office:value-type="float" office:value="18.2104883831003">
                <text:p>18.2104883831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.1650254354718">
                <text:p>-11.1650254354718</text:p>
              </table:table-cell>
              <table:table-cell office:value-type="float" office:value="18.1466858413669">
                <text:p>18.14668584136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1.6803338949251">
                <text:p>-11.6803338949251</text:p>
              </table:table-cell>
              <table:table-cell office:value-type="float" office:value="18.0065021608768">
                <text:p>18.0065021608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.2003965904335">
                <text:p>-12.2003965904335</text:p>
              </table:table-cell>
              <table:table-cell office:value-type="float" office:value="17.7817484258423">
                <text:p>17.78174842584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.6961614495174">
                <text:p>-12.6961614495174</text:p>
              </table:table-cell>
              <table:table-cell office:value-type="float" office:value="17.4747670784989">
                <text:p>17.4747670784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3.1413178269603">
                <text:p>-13.1413178269603</text:p>
              </table:table-cell>
              <table:table-cell office:value-type="float" office:value="17.0981291320022">
                <text:p>17.0981291320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3.5157795422791">
                <text:p>-13.5157795422791</text:p>
              </table:table-cell>
              <table:table-cell office:value-type="float" office:value="16.6729728402318">
                <text:p>16.67297284023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3.8083412164037">
                <text:p>-13.8083412164037</text:p>
              </table:table-cell>
              <table:table-cell office:value-type="float" office:value="16.2262045115723">
                <text:p>16.22620451157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4.018155045688">
                <text:p>-14.018155045688</text:p>
              </table:table-cell>
              <table:table-cell office:value-type="float" office:value="15.7869333054985">
                <text:p>15.78693330549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4.1548318434306">
                <text:p>-14.1548318434306</text:p>
              </table:table-cell>
              <table:table-cell office:value-type="float" office:value="15.382613607804">
                <text:p>15.382613607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4.237152930161">
                <text:p>-14.237152930161</text:p>
              </table:table-cell>
              <table:table-cell office:value-type="float" office:value="15.0354074252482">
                <text:p>15.0354074252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.2905639875667">
                <text:p>-14.2905639875667</text:p>
              </table:table-cell>
              <table:table-cell office:value-type="float" office:value="14.7592500131498">
                <text:p>14.75925001314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4.3437837937935">
                <text:p>-14.3437837937935</text:p>
              </table:table-cell>
              <table:table-cell office:value-type="float" office:value="14.5580085325261">
                <text:p>14.55800853252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4.4249783362056">
                <text:p>-14.4249783362056</text:p>
              </table:table-cell>
              <table:table-cell office:value-type="float" office:value="14.4249783362056">
                <text:p>14.4249783362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4.5580085325261">
                <text:p>-14.5580085325261</text:p>
              </table:table-cell>
              <table:table-cell office:value-type="float" office:value="14.3437837937935">
                <text:p>14.34378379379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4.7592500131498">
                <text:p>-14.7592500131498</text:p>
              </table:table-cell>
              <table:table-cell office:value-type="float" office:value="14.2905639875667">
                <text:p>14.2905639875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5.0354074252482">
                <text:p>-15.0354074252482</text:p>
              </table:table-cell>
              <table:table-cell office:value-type="float" office:value="14.237152930161">
                <text:p>14.237152930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5.382613607804">
                <text:p>-15.382613607804</text:p>
              </table:table-cell>
              <table:table-cell office:value-type="float" office:value="14.1548318434306">
                <text:p>14.15483184343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5.7869333054985">
                <text:p>-15.7869333054985</text:p>
              </table:table-cell>
              <table:table-cell office:value-type="float" office:value="14.018155045688">
                <text:p>14.0181550456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6.2262045115722">
                <text:p>-16.2262045115722</text:p>
              </table:table-cell>
              <table:table-cell office:value-type="float" office:value="13.8083412164037">
                <text:p>13.80834121640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6.6729728402318">
                <text:p>-16.6729728402318</text:p>
              </table:table-cell>
              <table:table-cell office:value-type="float" office:value="13.5157795422791">
                <text:p>13.5157795422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7.0981291320022">
                <text:p>-17.0981291320022</text:p>
              </table:table-cell>
              <table:table-cell office:value-type="float" office:value="13.1413178269603">
                <text:p>13.1413178269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7.4747670784989">
                <text:p>-17.4747670784989</text:p>
              </table:table-cell>
              <table:table-cell office:value-type="float" office:value="12.6961614495174">
                <text:p>12.69616144951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7.7817484258423">
                <text:p>-17.7817484258423</text:p>
              </table:table-cell>
              <table:table-cell office:value-type="float" office:value="12.2003965904335">
                <text:p>12.2003965904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8.0065021608768">
                <text:p>-18.0065021608768</text:p>
              </table:table-cell>
              <table:table-cell office:value-type="float" office:value="11.6803338949251">
                <text:p>11.68033389492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8.1466858413669">
                <text:p>-18.1466858413669</text:p>
              </table:table-cell>
              <table:table-cell office:value-type="float" office:value="11.1650254354718">
                <text:p>11.16502543547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8.2104883831003">
                <text:p>-18.2104883831003</text:p>
              </table:table-cell>
              <table:table-cell office:value-type="float" office:value="10.6824176536109">
                <text:p>10.68241765361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.2155340844715">
                <text:p>-18.2155340844715</text:p>
              </table:table-cell>
              <table:table-cell office:value-type="float" office:value="10.2556513172128">
                <text:p>10.25565131721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8.1865334794732">
                <text:p>-18.186533479473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8.1519930802001">
                <text:p>-18.1519930802001</text:p>
              </table:table-cell>
              <table:table-cell office:value-type="float" office:value="9.62085376927476">
                <text:p>9.62085376927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.1404210862222">
                <text:p>-18.1404210862222</text:p>
              </table:table-cell>
              <table:table-cell office:value-type="float" office:value="9.41301592321727">
                <text:p>9.41301592321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.1765330934427">
                <text:p>-18.1765330934427</text:p>
              </table:table-cell>
              <table:table-cell office:value-type="float" office:value="9.26140619468675">
                <text:p>9.261406194686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8.2779618350615">
                <text:p>-18.2779618350615</text:p>
              </table:table-cell>
              <table:table-cell office:value-type="float" office:value="9.14307700461003">
                <text:p>9.143077004610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8.4529080319962">
                <text:p>-18.4529080319962</text:p>
              </table:table-cell>
              <table:table-cell office:value-type="float" office:value="9.0302749236162">
                <text:p>9.0302749236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8.6990444138696">
                <text:p>-18.6990444138696</text:p>
              </table:table-cell>
              <table:table-cell office:value-type="float" office:value="8.8941406559673">
                <text:p>8.8941406559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.0038185014922">
                <text:p>-19.0038185014922</text:p>
              </table:table-cell>
              <table:table-cell office:value-type="float" office:value="8.70855603904201">
                <text:p>8.70855603904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9.3461139314119">
                <text:p>-19.3461139314119</text:p>
              </table:table-cell>
              <table:table-cell office:value-type="float" office:value="8.45362702217444">
                <text:p>8.453627022174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9.6990496354654">
                <text:p>-19.6990496354654</text:p>
              </table:table-cell>
              <table:table-cell office:value-type="float" office:value="8.11833994480839">
                <text:p>8.118339944808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.0335450365041">
                <text:p>-20.0335450365041</text:p>
              </table:table-cell>
              <table:table-cell office:value-type="float" office:value="7.70203825210971">
                <text:p>7.702038252109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0.3221776644598">
                <text:p>-20.3221776644598</text:p>
              </table:table-cell>
              <table:table-cell office:value-type="float" office:value="7.2145234782302">
                <text:p>7.21452347823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0.5428207519753">
                <text:p>-20.5428207519753</text:p>
              </table:table-cell>
              <table:table-cell office:value-type="float" office:value="6.67476707849887">
                <text:p>6.674767078498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0.6815775960765">
                <text:p>-20.6815775960765</text:p>
              </table:table-cell>
              <table:table-cell office:value-type="float" office:value="6.10840422543172">
                <text:p>6.10840422543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0.7346228892903">
                <text:p>-20.7346228892903</text:p>
              </table:table-cell>
              <table:table-cell office:value-type="float" office:value="5.54434248631152">
                <text:p>5.544342486311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0.7087064207824">
                <text:p>-20.7087064207824</text:p>
              </table:table-cell>
              <table:table-cell office:value-type="float" office:value="5.01093587844101">
                <text:p>5.01093587844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0.6202522376414">
                <text:p>-20.6202522376414</text:p>
              </table:table-cell>
              <table:table-cell office:value-type="float" office:value="4.53223253300746">
                <text:p>4.53223253300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.4931729342357">
                <text:p>-20.4931729342357</text:p>
              </table:table-cell>
              <table:table-cell office:value-type="float" office:value="4.12479442036842">
                <text:p>4.124794420368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0.355689418785">
                <text:p>-20.355689418785</text:p>
              </table:table-cell>
              <table:table-cell office:value-type="float" office:value="3.79551159739585">
                <text:p>3.795511597395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0.236578617771">
                <text:p>-20.236578617771</text:p>
              </table:table-cell>
              <table:table-cell office:value-type="float" office:value="3.54070132603326">
                <text:p>3.540701326033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.1613475709857">
                <text:p>-20.1613475709857</text:p>
              </table:table-cell>
              <table:table-cell office:value-type="float" office:value="3.34661173100554">
                <text:p>3.346611731005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0.1488421481408">
                <text:p>-20.1488421481408</text:p>
              </table:table-cell>
              <table:table-cell office:value-type="float" office:value="3.19126308682071">
                <text:p>3.19126308682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0.2087408831327">
                <text:p>-20.2087408831327</text:p>
              </table:table-cell>
              <table:table-cell office:value-type="float" office:value="3.04738213465204">
                <text:p>3.04738213465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0.3402668437005">
                <text:p>-20.3402668437005</text:p>
              </table:table-cell>
              <table:table-cell office:value-type="float" office:value="2.88603963251711">
                <text:p>2.886039632517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.5322886513583">
                <text:p>-20.5322886513583</text:p>
              </table:table-cell>
              <table:table-cell office:value-type="float" office:value="2.6805079252457">
                <text:p>2.68050792524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.7647972328651">
                <text:p>-20.7647972328651</text:p>
              </table:table-cell>
              <table:table-cell office:value-type="float" office:value="2.40982609347427">
                <text:p>2.409826093474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1.0115621334169">
                <text:p>-21.0115621334169</text:p>
              </table:table-cell>
              <table:table-cell office:value-type="float" office:value="2.0615990858476">
                <text:p>2.0615990858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1.2436145296898">
                <text:p>-21.2436145296898</text:p>
              </table:table-cell>
              <table:table-cell office:value-type="float" office:value="1.63365899561484">
                <text:p>1.633658995614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1.4330942626874">
                <text:p>-21.4330942626874</text:p>
              </table:table-cell>
              <table:table-cell office:value-type="float" office:value="1.13436779456783">
                <text:p>1.13436779456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1.5569498541825">
                <text:p>-21.5569498541825</text:p>
              </table:table-cell>
              <table:table-cell office:value-type="float" office:value="0.581521304910137">
                <text:p>0.5815213049101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1.6">
                <text:p>-21.6</text:p>
              </table:table-cell>
              <table:table-cell office:value-type="float" office:value="0.000000000000010509697866976">
                <text:p>0.000000000000010509697866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1.5569498541825">
                <text:p>-21.5569498541825</text:p>
              </table:table-cell>
              <table:table-cell office:value-type="float" office:value="-0.581521304910125">
                <text:p>-0.581521304910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1.4330942626874">
                <text:p>-21.4330942626874</text:p>
              </table:table-cell>
              <table:table-cell office:value-type="float" office:value="-1.13436779456784">
                <text:p>-1.134367794567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1.2436145296898">
                <text:p>-21.2436145296898</text:p>
              </table:table-cell>
              <table:table-cell office:value-type="float" office:value="-1.63365899561484">
                <text:p>-1.633658995614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1.0115621334169">
                <text:p>-21.0115621334169</text:p>
              </table:table-cell>
              <table:table-cell office:value-type="float" office:value="-2.06159908584759">
                <text:p>-2.061599085847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0.7647972328651">
                <text:p>-20.7647972328651</text:p>
              </table:table-cell>
              <table:table-cell office:value-type="float" office:value="-2.40982609347426">
                <text:p>-2.409826093474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0.5322886513583">
                <text:p>-20.5322886513583</text:p>
              </table:table-cell>
              <table:table-cell office:value-type="float" office:value="-2.68050792524568">
                <text:p>-2.68050792524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0.3402668437005">
                <text:p>-20.3402668437005</text:p>
              </table:table-cell>
              <table:table-cell office:value-type="float" office:value="-2.88603963251712">
                <text:p>-2.886039632517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0.2087408831327">
                <text:p>-20.2087408831327</text:p>
              </table:table-cell>
              <table:table-cell office:value-type="float" office:value="-3.04738213465203">
                <text:p>-3.047382134652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0.1488421481408">
                <text:p>-20.1488421481408</text:p>
              </table:table-cell>
              <table:table-cell office:value-type="float" office:value="-3.19126308682071">
                <text:p>-3.191263086820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0.1613475709857">
                <text:p>-20.1613475709857</text:p>
              </table:table-cell>
              <table:table-cell office:value-type="float" office:value="-3.34661173100554">
                <text:p>-3.34661173100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0.236578617771">
                <text:p>-20.236578617771</text:p>
              </table:table-cell>
              <table:table-cell office:value-type="float" office:value="-3.54070132603326">
                <text:p>-3.540701326033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0.3556894187849">
                <text:p>-20.3556894187849</text:p>
              </table:table-cell>
              <table:table-cell office:value-type="float" office:value="-3.79551159739585">
                <text:p>-3.795511597395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0.4931729342357">
                <text:p>-20.4931729342357</text:p>
              </table:table-cell>
              <table:table-cell office:value-type="float" office:value="-4.12479442036842">
                <text:p>-4.124794420368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0.6202522376414">
                <text:p>-20.6202522376414</text:p>
              </table:table-cell>
              <table:table-cell office:value-type="float" office:value="-4.53223253300746">
                <text:p>-4.532232533007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0.7087064207824">
                <text:p>-20.7087064207824</text:p>
              </table:table-cell>
              <table:table-cell office:value-type="float" office:value="-5.010935878441">
                <text:p>-5.010935878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0.7346228892903">
                <text:p>-20.7346228892903</text:p>
              </table:table-cell>
              <table:table-cell office:value-type="float" office:value="-5.54434248631149">
                <text:p>-5.54434248631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0.6815775960765">
                <text:p>-20.6815775960765</text:p>
              </table:table-cell>
              <table:table-cell office:value-type="float" office:value="-6.1084042254317">
                <text:p>-6.10840422543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0.5428207519753">
                <text:p>-20.5428207519753</text:p>
              </table:table-cell>
              <table:table-cell office:value-type="float" office:value="-6.67476707849887">
                <text:p>-6.674767078498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.3221776644598">
                <text:p>-20.3221776644598</text:p>
              </table:table-cell>
              <table:table-cell office:value-type="float" office:value="-7.2145234782302">
                <text:p>-7.2145234782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0.0335450365041">
                <text:p>-20.0335450365041</text:p>
              </table:table-cell>
              <table:table-cell office:value-type="float" office:value="-7.7020382521097">
                <text:p>-7.70203825210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9.6990496354654">
                <text:p>-19.6990496354654</text:p>
              </table:table-cell>
              <table:table-cell office:value-type="float" office:value="-8.11833994480839">
                <text:p>-8.118339944808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9.3461139314119">
                <text:p>-19.3461139314119</text:p>
              </table:table-cell>
              <table:table-cell office:value-type="float" office:value="-8.45362702217444">
                <text:p>-8.45362702217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9.0038185014922">
                <text:p>-19.0038185014922</text:p>
              </table:table-cell>
              <table:table-cell office:value-type="float" office:value="-8.708556039042">
                <text:p>-8.7085560390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8.6990444138697">
                <text:p>-18.6990444138697</text:p>
              </table:table-cell>
              <table:table-cell office:value-type="float" office:value="-8.89414065596728">
                <text:p>-8.894140655967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8.4529080319962">
                <text:p>-18.4529080319962</text:p>
              </table:table-cell>
              <table:table-cell office:value-type="float" office:value="-9.0302749236162">
                <text:p>-9.03027492361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8.2779618350615">
                <text:p>-18.2779618350615</text:p>
              </table:table-cell>
              <table:table-cell office:value-type="float" office:value="-9.14307700461003">
                <text:p>-9.143077004610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8.1765330934427">
                <text:p>-18.1765330934427</text:p>
              </table:table-cell>
              <table:table-cell office:value-type="float" office:value="-9.26140619468675">
                <text:p>-9.26140619468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8.1404210862222">
                <text:p>-18.1404210862222</text:p>
              </table:table-cell>
              <table:table-cell office:value-type="float" office:value="-9.41301592321727">
                <text:p>-9.413015923217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8.1519930802001">
                <text:p>-18.1519930802001</text:p>
              </table:table-cell>
              <table:table-cell office:value-type="float" office:value="-9.62085376927475">
                <text:p>-9.620853769274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8.1865334794732">
                <text:p>-18.1865334794732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8.2155340844715">
                <text:p>-18.2155340844715</text:p>
              </table:table-cell>
              <table:table-cell office:value-type="float" office:value="-10.2556513172128">
                <text:p>-10.25565131721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8.2104883831003">
                <text:p>-18.2104883831003</text:p>
              </table:table-cell>
              <table:table-cell office:value-type="float" office:value="-10.6824176536109">
                <text:p>-10.68241765361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8.1466858413669">
                <text:p>-18.1466858413669</text:p>
              </table:table-cell>
              <table:table-cell office:value-type="float" office:value="-11.1650254354718">
                <text:p>-11.1650254354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8.0065021608768">
                <text:p>-18.0065021608768</text:p>
              </table:table-cell>
              <table:table-cell office:value-type="float" office:value="-11.6803338949251">
                <text:p>-11.68033389492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7.7817484258423">
                <text:p>-17.7817484258423</text:p>
              </table:table-cell>
              <table:table-cell office:value-type="float" office:value="-12.2003965904335">
                <text:p>-12.2003965904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7.4747670784989">
                <text:p>-17.4747670784989</text:p>
              </table:table-cell>
              <table:table-cell office:value-type="float" office:value="-12.6961614495174">
                <text:p>-12.69616144951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7.0981291320022">
                <text:p>-17.0981291320022</text:p>
              </table:table-cell>
              <table:table-cell office:value-type="float" office:value="-13.1413178269603">
                <text:p>-13.14131782696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6.6729728402318">
                <text:p>-16.6729728402318</text:p>
              </table:table-cell>
              <table:table-cell office:value-type="float" office:value="-13.5157795422791">
                <text:p>-13.51577954227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6.2262045115723">
                <text:p>-16.2262045115723</text:p>
              </table:table-cell>
              <table:table-cell office:value-type="float" office:value="-13.8083412164037">
                <text:p>-13.80834121640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5.7869333054985">
                <text:p>-15.7869333054985</text:p>
              </table:table-cell>
              <table:table-cell office:value-type="float" office:value="-14.018155045688">
                <text:p>-14.0181550456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5.382613607804">
                <text:p>-15.382613607804</text:p>
              </table:table-cell>
              <table:table-cell office:value-type="float" office:value="-14.1548318434306">
                <text:p>-14.15483184343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5.0354074252482">
                <text:p>-15.0354074252482</text:p>
              </table:table-cell>
              <table:table-cell office:value-type="float" office:value="-14.237152930161">
                <text:p>-14.2371529301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.7592500131498">
                <text:p>-14.7592500131498</text:p>
              </table:table-cell>
              <table:table-cell office:value-type="float" office:value="-14.2905639875667">
                <text:p>-14.2905639875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.5580085325261">
                <text:p>-14.5580085325261</text:p>
              </table:table-cell>
              <table:table-cell office:value-type="float" office:value="-14.3437837937935">
                <text:p>-14.34378379379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.4249783362056">
                <text:p>-14.4249783362056</text:p>
              </table:table-cell>
              <table:table-cell office:value-type="float" office:value="-14.4249783362056">
                <text:p>-14.42497833620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4.3437837937935">
                <text:p>-14.3437837937935</text:p>
              </table:table-cell>
              <table:table-cell office:value-type="float" office:value="-14.5580085325261">
                <text:p>-14.5580085325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4.2905639875667">
                <text:p>-14.2905639875667</text:p>
              </table:table-cell>
              <table:table-cell office:value-type="float" office:value="-14.7592500131498">
                <text:p>-14.75925001314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4.237152930161">
                <text:p>-14.237152930161</text:p>
              </table:table-cell>
              <table:table-cell office:value-type="float" office:value="-15.0354074252482">
                <text:p>-15.0354074252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4.1548318434306">
                <text:p>-14.1548318434306</text:p>
              </table:table-cell>
              <table:table-cell office:value-type="float" office:value="-15.382613607804">
                <text:p>-15.382613607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4.018155045688">
                <text:p>-14.018155045688</text:p>
              </table:table-cell>
              <table:table-cell office:value-type="float" office:value="-15.7869333054985">
                <text:p>-15.78693330549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3.8083412164037">
                <text:p>-13.8083412164037</text:p>
              </table:table-cell>
              <table:table-cell office:value-type="float" office:value="-16.2262045115723">
                <text:p>-16.22620451157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5157795422791">
                <text:p>-13.5157795422791</text:p>
              </table:table-cell>
              <table:table-cell office:value-type="float" office:value="-16.6729728402318">
                <text:p>-16.6729728402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.1413178269603">
                <text:p>-13.1413178269603</text:p>
              </table:table-cell>
              <table:table-cell office:value-type="float" office:value="-17.0981291320022">
                <text:p>-17.09812913200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2.6961614495174">
                <text:p>-12.6961614495174</text:p>
              </table:table-cell>
              <table:table-cell office:value-type="float" office:value="-17.4747670784989">
                <text:p>-17.47476707849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2.2003965904335">
                <text:p>-12.2003965904335</text:p>
              </table:table-cell>
              <table:table-cell office:value-type="float" office:value="-17.7817484258423">
                <text:p>-17.7817484258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1.6803338949251">
                <text:p>-11.6803338949251</text:p>
              </table:table-cell>
              <table:table-cell office:value-type="float" office:value="-18.0065021608768">
                <text:p>-18.00650216087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1.1650254354718">
                <text:p>-11.1650254354718</text:p>
              </table:table-cell>
              <table:table-cell office:value-type="float" office:value="-18.1466858413669">
                <text:p>-18.14668584136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0.6824176536109">
                <text:p>-10.6824176536109</text:p>
              </table:table-cell>
              <table:table-cell office:value-type="float" office:value="-18.2104883831003">
                <text:p>-18.21048838310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.2556513172128">
                <text:p>-10.2556513172128</text:p>
              </table:table-cell>
              <table:table-cell office:value-type="float" office:value="-18.2155340844715">
                <text:p>-18.21553408447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.90000000000001">
                <text:p>-9.90000000000001</text:p>
              </table:table-cell>
              <table:table-cell office:value-type="float" office:value="-18.1865334794732">
                <text:p>-18.18653347947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9.62085376927475">
                <text:p>-9.62085376927475</text:p>
              </table:table-cell>
              <table:table-cell office:value-type="float" office:value="-18.1519930802001">
                <text:p>-18.1519930802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9.41301592321727">
                <text:p>-9.41301592321727</text:p>
              </table:table-cell>
              <table:table-cell office:value-type="float" office:value="-18.1404210862222">
                <text:p>-18.14042108622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9.26140619468676">
                <text:p>-9.26140619468676</text:p>
              </table:table-cell>
              <table:table-cell office:value-type="float" office:value="-18.1765330934427">
                <text:p>-18.17653309344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9.14307700461004">
                <text:p>-9.14307700461004</text:p>
              </table:table-cell>
              <table:table-cell office:value-type="float" office:value="-18.2779618350615">
                <text:p>-18.27796183506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.0302749236162">
                <text:p>-9.0302749236162</text:p>
              </table:table-cell>
              <table:table-cell office:value-type="float" office:value="-18.4529080319962">
                <text:p>-18.45290803199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.89414065596728">
                <text:p>-8.89414065596728</text:p>
              </table:table-cell>
              <table:table-cell office:value-type="float" office:value="-18.6990444138697">
                <text:p>-18.69904441386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8.70855603904201">
                <text:p>-8.70855603904201</text:p>
              </table:table-cell>
              <table:table-cell office:value-type="float" office:value="-19.0038185014922">
                <text:p>-19.00381850149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8.45362702217444">
                <text:p>-8.45362702217444</text:p>
              </table:table-cell>
              <table:table-cell office:value-type="float" office:value="-19.3461139314119">
                <text:p>-19.3461139314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.1183399448084">
                <text:p>-8.1183399448084</text:p>
              </table:table-cell>
              <table:table-cell office:value-type="float" office:value="-19.6990496354654">
                <text:p>-19.6990496354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.70203825210972">
                <text:p>-7.70203825210972</text:p>
              </table:table-cell>
              <table:table-cell office:value-type="float" office:value="-20.0335450365041">
                <text:p>-20.03354503650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.21452347823019">
                <text:p>-7.21452347823019</text:p>
              </table:table-cell>
              <table:table-cell office:value-type="float" office:value="-20.3221776644598">
                <text:p>-20.32217766445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6.67476707849887">
                <text:p>-6.67476707849887</text:p>
              </table:table-cell>
              <table:table-cell office:value-type="float" office:value="-20.5428207519753">
                <text:p>-20.54282075197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.10840422543171">
                <text:p>-6.10840422543171</text:p>
              </table:table-cell>
              <table:table-cell office:value-type="float" office:value="-20.6815775960765">
                <text:p>-20.68157759607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.54434248631149">
                <text:p>-5.54434248631149</text:p>
              </table:table-cell>
              <table:table-cell office:value-type="float" office:value="-20.7346228892903">
                <text:p>-20.73462288929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.01093587844101">
                <text:p>-5.01093587844101</text:p>
              </table:table-cell>
              <table:table-cell office:value-type="float" office:value="-20.7087064207824">
                <text:p>-20.70870642078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.53223253300746">
                <text:p>-4.53223253300746</text:p>
              </table:table-cell>
              <table:table-cell office:value-type="float" office:value="-20.6202522376414">
                <text:p>-20.62025223764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12479442036843">
                <text:p>-4.12479442036843</text:p>
              </table:table-cell>
              <table:table-cell office:value-type="float" office:value="-20.4931729342357">
                <text:p>-20.49317293423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.79551159739586">
                <text:p>-3.79551159739586</text:p>
              </table:table-cell>
              <table:table-cell office:value-type="float" office:value="-20.355689418785">
                <text:p>-20.3556894187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.54070132603327">
                <text:p>-3.54070132603327</text:p>
              </table:table-cell>
              <table:table-cell office:value-type="float" office:value="-20.236578617771">
                <text:p>-20.236578617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.34661173100553">
                <text:p>-3.34661173100553</text:p>
              </table:table-cell>
              <table:table-cell office:value-type="float" office:value="-20.1613475709857">
                <text:p>-20.16134757098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.19126308682072">
                <text:p>-3.19126308682072</text:p>
              </table:table-cell>
              <table:table-cell office:value-type="float" office:value="-20.1488421481408">
                <text:p>-20.14884214814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.04738213465201">
                <text:p>-3.04738213465201</text:p>
              </table:table-cell>
              <table:table-cell office:value-type="float" office:value="-20.2087408831327">
                <text:p>-20.20874088313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.8860396325171">
                <text:p>-2.8860396325171</text:p>
              </table:table-cell>
              <table:table-cell office:value-type="float" office:value="-20.3402668437005">
                <text:p>-20.34026684370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.68050792524569">
                <text:p>-2.68050792524569</text:p>
              </table:table-cell>
              <table:table-cell office:value-type="float" office:value="-20.5322886513583">
                <text:p>-20.53228865135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.40982609347426">
                <text:p>-2.40982609347426</text:p>
              </table:table-cell>
              <table:table-cell office:value-type="float" office:value="-20.7647972328651">
                <text:p>-20.76479723286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.0615990858476">
                <text:p>-2.0615990858476</text:p>
              </table:table-cell>
              <table:table-cell office:value-type="float" office:value="-21.0115621334169">
                <text:p>-21.01156213341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63365899561485">
                <text:p>-1.63365899561485</text:p>
              </table:table-cell>
              <table:table-cell office:value-type="float" office:value="-21.2436145296898">
                <text:p>-21.24361452968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13436779456785">
                <text:p>-1.13436779456785</text:p>
              </table:table-cell>
              <table:table-cell office:value-type="float" office:value="-21.4330942626874">
                <text:p>-21.43309426268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581521304910138">
                <text:p>-0.581521304910138</text:p>
              </table:table-cell>
              <table:table-cell office:value-type="float" office:value="-21.5569498541825">
                <text:p>-21.55694985418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97477755678221E-015">
                <text:p>-2.97477755678221E-015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81521304910124">
                <text:p>0.581521304910124</text:p>
              </table:table-cell>
              <table:table-cell office:value-type="float" office:value="-21.5569498541825">
                <text:p>-21.55694985418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3436779456784">
                <text:p>1.13436779456784</text:p>
              </table:table-cell>
              <table:table-cell office:value-type="float" office:value="-21.4330942626874">
                <text:p>-21.43309426268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3365899561484">
                <text:p>1.63365899561484</text:p>
              </table:table-cell>
              <table:table-cell office:value-type="float" office:value="-21.2436145296898">
                <text:p>-21.24361452968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06159908584759">
                <text:p>2.06159908584759</text:p>
              </table:table-cell>
              <table:table-cell office:value-type="float" office:value="-21.0115621334169">
                <text:p>-21.01156213341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0982609347426">
                <text:p>2.40982609347426</text:p>
              </table:table-cell>
              <table:table-cell office:value-type="float" office:value="-20.7647972328651">
                <text:p>-20.76479723286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68050792524568">
                <text:p>2.68050792524568</text:p>
              </table:table-cell>
              <table:table-cell office:value-type="float" office:value="-20.5322886513583">
                <text:p>-20.53228865135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8603963251712">
                <text:p>2.88603963251712</text:p>
              </table:table-cell>
              <table:table-cell office:value-type="float" office:value="-20.3402668437005">
                <text:p>-20.34026684370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4738213465203">
                <text:p>3.04738213465203</text:p>
              </table:table-cell>
              <table:table-cell office:value-type="float" office:value="-20.2087408831327">
                <text:p>-20.20874088313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19126308682071">
                <text:p>3.19126308682071</text:p>
              </table:table-cell>
              <table:table-cell office:value-type="float" office:value="-20.1488421481408">
                <text:p>-20.14884214814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34661173100553">
                <text:p>3.34661173100553</text:p>
              </table:table-cell>
              <table:table-cell office:value-type="float" office:value="-20.1613475709857">
                <text:p>-20.1613475709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4070132603325">
                <text:p>3.54070132603325</text:p>
              </table:table-cell>
              <table:table-cell office:value-type="float" office:value="-20.236578617771">
                <text:p>-20.2365786177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79551159739584">
                <text:p>3.79551159739584</text:p>
              </table:table-cell>
              <table:table-cell office:value-type="float" office:value="-20.355689418785">
                <text:p>-20.3556894187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2479442036842">
                <text:p>4.12479442036842</text:p>
              </table:table-cell>
              <table:table-cell office:value-type="float" office:value="-20.4931729342357">
                <text:p>-20.49317293423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53223253300745">
                <text:p>4.53223253300745</text:p>
              </table:table-cell>
              <table:table-cell office:value-type="float" office:value="-20.6202522376414">
                <text:p>-20.6202522376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01093587844101">
                <text:p>5.01093587844101</text:p>
              </table:table-cell>
              <table:table-cell office:value-type="float" office:value="-20.7087064207824">
                <text:p>-20.70870642078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54434248631151">
                <text:p>5.54434248631151</text:p>
              </table:table-cell>
              <table:table-cell office:value-type="float" office:value="-20.7346228892903">
                <text:p>-20.73462288929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084042254317">
                <text:p>6.1084042254317</text:p>
              </table:table-cell>
              <table:table-cell office:value-type="float" office:value="-20.6815775960765">
                <text:p>-20.68157759607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67476707849886">
                <text:p>6.67476707849886</text:p>
              </table:table-cell>
              <table:table-cell office:value-type="float" office:value="-20.5428207519753">
                <text:p>-20.54282075197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1452347823018">
                <text:p>7.21452347823018</text:p>
              </table:table-cell>
              <table:table-cell office:value-type="float" office:value="-20.3221776644598">
                <text:p>-20.32217766445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70203825210969">
                <text:p>7.70203825210969</text:p>
              </table:table-cell>
              <table:table-cell office:value-type="float" office:value="-20.0335450365041">
                <text:p>-20.03354503650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1833994480837">
                <text:p>8.11833994480837</text:p>
              </table:table-cell>
              <table:table-cell office:value-type="float" office:value="-19.6990496354654">
                <text:p>-19.69904963546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45362702217444">
                <text:p>8.45362702217444</text:p>
              </table:table-cell>
              <table:table-cell office:value-type="float" office:value="-19.3461139314119">
                <text:p>-19.3461139314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708556039042">
                <text:p>8.708556039042</text:p>
              </table:table-cell>
              <table:table-cell office:value-type="float" office:value="-19.0038185014922">
                <text:p>-19.00381850149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8941406559673">
                <text:p>8.8941406559673</text:p>
              </table:table-cell>
              <table:table-cell office:value-type="float" office:value="-18.6990444138697">
                <text:p>-18.69904441386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0302749236162">
                <text:p>9.0302749236162</text:p>
              </table:table-cell>
              <table:table-cell office:value-type="float" office:value="-18.4529080319962">
                <text:p>-18.45290803199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14307700461004">
                <text:p>9.14307700461004</text:p>
              </table:table-cell>
              <table:table-cell office:value-type="float" office:value="-18.2779618350615">
                <text:p>-18.27796183506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26140619468676">
                <text:p>9.26140619468676</text:p>
              </table:table-cell>
              <table:table-cell office:value-type="float" office:value="-18.1765330934427">
                <text:p>-18.17653309344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41301592321726">
                <text:p>9.41301592321726</text:p>
              </table:table-cell>
              <table:table-cell office:value-type="float" office:value="-18.1404210862222">
                <text:p>-18.1404210862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62085376927475">
                <text:p>9.62085376927475</text:p>
              </table:table-cell>
              <table:table-cell office:value-type="float" office:value="-18.1519930802001">
                <text:p>-18.1519930802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9">
                <text:p>9.9</text:p>
              </table:table-cell>
              <table:table-cell office:value-type="float" office:value="-18.1865334794732">
                <text:p>-18.18653347947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2556513172128">
                <text:p>10.2556513172128</text:p>
              </table:table-cell>
              <table:table-cell office:value-type="float" office:value="-18.2155340844715">
                <text:p>-18.21553408447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6824176536109">
                <text:p>10.6824176536109</text:p>
              </table:table-cell>
              <table:table-cell office:value-type="float" office:value="-18.2104883831003">
                <text:p>-18.21048838310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.1650254354718">
                <text:p>11.1650254354718</text:p>
              </table:table-cell>
              <table:table-cell office:value-type="float" office:value="-18.1466858413669">
                <text:p>-18.14668584136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.6803338949251">
                <text:p>11.6803338949251</text:p>
              </table:table-cell>
              <table:table-cell office:value-type="float" office:value="-18.0065021608768">
                <text:p>-18.00650216087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2003965904335">
                <text:p>12.2003965904335</text:p>
              </table:table-cell>
              <table:table-cell office:value-type="float" office:value="-17.7817484258423">
                <text:p>-17.78174842584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6961614495174">
                <text:p>12.6961614495174</text:p>
              </table:table-cell>
              <table:table-cell office:value-type="float" office:value="-17.4747670784989">
                <text:p>-17.4747670784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1413178269603">
                <text:p>13.1413178269603</text:p>
              </table:table-cell>
              <table:table-cell office:value-type="float" office:value="-17.0981291320022">
                <text:p>-17.09812913200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5157795422791">
                <text:p>13.5157795422791</text:p>
              </table:table-cell>
              <table:table-cell office:value-type="float" office:value="-16.6729728402318">
                <text:p>-16.67297284023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8083412164037">
                <text:p>13.8083412164037</text:p>
              </table:table-cell>
              <table:table-cell office:value-type="float" office:value="-16.2262045115723">
                <text:p>-16.22620451157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018155045688">
                <text:p>14.018155045688</text:p>
              </table:table-cell>
              <table:table-cell office:value-type="float" office:value="-15.7869333054985">
                <text:p>-15.78693330549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1548318434306">
                <text:p>14.1548318434306</text:p>
              </table:table-cell>
              <table:table-cell office:value-type="float" office:value="-15.382613607804">
                <text:p>-15.3826136078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237152930161">
                <text:p>14.237152930161</text:p>
              </table:table-cell>
              <table:table-cell office:value-type="float" office:value="-15.0354074252482">
                <text:p>-15.03540742524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2905639875667">
                <text:p>14.2905639875667</text:p>
              </table:table-cell>
              <table:table-cell office:value-type="float" office:value="-14.7592500131498">
                <text:p>-14.75925001314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3437837937935">
                <text:p>14.3437837937935</text:p>
              </table:table-cell>
              <table:table-cell office:value-type="float" office:value="-14.5580085325261">
                <text:p>-14.55800853252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4249783362056">
                <text:p>14.4249783362056</text:p>
              </table:table-cell>
              <table:table-cell office:value-type="float" office:value="-14.4249783362056">
                <text:p>-14.4249783362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5580085325261">
                <text:p>14.5580085325261</text:p>
              </table:table-cell>
              <table:table-cell office:value-type="float" office:value="-14.3437837937935">
                <text:p>-14.34378379379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7592500131498">
                <text:p>14.7592500131498</text:p>
              </table:table-cell>
              <table:table-cell office:value-type="float" office:value="-14.2905639875667">
                <text:p>-14.2905639875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0354074252482">
                <text:p>15.0354074252482</text:p>
              </table:table-cell>
              <table:table-cell office:value-type="float" office:value="-14.237152930161">
                <text:p>-14.237152930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382613607804">
                <text:p>15.382613607804</text:p>
              </table:table-cell>
              <table:table-cell office:value-type="float" office:value="-14.1548318434306">
                <text:p>-14.15483184343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7869333054985">
                <text:p>15.7869333054985</text:p>
              </table:table-cell>
              <table:table-cell office:value-type="float" office:value="-14.018155045688">
                <text:p>-14.0181550456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2262045115722">
                <text:p>16.2262045115722</text:p>
              </table:table-cell>
              <table:table-cell office:value-type="float" office:value="-13.8083412164037">
                <text:p>-13.80834121640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6729728402318">
                <text:p>16.6729728402318</text:p>
              </table:table-cell>
              <table:table-cell office:value-type="float" office:value="-13.5157795422791">
                <text:p>-13.51577954227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.0981291320022">
                <text:p>17.0981291320022</text:p>
              </table:table-cell>
              <table:table-cell office:value-type="float" office:value="-13.1413178269603">
                <text:p>-13.14131782696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.4747670784989">
                <text:p>17.4747670784989</text:p>
              </table:table-cell>
              <table:table-cell office:value-type="float" office:value="-12.6961614495174">
                <text:p>-12.69616144951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.7817484258423">
                <text:p>17.7817484258423</text:p>
              </table:table-cell>
              <table:table-cell office:value-type="float" office:value="-12.2003965904335">
                <text:p>-12.20039659043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0065021608768">
                <text:p>18.0065021608768</text:p>
              </table:table-cell>
              <table:table-cell office:value-type="float" office:value="-11.6803338949251">
                <text:p>-11.68033389492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1466858413669">
                <text:p>18.1466858413669</text:p>
              </table:table-cell>
              <table:table-cell office:value-type="float" office:value="-11.1650254354718">
                <text:p>-11.16502543547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2104883831003">
                <text:p>18.2104883831003</text:p>
              </table:table-cell>
              <table:table-cell office:value-type="float" office:value="-10.6824176536109">
                <text:p>-10.6824176536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2155340844715">
                <text:p>18.2155340844715</text:p>
              </table:table-cell>
              <table:table-cell office:value-type="float" office:value="-10.2556513172128">
                <text:p>-10.25565131721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1865334794732">
                <text:p>18.1865334794732</text:p>
              </table:table-cell>
              <table:table-cell office:value-type="float" office:value="-9.90000000000001">
                <text:p>-9.9000000000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1519930802001">
                <text:p>18.1519930802001</text:p>
              </table:table-cell>
              <table:table-cell office:value-type="float" office:value="-9.62085376927475">
                <text:p>-9.620853769274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1404210862222">
                <text:p>18.1404210862222</text:p>
              </table:table-cell>
              <table:table-cell office:value-type="float" office:value="-9.41301592321727">
                <text:p>-9.413015923217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.1765330934427">
                <text:p>18.1765330934427</text:p>
              </table:table-cell>
              <table:table-cell office:value-type="float" office:value="-9.26140619468675">
                <text:p>-9.261406194686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2779618350615">
                <text:p>18.2779618350615</text:p>
              </table:table-cell>
              <table:table-cell office:value-type="float" office:value="-9.14307700461002">
                <text:p>-9.143077004610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.4529080319962">
                <text:p>18.4529080319962</text:p>
              </table:table-cell>
              <table:table-cell office:value-type="float" office:value="-9.03027492361621">
                <text:p>-9.030274923616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.6990444138697">
                <text:p>18.6990444138697</text:p>
              </table:table-cell>
              <table:table-cell office:value-type="float" office:value="-8.89414065596728">
                <text:p>-8.894140655967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0038185014922">
                <text:p>19.0038185014922</text:p>
              </table:table-cell>
              <table:table-cell office:value-type="float" office:value="-8.70855603904202">
                <text:p>-8.708556039042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3461139314119">
                <text:p>19.3461139314119</text:p>
              </table:table-cell>
              <table:table-cell office:value-type="float" office:value="-8.45362702217444">
                <text:p>-8.45362702217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6990496354654">
                <text:p>19.6990496354654</text:p>
              </table:table-cell>
              <table:table-cell office:value-type="float" office:value="-8.1183399448084">
                <text:p>-8.11833994480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0335450365041">
                <text:p>20.0335450365041</text:p>
              </table:table-cell>
              <table:table-cell office:value-type="float" office:value="-7.7020382521097">
                <text:p>-7.70203825210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.3221776644598">
                <text:p>20.3221776644598</text:p>
              </table:table-cell>
              <table:table-cell office:value-type="float" office:value="-7.21452347823021">
                <text:p>-7.21452347823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.5428207519753">
                <text:p>20.5428207519753</text:p>
              </table:table-cell>
              <table:table-cell office:value-type="float" office:value="-6.67476707849886">
                <text:p>-6.674767078498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6815775960765">
                <text:p>20.6815775960765</text:p>
              </table:table-cell>
              <table:table-cell office:value-type="float" office:value="-6.1084042254317">
                <text:p>-6.10840422543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7346228892903">
                <text:p>20.7346228892903</text:p>
              </table:table-cell>
              <table:table-cell office:value-type="float" office:value="-5.54434248631152">
                <text:p>-5.544342486311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7087064207824">
                <text:p>20.7087064207824</text:p>
              </table:table-cell>
              <table:table-cell office:value-type="float" office:value="-5.010935878441">
                <text:p>-5.0109358784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6202522376414">
                <text:p>20.6202522376414</text:p>
              </table:table-cell>
              <table:table-cell office:value-type="float" office:value="-4.53223253300747">
                <text:p>-4.532232533007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4931729342357">
                <text:p>20.4931729342357</text:p>
              </table:table-cell>
              <table:table-cell office:value-type="float" office:value="-4.12479442036843">
                <text:p>-4.124794420368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355689418785">
                <text:p>20.355689418785</text:p>
              </table:table-cell>
              <table:table-cell office:value-type="float" office:value="-3.79551159739586">
                <text:p>-3.795511597395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236578617771">
                <text:p>20.236578617771</text:p>
              </table:table-cell>
              <table:table-cell office:value-type="float" office:value="-3.54070132603326">
                <text:p>-3.540701326033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1613475709857">
                <text:p>20.1613475709857</text:p>
              </table:table-cell>
              <table:table-cell office:value-type="float" office:value="-3.34661173100555">
                <text:p>-3.346611731005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1488421481408">
                <text:p>20.1488421481408</text:p>
              </table:table-cell>
              <table:table-cell office:value-type="float" office:value="-3.19126308682071">
                <text:p>-3.191263086820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2087408831327">
                <text:p>20.2087408831327</text:p>
              </table:table-cell>
              <table:table-cell office:value-type="float" office:value="-3.04738213465205">
                <text:p>-3.047382134652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3402668437005">
                <text:p>20.3402668437005</text:p>
              </table:table-cell>
              <table:table-cell office:value-type="float" office:value="-2.88603963251712">
                <text:p>-2.886039632517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5322886513583">
                <text:p>20.5322886513583</text:p>
              </table:table-cell>
              <table:table-cell office:value-type="float" office:value="-2.68050792524569">
                <text:p>-2.680507925245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7647972328651">
                <text:p>20.7647972328651</text:p>
              </table:table-cell>
              <table:table-cell office:value-type="float" office:value="-2.40982609347427">
                <text:p>-2.409826093474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.0115621334169">
                <text:p>21.0115621334169</text:p>
              </table:table-cell>
              <table:table-cell office:value-type="float" office:value="-2.06159908584758">
                <text:p>-2.061599085847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.2436145296898">
                <text:p>21.2436145296898</text:p>
              </table:table-cell>
              <table:table-cell office:value-type="float" office:value="-1.63365899561486">
                <text:p>-1.633658995614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.4330942626874">
                <text:p>21.4330942626874</text:p>
              </table:table-cell>
              <table:table-cell office:value-type="float" office:value="-1.13436779456784">
                <text:p>-1.134367794567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.5569498541825">
                <text:p>21.5569498541825</text:p>
              </table:table-cell>
              <table:table-cell office:value-type="float" office:value="-0.58152130491015">
                <text:p>-0.581521304910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.6">
                <text:p>21.6</text:p>
              </table:table-cell>
              <table:table-cell office:value-type="float" office:value="-0.000000000000021019395733952">
                <text:p>-0.000000000000021019395733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